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F" svg:font-family=""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erif"/>
  </office:font-face-decls>
  <office:automatic-styles>
    <style:style style:name="co1" style:family="table-column">
      <style:table-column-properties fo:break-before="auto" style:column-width="9.553cm"/>
    </style:style>
    <style:style style:name="co2" style:family="table-column">
      <style:table-column-properties fo:break-before="auto" style:column-width="12.61cm"/>
    </style:style>
    <style:style style:name="co3"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1.445cm" fo:break-before="auto" style:use-optimal-row-height="true"/>
    </style:style>
    <style:style style:name="ro3" style:family="table-row">
      <style:table-row-properties style:row-height="4.77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F" fo:font-size="12pt" fo:language="pt" fo:country="BR" fo:font-style="normal" fo:text-shadow="none" style:text-underline-style="none" fo:font-weight="normal" style:text-underline-mode="continuous" style:text-overline-mode="continuous" style:text-line-through-mode="continuous" style:font-name-asian="F" style:font-size-asian="6.80000019073486pt" style:language-asian="zh" style:country-asian="CN" style:font-style-asian="normal" style:font-weight-asian="normal" style:font-name-complex="Lucida Sans1" style:font-size-complex="12pt" style:language-complex="pt" style:country-complex="BR"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F"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ext-properties fo:color="#000080" style:text-outline="false" style:text-line-through-style="none" style:text-line-through-type="none" style:font-name="F" fo:font-size="12pt" fo:language="pt" fo:country="BR" fo:font-style="normal" fo:text-shadow="none" style:text-underline-style="solid" style:text-underline-width="auto" style:text-underline-color="font-color" fo:font-weight="normal" style:text-underline-mode="continuous" style:text-overline-mode="continuous" style:text-line-through-mode="continuous" style:font-name-asian="F" style:font-size-asian="6.80000019073486pt" style:language-asian="zh" style:country-asian="CN" style:font-style-asian="normal" style:font-weight-asian="normal" style:font-name-complex="Lucida Sans1" style:font-size-complex="12pt" style:language-complex="pt" style:country-complex="BR"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name-asian="Times New Roman" style:font-size-asian="12pt" style:language-asian="zh" style:country-asian="CN" style:font-style-asian="normal" style:font-weight-asian="normal" style:font-name-complex="Times New Roman" style:font-size-complex="12pt" style:language-complex="pt" style:country-complex="BR" style:font-style-complex="normal" style:font-weight-complex="normal" style:text-emphasize="none" style:font-relief="none" style:text-overline-style="none" style:text-overline-color="font-color"/>
    </style:style>
    <style:style style:name="T1" style:family="text">
      <style:text-properties fo:color="#000080"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2"/>
        <table:table-column table:style-name="co2" table:default-cell-style-name="ce2"/>
        <table:table-row table:style-name="ro1">
          <table:table-cell table:style-name="ce1"/>
          <table:table-cell office:value-type="string" calcext:value-type="string">
            <text:p>ACUPATOLOGIA</text:p>
          </table:table-cell>
        </table:table-row>
        <table:table-row table:style-name="ro1">
          <table:table-cell office:value-type="string" calcext:value-type="string">
            <text:p>ACUPATOLOGIA</text:p>
          </table:table-cell>
          <table:table-cell/>
        </table:table-row>
        <table:table-row table:style-name="ro1">
          <table:table-cell/>
          <table:table-cell office:value-type="string" calcext:value-type="string">
            <text:p>A,B,C</text:p>
          </table:table-cell>
        </table:table-row>
        <table:table-row table:style-name="ro1">
          <table:table-cell office:value-type="string" calcext:value-type="string">
            <text:p>A,B,C</text:p>
          </table:table-cell>
          <table:table-cell office:value-type="string" calcext:value-type="string">
            <text:p>A</text:p>
          </table:table-cell>
        </table:table-row>
        <table:table-row table:style-name="ro1">
          <table:table-cell office:value-type="string" calcext:value-type="string">
            <text:p>A</text:p>
          </table:table-cell>
          <table:table-cell/>
        </table:table-row>
        <table:table-row table:style-name="ro1">
          <table:table-cell office:value-type="string" calcext:value-type="string">
            <text:p>Abdome e costas, seus orgaos e funcoes</text:p>
          </table:table-cell>
          <table:table-cell office:value-type="string" calcext:value-type="string">
            <text:p>E36, BP6, VC12, VC4, B23, CS6, VB34, VC3, VC6, E25</text:p>
          </table:table-cell>
        </table:table-row>
        <table:table-row table:style-name="ro1">
          <table:table-cell table:number-columns-repeated="2"/>
        </table:table-row>
        <table:table-row table:style-name="ro1">
          <table:table-cell office:value-type="string" calcext:value-type="string">
            <text:p>Abdome médio, area periumbilical</text:p>
          </table:table-cell>
          <table:table-cell office:value-type="string" calcext:value-type="string">
            <text:p>BP14, E36, E25, VC6, VC8, VC7, B23, B25, VB34,VC4</text:p>
          </table:table-cell>
        </table:table-row>
        <table:table-row table:style-name="ro1">
          <table:table-cell table:number-columns-repeated="2"/>
        </table:table-row>
        <table:table-row table:style-name="ro1">
          <table:table-cell office:value-type="string" calcext:value-type="string">
            <text:p>Abdome superior, epigastrio, area hipocondriaca</text:p>
          </table:table-cell>
          <table:table-cell office:value-type="string" calcext:value-type="string">
            <text:p>E36, CS6, VC12, B21, B51, VB34, B23, F13, F1, B18</text:p>
          </table:table-cell>
        </table:table-row>
        <table:table-row table:style-name="ro1">
          <table:table-cell table:number-columns-repeated="2"/>
        </table:table-row>
        <table:table-row table:style-name="ro1">
          <table:table-cell office:value-type="string" calcext:value-type="string">
            <text:p>Abdominal desordem</text:p>
          </table:table-cell>
          <table:table-cell office:value-type="string" calcext:value-type="string">
            <text:p>CS6, E36, VC1, VC8, E37, BP9, VC6, VC12, BP6,E25</text:p>
          </table:table-cell>
        </table:table-row>
        <table:table-row table:style-name="ro1">
          <table:table-cell table:number-columns-repeated="2"/>
        </table:table-row>
        <table:table-row table:style-name="ro1">
          <table:table-cell office:value-type="string" calcext:value-type="string">
            <text:p>Acne</text:p>
          </table:table-cell>
          <table:table-cell office:value-type="string" calcext:value-type="string">
            <text:p>VG14-Dazhui, VG12-Shenzu, IG11-Quchi, IG4-Hegu, B23-Shenshu .IG11, IG4, BP10, BP6, E36, B40, VG14, B13, VB20, Pontos distante da área, de canais associados com a patologia.</text:p>
          </table:table-cell>
        </table:table-row>
        <table:table-row table:style-name="ro1">
          <table:table-cell table:number-columns-repeated="2"/>
        </table:table-row>
        <table:table-row table:style-name="ro1">
          <table:table-cell office:value-type="string" calcext:value-type="string">
            <text:p>Acufeno</text:p>
          </table:table-cell>
          <table:table-cell office:value-type="string" calcext:value-type="string">
            <text:p>VM:BP4+CS6 e TA5+VB41 -Periauriculares: TA17, TA 22/23, ID19, VB 2/3 -Ponto a distancia: P7, P11. IG1, IG4, IG5, IG 6, E36, ID2/3/4/5, B23, B62, R3, CS9, TA3, TA5, TA10, VG20.</text:p>
          </table:table-cell>
        </table:table-row>
        <table:table-row table:style-name="ro1">
          <table:table-cell table:number-columns-repeated="2"/>
        </table:table-row>
        <table:table-row table:style-name="ro1">
          <table:table-cell office:value-type="string" calcext:value-type="string">
            <text:p>Adeno carcinoma da tireoide</text:p>
          </table:table-cell>
          <table:table-cell office:value-type="string" calcext:value-type="string">
            <text:p>E9-Renying, VC22-Tiantu, IG17-Tianding</text:p>
          </table:table-cell>
        </table:table-row>
        <table:table-row table:style-name="ro1">
          <table:table-cell table:number-columns-repeated="2"/>
        </table:table-row>
        <table:table-row table:style-name="ro1">
          <table:table-cell office:value-type="string" calcext:value-type="string">
            <text:p>Aderencia Intestinal</text:p>
          </table:table-cell>
          <table:table-cell office:value-type="string" calcext:value-type="string">
            <text:p>E36-Zusanli, E25-Tianshu</text:p>
          </table:table-cell>
        </table:table-row>
        <table:table-row table:style-name="ro1">
          <table:table-cell table:number-columns-repeated="2"/>
        </table:table-row>
        <table:table-row table:style-name="ro1">
          <table:table-cell office:value-type="string" calcext:value-type="string">
            <text:p>Afta</text:p>
          </table:table-cell>
          <table:table-cell office:value-type="string" calcext:value-type="string">
            <text:p>.IG4, C8, BP1,E44, VC24-Calor de Coracao e BP-Redonda localizada na lingua e bochecha .Auricula: boca,C,BP,E,Shenmen .E4-Dicang, C7-Shenmen, R7-Fuliu, R6-Zhaohai -Hiperatividade de Fogo por Def de Yin-recorrente</text:p>
          </table:table-cell>
        </table:table-row>
        <table:table-row table:style-name="ro1">
          <table:table-cell table:number-columns-repeated="2"/>
        </table:table-row>
        <table:table-row table:style-name="ro1">
          <table:table-cell office:value-type="string" calcext:value-type="string">
            <text:p>Alcoolismo</text:p>
          </table:table-cell>
          <table:table-cell office:value-type="string" calcext:value-type="string">
            <text:p>VG26-Shuigou, C8-Shaofu, R1-Yongquan, B40-Weizhong, E36-Zusanli, BP6-Sanyinjiao</text:p>
          </table:table-cell>
        </table:table-row>
        <table:table-row table:style-name="ro1">
          <table:table-cell table:number-columns-repeated="2"/>
        </table:table-row>
        <table:table-row table:style-name="ro1">
          <table:table-cell office:value-type="string" calcext:value-type="string">
            <text:p>Alzheimer</text:p>
          </table:table-cell>
          <table:table-cell office:value-type="string" calcext:value-type="string">
            <text:p>VG20, VG17, TA14, TA8,R3,TA6,VB35,VB39</text:p>
          </table:table-cell>
        </table:table-row>
        <table:table-row table:style-name="ro1">
          <table:table-cell table:number-columns-repeated="2"/>
        </table:table-row>
        <table:table-row table:style-name="ro1">
          <table:table-cell office:value-type="string" calcext:value-type="string">
            <text:p>Amenorreira</text:p>
          </table:table-cell>
          <table:table-cell office:value-type="string" calcext:value-type="string">
            <text:p>B23-Shenshu, B20-Pishu, BP6-Sanyinjiao, R3-Taixi</text:p>
          </table:table-cell>
        </table:table-row>
        <table:table-row table:style-name="ro1">
          <table:table-cell table:number-columns-repeated="2"/>
        </table:table-row>
        <table:table-row table:style-name="ro1">
          <table:table-cell office:value-type="string" calcext:value-type="string">
            <text:p>Amigdalite</text:p>
          </table:table-cell>
          <table:table-cell office:value-type="string" calcext:value-type="string">
            <text:p>1)Aguda Pontos Principais: ID17-Tianrong, P11-Shaoshang. Pontos complementares: IG4-Hegu, IG11-Quchi (se febre alta). 2)IG4-Hegu,TA1-Guanchong, Ex-Hongyin(0,5' de VC23)</text:p>
          </table:table-cell>
        </table:table-row>
        <table:table-row table:style-name="ro1">
          <table:table-cell table:number-columns-repeated="2"/>
        </table:table-row>
        <table:table-row table:style-name="ro1">
          <table:table-cell office:value-type="string" calcext:value-type="string">
            <text:p>Anemia</text:p>
          </table:table-cell>
          <table:table-cell office:value-type="string" calcext:value-type="string">
            <text:p>Geral: VG14 VC12 E36 BP6 IG11 Acrescentar: B17 B20 SE DEFICIENCIA DO CORACAO E BACO B18 B23 R3 SE DEFICIENCIA DE FIGADO E RIM B20 B23 VG4 VC6 SE DEFICIENCIA DE YANG DO BACO E RIM B17 SE EPISTAXE BP10 SE AMENORREIA C6 SE TRANSPIRACAO NOTURNA ABUNDANTE C7 SE PALPITACAO E INSONIA BP1 SE MENORRAGIA AURICULO - CORACAO,FIGADO,BACO,RIM,INTERTRAGO,APICE INF TRAGO</text:p>
          </table:table-cell>
        </table:table-row>
        <table:table-row table:style-name="ro1">
          <table:table-cell table:number-columns-repeated="2"/>
        </table:table-row>
        <table:table-row table:style-name="ro1">
          <table:table-cell office:value-type="string" calcext:value-type="string">
            <text:p>Angina Dor no Peito</text:p>
          </table:table-cell>
          <table:table-cell office:value-type="string" calcext:value-type="string">
            <text:p>CS6 B15 VC17 E PTOS CS4 SE DIFICULDADE DE CONTROLE DA ANGINA E PTOS E40 SE OBSTRUCAO POR MUCOSIDADE E PTOS B17 SE ESTASE SANGUINEA BLOQUEANDO OS COLATERAIS E PTOS B23 VC4 VC6 SE YANG DO CORACAO E RIM DEFICIENTES E AURICULO - CORACAO,SHENMEN,RIM,FIM HELIX CR INF,INTERTRAGO,CEREBR</text:p>
          </table:table-cell>
        </table:table-row>
        <table:table-row table:style-name="ro1">
          <table:table-cell table:number-columns-repeated="2"/>
        </table:table-row>
        <table:table-row table:style-name="ro1">
          <table:table-cell office:value-type="string" calcext:value-type="string">
            <text:p>Ansiedade</text:p>
          </table:table-cell>
          <table:table-cell office:value-type="string" calcext:value-type="string">
            <text:p>1)C7, C8, IG4, F3, BP6, P7, R4, R9. 2)Yintang-extra, VC17-Tanzhong, C9-Shaochang-, VG22 - Xinhui, VG24 -Shenting, VB13-Benshen,R3-Taixi. 3)VC6-Qihai, VC14-Juque, VC15-Jiuwei, VC17-Tanzhong, VG19-Houding, TA10-Tianjing, C5-Tongli, C7-Shenmen, E36-Zuzanli. Deficiencia: .Deficiencia de Sangue Coração: C7-Shenmen,CS6-Neiguan,VC15-Jiuwei,VC4-Guanyuan,B17-Geshu,B20-Pishu. .Deficiencia Yin Coração: C7-Shenmen,P6-Kongzui,VC14-Juque,VC15-Juiwei,VC4-Guanyuan, C6-Yinxi,BP6-Sanyinjiao,R7-Fuliu,R6-Zhaohai. Deficiencia do Sangue do Figado: F3,F8,BP6,E36,VC4,B17,B18,B20,B23. Deficiencia do Yin do Figado: B18, B23, BP6,R6,R3,F3,F2,F8,VC4. Deficiencia do Yin do Rim: VC4,R3,R6,R10,R9, BP6,VC1. Excesso: Fogo de Coração: C9,C8,C7,VC15,BP6,R6,IG11,VG24,ID12,CS3. Estase de Sangue no Coração: B17,BP10,BP6,CS4,CS6,C7,VC17,R25,B15,B14. Fleuma-Fogo no Coração: P5,C7,C9,P7,VC15, B15,VC12,E40,BP6,F3,F2,B20,VB13,VB15,VG24. Estagnação do Qi do Figado: VB34,F3,F13,F14,CS6,TA6,CS6 Fogo de Figado se eleva: F2,F3,IG11,VB20,VB13,VB8,Taiyang(extra). Yang do Figado sobe: F3,F8,R3,BP6,TA5,VB43,VB20,VB8,VB9,VB6,VB38,B2,Taiyang(extra). Vazio: Deficiencia Coração e Rim com Calor vazio de Coração:C7,C6,C5,B15,VC15,VB13,VG24,R3,R10,R9,VC4,CS6,BP6,Yintang-extra. Deficiencia do Yin do Coração com vazio de Calor: C7,CS6,VC14,VC15,VC4,C6,BP6,R7,R6.</text:p>
          </table:table-cell>
        </table:table-row>
        <table:table-row table:style-name="ro1">
          <table:table-cell table:number-columns-repeated="2"/>
        </table:table-row>
        <table:table-row table:style-name="ro1">
          <table:table-cell office:value-type="string" calcext:value-type="string">
            <text:p>Anurese</text:p>
          </table:table-cell>
          <table:table-cell office:value-type="string" calcext:value-type="string">
            <text:p>VC4-Guanyuan, VC6-Qihai, B36-Chengfu, BP6-Sanyinjiao</text:p>
          </table:table-cell>
        </table:table-row>
        <table:table-row table:style-name="ro1">
          <table:table-cell table:number-columns-repeated="2"/>
        </table:table-row>
        <table:table-row table:style-name="ro1">
          <table:table-cell office:value-type="string" calcext:value-type="string">
            <text:p>Anuria pos <text:s/>parto</text:p>
          </table:table-cell>
          <table:table-cell office:value-type="string" calcext:value-type="string">
            <text:p>E36-Zusanli, BP6-Sanyinjiao, VC6-Qihai, VC3-Zhongji, B23-Shenshu</text:p>
          </table:table-cell>
        </table:table-row>
        <table:table-row table:style-name="ro1">
          <table:table-cell table:number-columns-repeated="2"/>
        </table:table-row>
        <table:table-row table:style-name="ro1">
          <table:table-cell office:value-type="string" calcext:value-type="string">
            <text:p>Anus , tenesmo prolapso</text:p>
          </table:table-cell>
          <table:table-cell office:value-type="string" calcext:value-type="string">
            <text:p>VG1, B57,VG20,B32,BP6,B25,B31,B33,B30, B34</text:p>
          </table:table-cell>
        </table:table-row>
        <table:table-row table:style-name="ro1">
          <table:table-cell table:number-columns-repeated="2"/>
        </table:table-row>
        <table:table-row table:style-name="ro1">
          <table:table-cell office:value-type="string" calcext:value-type="string">
            <text:p>Apendicite</text:p>
          </table:table-cell>
          <table:table-cell office:value-type="string" calcext:value-type="string">
            <text:p>E37-Shangjuxu, Lanweixue(EX-19-ponto de dor entre E36 e E37), E36-Zusanli (lado direito)</text:p>
          </table:table-cell>
        </table:table-row>
        <table:table-row table:style-name="ro1">
          <table:table-cell table:number-columns-repeated="2"/>
        </table:table-row>
        <table:table-row table:style-name="ro1">
          <table:table-cell office:value-type="string" calcext:value-type="string">
            <text:p>Apoplexia, AVC</text:p>
          </table:table-cell>
          <table:table-cell office:value-type="string" calcext:value-type="string">
            <text:p>Agressão do Vento aos Canais de Energia e colaterais: a)Hemiplegia MMSS: IG15, IG11, TA5,IG4. Hemiplegia MMII: VB30, Vb34, E36, E41, B60. b) Desvio das comissuras labiais e do olho: E4, E6, IG4, E44, F3 (do lado afetado no agudo e bilateral no crônico). Secundarios:VG26,VB14 e E7(de acordo com local afetado). Ataque de Vento nos Órgãos internos: a) Sindrome de tensão: VG26, os doze pontos Ting(poço), F3, E40, CS8. Se trismo: E6, IG4; dificuldade de falr: VG15,VC23,C5, TA1. b) Sindrome de Prostração: VC4, VC8 (Moxa a moxa indireta com sal.</text:p>
          </table:table-cell>
        </table:table-row>
        <table:table-row table:style-name="ro1">
          <table:table-cell table:number-columns-repeated="2"/>
        </table:table-row>
        <table:table-row table:style-name="ro1">
          <table:table-cell office:value-type="string" calcext:value-type="string">
            <text:p>Arritmia</text:p>
          </table:table-cell>
          <table:table-cell office:value-type="string" calcext:value-type="string">
            <text:p>.CS6-Neiguan, C5-Tongli, C8-Shaofu .CS6-Neiguan, C5-Tongli, CS4-Ximen, ID7-ZhiZheng, VB20-Fengchi</text:p>
          </table:table-cell>
        </table:table-row>
        <table:table-row table:style-name="ro1" table:number-rows-repeated="2">
          <table:table-cell table:number-columns-repeated="2"/>
        </table:table-row>
        <table:table-row table:style-name="ro1">
          <table:table-cell office:value-type="string" calcext:value-type="string">
            <text:p>Arterias, veias, arteriosclerose, Isquemia</text:p>
          </table:table-cell>
          <table:table-cell office:value-type="string" calcext:value-type="string">
            <text:p>E36,VB20,B10,VC6,BP6,VG20,VB21,F3,VG14,Pontos locais</text:p>
          </table:table-cell>
        </table:table-row>
        <table:table-row table:style-name="ro1">
          <table:table-cell table:number-columns-repeated="2"/>
        </table:table-row>
        <table:table-row table:style-name="ro1">
          <table:table-cell office:value-type="string" calcext:value-type="string">
            <text:p>Articulaçao dor</text:p>
          </table:table-cell>
          <table:table-cell office:value-type="string" calcext:value-type="string">
            <text:p>Pescoco: VB20/S, VB21/S, ID13/S, B11/S. Ombros: IG11/S, IG16/S, ID11/S, ID13/S, TA14/S, TA15/S, VB21/S. Mandibula: E7/S, E6/S, IG4/S, TA5/S.</text:p>
          </table:table-cell>
        </table:table-row>
        <table:table-row table:style-name="ro1">
          <table:table-cell table:number-columns-repeated="2"/>
        </table:table-row>
        <table:table-row table:style-name="ro1">
          <table:table-cell office:value-type="string" calcext:value-type="string">
            <text:p>Artrite Reumatica</text:p>
          </table:table-cell>
          <table:table-cell office:value-type="string" calcext:value-type="string">
            <text:p>B23-Shenshu, B15-Xinshu,</text:p>
          </table:table-cell>
        </table:table-row>
        <table:table-row table:style-name="ro1">
          <table:table-cell table:number-columns-repeated="2"/>
        </table:table-row>
        <table:table-row table:style-name="ro1">
          <table:table-cell office:value-type="string" calcext:value-type="string">
            <text:p>Artrite Reumatica - cintura</text:p>
          </table:table-cell>
          <table:table-cell office:value-type="string" calcext:value-type="string">
            <text:p>B23-Shenshu, B15-Xinshu, VG4-Mingmen, Ex-Yaoyan, B60-Kunlun</text:p>
          </table:table-cell>
        </table:table-row>
        <table:table-row table:style-name="ro1">
          <table:table-cell table:number-columns-repeated="2"/>
        </table:table-row>
        <table:table-row table:style-name="ro1">
          <table:table-cell office:value-type="string" calcext:value-type="string">
            <text:p>Artrite Reumatica – Costas</text:p>
          </table:table-cell>
          <table:table-cell office:value-type="string" calcext:value-type="string">
            <text:p>B23-Shenshu, B15-Xinshu, VG9-Zhiyang, VG6-Jizhong, B40-Weizhong </text:p>
          </table:table-cell>
        </table:table-row>
        <table:table-row table:style-name="ro1">
          <table:table-cell table:number-columns-repeated="2"/>
        </table:table-row>
        <table:table-row table:style-name="ro1">
          <table:table-cell office:value-type="string" calcext:value-type="string">
            <text:p>Artrite reumatica cotovelo</text:p>
          </table:table-cell>
          <table:table-cell office:value-type="string" calcext:value-type="string">
            <text:p>IG11-Quchi, P5-Chize, IG10-Shousanli</text:p>
          </table:table-cell>
        </table:table-row>
        <table:table-row table:style-name="ro1">
          <table:table-cell table:number-columns-repeated="2"/>
        </table:table-row>
        <table:table-row table:style-name="ro1">
          <table:table-cell office:value-type="string" calcext:value-type="string">
            <text:p>Artrite Reumatica calcanhar</text:p>
          </table:table-cell>
          <table:table-cell office:value-type="string" calcext:value-type="string">
            <text:p>CS7-Daling, E36-Zusanli, R2-Rangu</text:p>
          </table:table-cell>
        </table:table-row>
        <table:table-row table:style-name="ro1">
          <table:table-cell table:number-columns-repeated="2"/>
        </table:table-row>
        <table:table-row table:style-name="ro1">
          <table:table-cell office:value-type="string" calcext:value-type="string">
            <text:p>Artrite reumatica Calcanhar</text:p>
          </table:table-cell>
          <table:table-cell office:value-type="string" calcext:value-type="string">
            <text:p>Ex-Neixiyan(olho do joelho-lat ao ligamento patelar), Ex-Waixiyan(=E35), BP10-Xuehai, E34-Liangqiu, B40-Weizhong, Ex27-Heding, VB34-Yanglingquan, E36-Zuzanli</text:p>
          </table:table-cell>
        </table:table-row>
        <table:table-row table:style-name="ro1">
          <table:table-cell table:number-columns-repeated="2"/>
        </table:table-row>
        <table:table-row table:style-name="ro1">
          <table:table-cell office:value-type="string" calcext:value-type="string">
            <text:p>Artrite Reumatica Ombro</text:p>
          </table:table-cell>
          <table:table-cell office:value-type="string" calcext:value-type="string">
            <text:p>IG15-Jianyu, Ex-Jianliao(ponto medio entre a extremidade da prega axilar posterior o o ponto Jianyu-IG15)</text:p>
          </table:table-cell>
        </table:table-row>
        <table:table-row table:style-name="ro1">
          <table:table-cell table:number-columns-repeated="2"/>
        </table:table-row>
        <table:table-row table:style-name="ro1">
          <table:table-cell office:value-type="string" calcext:value-type="string">
            <text:p>Artrite Reumatica Pescoco</text:p>
          </table:table-cell>
          <table:table-cell office:value-type="string" calcext:value-type="string">
            <text:p>B23-Shenshu, B15-Xinshu, VB20-Fengchi, VG14- Dazhui, VG12-Shenzhu, Jingjiaji(ambos os lados das vertebras cervicais)</text:p>
          </table:table-cell>
        </table:table-row>
        <table:table-row table:style-name="ro1">
          <table:table-cell table:number-columns-repeated="2"/>
        </table:table-row>
        <table:table-row table:style-name="ro1">
          <table:table-cell office:value-type="string" calcext:value-type="string">
            <text:p>Artrite Reunatica Pulso</text:p>
          </table:table-cell>
          <table:table-cell office:value-type="string" calcext:value-type="string">
            <text:p>IG5-Yangxi, TA4-Yangchi, ID4-Wangu, P9-Taiyuan</text:p>
          </table:table-cell>
        </table:table-row>
        <table:table-row table:style-name="ro1">
          <table:table-cell table:number-columns-repeated="2"/>
        </table:table-row>
        <table:table-row table:style-name="ro1">
          <table:table-cell office:value-type="string" calcext:value-type="string">
            <text:p>Artrite Reumatica Sacrum</text:p>
          </table:table-cell>
          <table:table-cell office:value-type="string" calcext:value-type="string">
            <text:p>B23-Shenshu, B15-Xinshu, BP13-Fushe, B27-Xiaochangshu, B54-Zhibian</text:p>
          </table:table-cell>
        </table:table-row>
        <table:table-row table:style-name="ro1">
          <table:table-cell table:number-columns-repeated="2"/>
        </table:table-row>
        <table:table-row table:style-name="ro1">
          <table:table-cell office:value-type="string" calcext:value-type="string">
            <text:p>Artrite Reumatica Tornozelo</text:p>
          </table:table-cell>
          <table:table-cell office:value-type="string" calcext:value-type="string">
            <text:p>B60-Kunlun, R3-Taixi, E41-Jiexi, VB40-Qiuxu</text:p>
          </table:table-cell>
        </table:table-row>
        <table:table-row table:style-name="ro1">
          <table:table-cell table:number-columns-repeated="2"/>
        </table:table-row>
        <table:table-row table:style-name="ro1">
          <table:table-cell office:value-type="string" calcext:value-type="string">
            <text:p>Artrite Reumatoide</text:p>
          </table:table-cell>
          <table:table-cell office:value-type="string" calcext:value-type="string">
            <text:p>B23-Shenshu, Yaojiaji (0,5 das vertebras lombar),pontos locais</text:p>
          </table:table-cell>
        </table:table-row>
        <table:table-row table:style-name="ro1">
          <table:table-cell table:number-columns-repeated="2"/>
        </table:table-row>
        <table:table-row table:style-name="ro1">
          <table:table-cell office:value-type="string" calcext:value-type="string">
            <text:p>Ascaridas Biliar</text:p>
          </table:table-cell>
          <table:table-cell office:value-type="string" calcext:value-type="string">
            <text:p>IG20-Yingxiang,Dannangdian(EX-18-1 cun abaixo de VB34)</text:p>
          </table:table-cell>
        </table:table-row>
        <table:table-row table:style-name="ro1">
          <table:table-cell table:number-columns-repeated="2"/>
        </table:table-row>
        <table:table-row table:style-name="ro1">
          <table:table-cell office:value-type="string" calcext:value-type="string">
            <text:p>Ascite, retencao de liquidos, edema</text:p>
          </table:table-cell>
          <table:table-cell office:value-type="string" calcext:value-type="string">
            <text:p>BP9,VC9,R7,B23,E36,B20,E25,BP6,VC5,VC8</text:p>
          </table:table-cell>
        </table:table-row>
        <table:table-row table:style-name="ro1">
          <table:table-cell table:number-columns-repeated="2"/>
        </table:table-row>
        <table:table-row table:style-name="ro1">
          <table:table-cell office:value-type="string" calcext:value-type="string">
            <text:p>Asma</text:p>
          </table:table-cell>
          <table:table-cell office:value-type="string" calcext:value-type="string">
            <text:p>1- VC17-Shanzhong, P7-Lieque, B13-Feishu, P5-Chize - Tipo Shi-tosse catarro claro e aquoso, temor ao frio ou catarro amarelo e pegajoso, febre por Calor, associar: B12-Fengmen se Vento Frio E40-Fenglong se Umidade Calor VC22-Tiantu Ex-Dingchuan se Dispneia grave ou P9-Taiyuan, R3-Taixi, B13-Feishu, B43-Gaohuanshu, E36-Zusanli - Tipo Xu - Falta de ar, dispneia ao esforco Auricula: Asma, Shenmen, supra renal, Pulmao, subcortex, simpatico, occipcio 2- Pontos Principais: Ex-Dingchuan, V22- -Tiantu, VC21-Xuanji, VC17-Shanzhong Pontos Complementares: E40-Fenglong(se Fleuma), VG14 -Dazhui e IG4-Hegu(se infecção respiratoria), VC4-Guanyuan e E36-Zusanli (se dispneia de longa duração). 3- B13, VG14, VC22. IG4, P5, P7, VC17, E40, B12, CS6 4- B13, VC22, VC17, VG14, P5, B12, CS6, IG4, P7, E36</text:p>
          </table:table-cell>
        </table:table-row>
        <table:table-row table:style-name="ro1">
          <table:table-cell table:number-columns-repeated="2"/>
        </table:table-row>
        <table:table-row table:style-name="ro1">
          <table:table-cell office:value-type="string" calcext:value-type="string">
            <text:p>Asma Bronquica</text:p>
          </table:table-cell>
          <table:table-cell office:value-type="string" calcext:value-type="string">
            <text:p>1-VG14-Dazhui, VG12-Shenzu, Ex-Dingchuan, P6-Kongzui,P7-Lieque,E36-Zusanli 2-Dingchuan(Ex), B13-Feishu, E40-Fenglong, P5-Chize</text:p>
          </table:table-cell>
        </table:table-row>
        <table:table-row table:style-name="ro1">
          <table:table-cell office:value-type="string" calcext:value-type="string">
            <text:p>1-VG14-Dazhui, VG12-Shenzu, Ex-Dingchuan, P6-Kongzui,P7-Lieque,E36-Zusanli 2-Dingchuan(Ex), B13-Feishu, E40-Fenglong, P5-Chize</text:p>
          </table:table-cell>
          <table:table-cell/>
        </table:table-row>
        <table:table-row table:style-name="ro1">
          <table:table-cell table:number-columns-repeated="2"/>
        </table:table-row>
        <table:table-row table:style-name="ro1">
          <table:table-cell office:value-type="string" calcext:value-type="string">
            <text:p>Asma Bronquica com dispneia e distensao abdominal</text:p>
          </table:table-cell>
          <table:table-cell office:value-type="string" calcext:value-type="string">
            <text:p>VG14-Dazhui, VG12-Shenzu, Dingchan, P6-Kongzui,P7-Lieque,E36-Zusanli, BP9-Yinlingquan</text:p>
          </table:table-cell>
        </table:table-row>
        <table:table-row table:style-name="ro1">
          <table:table-cell table:number-columns-repeated="2"/>
        </table:table-row>
        <table:table-row table:style-name="ro1">
          <table:table-cell office:value-type="string" calcext:value-type="string">
            <text:p>Asma Bronquica com dispneia e vomito</text:p>
          </table:table-cell>
          <table:table-cell office:value-type="string" calcext:value-type="string">
            <text:p>VG14-Dazhui, VG12-Shenzu, Dingchan, P6-Kongzui,P7-Lieque,E36-Zusanli, BP1-Yinbai </text:p>
          </table:table-cell>
        </table:table-row>
        <table:table-row table:style-name="ro1">
          <table:table-cell table:number-columns-repeated="2"/>
        </table:table-row>
        <table:table-row table:style-name="ro1">
          <table:table-cell office:value-type="string" calcext:value-type="string">
            <text:p>ATM Articulacao tempero mandibular</text:p>
          </table:table-cell>
          <table:table-cell office:value-type="string" calcext:value-type="string">
            <text:p>1) PTOS PRINCIPAIS E7 E6 VB3 TA21 IG4 E PTOS ASHI SE LESAO TRAUMATICA E PTOS VB20 TAIYANG-EXTRA SE CEFALEIA E PTOS ID8 SE OSCILACAO DE SOM ABRIR BOCA POR LIGAMENTO FROUXO,MOXA 2) IG4,E7,E6,VB2,E5,ID19,TA17,F3,VG26,TA21</text:p>
          </table:table-cell>
        </table:table-row>
        <table:table-row table:style-name="ro1">
          <table:table-cell table:number-columns-repeated="2"/>
        </table:table-row>
        <table:table-row table:style-name="ro1">
          <table:table-cell office:value-type="string" calcext:value-type="string">
            <text:p>Aumentar LACTACAO</text:p>
          </table:table-cell>
          <table:table-cell office:value-type="string" calcext:value-type="string">
            <text:p>VC17-Tanzhong, E18-Rugen, ID1-Shaoze, CS6-Neiguan</text:p>
          </table:table-cell>
        </table:table-row>
        <table:table-row table:style-name="ro1">
          <table:table-cell table:number-columns-repeated="2"/>
        </table:table-row>
        <table:table-row table:style-name="ro1">
          <table:table-cell office:value-type="string" calcext:value-type="string">
            <text:p>B</text:p>
          </table:table-cell>
          <table:table-cell/>
        </table:table-row>
        <table:table-row table:style-name="ro1">
          <table:table-cell office:value-type="string" calcext:value-type="string">
            <text:p>Baço</text:p>
          </table:table-cell>
          <table:table-cell office:value-type="string" calcext:value-type="string">
            <text:p>B20,E36,F13,B51,BP6,VC12,CS6,F3,B22,EX-Pigen(3.5' lat a L1-L2 espaço, 2' lat a B22, ou 0.5' lat a B51)</text:p>
          </table:table-cell>
        </table:table-row>
        <table:table-row table:style-name="ro1">
          <table:table-cell office:value-type="string" calcext:value-type="string">
            <text:p>B20,E36,F13,B51,BP6,VC12,CS6,F3,B22,EX-Pigen(3.5' lat a L1-L2 espaço, 2' lat a B22, ou 0.5' lat a B51)</text:p>
          </table:table-cell>
          <table:table-cell/>
        </table:table-row>
        <table:table-row table:style-name="ro1">
          <table:table-cell table:number-columns-repeated="2"/>
        </table:table-row>
        <table:table-row table:style-name="ro1">
          <table:table-cell office:value-type="string" calcext:value-type="string">
            <text:p>Bronquios, Pulmoes, Pneumonia, Asma</text:p>
          </table:table-cell>
          <table:table-cell office:value-type="string" calcext:value-type="string">
            <text:p>B13,VC22,VC17,VG14,P5,B12,CS6,IG4,P7,E36</text:p>
          </table:table-cell>
        </table:table-row>
        <table:table-row table:style-name="ro1">
          <table:table-cell table:number-columns-repeated="2"/>
        </table:table-row>
        <table:table-row table:style-name="ro1">
          <table:table-cell office:value-type="string" calcext:value-type="string">
            <text:p>Bronquite</text:p>
          </table:table-cell>
          <table:table-cell office:value-type="string" calcext:value-type="string">
            <text:p>VC22-Tiantu, VC17-Shanzong, P5-Chize, P6-Kongzui, B13-Feishu</text:p>
          </table:table-cell>
        </table:table-row>
        <table:table-row table:style-name="ro1">
          <table:table-cell table:number-columns-repeated="2"/>
        </table:table-row>
        <table:table-row table:style-name="ro1">
          <table:table-cell office:value-type="string" calcext:value-type="string">
            <text:p>Bronquite Aguda</text:p>
          </table:table-cell>
          <table:table-cell office:value-type="string" calcext:value-type="string">
            <text:p>P5-Chize, eIg4-Hegu, Ex-Dingchuan, P7-Liequ</text:p>
          </table:table-cell>
        </table:table-row>
        <table:table-row table:style-name="ro1">
          <table:table-cell table:number-columns-repeated="2"/>
        </table:table-row>
        <table:table-row table:style-name="ro1">
          <table:table-cell office:value-type="string" calcext:value-type="string">
            <text:p>Bronquite com expectoracao</text:p>
          </table:table-cell>
          <table:table-cell office:value-type="string" calcext:value-type="string">
            <text:p>VC22-Tiantu, VC17-Shanzong, P5-Chize, P6-Kongzui, B13-Feishu, E40-Fenglong</text:p>
          </table:table-cell>
        </table:table-row>
        <table:table-row table:style-name="ro1">
          <table:table-cell table:number-columns-repeated="2"/>
        </table:table-row>
        <table:table-row table:style-name="ro1">
          <table:table-cell office:value-type="string" calcext:value-type="string">
            <text:p>Bronquite com tosse</text:p>
          </table:table-cell>
          <table:table-cell office:value-type="string" calcext:value-type="string">
            <text:p>VC22-Tiantu, VC17-Shanzong, P5-Chize, P6-Kongzui, B13-Feishu</text:p>
          </table:table-cell>
        </table:table-row>
        <table:table-row table:style-name="ro1">
          <table:table-cell/>
          <table:table-cell office:value-type="string" calcext:value-type="string">
            <text:p>Bronquite com tosse e expectoracao</text:p>
          </table:table-cell>
        </table:table-row>
        <table:table-row table:style-name="ro1">
          <table:table-cell office:value-type="string" calcext:value-type="string">
            <text:p>Bronquite com tosse e expectoracao</text:p>
          </table:table-cell>
          <table:table-cell office:value-type="string" calcext:value-type="string">
            <text:p>VC22-Tiantu, VC17-Shanzong, P5-Chize, P6-Kongzui, B13-Feishu, P9-Taiyuan</text:p>
          </table:table-cell>
        </table:table-row>
        <table:table-row table:style-name="ro1">
          <table:table-cell office:value-type="string" calcext:value-type="string">
            <text:p>Bronquite cronica</text:p>
          </table:table-cell>
          <table:table-cell office:value-type="string" calcext:value-type="string">
            <text:p>B13-Chize, Ex-Dingchuan, P9-Taiyuan, E36-Suzanli</text:p>
          </table:table-cell>
        </table:table-row>
        <table:table-row table:style-name="ro1">
          <table:table-cell/>
          <table:table-cell office:value-type="string" calcext:value-type="string">
            <text:p>C</text:p>
          </table:table-cell>
        </table:table-row>
        <table:table-row table:style-name="ro1">
          <table:table-cell office:value-type="string" calcext:value-type="string">
            <text:p>C</text:p>
          </table:table-cell>
          <table:table-cell/>
        </table:table-row>
        <table:table-row table:style-name="ro1">
          <table:table-cell office:value-type="string" calcext:value-type="string">
            <text:p>Calculo renal</text:p>
          </table:table-cell>
          <table:table-cell office:value-type="string" calcext:value-type="string">
            <text:p>B23-Shengshu, BP9-Yinlingquan, BP6-Sanyinjiao</text:p>
          </table:table-cell>
        </table:table-row>
        <table:table-row table:style-name="ro1">
          <table:table-cell table:number-columns-repeated="2"/>
        </table:table-row>
        <table:table-row table:style-name="ro1">
          <table:table-cell office:value-type="string" calcext:value-type="string">
            <text:p>Calculo Urinario, Litiase</text:p>
          </table:table-cell>
          <table:table-cell office:value-type="string" calcext:value-type="string">
            <text:p>B23-Shenshu, B28-Pangguangshu, BP9-Yinlinquan, BP6-Sanyinjiao, B39-Weiyang E PTOS VB25. E25 SE TRATO URINARIO SUPERIOR E PTOS VC3, E28 SE TRATO URINARIO INFERIOR E PTOS BP10 SE HEMATURIA E PTOS CS6, VC12 SE NAUSEAS E VOMITOS E PTOS E25 ,TA6 SE OBSTIPACAO E PTOS VC4 ,VG4 SE DEF YANG RIM,USAR MOXA AURICULO - FIM HELIX CR INF,SHENMEN,APICE INF TRA,RIM,URETER,BEXIGA .B23-Shenshu, VC3-Zhongji, VC6-Qihai</text:p>
          </table:table-cell>
        </table:table-row>
        <table:table-row table:style-name="ro1">
          <table:table-cell table:number-columns-repeated="2"/>
        </table:table-row>
        <table:table-row table:style-name="ro1">
          <table:table-cell office:value-type="string" calcext:value-type="string">
            <text:p>Catarata</text:p>
          </table:table-cell>
          <table:table-cell office:value-type="string" calcext:value-type="string">
            <text:p>B18-Ganshu, VB37-Guangming, TA23-Sizhukong</text:p>
          </table:table-cell>
        </table:table-row>
        <table:table-row table:style-name="ro1">
          <table:table-cell table:number-columns-repeated="2"/>
        </table:table-row>
        <table:table-row table:style-name="ro1">
          <table:table-cell office:value-type="string" calcext:value-type="string">
            <text:p>Caxumba</text:p>
          </table:table-cell>
          <table:table-cell office:value-type="string" calcext:value-type="string">
            <text:p>ID17-Tianrong, TA17-Yifeng, IG11-Hegu, P7-Lieque</text:p>
          </table:table-cell>
        </table:table-row>
        <table:table-row table:style-name="ro1">
          <table:table-cell table:number-columns-repeated="2"/>
        </table:table-row>
        <table:table-row table:style-name="ro1">
          <table:table-cell office:value-type="string" calcext:value-type="string">
            <text:p>Cervicalgia</text:p>
          </table:table-cell>
          <table:table-cell office:value-type="string" calcext:value-type="string">
            <text:p>VB20, B10, B11, ID3, VG14, CS6, TA5, IG4. .Se dor aguda: ID3 (occiptal e posterior pescoço), TA5 (se lateral), VB39 (dois lados do pescoço), B10 (occiptal e bilateral), VB20 (base indo para cima ombros), VG16 (se Vento), VB21 (se tensão ombros); .Se dor crônica: B60 (Yang Maior), TA5 (um lado), TA8 (envolve 3 ou mais meridianos), CS6 (tensão nervosa), R4(deficiencia Rim), E40. Pontos ID9,ID10, ID11, ID12, ID13, ID14, ID15, e TA15, se sensiveis.</text:p>
          </table:table-cell>
        </table:table-row>
        <table:table-row table:style-name="ro1">
          <table:table-cell table:number-columns-repeated="2"/>
        </table:table-row>
        <table:table-row table:style-name="ro1">
          <table:table-cell office:value-type="string" calcext:value-type="string">
            <text:p>Ciatica</text:p>
          </table:table-cell>
          <table:table-cell office:value-type="string" calcext:value-type="string">
            <text:p>Pontos Principais: B23-Shenshu, B30-Baihuanshu, VB30-Huantiao, B36-Chengfu, B37-Yinmen, B40-Weizhong, VB34-Yanglingquan. Pontos complementares: B31-Shangliao, B32-Ciliao, B54-Zhibian, B57-Chengshan, VB39-Xuanzhong, B60-Kunlun, VB41-Zulinqi, HuatoJiaji da L2 a L5 - vertebras lombares, pontos de dor, Extra-ciatica ponto(ao lado de B40-Weizhong). Auriculo - Isquio, Adrenal, Nádegas, Shenmen, Vértebras lombares, Sacro.</text:p>
          </table:table-cell>
        </table:table-row>
        <table:table-row table:style-name="ro1">
          <table:table-cell table:number-columns-repeated="2"/>
        </table:table-row>
        <table:table-row table:style-name="ro1">
          <table:table-cell office:value-type="string" calcext:value-type="string">
            <text:p>Circulacao, Pressao arterial</text:p>
          </table:table-cell>
          <table:table-cell office:value-type="string" calcext:value-type="string">
            <text:p>IG11,E36,F3,VB20,E9,CS6,BP6,R1,VC12,C7</text:p>
          </table:table-cell>
        </table:table-row>
        <table:table-row table:style-name="ro1">
          <table:table-cell table:number-columns-repeated="2"/>
        </table:table-row>
        <table:table-row table:style-name="ro1">
          <table:table-cell office:value-type="string" calcext:value-type="string">
            <text:p>Cistite</text:p>
          </table:table-cell>
          <table:table-cell office:value-type="string" calcext:value-type="string">
            <text:p>VC3/S, F3/S, BP6/T, BP9/H.</text:p>
          </table:table-cell>
        </table:table-row>
        <table:table-row table:style-name="ro1">
          <table:table-cell table:number-columns-repeated="2"/>
        </table:table-row>
        <table:table-row table:style-name="ro1">
          <table:table-cell office:value-type="string" calcext:value-type="string">
            <text:p>Cisto tireoidal</text:p>
          </table:table-cell>
          <table:table-cell office:value-type="string" calcext:value-type="string">
            <text:p>Jingjiaji (0,5 cun da vertebra cervical)</text:p>
          </table:table-cell>
        </table:table-row>
        <table:table-row table:style-name="ro1">
          <table:table-cell table:number-columns-repeated="2"/>
        </table:table-row>
        <table:table-row table:style-name="ro1">
          <table:table-cell office:value-type="string" calcext:value-type="string">
            <text:p>Colecistite</text:p>
          </table:table-cell>
          <table:table-cell office:value-type="string" calcext:value-type="string">
            <text:p>B19-Danshu, E36-Zusanli, Dannangdian(EX-18-1 cun abaixo de VB34) </text:p>
          </table:table-cell>
        </table:table-row>
        <table:table-row table:style-name="ro1">
          <table:table-cell table:number-columns-repeated="2"/>
        </table:table-row>
        <table:table-row table:style-name="ro1">
          <table:table-cell office:value-type="string" calcext:value-type="string">
            <text:p>Colelitiase calculo biliar</text:p>
          </table:table-cell>
          <table:table-cell office:value-type="string" calcext:value-type="string">
            <text:p>VB24-Riyue, F14-Qimen, VB40-Qiuxu, F3-Taichong</text:p>
          </table:table-cell>
        </table:table-row>
        <table:table-row table:style-name="ro1">
          <table:table-cell office:value-type="string" calcext:value-type="string">
            <text:p>VB24-Riyue, F14-Qimen, VB40-Qiuxu, F3-Taichong</text:p>
          </table:table-cell>
          <table:table-cell/>
        </table:table-row>
        <table:table-row table:style-name="ro1">
          <table:table-cell table:number-columns-repeated="2"/>
        </table:table-row>
        <table:table-row table:style-name="ro1">
          <table:table-cell office:value-type="string" calcext:value-type="string">
            <text:p>Colesterol alto</text:p>
          </table:table-cell>
          <table:table-cell office:value-type="string" calcext:value-type="string">
            <text:p>IG11 (Quchi), VC12 (Zhongwan) e E40 (Fenglong) (com eletroterapia)</text:p>
          </table:table-cell>
        </table:table-row>
        <table:table-row table:style-name="ro1">
          <table:table-cell table:number-columns-repeated="2"/>
        </table:table-row>
        <table:table-row table:style-name="ro1">
          <table:table-cell office:value-type="string" calcext:value-type="string">
            <text:p>Colica Alergica</text:p>
          </table:table-cell>
          <table:table-cell office:value-type="string" calcext:value-type="string">
            <text:p>BP15-Daheng, E29-Guilai, E25-Tianshu, E36-Zusanli, VG14-Dazhui, IG11-Quchi</text:p>
          </table:table-cell>
        </table:table-row>
        <table:table-row table:style-name="ro1">
          <table:table-cell table:number-columns-repeated="2"/>
        </table:table-row>
        <table:table-row table:style-name="ro1">
          <table:table-cell office:value-type="string" calcext:value-type="string">
            <text:p>Colica menstrual</text:p>
          </table:table-cell>
          <table:table-cell office:value-type="string" calcext:value-type="string">
            <text:p>VC6-Qihai, VC4-Guanyuan, BP6-Sanyinjiao, BP8-Diji</text:p>
          </table:table-cell>
        </table:table-row>
        <table:table-row table:style-name="ro1">
          <table:table-cell table:number-columns-repeated="2"/>
        </table:table-row>
        <table:table-row table:style-name="ro1">
          <table:table-cell office:value-type="string" calcext:value-type="string">
            <text:p>Colica Renal</text:p>
          </table:table-cell>
          <table:table-cell office:value-type="string" calcext:value-type="string">
            <text:p>E36-Zusanli, BP6-Sanyinjiao, B23-Shengshu</text:p>
          </table:table-cell>
        </table:table-row>
        <table:table-row table:style-name="ro1">
          <table:table-cell table:number-columns-repeated="2"/>
        </table:table-row>
        <table:table-row table:style-name="ro1">
          <table:table-cell office:value-type="string" calcext:value-type="string">
            <text:p>Colite</text:p>
          </table:table-cell>
          <table:table-cell office:value-type="string" calcext:value-type="string">
            <text:p>.ID3, F13, IG4, E21, E25, VC13, VC15. Se piora com frio: BP4; Trauma psíquico: VG19; menstruação: R8. Se Colite ulcerativa aguda com perda de sangue, para sangramento com: B44, BP4, BP5, CS6</text:p>
          </table:table-cell>
        </table:table-row>
        <table:table-row table:style-name="ro1">
          <table:table-cell table:number-columns-repeated="2"/>
        </table:table-row>
        <table:table-row table:style-name="ro1">
          <table:table-cell office:value-type="string" calcext:value-type="string">
            <text:p>Constipacao, prisao de ventre</text:p>
          </table:table-cell>
          <table:table-cell office:value-type="string" calcext:value-type="string">
            <text:p>IG20-Yingxiang,R6- Zhaohai, B57-Chengshan</text:p>
          </table:table-cell>
        </table:table-row>
        <table:table-row table:style-name="ro1">
          <table:table-cell table:number-columns-repeated="2"/>
        </table:table-row>
        <table:table-row table:style-name="ro1">
          <table:table-cell office:value-type="string" calcext:value-type="string">
            <text:p>Convulsao, epilepsia,tetano</text:p>
          </table:table-cell>
          <table:table-cell office:value-type="string" calcext:value-type="string">
            <text:p>VG14-Dazhui, E36-Zusanli, IG4-Hegu,VG26-,R1-,VG20-Bahui,F3-Taichong,IG11-Quchi,VB20-Fengchi, CS6-Neiguan</text:p>
          </table:table-cell>
        </table:table-row>
        <table:table-row table:style-name="ro1">
          <table:table-cell table:number-columns-repeated="2"/>
        </table:table-row>
        <table:table-row table:style-name="ro1">
          <table:table-cell office:value-type="string" calcext:value-type="string">
            <text:p>Convulsao infantil</text:p>
          </table:table-cell>
          <table:table-cell office:value-type="string" calcext:value-type="string">
            <text:p>VG26-Renzhong, Ex-Yintang (entre as sobrancelhas), IG1-Shangyang, P11-Shaoshang, R1-Yongquan.</text:p>
          </table:table-cell>
        </table:table-row>
        <table:table-row table:style-name="ro1">
          <table:table-cell table:number-columns-repeated="2"/>
        </table:table-row>
        <table:table-row table:style-name="ro1">
          <table:table-cell office:value-type="string" calcext:value-type="string">
            <text:p>Coracao, pericardio</text:p>
          </table:table-cell>
          <table:table-cell office:value-type="string" calcext:value-type="string">
            <text:p>CS6, C7, B15,C5, CS5, E36, B14, CS7,CS4,VC17</text:p>
          </table:table-cell>
        </table:table-row>
        <table:table-row table:style-name="ro1">
          <table:table-cell office:value-type="string" calcext:value-type="string">
            <text:p>CS6, C7, B15,C5, CS5, E36, B14, CS7,CS4,VC17</text:p>
          </table:table-cell>
          <table:table-cell/>
        </table:table-row>
        <table:table-row table:style-name="ro1">
          <table:table-cell table:number-columns-repeated="2"/>
        </table:table-row>
        <table:table-row table:style-name="ro1">
          <table:table-cell office:value-type="string" calcext:value-type="string">
            <text:p>Costela, peito, torax, esterno</text:p>
          </table:table-cell>
          <table:table-cell office:value-type="string" calcext:value-type="string">
            <text:p>VB34, CS6, TA6, B18, VC17, B17, F13, B14, F14,B15</text:p>
          </table:table-cell>
        </table:table-row>
        <table:table-row table:style-name="ro1">
          <table:table-cell table:number-columns-repeated="2"/>
        </table:table-row>
        <table:table-row table:style-name="ro1">
          <table:table-cell office:value-type="string" calcext:value-type="string">
            <text:p>Cotovelo de tenista</text:p>
          </table:table-cell>
          <table:table-cell office:value-type="string" calcext:value-type="string">
            <text:p>IG11-Quchi e pontos de dor</text:p>
          </table:table-cell>
        </table:table-row>
        <table:table-row table:style-name="ro1">
          <table:table-cell table:number-columns-repeated="2"/>
        </table:table-row>
        <table:table-row table:style-name="ro1">
          <table:table-cell office:value-type="string" calcext:value-type="string">
            <text:p>Cotovelos e braços (sindrome Bi)</text:p>
          </table:table-cell>
          <table:table-cell office:value-type="string" calcext:value-type="string">
            <text:p>Geral: IG11Quchi), IG4(Hegu), TA10(Tianjing), TA5(Waiguan), P5(Chize); Acrescentar se Bi: Migratório: B17 (Geshu), BP10(Xuehai); Dor migratória nas articulaçoes dos membros; Doloroso: B23(Shenshu), VC4 (Guanyuan); Dor Sentida em todo o corpo ou nas articulaçoes de uma determinada região; Fixo: BP5 (Shangqiu), E36 (Zusanli); Intumescimento muscular, artralgia das extremidades; Calor: VG14 (Dazhui), IG11(Quchi); Articulações quentes e edemaciadas.</text:p>
          </table:table-cell>
        </table:table-row>
        <table:table-row table:style-name="ro1">
          <table:table-cell table:number-columns-repeated="2"/>
        </table:table-row>
        <table:table-row table:style-name="ro1">
          <table:table-cell office:value-type="string" calcext:value-type="string">
            <text:p>Coxite</text:p>
          </table:table-cell>
          <table:table-cell office:value-type="string" calcext:value-type="string">
            <text:p>B53-Baihuanshu, VB30-Huantiao, B54-Zhibian, E30-Qichong, E31-Piguan</text:p>
          </table:table-cell>
        </table:table-row>
        <table:table-row table:style-name="ro1">
          <table:table-cell/>
          <table:table-cell office:value-type="string" calcext:value-type="string">
            <text:p>D.E,F</text:p>
          </table:table-cell>
        </table:table-row>
        <table:table-row table:style-name="ro1">
          <table:table-cell office:value-type="string" calcext:value-type="string">
            <text:p>D.E,F</text:p>
          </table:table-cell>
          <table:table-cell office:value-type="string" calcext:value-type="string">
            <text:p>D</text:p>
          </table:table-cell>
        </table:table-row>
        <table:table-row table:style-name="ro1">
          <table:table-cell office:value-type="string" calcext:value-type="string">
            <text:p>D</text:p>
          </table:table-cell>
          <table:table-cell/>
        </table:table-row>
        <table:table-row table:style-name="ro1">
          <table:table-cell office:value-type="string" calcext:value-type="string">
            <text:p>Dacriocistite</text:p>
          </table:table-cell>
          <table:table-cell office:value-type="string" calcext:value-type="string">
            <text:p>B18-Ganshu, E1-Chengqi, VB20-Fengchi</text:p>
          </table:table-cell>
        </table:table-row>
        <table:table-row table:style-name="ro1">
          <table:table-cell table:number-columns-repeated="2"/>
        </table:table-row>
        <table:table-row table:style-name="ro1">
          <table:table-cell office:value-type="string" calcext:value-type="string">
            <text:p>Dedos dormencia</text:p>
          </table:table-cell>
          <table:table-cell office:value-type="string" calcext:value-type="string">
            <text:p>Shixuan extra</text:p>
          </table:table-cell>
        </table:table-row>
        <table:table-row table:style-name="ro1">
          <table:table-cell table:number-columns-repeated="2"/>
        </table:table-row>
        <table:table-row table:style-name="ro1">
          <table:table-cell office:value-type="string" calcext:value-type="string">
            <text:p>Depressao</text:p>
          </table:table-cell>
          <table:table-cell office:value-type="string" calcext:value-type="string">
            <text:p>1)C3, P5, IG9, P8, F13, CS4 2)E36 (Zusanli), BP6 (Sanyinjiao), CS6 (Neiguan), VG24 (Shenting), Yintang (Ex0HN3), VG20 (Baihui). Acrescentar pontos na Lingua sem retenção das agulhas: Coração, Figado e Cérebro.</text:p>
          </table:table-cell>
        </table:table-row>
        <table:table-row table:style-name="ro1">
          <table:table-cell table:number-columns-repeated="2"/>
        </table:table-row>
        <table:table-row table:style-name="ro1">
          <table:table-cell office:value-type="string" calcext:value-type="string">
            <text:p>Dermatite Alergica</text:p>
          </table:table-cell>
          <table:table-cell office:value-type="string" calcext:value-type="string">
            <text:p>VG14-Dazhui, VG9-Zhiyang, IG15-Jianyu, IG11-Quchi, IG4-Hegu</text:p>
          </table:table-cell>
        </table:table-row>
        <table:table-row table:style-name="ro1">
          <table:table-cell table:number-columns-repeated="2"/>
        </table:table-row>
        <table:table-row table:style-name="ro1">
          <table:table-cell office:value-type="string" calcext:value-type="string">
            <text:p>Desinteria</text:p>
          </table:table-cell>
          <table:table-cell office:value-type="string" calcext:value-type="string">
            <text:p>Umidade-Calor-E-25 / Tianshu, E-37 / Shangjushu, IG-4 / Hegu, E-44 / Neiting, IG11/ Quchi, BP-9 / Yinlingquan </text:p>
          </table:table-cell>
        </table:table-row>
        <table:table-row table:style-name="ro1">
          <table:table-cell table:number-columns-repeated="2"/>
        </table:table-row>
        <table:table-row table:style-name="ro1">
          <table:table-cell office:value-type="string" calcext:value-type="string">
            <text:p>Diabetes</text:p>
          </table:table-cell>
          <table:table-cell office:value-type="string" calcext:value-type="string">
            <text:p>) Ex-Yishu(Weiguanxiashu-1,5'lat ao espaco de T8-T9, 1'abaixo de B17), B23-Shenshhu. 2) B23 (a desordem do Rim é causada pela disfunção do Figado), B18 (trata o Figado com moxa e Agulha), B13 e B20 (tratam o Figado e Baco), VC12 (onde qi do Coracao se acumula e trata todas as vísceras). Para fortalecer o corpo: F14 (regula Baco), E36, IG11 e VC12 controlam o Qi e sangue do corpo. VC6 (mar do Qi) e VC4.</text:p>
          </table:table-cell>
        </table:table-row>
        <table:table-row table:style-name="ro1">
          <table:table-cell table:number-columns-repeated="2"/>
        </table:table-row>
        <table:table-row table:style-name="ro1">
          <table:table-cell office:value-type="string" calcext:value-type="string">
            <text:p>Diabete alta (muita sede, calor de Pulmao)</text:p>
          </table:table-cell>
          <table:table-cell office:value-type="string" calcext:value-type="string">
            <text:p>Ex-Yishu(Weiguanxiashu-1,5'lat ao espaco de T8-T9, 1'abaixo de B17), B23-Shenshu,VG14- Dazhui, VG12-Shenzhu, B13-Feishu, B15-Xinshu,Yuji, B20-Pishu </text:p>
          </table:table-cell>
        </table:table-row>
        <table:table-row table:style-name="ro1">
          <table:table-cell table:number-columns-repeated="2"/>
        </table:table-row>
        <table:table-row table:style-name="ro1">
          <table:table-cell office:value-type="string" calcext:value-type="string">
            <text:p>Diabete Baixa, muita sede, def Rim</text:p>
          </table:table-cell>
          <table:table-cell office:value-type="string" calcext:value-type="string">
            <text:p>Ex-Yishu(Weiguanxiashu-1,5'lat ao espaco de T8-T9, 1'abaixo de B17), B23-Shenshu, VC4-Guanyuan, VC6-Qihai, E36-Zusanli, BP6-Sanyinjiao, R3-Taixi, R7-Fuliu, R2-Rangu, BP2-Dadu</text:p>
          </table:table-cell>
        </table:table-row>
        <table:table-row table:style-name="ro1">
          <table:table-cell table:number-columns-repeated="2"/>
        </table:table-row>
        <table:table-row table:style-name="ro1">
          <table:table-cell office:value-type="string" calcext:value-type="string">
            <text:p>Diabete (media, muita fome, calor de estomago)</text:p>
          </table:table-cell>
          <table:table-cell office:value-type="string" calcext:value-type="string">
            <text:p>B20-Yishu, B23-Shenshu, B21-Weishu, VC12-Zhongwan, VC13-Shangwan, E21-Liangmen, E44-Neiting, E45-Lidui</text:p>
          </table:table-cell>
        </table:table-row>
        <table:table-row table:style-name="ro1">
          <table:table-cell table:number-columns-repeated="2"/>
        </table:table-row>
        <table:table-row table:style-name="ro1">
          <table:table-cell office:value-type="string" calcext:value-type="string">
            <text:p>Diarreia</text:p>
          </table:table-cell>
          <table:table-cell office:value-type="string" calcext:value-type="string">
            <text:p>Diarreia por Umidade Calor- E-25 / Tianshu, B-25 / Dachangshu, E-36 / Zusanli, E-44 / Neiting, BP-9 / Yinlingquan, IG-4 / Hegu</text:p>
          </table:table-cell>
        </table:table-row>
        <table:table-row table:style-name="ro1">
          <table:table-cell table:number-columns-repeated="2"/>
        </table:table-row>
        <table:table-row table:style-name="ro1">
          <table:table-cell office:value-type="string" calcext:value-type="string">
            <text:p>Diarreia Infantil</text:p>
          </table:table-cell>
          <table:table-cell office:value-type="string" calcext:value-type="string">
            <text:p>E36-Zusanli, E25-Tianshu, VC8-Shenque, Ex-Zhixie(linha de VC, 2,5'abaixo de VC8)</text:p>
          </table:table-cell>
        </table:table-row>
        <table:table-row table:style-name="ro1">
          <table:table-cell table:number-columns-repeated="2"/>
        </table:table-row>
        <table:table-row table:style-name="ro1">
          <table:table-cell office:value-type="string" calcext:value-type="string">
            <text:p>Distensao muscular</text:p>
          </table:table-cell>
          <table:table-cell office:value-type="string" calcext:value-type="string">
            <text:p>puntuar ambos os lados do musculo distendido</text:p>
          </table:table-cell>
        </table:table-row>
        <table:table-row table:style-name="ro1">
          <table:table-cell table:number-columns-repeated="2"/>
        </table:table-row>
        <table:table-row table:style-name="ro1">
          <table:table-cell office:value-type="string" calcext:value-type="string">
            <text:p>Dsiturbidos pasiquicos</text:p>
          </table:table-cell>
          <table:table-cell office:value-type="string" calcext:value-type="string">
            <text:p>.B15-Xinshu, B23-Shenshu, B29-Yishu, CS6-Neiguan, C7-Shenmen .C3, C5, C7, E36, VC6, VC15, VG4, VG11, VG13, VG16, VG19.</text:p>
          </table:table-cell>
        </table:table-row>
        <table:table-row table:style-name="ro1">
          <table:table-cell table:number-columns-repeated="2"/>
        </table:table-row>
        <table:table-row table:style-name="ro1">
          <table:table-cell office:value-type="string" calcext:value-type="string">
            <text:p>Disturbio funcional do sistema neuro vegetativo</text:p>
          </table:table-cell>
          <table:table-cell office:value-type="string" calcext:value-type="string">
            <text:p>B15-Xinshu, B23-Shenshu, B20-Yishu, CS6-Neiguan, C7-Shenmen</text:p>
          </table:table-cell>
        </table:table-row>
        <table:table-row table:style-name="ro1">
          <table:table-cell table:number-columns-repeated="2"/>
        </table:table-row>
        <table:table-row table:style-name="ro1">
          <table:table-cell office:value-type="string" calcext:value-type="string">
            <text:p>Doencas mentais depressivas e maniacas</text:p>
          </table:table-cell>
          <table:table-cell office:value-type="string" calcext:value-type="string">
            <text:p>B15-Xinshu, B18-Ganshu, B20-Pishu, C7-Shenmen, E40-Fenglong - Depressiva - calado,indiferente VG14-Dazhui, VG16-Fengfu, VG26-Shuigon, CS6-Neiguan, E40-Fenglong-Maniaca-Irritacao, mau humor, acesso subito Auriculo: Subcortex, C, R, Occipcio, fronte</text:p>
          </table:table-cell>
        </table:table-row>
        <table:table-row table:style-name="ro1">
          <table:table-cell office:value-type="string" calcext:value-type="string">
            <text:p>Dor de cabeça</text:p>
          </table:table-cell>
          <table:table-cell office:value-type="string" calcext:value-type="string">
            <text:p>1-B7-Tongtian, VB20-Fengchi, Yintang(extra), IG4-Hegu -Tipo Vento Frio-Aguda, severa dor, aversão ao frio 2-E8-Touwei, Tayang(extra), VG23-Shangxing, VG14-Dazhui, TA5-Taiguan- Vento Calor-Dor em sitensão, aversão ao vento 3-VG20-Bahui, VB5-Xuanlu, VB8-Shuaigu, F3-Taichong, R7-Fuliu, F2-Xingjian-Hiperatividade do Yang do Figado-Dor irradiando por tensão, face vermelha e congestao da conjuntiva, tinido 4-E8-Touwei, VG21-Qianding, R12-Zhongwan, E40-Fenglong- Acumulo de Fleuma-Peso na cabeca, vertigem, nausea, saburra grossa 5-Ponto Ashi, IG4-Hegu, BP6-Sanyinjiao, F3-Taichong-Estagnacao de Sangue nos canais - Dor fixa decorrente de trauma 6-VG23-Shangxing, VB19-Naokog, B17-Geshu, BP10-Xuehai, E36-Zusanli-Defiencia de Sangu-Dor piora por movimento,insonia 7-VG23-Shangxing, VB19-Naokog, B17-Geshu, BP10-Xuehai, E36-Zusanli, VG20-Bahui, VC6-Qihai, se def de Qi tambem 8-VG23-Shangxing, VB19-Naokog, B17-Geshu, BP10-Xuehai, E36-Zusanli, CS6-Neiguan, C7-Shenmen,B15-Xinshu, se palpitacao e insonia também</text:p>
          </table:table-cell>
        </table:table-row>
        <table:table-row table:style-name="ro1">
          <table:table-cell table:number-columns-repeated="2"/>
        </table:table-row>
        <table:table-row table:style-name="ro1">
          <table:table-cell office:value-type="string" calcext:value-type="string">
            <text:p>Dor de cabeça angioneurotica</text:p>
          </table:table-cell>
          <table:table-cell office:value-type="string" calcext:value-type="string">
            <text:p>VB20-Fengchi, E8-Touwei, VB8-Shuaigu, IG4-Hegu, VG20-Baihui, VB5-Xuanlu</text:p>
          </table:table-cell>
        </table:table-row>
        <table:table-row table:style-name="ro1">
          <table:table-cell table:number-columns-repeated="2"/>
        </table:table-row>
        <table:table-row table:style-name="ro1">
          <table:table-cell office:value-type="string" calcext:value-type="string">
            <text:p>Dor de cabeça por localizacao</text:p>
          </table:table-cell>
          <table:table-cell office:value-type="string" calcext:value-type="string">
            <text:p>Frontal-Yintang(EX), VG23-Shangxing, E8-Touwei, VB14-Yangbai, E44-Neiting, IG4-Hegu Temporal- Taiyang(EX), VB8-Shuaigu, TA5-Waiguan, VB41-Linqi do pé ,Ociptal- VB20-Fengchi, B10=Tianzhu, ID3-Housi, B60-Kunlun, Vértice/Vertical- VG20-Baihui, B7-Tongtian, IG4-Hegu, F3-Taichong</text:p>
          </table:table-cell>
        </table:table-row>
        <table:table-row table:style-name="ro1">
          <table:table-cell table:number-columns-repeated="2"/>
        </table:table-row>
        <table:table-row table:style-name="ro1">
          <table:table-cell office:value-type="string" calcext:value-type="string">
            <text:p>Dor de cabeça traumatica</text:p>
          </table:table-cell>
          <table:table-cell office:value-type="string" calcext:value-type="string">
            <text:p>VB20-Fengchi, IG11-Quchi, E40-Fenglong</text:p>
          </table:table-cell>
        </table:table-row>
        <table:table-row table:style-name="ro1">
          <table:table-cell table:number-columns-repeated="2"/>
        </table:table-row>
        <table:table-row table:style-name="ro1">
          <table:table-cell office:value-type="string" calcext:value-type="string">
            <text:p>Dor Cotovelo tenista</text:p>
          </table:table-cell>
          <table:table-cell office:value-type="string" calcext:value-type="string">
            <text:p>IG9, IG10, IG12, IG13, P5, E12</text:p>
          </table:table-cell>
        </table:table-row>
        <table:table-row table:style-name="ro1">
          <table:table-cell table:number-columns-repeated="2"/>
        </table:table-row>
        <table:table-row table:style-name="ro1">
          <table:table-cell office:value-type="string" calcext:value-type="string">
            <text:p>Dor de dente</text:p>
          </table:table-cell>
          <table:table-cell office:value-type="string" calcext:value-type="string">
            <text:p>1)IG4-Hegu, CS8-Laogong, E7-Xiaguan, E6-Jiache, E2-Sibai, VC24-Chengjiang. 2) IG4-Hegu, E6-Jiache, E44-Neiting, E7-Xiaguan, associar: Vento-Fogo: TA5-Waiguan, VB20-Fengchi. Deficiencia Yin (Rins): R3-Taixi, F2-Xingjian.</text:p>
          </table:table-cell>
        </table:table-row>
        <table:table-row table:style-name="ro1">
          <table:table-cell/>
          <table:table-cell office:value-type="string" calcext:value-type="string">
            <text:p>Dor lombar com rigidez</text:p>
          </table:table-cell>
        </table:table-row>
        <table:table-row table:style-name="ro2">
          <table:table-cell office:value-type="string" calcext:value-type="string">
            <text:p>Dor lombar com rigidez</text:p>
          </table:table-cell>
          <table:table-cell/>
        </table:table-row>
        <table:table-row table:style-name="ro2">
          <table:table-cell office:value-type="string" calcext:value-type="string">
            <text:p>.VG22, ID3, B63, B23, VG4, VG5, B10 </text:p>
            <text:p/>
            <text:p>Dor lombar – Lumbago</text:p>
          </table:table-cell>
          <table:table-cell office:value-type="string" calcext:value-type="string">
            <text:p>.ID3-B62, TA5-VB41, R3, VG4, B18, B23, B52, B42, B44 .B24-Qihaishu, B25-Dachangshu, VG3-Yaoyangquan, B40-Weizhong-Dor latente e pesada, piora com frio e umidade .B23-Shenshu, B28-Pangguanshu, BP6-Sanyinjiao, BP9-Yinlingquan-Umidade e Calor-Sensacao de Calor e Dor, agravada a pressao, urgencia urinaria .Pontos Ashi, BP10-Xuehai, B40-Weizhong, B60-Kunlun- Estagnacao de Sangue-Aversao a pressao, dor localizada, dificuldade de flexionar .B23-Shenshu, B47-Zishi, R3-TaixiDeficiencia de Rim- Dor latente,melhora com Calor se def Yang e com Frio se Def de Yin</text:p>
          </table:table-cell>
        </table:table-row>
        <table:table-row table:style-name="ro1">
          <table:table-cell table:number-columns-repeated="2"/>
        </table:table-row>
        <table:table-row table:style-name="ro1">
          <table:table-cell office:value-type="string" calcext:value-type="string">
            <text:p>Dorso (sindrome Bi)</text:p>
          </table:table-cell>
          <table:table-cell office:value-type="string" calcext:value-type="string">
            <text:p>Geral: VG26(Shuigou), VG12(Shenzhu), VG3(Yaoyangquan); Acrescentar se Bi: Migratório: B17 (Geshu), BP10(Xuehai); Dor migratória nas articulaçoes dos membros; Doloroso: B23(Shenshu), VC4 (Guanyuan); Dor Sentida em todo o corpo ou nas articulaçoes de uma determinada região; Fixo: BP5 (Shangqiu), E36 (Zusanli); Intumescimento muscular, artralgia das extremidades; Calor: VG14 (Dazhui), IG11(Quchi); Articulações quentes e edemaciadas.</text:p>
          </table:table-cell>
        </table:table-row>
        <table:table-row table:style-name="ro1">
          <table:table-cell office:value-type="string" calcext:value-type="string">
            <text:p>Dreameness (excesso de sonho)</text:p>
          </table:table-cell>
          <table:table-cell office:value-type="string" calcext:value-type="string">
            <text:p>B15-Xinshu, CS6-Neiguan, C7-Shenmen, VB20-Fengchi E</text:p>
          </table:table-cell>
        </table:table-row>
        <table:table-row table:style-name="ro1">
          <table:table-cell/>
          <table:table-cell office:value-type="string" calcext:value-type="string">
            <text:p>E</text:p>
          </table:table-cell>
        </table:table-row>
        <table:table-row table:style-name="ro1">
          <table:table-cell office:value-type="string" calcext:value-type="string">
            <text:p>E</text:p>
          </table:table-cell>
          <table:table-cell/>
        </table:table-row>
        <table:table-row table:style-name="ro1">
          <table:table-cell office:value-type="string" calcext:value-type="string">
            <text:p>Edema</text:p>
          </table:table-cell>
          <table:table-cell office:value-type="string" calcext:value-type="string">
            <text:p>1)PTOS PRINCIPAIS VC9-Shuifen VC6-Qihai B22-Sanjiaoshu E36-Zusanli BP6-Sanyinjiao associar: Tipo Yang: B13-Feishu, B11-Dashu, IG4-Hegu - edema se manifesta rapido e comeca pela face Tipo Yin: B20-Pishu, B23-Shenshu- manifesta lentamente e comeca pelos pés E PTOS VG26 SE EDEMA DE FACE E PTOS IG6 SE EDEMA M.S. E PTOS BP9 VB41 BP5 SE EDEMA DE M.I. E PTOS IG4 B13 SE SINTOMAS EXT POR INVASAO VENTO FRIO EXTERIOR E PTOS B20 B23 B28 SE DEFICIENCIA YANG DO BACO E RIM MOXAR B20 E AURICULO- FIGADO,RIM,CEREBRO,BEXIGA,ABDOME 2) BP9, BP6, R3,R10, P5, P7, VC9, BP3 2) BP9, VC9, R7, B23, E36, B20, E25, BP6, VC5, VC8. 3) ig4, r3, bp6, bp9, e36</text:p>
          </table:table-cell>
        </table:table-row>
        <table:table-row table:style-name="ro1">
          <table:table-cell table:number-columns-repeated="2"/>
        </table:table-row>
        <table:table-row table:style-name="ro1">
          <table:table-cell office:value-type="string" calcext:value-type="string">
            <text:p>Eczema</text:p>
          </table:table-cell>
          <table:table-cell office:value-type="string" calcext:value-type="string">
            <text:p>Pontos Principais: VG14-Dazhui, IG11-Quchi, BP6-Sanyinjiao, C7-Shenmen. Pontos complementares: BP10-Xuehai, E36-Suzanli (acrescentar se eczema crônico).</text:p>
          </table:table-cell>
        </table:table-row>
        <table:table-row table:style-name="ro1">
          <table:table-cell table:number-columns-repeated="2"/>
        </table:table-row>
        <table:table-row table:style-name="ro1">
          <table:table-cell office:value-type="string" calcext:value-type="string">
            <text:p>Ejaculaçao precoce</text:p>
          </table:table-cell>
          <table:table-cell office:value-type="string" calcext:value-type="string">
            <text:p>B23-Shenshu, VC2-Qugu, VC4-Guanyuan</text:p>
          </table:table-cell>
        </table:table-row>
        <table:table-row table:style-name="ro1">
          <table:table-cell table:number-columns-repeated="2"/>
        </table:table-row>
        <table:table-row table:style-name="ro1">
          <table:table-cell office:value-type="string" calcext:value-type="string">
            <text:p>Emergencias</text:p>
          </table:table-cell>
          <table:table-cell office:value-type="string" calcext:value-type="string">
            <text:p>VG26, R1, E36, CS6, IG4, CS9, VG20, P11,IG11, Ex-Shixuan(ponta dos 10 dedos)-A_01</text:p>
          </table:table-cell>
        </table:table-row>
        <table:table-row table:style-name="ro1">
          <table:table-cell table:number-columns-repeated="2"/>
        </table:table-row>
        <table:table-row table:style-name="ro1">
          <table:table-cell office:value-type="string" calcext:value-type="string">
            <text:p>Endometriose</text:p>
          </table:table-cell>
          <table:table-cell office:value-type="string" calcext:value-type="string">
            <text:p>B20-Pishu, B23-Shenshu, R12-Dahe, E30-Qichong, BP8-Diji, BP6-Sanyinjiao</text:p>
          </table:table-cell>
        </table:table-row>
        <table:table-row table:style-name="ro1">
          <table:table-cell table:number-columns-repeated="2"/>
        </table:table-row>
        <table:table-row table:style-name="ro1">
          <table:table-cell office:value-type="string" calcext:value-type="string">
            <text:p>Enjoo</text:p>
          </table:table-cell>
          <table:table-cell office:value-type="string" calcext:value-type="string">
            <text:p>1)VB20(H), E36(H), F3(T),R3(T). 2)VG22-Xinhui, VG24-Shenting, IG4-Hegu, IG11-Quchi, E37-Shangjuxu, R3-Taixi.</text:p>
          </table:table-cell>
        </table:table-row>
        <table:table-row table:style-name="ro1">
          <table:table-cell table:number-columns-repeated="2"/>
        </table:table-row>
        <table:table-row table:style-name="ro1">
          <table:table-cell office:value-type="string" calcext:value-type="string">
            <text:p>Enterite</text:p>
          </table:table-cell>
          <table:table-cell office:value-type="string" calcext:value-type="string">
            <text:p>E36-Zusanli, E37-Shangjuxu, VC6-Qihai, E25-Tianshu,BP4-Gongsun, B20-Pishu</text:p>
          </table:table-cell>
        </table:table-row>
        <table:table-row table:style-name="ro1">
          <table:table-cell table:number-columns-repeated="2"/>
        </table:table-row>
        <table:table-row table:style-name="ro1">
          <table:table-cell office:value-type="string" calcext:value-type="string">
            <text:p>Enurese</text:p>
          </table:table-cell>
          <table:table-cell office:value-type="string" calcext:value-type="string">
            <text:p>Zusanli-E36, Sanyinjiao-Bp6, Guanyuan – VC4, Zhongji-VC3, Shenshu-B23, Taixi -R3</text:p>
          </table:table-cell>
        </table:table-row>
        <table:table-row table:style-name="ro1">
          <table:table-cell table:number-columns-repeated="2"/>
        </table:table-row>
        <table:table-row table:style-name="ro3">
          <table:table-cell office:value-type="string" calcext:value-type="string">
            <text:p>Enxaqueca</text:p>
          </table:table-cell>
          <table:table-cell table:style-name="ce5" office:value-type="string" calcext:value-type="string">
            <text:p>ptos vg20 taiyang-extra vb20</text:p>
            <text:p> e    ptos vg23 e8 yintang-extra ig4 se frontal</text:p>
            <text:p> e    ptos vg21 f3 r1 se parietal</text:p>
            <text:p> e    ptos vb8 id3 taiyang-extra se cefaleia unilateral</text:p>
            <text:p> e    ptos vg19 b10 id3 se occipital</text:p>
            <text:p> e    ptos ig4 p7 se invasao fatores patogenicos externos</text:p>
            <text:p> e    ptos e36 bp10 se def. de qi e xue</text:p>
            <text:p> e    ptos e40 f3 r3 se ascendencia de vento-mucosidade</text:p>
            <text:p> e    ptos ig4 bp6 estase de xue</text:p>
            <text:p> e    auriculo – occipucio,frontal,cerebro,shenmen</text:p>
          </table:table-cell>
        </table:table-row>
        <table:table-row table:style-name="ro1">
          <table:table-cell/>
          <table:table-cell office:value-type="string" calcext:value-type="string">
            <text:p>Epicondilite umeral externa</text:p>
          </table:table-cell>
        </table:table-row>
        <table:table-row table:style-name="ro1">
          <table:table-cell office:value-type="string" calcext:value-type="string">
            <text:p>Epicondilite umeral externa</text:p>
          </table:table-cell>
          <table:table-cell office:value-type="string" calcext:value-type="string">
            <text:p>IG12 IG11 IG10 PTOS ASHI NO COTOVELO E PTOS TA5 SE DOR IRRADIANDO PARA O ANTEBRACO E PTOS IG15 IG14 SE DOR IRRADIANDO PARA CIMA DO OMBRO E AURICULO - COTOVELO,PUNHO,CEREBRO,FIM HELIX CR INF</text:p>
          </table:table-cell>
        </table:table-row>
        <table:table-row table:style-name="ro1">
          <table:table-cell/>
          <table:table-cell office:value-type="string" calcext:value-type="string">
            <text:p>Epilepsia</text:p>
          </table:table-cell>
        </table:table-row>
        <table:table-row table:style-name="ro1">
          <table:table-cell office:value-type="string" calcext:value-type="string">
            <text:p>Epilepsia</text:p>
          </table:table-cell>
          <table:table-cell office:value-type="string" calcext:value-type="string">
            <text:p>VC15-Jiuwei, VG14-Dazhui, Ex-Yaoqi(2'acima do coccix), CS5-Jianshi, E40-Fenglong</text:p>
          </table:table-cell>
        </table:table-row>
        <table:table-row table:style-name="ro1">
          <table:table-cell/>
          <table:table-cell office:value-type="string" calcext:value-type="string">
            <text:p>Epistaxe</text:p>
          </table:table-cell>
        </table:table-row>
        <table:table-row table:style-name="ro1">
          <table:table-cell office:value-type="string" calcext:value-type="string">
            <text:p>Epistaxe</text:p>
          </table:table-cell>
          <table:table-cell office:value-type="string" calcext:value-type="string">
            <text:p>Pontos principais VG23-Xangxing, IG20 IG4-Hegu VG14 E PTOS P11 SE CALOR EXCESSIVO NO MERIDIANO DO PULMAO, SANGRAR E PTOS E44 SE CALOR EXCESSIVO NO ESTOMAGO E PTOS F3 SE ATAQUE ASCENDENTE DE FOGO NO FIGADO E PTOS R3 F3 SE DEFICIENCIA DE YIN DE FIGADO E RIM E PTOS BP1 BP6 COM MOXA SE DEFICIENCIA DO BACO EM CONTROLAR SANGUE E PTOS IG11 SE FEBRE E PTOS VB20 SE INVASAO DE VENTO E CALOR EXTERNO E AURICULO - NARIZ INTERNO,PULMAO,APICE INFERIOR TRAGO,FRONTE</text:p>
          </table:table-cell>
        </table:table-row>
        <table:table-row table:style-name="ro1">
          <table:table-cell/>
          <table:table-cell office:value-type="string" calcext:value-type="string">
            <text:p>Epistaxe 2</text:p>
          </table:table-cell>
        </table:table-row>
        <table:table-row table:style-name="ro1">
          <table:table-cell office:value-type="string" calcext:value-type="string">
            <text:p>Epistaxe 2</text:p>
          </table:table-cell>
          <table:table-cell office:value-type="string" calcext:value-type="string">
            <text:p>IG4-Hegu, VG23-Shangxing, associar": Calor Pulmão: P11 - Shaoshang Calor no Estômago: E44-Neiting.</text:p>
          </table:table-cell>
        </table:table-row>
        <table:table-row table:style-name="ro1">
          <table:table-cell table:number-columns-repeated="2"/>
        </table:table-row>
        <table:table-row table:style-name="ro1">
          <table:table-cell office:value-type="string" calcext:value-type="string">
            <text:p>Eructacao</text:p>
          </table:table-cell>
          <table:table-cell office:value-type="string" calcext:value-type="string">
            <text:p>CS6, E36, VG14, B17</text:p>
          </table:table-cell>
        </table:table-row>
        <table:table-row table:style-name="ro1">
          <table:table-cell table:number-columns-repeated="2"/>
        </table:table-row>
        <table:table-row table:style-name="ro1">
          <table:table-cell office:value-type="string" calcext:value-type="string">
            <text:p>Esclerose Multipla</text:p>
          </table:table-cell>
          <table:table-cell office:value-type="string" calcext:value-type="string">
            <text:p>Três principais Síndromes da MTC em que ela se encaixa são: 1)Umidade-Mucosidade com Deficiência do Baço: Principais Sinais e Sintomas: sensação de peso nos membros inferiores, tontura, vertigem, formigamento e fadiga.Língua: edemaciada com marcas dentárias e saburra pegajosa. Pulso: fraco e escorregadio. Objetivo de Tratamento: Drenar a Umidade e Tonificar o Baço Proposta de Tratamento Inicial: Acupuntura nos pontos VC12, Ba20, Ba9, Ba6 e E40. Caso haja deficiência de Yang, deve-se utilizar Moxa. 2) Deficiência do Fígado e do Rim: Principais Sinais e Sintomas: visão turva, fraqueza nas pernas, tontura, lombalgia, vertigem e micção urgente ou hesitante. Língua: pálida e fina. Pulso: fino e profundo. Objetivo de Tratamento: Tonificar o Fígado e os Rins. Proposta de Tratamento Inicial: R3, VC4, B18, B23, B62, ID3, F3, F8, Ba6 e VB20. Caso haja deficiência de Yang, deve-se utilizar Moxa. 3) Vento do Fígado: Principais Sinais e Sintomas: tremores, espasmos, insensibilidade ou paralisia dos membros, tiques e vertigem. Língua:trêmula e/ou desviada para um dos lados. Pulso: em corda. Objetivo de Tratamento: Expelir o Vento. Proposta de Tratamento Inicial: F8, F3, B18, BP6, R3, VG16 e VB20. Técnicas de dispersão. Além dos pontos e técnicas acima descritos, recomendo ainda a aplicação de crânio-acupuntura chinesa (método do Dr. Jiao Shunfa), fitoterapia e exercícios físicos leves diariamente.</text:p>
          </table:table-cell>
        </table:table-row>
        <table:table-row table:style-name="ro1">
          <table:table-cell table:number-columns-repeated="2"/>
        </table:table-row>
        <table:table-row table:style-name="ro1">
          <table:table-cell office:value-type="string" calcext:value-type="string">
            <text:p>Esclerose Multipla 2</text:p>
          </table:table-cell>
          <table:table-cell office:value-type="string" calcext:value-type="string">
            <text:p>VG20-Bahui, VG17,C4,IG10,E36-Zusanli,VB39,B60. Pontos locais de acordo com sintoma. Usar Moxa, puntura, massagem Sintomas: debilidade,formigamentos,pouca coordenação,equilíbrio,alterações visuais,espasticidade,tremor,fala,sensibilidade, alterações sexuais,cognição, entre outros.</text:p>
          </table:table-cell>
        </table:table-row>
        <table:table-row table:style-name="ro1">
          <table:table-cell table:number-columns-repeated="2"/>
        </table:table-row>
        <table:table-row table:style-name="ro1">
          <table:table-cell office:value-type="string" calcext:value-type="string">
            <text:p>Esofago</text:p>
          </table:table-cell>
          <table:table-cell office:value-type="string" calcext:value-type="string">
            <text:p>CS6, B17, E36, IG4, VC17, IG10, B10, VC12, VC22, B20</text:p>
          </table:table-cell>
        </table:table-row>
        <table:table-row table:style-name="ro1">
          <table:table-cell table:number-columns-repeated="2"/>
        </table:table-row>
        <table:table-row table:style-name="ro1">
          <table:table-cell office:value-type="string" calcext:value-type="string">
            <text:p>Espondilose cervical</text:p>
          </table:table-cell>
          <table:table-cell office:value-type="string" calcext:value-type="string">
            <text:p>. ID6 VG14 VB21 JIAJI-EXTRA PARALELOS A VERTEBRA AFETADA . IG15 IG11 SE OMBRO E BRACO DOLORIDOS . TA5 BAXIE-EXTRA SE ADORMECIMENTO DOS DEDOS . ID11 SE DOR LOCALIZADA NA FOSSA SUBESCAPULAR . JIANNEILING-EXTRA SE DOR NA REGIAO ANTERIOR DO OMBRO . VB20 SE CEFALEIA E VERTIGEM AURICULO - PESCOCO,VERTEBRA CERV,OMBRO,DIM HELIX CRU INF</text:p>
          </table:table-cell>
        </table:table-row>
        <table:table-row table:style-name="ro1">
          <table:table-cell table:number-columns-repeated="2"/>
        </table:table-row>
        <table:table-row table:style-name="ro1">
          <table:table-cell office:value-type="string" calcext:value-type="string">
            <text:p>Esquizofrenia</text:p>
          </table:table-cell>
          <table:table-cell office:value-type="string" calcext:value-type="string">
            <text:p>Jingjiaji (0,5 cun da vertebra cervical), Xiongjiaji(0,5' das vertebras toracica e lombar), C7-Shenmen, CS6-Neiguan, E36-Zusanli, E40-Fenglong, Ex-Sishenchong(4 pontos, 1'ant, pos e lat VG20)</text:p>
          </table:table-cell>
        </table:table-row>
        <table:table-row table:style-name="ro1">
          <table:table-cell table:number-columns-repeated="2"/>
        </table:table-row>
        <table:table-row table:style-name="ro1">
          <table:table-cell office:value-type="string" calcext:value-type="string">
            <text:p>Estase circulatoria</text:p>
          </table:table-cell>
          <table:table-cell office:value-type="string" calcext:value-type="string">
            <text:p>P7, B10, B23, Yintang, VB3, VG3, VG11, VG13,</text:p>
          </table:table-cell>
        </table:table-row>
        <table:table-row table:style-name="ro1">
          <table:table-cell table:number-columns-repeated="2"/>
        </table:table-row>
        <table:table-row table:style-name="ro1">
          <table:table-cell office:value-type="string" calcext:value-type="string">
            <text:p>Esterno, peito, costela, torax</text:p>
          </table:table-cell>
          <table:table-cell office:value-type="string" calcext:value-type="string">
            <text:p>VB34, CS6, TA6, B18, VC17, B17, F13, B14, F14,B15</text:p>
          </table:table-cell>
        </table:table-row>
        <table:table-row table:style-name="ro1">
          <table:table-cell table:number-columns-repeated="2"/>
        </table:table-row>
        <table:table-row table:style-name="ro1">
          <table:table-cell office:value-type="string" calcext:value-type="string">
            <text:p>Estetica Facial Passo 1</text:p>
          </table:table-cell>
          <table:table-cell office:value-type="string" calcext:value-type="string">
            <text:p>B2-Zanzhu, Ex-Yuyao(acima do meio da pupila, no meio das sobrancelhas, 1'abaixo de VB14), TA23-Sizukong, Ex-Taiyang (fossa temporal), E8-Touwei, E4-Dicang, E7-Xiaguan, B13-Feishu, B23-Shenshu</text:p>
          </table:table-cell>
        </table:table-row>
        <table:table-row table:style-name="ro1">
          <table:table-cell office:value-type="string" calcext:value-type="string">
            <text:p>B2-Zanzhu, Ex-Yuyao(acima do meio da pupila, no meio das sobrancelhas, 1'abaixo de VB14), TA23-Sizukong, Ex-Taiyang (fossa temporal), E8-Touwei, E4-Dicang, E7-Xiaguan, B13-Feishu, B23-Shenshu</text:p>
          </table:table-cell>
          <table:table-cell/>
        </table:table-row>
        <table:table-row table:style-name="ro1">
          <table:table-cell table:number-columns-repeated="2"/>
        </table:table-row>
        <table:table-row table:style-name="ro1">
          <table:table-cell office:value-type="string" calcext:value-type="string">
            <text:p>Estetica facial passo 2</text:p>
          </table:table-cell>
          <table:table-cell office:value-type="string" calcext:value-type="string">
            <text:p>Massagear a testa da esquerda para a direita e vice versa</text:p>
          </table:table-cell>
        </table:table-row>
        <table:table-row table:style-name="ro1">
          <table:table-cell table:number-columns-repeated="2"/>
        </table:table-row>
        <table:table-row table:style-name="ro1">
          <table:table-cell office:value-type="string" calcext:value-type="string">
            <text:p>Estetica Facial passo 3</text:p>
          </table:table-cell>
          <table:table-cell office:value-type="string" calcext:value-type="string">
            <text:p>Massagear em volta das bochechas</text:p>
          </table:table-cell>
        </table:table-row>
        <table:table-row table:style-name="ro1">
          <table:table-cell table:number-columns-repeated="2"/>
        </table:table-row>
        <table:table-row table:style-name="ro1">
          <table:table-cell office:value-type="string" calcext:value-type="string">
            <text:p>Estetica Facial passo 4</text:p>
          </table:table-cell>
          <table:table-cell office:value-type="string" calcext:value-type="string">
            <text:p>Massagear em volta dos labios</text:p>
          </table:table-cell>
        </table:table-row>
        <table:table-row table:style-name="ro1">
          <table:table-cell table:number-columns-repeated="2"/>
        </table:table-row>
        <table:table-row table:style-name="ro1">
          <table:table-cell office:value-type="string" calcext:value-type="string">
            <text:p>Estomago e duodeno</text:p>
          </table:table-cell>
          <table:table-cell office:value-type="string" calcext:value-type="string">
            <text:p>E36,VC12,CS6,E25,B21,VC13,VC6,B20,BP4,BP6</text:p>
          </table:table-cell>
        </table:table-row>
        <table:table-row table:style-name="ro1">
          <table:table-cell table:number-columns-repeated="2"/>
        </table:table-row>
        <table:table-row table:style-name="ro1">
          <table:table-cell office:value-type="string" calcext:value-type="string">
            <text:p>Estomatite</text:p>
          </table:table-cell>
          <table:table-cell office:value-type="string" calcext:value-type="string">
            <text:p>C7/S, CS6/T, E45/S, E43/T</text:p>
          </table:table-cell>
        </table:table-row>
        <table:table-row table:style-name="ro1">
          <table:table-cell table:number-columns-repeated="2"/>
        </table:table-row>
        <table:table-row table:style-name="ro1">
          <table:table-cell office:value-type="string" calcext:value-type="string">
            <text:p>Estrabismo externo</text:p>
          </table:table-cell>
          <table:table-cell office:value-type="string" calcext:value-type="string">
            <text:p>B1-Qingming , VB20-Fengchi</text:p>
          </table:table-cell>
        </table:table-row>
        <table:table-row table:style-name="ro1">
          <table:table-cell table:number-columns-repeated="2"/>
        </table:table-row>
        <table:table-row table:style-name="ro1">
          <table:table-cell office:value-type="string" calcext:value-type="string">
            <text:p>Estrabismo interno</text:p>
          </table:table-cell>
          <table:table-cell office:value-type="string" calcext:value-type="string">
            <text:p>Ex-Qiuhou(inferior a borda da orbita, acima de E2), VB1-Tongziliao, IG4-Hegu</text:p>
          </table:table-cell>
        </table:table-row>
        <table:table-row table:style-name="ro1">
          <table:table-cell/>
          <table:table-cell office:value-type="string" calcext:value-type="string">
            <text:p>F</text:p>
          </table:table-cell>
        </table:table-row>
        <table:table-row table:style-name="ro1">
          <table:table-cell office:value-type="string" calcext:value-type="string">
            <text:p>F</text:p>
          </table:table-cell>
          <table:table-cell/>
        </table:table-row>
        <table:table-row table:style-name="ro1">
          <table:table-cell office:value-type="string" calcext:value-type="string">
            <text:p>Falha na corda vocal</text:p>
          </table:table-cell>
          <table:table-cell office:value-type="string" calcext:value-type="string">
            <text:p>B23-Shenshu, IG4-Hegu, Ex-Panglianquan(entre a proeminencia da laringe e o MEC, nivel de VC23), Ex-HongYin(0,5'lateral a VC23)</text:p>
          </table:table-cell>
        </table:table-row>
        <table:table-row table:style-name="ro1">
          <table:table-cell table:number-columns-repeated="2"/>
        </table:table-row>
        <table:table-row table:style-name="ro1">
          <table:table-cell office:value-type="string" calcext:value-type="string">
            <text:p>Falta de aptidao para matematica</text:p>
          </table:table-cell>
          <table:table-cell office:value-type="string" calcext:value-type="string">
            <text:p>Bp3</text:p>
          </table:table-cell>
        </table:table-row>
        <table:table-row table:style-name="ro1">
          <table:table-cell table:number-columns-repeated="2"/>
        </table:table-row>
        <table:table-row table:style-name="ro1">
          <table:table-cell office:value-type="string" calcext:value-type="string">
            <text:p>Falta de Decisao</text:p>
          </table:table-cell>
          <table:table-cell office:value-type="string" calcext:value-type="string">
            <text:p>R7 ou CS7</text:p>
          </table:table-cell>
        </table:table-row>
        <table:table-row table:style-name="ro1" table:number-rows-repeated="2">
          <table:table-cell table:number-columns-repeated="2"/>
        </table:table-row>
        <table:table-row table:style-name="ro1">
          <table:table-cell office:value-type="string" calcext:value-type="string">
            <text:p>Falta de interesse, concentracao, baixo rendimento</text:p>
          </table:table-cell>
          <table:table-cell office:value-type="string" calcext:value-type="string">
            <text:p>BP2 ou B62 + ID3</text:p>
          </table:table-cell>
        </table:table-row>
        <table:table-row table:style-name="ro1">
          <table:table-cell table:number-columns-repeated="2"/>
        </table:table-row>
        <table:table-row table:style-name="ro1">
          <table:table-cell office:value-type="string" calcext:value-type="string">
            <text:p>Faringite cronica´laringo faringite</text:p>
          </table:table-cell>
          <table:table-cell office:value-type="string" calcext:value-type="string">
            <text:p>C9-Shaoshang, IG1-Shangyang, VB20-Fengchi, IG4-Hegu, VC22-Tiantu </text:p>
          </table:table-cell>
        </table:table-row>
        <table:table-row table:style-name="ro1">
          <table:table-cell table:number-columns-repeated="2"/>
        </table:table-row>
        <table:table-row table:style-name="ro1">
          <table:table-cell office:value-type="string" calcext:value-type="string">
            <text:p>Febre</text:p>
          </table:table-cell>
          <table:table-cell office:value-type="string" calcext:value-type="string">
            <text:p>1)VG14-Dazhui, VG12-Shenzu, IG11-Quchi, R7-Fuliu ou VG14, IG11, IG4 ou VG14, IG11, R7 ou Ex-Shierjing (12 pontos Ting) (sangrar) ou VB20, ID2(Moxa). 2)R7/T, C8/S,IG4(H)-IG!!(H)</text:p>
          </table:table-cell>
        </table:table-row>
        <table:table-row table:style-name="ro1">
          <table:table-cell table:number-columns-repeated="2"/>
        </table:table-row>
        <table:table-row table:style-name="ro1">
          <table:table-cell office:value-type="string" calcext:value-type="string">
            <text:p>Febre com artralgia</text:p>
          </table:table-cell>
          <table:table-cell office:value-type="string" calcext:value-type="string">
            <text:p>VG14-Dazhui, VG12-Shenzu, IG11-Quchi, R7-Fuliu, B23-Shenshu, pontos ashi </text:p>
          </table:table-cell>
        </table:table-row>
        <table:table-row table:style-name="ro1">
          <table:table-cell table:number-columns-repeated="2"/>
        </table:table-row>
        <table:table-row table:style-name="ro1">
          <table:table-cell office:value-type="string" calcext:value-type="string">
            <text:p>Fezes</text:p>
          </table:table-cell>
          <table:table-cell office:value-type="string" calcext:value-type="string">
            <text:p>1) Com sangue fresco, com mucus, abdominal dor BP6, BP9, VC9, VC10, E25, B25 Di Yu San com Er Miao San 2) Crônico com sangue escuro BP4, CS6, R14, E25, BP8, Bp10, F3 Ge Xia Zhu Yu Tang 3) Com grande quantidade de sangue fresco VC6, VC12, E25, BP6, B20, B21, E36, E37, BP10, VG20 Li Zhong Wan </text:p>
          </table:table-cell>
        </table:table-row>
        <table:table-row table:style-name="ro1">
          <table:table-cell/>
          <table:table-cell office:value-type="string" calcext:value-type="string">
            <text:p>Figado (e Pancreas disturbios)</text:p>
          </table:table-cell>
        </table:table-row>
        <table:table-row table:style-name="ro1">
          <table:table-cell office:value-type="string" calcext:value-type="string">
            <text:p>Figado (e Pancreas disturbios)</text:p>
          </table:table-cell>
          <table:table-cell office:value-type="string" calcext:value-type="string">
            <text:p>.F5, F8, F13, B18. Acrescentar pontos de Estômago: B21, E36. Se astenia(envolve Pâncreas): BP2, BP3, BP5, e R8(=BP6), B20</text:p>
          </table:table-cell>
        </table:table-row>
        <table:table-row table:style-name="ro1">
          <table:table-cell table:number-columns-repeated="2"/>
        </table:table-row>
        <table:table-row table:style-name="ro1">
          <table:table-cell office:value-type="string" calcext:value-type="string">
            <text:p>Figado (calculo, ictericia)</text:p>
          </table:table-cell>
          <table:table-cell office:value-type="string" calcext:value-type="string">
            <text:p>B18,F3,B19,VG9,B20,E36,F13,VB34,B48,BP6</text:p>
          </table:table-cell>
        </table:table-row>
        <table:table-row table:style-name="ro1">
          <table:table-cell table:number-columns-repeated="2"/>
        </table:table-row>
        <table:table-row table:style-name="ro1">
          <table:table-cell office:value-type="string" calcext:value-type="string">
            <text:p>Fleuma</text:p>
          </table:table-cell>
          <table:table-cell office:value-type="string" calcext:value-type="string">
            <text:p>Afeta mais o Pulmão, Coração, Rim e Estomago , ou seja os sistemas Yin além do Estomago. Pontos mais importante para para resolver a Fleuma: E40 - Fenglong. </text:p>
          </table:table-cell>
        </table:table-row>
        <table:table-row table:style-name="ro1">
          <table:table-cell table:number-columns-repeated="2"/>
        </table:table-row>
        <table:table-row table:style-name="ro1">
          <table:table-cell office:value-type="string" calcext:value-type="string">
            <text:p>Fobias</text:p>
          </table:table-cell>
          <table:table-cell office:value-type="string" calcext:value-type="string">
            <text:p>Erva: GUI PI WAN</text:p>
          </table:table-cell>
        </table:table-row>
        <table:table-row table:style-name="ro1">
          <table:table-cell office:value-type="string" calcext:value-type="string">
            <text:p>Erva: GUI PI WAN</text:p>
          </table:table-cell>
          <table:table-cell/>
        </table:table-row>
        <table:table-row table:style-name="ro1">
          <table:table-cell table:number-columns-repeated="2"/>
        </table:table-row>
        <table:table-row table:style-name="ro1">
          <table:table-cell office:value-type="string" calcext:value-type="string">
            <text:p>Foliculite</text:p>
          </table:table-cell>
          <table:table-cell office:value-type="string" calcext:value-type="string">
            <text:p>VG14-Dazhui, VG12-Shenzhu,IG4-Hegu, BP10-Xuehai, E40-Fenglong</text:p>
          </table:table-cell>
        </table:table-row>
        <table:table-row table:style-name="ro1">
          <table:table-cell table:number-columns-repeated="2"/>
        </table:table-row>
        <table:table-row table:style-name="ro1">
          <table:table-cell office:value-type="string" calcext:value-type="string">
            <text:p>Fome</text:p>
          </table:table-cell>
          <table:table-cell office:value-type="string" calcext:value-type="string">
            <text:p>Excessiva: E45-Lidui Com incapacidade de comer: E41-Jiexi, B21-Weishu, VC3-Zhongji Sem desejo de comer: E36-Zusanli, BP3-Taibai</text:p>
          </table:table-cell>
        </table:table-row>
        <table:table-row table:style-name="ro1">
          <table:table-cell table:number-columns-repeated="2"/>
        </table:table-row>
        <table:table-row table:style-name="ro1">
          <table:table-cell office:value-type="string" calcext:value-type="string">
            <text:p>Fumar Parar</text:p>
          </table:table-cell>
          <table:table-cell office:value-type="string" calcext:value-type="string">
            <text:p>Auricula: Shenmen, SNA, P2,F,R. .Auricula:Shen Men, Rim, Ponto Zero Mater, P1 (ou P2), Fome Sistemico: IG4, Tim Mee(Extra-Timmee -Ele está localizado nível com P 7 e proximal a IG 5 em uma depressão entre os tendões que compõem a tabaqueira anatômica.)</text:p>
          </table:table-cell>
        </table:table-row>
        <table:table-row table:style-name="ro1">
          <table:table-cell table:number-columns-repeated="2"/>
        </table:table-row>
        <table:table-row table:style-name="ro1">
          <table:table-cell office:value-type="string" calcext:value-type="string">
            <text:p>Furunculo no canal auditivo externos</text:p>
          </table:table-cell>
          <table:table-cell office:value-type="string" calcext:value-type="string">
            <text:p>TA17-Yifeng, ID19-Tinggong</text:p>
          </table:table-cell>
        </table:table-row>
        <table:table-row table:style-name="ro1">
          <table:table-cell/>
          <table:table-cell office:value-type="string" calcext:value-type="string">
            <text:p>G,E,F</text:p>
          </table:table-cell>
        </table:table-row>
        <table:table-row table:style-name="ro1">
          <table:table-cell office:value-type="string" calcext:value-type="string">
            <text:p>G,E,F</text:p>
          </table:table-cell>
          <table:table-cell office:value-type="string" calcext:value-type="string">
            <text:p>G</text:p>
          </table:table-cell>
        </table:table-row>
        <table:table-row table:style-name="ro1">
          <table:table-cell office:value-type="string" calcext:value-type="string">
            <text:p>G</text:p>
          </table:table-cell>
          <table:table-cell/>
        </table:table-row>
        <table:table-row table:style-name="ro1">
          <table:table-cell office:value-type="string" calcext:value-type="string">
            <text:p>Gagueira</text:p>
          </table:table-cell>
          <table:table-cell office:value-type="string" calcext:value-type="string">
            <text:p>VC24, E8, ID18, VG19, VG20</text:p>
          </table:table-cell>
        </table:table-row>
        <table:table-row table:style-name="ro1">
          <table:table-cell office:value-type="string" calcext:value-type="string">
            <text:p>Gastroenterite</text:p>
          </table:table-cell>
          <table:table-cell office:value-type="string" calcext:value-type="string">
            <text:p>VC12-Zhongwan, VC8-Shenque, CS3-Quze, CS6-Neiguan, E36-Zuzanli</text:p>
          </table:table-cell>
        </table:table-row>
        <table:table-row table:style-name="ro1">
          <table:table-cell table:number-columns-repeated="2"/>
        </table:table-row>
        <table:table-row table:style-name="ro1">
          <table:table-cell office:value-type="string" calcext:value-type="string">
            <text:p>Gastralgia – Dor estomago</text:p>
          </table:table-cell>
          <table:table-cell office:value-type="string" calcext:value-type="string">
            <text:p>VC12-Zhonguan, F14-Qimen, CS6-Neiguan, E36-Zusanli, VB34-Yanglingquan-Ataque do Qi do Figado ao Estomago B20-Pishu, B21-Weishu, VC12-Zhongwan, F13-Zhangmen, CS6-Neiguan, E36-Zusanli-Def BP e Estomago come estag de Frio</text:p>
          </table:table-cell>
        </table:table-row>
        <table:table-row table:style-name="ro1">
          <table:table-cell table:number-columns-repeated="2"/>
        </table:table-row>
        <table:table-row table:style-name="ro1">
          <table:table-cell office:value-type="string" calcext:value-type="string">
            <text:p>Gastroptose</text:p>
          </table:table-cell>
          <table:table-cell office:value-type="string" calcext:value-type="string">
            <text:p>E36-Zusanli, VC12-Zhongwan, VC6-Qihai, E25-Tianshu</text:p>
          </table:table-cell>
        </table:table-row>
        <table:table-row table:style-name="ro1">
          <table:table-cell table:number-columns-repeated="2"/>
        </table:table-row>
        <table:table-row table:style-name="ro1">
          <table:table-cell office:value-type="string" calcext:value-type="string">
            <text:p>Gastrite</text:p>
          </table:table-cell>
          <table:table-cell office:value-type="string" calcext:value-type="string">
            <text:p>E36-Zusanli, VC12-Zhongwan, E21-Liangmen, B21-Weishu, B20-Pishu</text:p>
          </table:table-cell>
        </table:table-row>
        <table:table-row table:style-name="ro1">
          <table:table-cell table:number-columns-repeated="2"/>
        </table:table-row>
        <table:table-row table:style-name="ro1">
          <table:table-cell office:value-type="string" calcext:value-type="string">
            <text:p>Gastroespasmo</text:p>
          </table:table-cell>
          <table:table-cell office:value-type="string" calcext:value-type="string">
            <text:p>VC13-Shangwan, VC15-Jiuwei, E34-Liangqiu, BP4-Gongsun</text:p>
          </table:table-cell>
        </table:table-row>
        <table:table-row table:style-name="ro1">
          <table:table-cell table:number-columns-repeated="2"/>
        </table:table-row>
        <table:table-row table:style-name="ro1">
          <table:table-cell office:value-type="string" calcext:value-type="string">
            <text:p>Glaucoma</text:p>
          </table:table-cell>
          <table:table-cell office:value-type="string" calcext:value-type="string">
            <text:p>VB20-Fengchi, VB14-Yangbai, VB41-Zulinqi</text:p>
          </table:table-cell>
        </table:table-row>
        <table:table-row table:style-name="ro1">
          <table:table-cell table:number-columns-repeated="2"/>
        </table:table-row>
        <table:table-row table:style-name="ro1">
          <table:table-cell office:value-type="string" calcext:value-type="string">
            <text:p>Glomerunefrite</text:p>
          </table:table-cell>
          <table:table-cell office:value-type="string" calcext:value-type="string">
            <text:p>B11-Dashu, B15-Xinshu, B23-Shenshu, BP6-Sanyinjiao</text:p>
          </table:table-cell>
        </table:table-row>
        <table:table-row table:style-name="ro1">
          <table:table-cell table:number-columns-repeated="2"/>
        </table:table-row>
        <table:table-row table:style-name="ro1">
          <table:table-cell office:value-type="string" calcext:value-type="string">
            <text:p>Glomerunefrite comHipertensao arterial</text:p>
          </table:table-cell>
          <table:table-cell office:value-type="string" calcext:value-type="string">
            <text:p>B11-Dashu, B15-Xinshu, B23-Shenshu, BP6-Sanyinjiao, E9-Renying</text:p>
          </table:table-cell>
        </table:table-row>
        <table:table-row table:style-name="ro1">
          <table:table-cell table:number-columns-repeated="2"/>
        </table:table-row>
        <table:table-row table:style-name="ro1">
          <table:table-cell office:value-type="string" calcext:value-type="string">
            <text:p>Glomeronefrite com edema</text:p>
          </table:table-cell>
          <table:table-cell office:value-type="string" calcext:value-type="string">
            <text:p>B11-Dashu, B15-Xinshu, B23-Shenshu, BP6-Sanyinjiao,BP9-Yinlingquan,R3-Taixi</text:p>
          </table:table-cell>
        </table:table-row>
        <table:table-row table:style-name="ro1">
          <table:table-cell table:number-columns-repeated="2"/>
        </table:table-row>
        <table:table-row table:style-name="ro1">
          <table:table-cell office:value-type="string" calcext:value-type="string">
            <text:p>Gravidez Vomitos</text:p>
          </table:table-cell>
          <table:table-cell office:value-type="string" calcext:value-type="string">
            <text:p>E36, CS6, VC13. Auricula: Figado, Estomago, shenmen, simpatico.</text:p>
          </table:table-cell>
        </table:table-row>
        <table:table-row table:style-name="ro1">
          <table:table-cell table:number-columns-repeated="2"/>
        </table:table-row>
        <table:table-row table:style-name="ro1">
          <table:table-cell office:value-type="string" calcext:value-type="string">
            <text:p>Gripe</text:p>
          </table:table-cell>
          <table:table-cell office:value-type="string" calcext:value-type="string">
            <text:p>Resfriado Vento-frio: P7-Lieque, B12-Fengmen, VB20-Fengchi, IG4-Hegu - Vento-Frio - dor de cabeca, dor nos membros, temor ao frio, febre ou sem febre. Resfriado Vento-Calor: VG14-Dazhui, IG11-Quchi, P10-Yuji, Waiguan-TA5- Vento -Calor- febre com sudorese, tosse com catarro pegajoso, dor de garganta,sede.</text:p>
          </table:table-cell>
        </table:table-row>
        <table:table-row table:style-name="ro1">
          <table:table-cell/>
          <table:table-cell office:value-type="string" calcext:value-type="string">
            <text:p>H</text:p>
          </table:table-cell>
        </table:table-row>
        <table:table-row table:style-name="ro1">
          <table:table-cell office:value-type="string" calcext:value-type="string">
            <text:p>H</text:p>
          </table:table-cell>
          <table:table-cell office:value-type="string" calcext:value-type="string">
            <text:p>H,I,J</text:p>
          </table:table-cell>
        </table:table-row>
        <table:table-row table:style-name="ro1">
          <table:table-cell office:value-type="string" calcext:value-type="string">
            <text:p>H,I,J</text:p>
          </table:table-cell>
          <table:table-cell/>
        </table:table-row>
        <table:table-row table:style-name="ro1">
          <table:table-cell office:value-type="string" calcext:value-type="string">
            <text:p>Hemorroida</text:p>
          </table:table-cell>
          <table:table-cell office:value-type="string" calcext:value-type="string">
            <text:p>1)B57-Chengshan, B36-Chengfu, VG1-Changqiang, B32-Ciliao 2)PTOS VG1 B30 B57 ERBAI-EXTRA PTOS B54 SE INCHACO E DOR NO ANUS PTOS BP10 B24 SE SANGRAMENTO PTOS B25 E25 SE OBSTIPACAO CONSTIPACAO AURICULO - PORCAO INF DO RETO,SHENMEN,CEREBRO</text:p>
          </table:table-cell>
        </table:table-row>
        <table:table-row table:style-name="ro1">
          <table:table-cell table:number-columns-repeated="2"/>
        </table:table-row>
        <table:table-row table:style-name="ro1">
          <table:table-cell office:value-type="string" calcext:value-type="string">
            <text:p>Hemiparesia no baço – AVC</text:p>
          </table:table-cell>
          <table:table-cell office:value-type="string" calcext:value-type="string">
            <text:p>VG14-Dazhui, B23-Shenshu, IG15-Jianyu, TA14-Jianliao, IG11-Quchi, TA5-Wa</text:p>
          </table:table-cell>
        </table:table-row>
        <table:table-row table:style-name="ro1">
          <table:table-cell table:number-columns-repeated="2"/>
        </table:table-row>
        <table:table-row table:style-name="ro1">
          <table:table-cell office:value-type="string" calcext:value-type="string">
            <text:p>Hemiparesia – Problema na língua</text:p>
          </table:table-cell>
          <table:table-cell office:value-type="string" calcext:value-type="string">
            <text:p>VC23-Lianquan, VG15-Yamen, CS6-Neiguan, C5-Tongli</text:p>
          </table:table-cell>
        </table:table-row>
        <table:table-row table:style-name="ro1">
          <table:table-cell table:number-columns-repeated="2"/>
        </table:table-row>
        <table:table-row table:style-name="ro1">
          <table:table-cell office:value-type="string" calcext:value-type="string">
            <text:p>Hernia</text:p>
          </table:table-cell>
          <table:table-cell office:value-type="string" calcext:value-type="string">
            <text:p>R1-Yongquan, F1-Dadun, E30-Qichong, B29-Zhonglushu</text:p>
          </table:table-cell>
        </table:table-row>
        <table:table-row table:style-name="ro1">
          <table:table-cell table:number-columns-repeated="2"/>
        </table:table-row>
        <table:table-row table:style-name="ro1">
          <table:table-cell office:value-type="string" calcext:value-type="string">
            <text:p>Herpes Zoster</text:p>
          </table:table-cell>
          <table:table-cell office:value-type="string" calcext:value-type="string">
            <text:p>B18-Ganshu, B17-Geshu, TA6-Zhigou, BP10-Xuehai, VB34-Yanglingquan</text:p>
          </table:table-cell>
        </table:table-row>
        <table:table-row table:style-name="ro1">
          <table:table-cell table:number-columns-repeated="2"/>
        </table:table-row>
        <table:table-row table:style-name="ro1">
          <table:table-cell office:value-type="string" calcext:value-type="string">
            <text:p>Hidronefrose</text:p>
          </table:table-cell>
          <table:table-cell office:value-type="string" calcext:value-type="string">
            <text:p>B23-Shengshu e pontos de hidropsia</text:p>
          </table:table-cell>
        </table:table-row>
        <table:table-row table:style-name="ro1">
          <table:table-cell table:number-columns-repeated="2"/>
        </table:table-row>
        <table:table-row table:style-name="ro1">
          <table:table-cell office:value-type="string" calcext:value-type="string">
            <text:p>Hipertensao com Dor de Cabeça</text:p>
          </table:table-cell>
          <table:table-cell office:value-type="string" calcext:value-type="string">
            <text:p>IG11-Quchi, E9-Renying, Taiyang</text:p>
          </table:table-cell>
        </table:table-row>
        <table:table-row table:style-name="ro1">
          <table:table-cell table:number-columns-repeated="2"/>
        </table:table-row>
        <table:table-row table:style-name="ro1">
          <table:table-cell office:value-type="string" calcext:value-type="string">
            <text:p>Hipertensao com vertigem</text:p>
          </table:table-cell>
          <table:table-cell office:value-type="string" calcext:value-type="string">
            <text:p>IG11-Quchi, E9-Renying, Ex-Yintang, VG20-Baihui</text:p>
          </table:table-cell>
        </table:table-row>
        <table:table-row table:style-name="ro1">
          <table:table-cell table:number-columns-repeated="2"/>
        </table:table-row>
        <table:table-row table:style-name="ro1">
          <table:table-cell office:value-type="string" calcext:value-type="string">
            <text:p>Hipertensao arterial</text:p>
          </table:table-cell>
          <table:table-cell office:value-type="string" calcext:value-type="string">
            <text:p>1-IG11-Quchi, E36-Zusanli, associar: F3-Taichong se Fogo de Figado R3-Taixi se Def de Yin do F e R IG4-Hegu,VB40-Fengchi se enjoo, distensao e dor de cabeca C7-Shenmen, BP6-Sanyinjiao se Insonia CS6-Neiguan, B15-Xinshu se Taquicardia E40-Fenglong - se Umidade Calor 2-VB20-Fengchi, IG11-Quchi, IG4-Hegu Adicionar F3 F2 TAIYANG-EXTRA Se HIPERATIVIDADE YANG DO FIGADO Adicionar E40 SE DISTURBIO ASCENDENTE DE MUCOSIDADE Adicionar BP6 F3 R3 SE YIN DEFICIENTE E HIPERATIVIDADE DE YANG Adicionar B23 VC4 BP6 SE YIN E YANG DEFICIENTES Adicionar C7 SE PALPITACAO E INSONIA Adicionar CS6 SE NAUSEA E VOMITO Adicionar BP9 SE EDEMA DOS MEMBROS INFERIORES 3-F3-Taichong, IG11-Quchi, R3-Taixi, VB20-Fengchi AURICULO - CEREBRO,FIM HELIX CRU INF,SHENMEN,CORACAO, SULCO HIPOTENSOR,FIGADO,RIM ou IG11-Quchi, E9-Renying ou E9, CS6 ou IG11, Ex-Yintang, E36 ou VB20, E36, F3. 4-Pontos Principais: VB20, IG11, E36,F3. Pontos complementares: F2 , VB34, Ex-Taiyang e TA17 (se cefaleia, tontura, rubor facial, olhos vermelhos). Acrescentar C7, BP6, Ex-Anmian2 e R3 (se Vazio do Yin do Rim). Acrescentar BP9, E40 e CS6 (se fleuma e umidade). Acrescentar VC4 e VC6 (se vazio de Yang, com Moxa). Auricula: Subcortex, Sulco hipotensor, Shenmen, Coração, Simpático. 5) C7, CS7, R2, E36. 6) VB20 (Fengchi), Ex-Taiyang, Ex-Yintang, Ex-Sishencong, Ex-Anmian 7) VG20 (Bahui), F3(Taichong), R3(Taixi). 8) IG11, E36, IGI4, E9, VC6, BP6. 9)R7/T, VB20/T, C7/S, IG11/T, E36/H, F3/H.</text:p>
          </table:table-cell>
        </table:table-row>
        <table:table-row table:style-name="ro1">
          <table:table-cell table:number-columns-repeated="2"/>
        </table:table-row>
        <table:table-row table:style-name="ro1">
          <table:table-cell office:value-type="string" calcext:value-type="string">
            <text:p>Hipertireoidismo com Palpitacao</text:p>
          </table:table-cell>
          <table:table-cell office:value-type="string" calcext:value-type="string">
            <text:p>Fengchi, Jingjaji(ambos os lados das vertebras cervicais), Ganshu, Shenmen, Jianshi</text:p>
          </table:table-cell>
        </table:table-row>
        <table:table-row table:style-name="ro1">
          <table:table-cell table:number-columns-repeated="2"/>
        </table:table-row>
        <table:table-row table:style-name="ro1">
          <table:table-cell office:value-type="string" calcext:value-type="string">
            <text:p>Hipertireoidismo com hidrose</text:p>
          </table:table-cell>
          <table:table-cell office:value-type="string" calcext:value-type="string">
            <text:p>VB20-Fengchi, Jingjaji(ambos os lados das vertebras cervicais), B18-Ganshu, R7-Fuliu</text:p>
          </table:table-cell>
        </table:table-row>
        <table:table-row table:style-name="ro1">
          <table:table-cell table:number-columns-repeated="2"/>
        </table:table-row>
        <table:table-row table:style-name="ro1">
          <table:table-cell office:value-type="string" calcext:value-type="string">
            <text:p>Hemorragia uterina disfuncional</text:p>
          </table:table-cell>
          <table:table-cell office:value-type="string" calcext:value-type="string">
            <text:p>BP1-Yinbai, BP10-Xuehai, E36-Zusanli, BP6-Sanyinjiao, F3-Taichong</text:p>
          </table:table-cell>
        </table:table-row>
        <table:table-row table:style-name="ro1">
          <table:table-cell table:number-columns-repeated="2"/>
        </table:table-row>
        <table:table-row table:style-name="ro1">
          <table:table-cell office:value-type="string" calcext:value-type="string">
            <text:p>Hipertireoidismo</text:p>
          </table:table-cell>
          <table:table-cell office:value-type="string" calcext:value-type="string">
            <text:p>VB20-Fengchi, Jingjaji(ambos os lados das vertebras cervicais), B18-Ganshu</text:p>
          </table:table-cell>
        </table:table-row>
        <table:table-row table:style-name="ro1">
          <table:table-cell table:number-columns-repeated="2"/>
        </table:table-row>
        <table:table-row table:style-name="ro1">
          <table:table-cell office:value-type="string" calcext:value-type="string">
            <text:p>Hipertireoidismo do irritacao e rubor facial</text:p>
          </table:table-cell>
          <table:table-cell office:value-type="string" calcext:value-type="string">
            <text:p>VB20-Fengchi, Jingjaji(ambos os lados das vertebras cervicais), B18-Ganshu, F3-Taichong, B2-Zanzhu, E2-Sibai</text:p>
          </table:table-cell>
        </table:table-row>
        <table:table-row table:style-name="ro1">
          <table:table-cell table:number-columns-repeated="2"/>
        </table:table-row>
        <table:table-row table:style-name="ro1">
          <table:table-cell office:value-type="string" calcext:value-type="string">
            <text:p>Hiperplasia Prostatica</text:p>
          </table:table-cell>
          <table:table-cell office:value-type="string" calcext:value-type="string">
            <text:p>E36-Zusanli, BP6-Sanyinjiao, R3-Taixi, F1-Dadun</text:p>
          </table:table-cell>
        </table:table-row>
        <table:table-row table:style-name="ro1" table:number-rows-repeated="2">
          <table:table-cell table:number-columns-repeated="2"/>
        </table:table-row>
        <table:table-row table:style-name="ro1">
          <table:table-cell office:value-type="string" calcext:value-type="string">
            <text:p>Hiperplasia da Glandula mamaria</text:p>
          </table:table-cell>
          <table:table-cell office:value-type="string" calcext:value-type="string">
            <text:p>E34-Liangqiu (lado afetado), ID11-Tianzong, ID15-Jianzhong, E18-Rugen</text:p>
          </table:table-cell>
        </table:table-row>
        <table:table-row table:style-name="ro1">
          <table:table-cell table:number-columns-repeated="2"/>
        </table:table-row>
        <table:table-row table:style-name="ro1">
          <table:table-cell office:value-type="string" calcext:value-type="string">
            <text:p>Hipotensao arterial</text:p>
          </table:table-cell>
          <table:table-cell office:value-type="string" calcext:value-type="string">
            <text:p>-CS6-Neiguan, VG20-Baihu, Shencong(1polegada a frente, costas, lado esquerdo e direito do VG20-Bahui) ou E9, CS6, F3 ou E36, VC12, Ex- Yintang - C9, CS9, P9, R7, R8 (=BP6)</text:p>
          </table:table-cell>
        </table:table-row>
        <table:table-row table:style-name="ro1">
          <table:table-cell table:number-columns-repeated="2"/>
        </table:table-row>
        <table:table-row table:style-name="ro1">
          <table:table-cell office:value-type="string" calcext:value-type="string">
            <text:p>Hipertrofia das cordas vocais</text:p>
          </table:table-cell>
          <table:table-cell office:value-type="string" calcext:value-type="string">
            <text:p>B11-Dashu, Ex-Panglianquan(entre a proeminencia da laringe e o MEC,nivel de VC23), B23-Shenshu</text:p>
          </table:table-cell>
        </table:table-row>
        <table:table-row table:style-name="ro1">
          <table:table-cell table:number-columns-repeated="2"/>
        </table:table-row>
        <table:table-row table:style-name="ro1">
          <table:table-cell office:value-type="string" calcext:value-type="string">
            <text:p>Hidrosalpinge</text:p>
          </table:table-cell>
          <table:table-cell office:value-type="string" calcext:value-type="string">
            <text:p>B22-Sanjiaoshu, BP12-Chongmen, BP10-Xuehai, BP6-Sanyinjiao</text:p>
          </table:table-cell>
        </table:table-row>
        <table:table-row table:style-name="ro1">
          <table:table-cell table:number-columns-repeated="2"/>
        </table:table-row>
        <table:table-row table:style-name="ro1">
          <table:table-cell office:value-type="string" calcext:value-type="string">
            <text:p>Hemiparesia da perna pos AVC</text:p>
          </table:table-cell>
          <table:table-cell office:value-type="string" calcext:value-type="string">
            <text:p>VB30-Huantiao, VB31-Fengshi,B40- Weizhong, VB39-Xuanzhong, E41-Jiexi, F3-Taichong</text:p>
          </table:table-cell>
        </table:table-row>
        <table:table-row table:style-name="ro1">
          <table:table-cell table:number-columns-repeated="2"/>
        </table:table-row>
        <table:table-row table:style-name="ro1">
          <table:table-cell office:value-type="string" calcext:value-type="string">
            <text:p>Hiperplasia vertebral lombar</text:p>
          </table:table-cell>
          <table:table-cell office:value-type="string" calcext:value-type="string">
            <text:p>ID3-Houxi, IG4- Hegu, Yaojiaji (0,5cun das vertebras lombares)</text:p>
          </table:table-cell>
        </table:table-row>
        <table:table-row table:style-name="ro1">
          <table:table-cell table:number-columns-repeated="2"/>
        </table:table-row>
        <table:table-row table:style-name="ro1">
          <table:table-cell office:value-type="string" calcext:value-type="string">
            <text:p>Hiperemes gravidica</text:p>
          </table:table-cell>
          <table:table-cell office:value-type="string" calcext:value-type="string">
            <text:p>CS6-Neiguan, C7-Shenmen, BP4-Gongsun, F3-Taichong</text:p>
          </table:table-cell>
        </table:table-row>
        <table:table-row table:style-name="ro1">
          <table:table-cell table:number-columns-repeated="2"/>
        </table:table-row>
        <table:table-row table:style-name="ro1">
          <table:table-cell office:value-type="string" calcext:value-type="string">
            <text:p>Histeroptose</text:p>
          </table:table-cell>
          <table:table-cell office:value-type="string" calcext:value-type="string">
            <text:p>Ex-Weibao(6'lateral a VC4 e 3'abaixo de VC8), E29-Guilai, VC6-Qihai, BP6-Sanyinjiao</text:p>
          </table:table-cell>
        </table:table-row>
        <table:table-row table:style-name="ro1">
          <table:table-cell/>
          <table:table-cell office:value-type="string" calcext:value-type="string">
            <text:p>I</text:p>
          </table:table-cell>
        </table:table-row>
        <table:table-row table:style-name="ro1">
          <table:table-cell office:value-type="string" calcext:value-type="string">
            <text:p>I</text:p>
          </table:table-cell>
          <table:table-cell/>
        </table:table-row>
        <table:table-row table:style-name="ro1">
          <table:table-cell office:value-type="string" calcext:value-type="string">
            <text:p>Imunidade</text:p>
          </table:table-cell>
          <table:table-cell office:value-type="string" calcext:value-type="string">
            <text:p>E36,IG4,VG14,BP6,IG11,,VC4,B18,B19,B23,VC6</text:p>
          </table:table-cell>
        </table:table-row>
        <table:table-row table:style-name="ro1">
          <table:table-cell table:number-columns-repeated="2"/>
        </table:table-row>
        <table:table-row table:style-name="ro1">
          <table:table-cell office:value-type="string" calcext:value-type="string">
            <text:p>Impotencia Sexual</text:p>
          </table:table-cell>
          <table:table-cell office:value-type="string" calcext:value-type="string">
            <text:p>BP6-Sanyinjiao, VC3-Zhongji, E36-Zusanli ou B23-Shenshu, VG4-Mingmen, BP6-Sanyinjiao, VC4-Guanyuan, usar Moxa se def do Qi dos Rins</text:p>
          </table:table-cell>
        </table:table-row>
        <table:table-row table:style-name="ro1">
          <table:table-cell table:number-columns-repeated="2"/>
        </table:table-row>
        <table:table-row table:style-name="ro1">
          <table:table-cell office:value-type="string" calcext:value-type="string">
            <text:p>Impotencia sexual 2</text:p>
          </table:table-cell>
          <table:table-cell office:value-type="string" calcext:value-type="string">
            <text:p>B23, VG4, VC2, VC4, BP6, VG3 E PTOS B15 C7 VG20 SE DEFICIENCIA DE XIN E PI E PTOS B28 B32 SE DESCENDENCIA DE UMIDADE-CALOR E AURICULO - GENITALIA EXTERNA,TESTICULO,INTERTRAGO,CEREBRO,SHENMEN</text:p>
          </table:table-cell>
        </table:table-row>
        <table:table-row table:style-name="ro1">
          <table:table-cell table:number-columns-repeated="2"/>
        </table:table-row>
        <table:table-row table:style-name="ro1">
          <table:table-cell office:value-type="string" calcext:value-type="string">
            <text:p>Incontinencia Urinaria</text:p>
          </table:table-cell>
          <table:table-cell office:value-type="string" calcext:value-type="string">
            <text:p>VC6-Qihai, VC3-Zhongji, BP6-Sanyinjiao, B39-Weiyang, B23-Shenshu</text:p>
          </table:table-cell>
        </table:table-row>
        <table:table-row table:style-name="ro1">
          <table:table-cell office:value-type="string" calcext:value-type="string">
            <text:p>VC6-Qihai, VC3-Zhongji, BP6-Sanyinjiao, B39-Weiyang, B23-Shenshu</text:p>
          </table:table-cell>
          <table:table-cell/>
        </table:table-row>
        <table:table-row table:style-name="ro1">
          <table:table-cell table:number-columns-repeated="2"/>
        </table:table-row>
        <table:table-row table:style-name="ro1">
          <table:table-cell office:value-type="string" calcext:value-type="string">
            <text:p>Indigestao infantil</text:p>
          </table:table-cell>
          <table:table-cell office:value-type="string" calcext:value-type="string">
            <text:p>E36-Zusanli, Yaojiaji(lombar)</text:p>
          </table:table-cell>
        </table:table-row>
        <table:table-row table:style-name="ro1">
          <table:table-cell table:number-columns-repeated="2"/>
        </table:table-row>
        <table:table-row table:style-name="ro1">
          <table:table-cell office:value-type="string" calcext:value-type="string">
            <text:p>Inflamacao das trompas</text:p>
          </table:table-cell>
          <table:table-cell office:value-type="string" calcext:value-type="string">
            <text:p>B23-Shenshu, Ciliao, Guanyuan, Zhongji, Zigong, E36-Zusanli, BP6-Sanyinjiao</text:p>
          </table:table-cell>
        </table:table-row>
        <table:table-row table:style-name="ro1">
          <table:table-cell table:number-columns-repeated="2"/>
        </table:table-row>
        <table:table-row table:style-name="ro1">
          <table:table-cell office:value-type="string" calcext:value-type="string">
            <text:p>Inflamacao pelvica</text:p>
          </table:table-cell>
          <table:table-cell office:value-type="string" calcext:value-type="string">
            <text:p>IG11-Quchi, F2-Xingjian, F5-Ligou</text:p>
          </table:table-cell>
        </table:table-row>
        <table:table-row table:style-name="ro1">
          <table:table-cell table:number-columns-repeated="2"/>
        </table:table-row>
        <table:table-row table:style-name="ro1">
          <table:table-cell office:value-type="string" calcext:value-type="string">
            <text:p>Inflamacao do nervo facial (paralisia facial)</text:p>
          </table:table-cell>
          <table:table-cell office:value-type="string" calcext:value-type="string">
            <text:p>IG4-Hegu, E4-Dicang, E6-Jiache, E2-Sibai, TA17-Yifeng, VB14-Yangbai, Taiyang(Ex3)</text:p>
          </table:table-cell>
        </table:table-row>
        <table:table-row table:style-name="ro1">
          <table:table-cell table:number-columns-repeated="2"/>
        </table:table-row>
        <table:table-row table:style-name="ro1">
          <table:table-cell office:value-type="string" calcext:value-type="string">
            <text:p>Infeccao urinaria</text:p>
          </table:table-cell>
          <table:table-cell office:value-type="string" calcext:value-type="string">
            <text:p>Aguda: umidade-calor na bexiga urinária. Sintomas: febre, calafrios, ardor ao urinar, dor lombar ou na parte inferior do abdome, necessidade urgente e freqüente de urinar, língua vermelha com uma crosta espessa amarelada na parte posterior e pulso instável e forte. A fórmula: Long Dan Xie Gan Wan pode funcionar neste estágio. Ou Ba Zheng San ("pó com oito ingredientes usados para tratar os distúrbios urinários"). Pontos Aguda: VC3(Zhongji), BP 9(Yinlingquan),B32(Ciliao) Crônica: Deficiencia do yin do Rim. Pontos: B23, BP6,R3. Pontos secundários: Se edema:VC9,R7 Se febre: VG14,TA5. Auricula: R,B,Occipcio,supra-renal, F,Endocrino. Obs:Lavar bem a vulva e fazer boa higiene na menstruação. Nos bebes trocar frequentemente as fraldas.</text:p>
          </table:table-cell>
        </table:table-row>
        <table:table-row table:style-name="ro1">
          <table:table-cell table:number-columns-repeated="2"/>
        </table:table-row>
        <table:table-row table:style-name="ro1">
          <table:table-cell office:value-type="string" calcext:value-type="string">
            <text:p>Infertilidade feminina-Esterilidade</text:p>
          </table:table-cell>
          <table:table-cell office:value-type="string" calcext:value-type="string">
            <text:p>1)VC4 BP6 E36 ZIGONG-EXTRA E PTOS B23 VC3 SE DEF E FRIO NO JIAO INFERIOR,USAR MOXA E PTOS R6 BP10 B18 SE DEF FIGADO E RIM E PTOS BP9 E40 B33 SE MUCOSIDADE UMIDADE OBSTRUIDA NO UTERO E AURICULO - UTERO,OVARIO,INTERTRAGO,CEREBRO,RIM 2) VG20, VC4, BP6, Bp9, extra MCA-18*, extra NCA-4** (*JaGung: significa literalmente uterus. Localizado no abdomem inferior, 4cun(≒6-8cm) abaixo do cento do umbigo e 3cun(≒ 4.5-6cm) lateral a VC3. ** JeTak: 4:. 4cun(≒6-8cm) lateral a linha média e 2cun(≒3-4cm) superior a borda superior da sinfise púbica.)</text:p>
          </table:table-cell>
        </table:table-row>
        <table:table-row table:style-name="ro1">
          <table:table-cell table:number-columns-repeated="2"/>
        </table:table-row>
        <table:table-row table:style-name="ro1">
          <table:table-cell office:value-type="string" calcext:value-type="string">
            <text:p>Infertilidade Masculina</text:p>
          </table:table-cell>
          <table:table-cell office:value-type="string" calcext:value-type="string">
            <text:p>VC4 B23 VG4 BP6 E36 VC6 B52 VC3 R3 E AURICULO - GENITA EXTERNA,TESTICULO,CEREBR,INTERTRAGO,SHENMEN,RIM</text:p>
          </table:table-cell>
        </table:table-row>
        <table:table-row table:style-name="ro1">
          <table:table-cell table:number-columns-repeated="2"/>
        </table:table-row>
        <table:table-row table:style-name="ro1">
          <table:table-cell office:value-type="string" calcext:value-type="string">
            <text:p>Inflamacao , regulacao</text:p>
          </table:table-cell>
          <table:table-cell office:value-type="string" calcext:value-type="string">
            <text:p>TA5, B23, B52, F8</text:p>
          </table:table-cell>
        </table:table-row>
        <table:table-row table:style-name="ro1">
          <table:table-cell table:number-columns-repeated="2"/>
        </table:table-row>
        <table:table-row table:style-name="ro1">
          <table:table-cell office:value-type="string" calcext:value-type="string">
            <text:p>Intestino delgado, apendice , seco, colon, reto</text:p>
          </table:table-cell>
          <table:table-cell office:value-type="string" calcext:value-type="string">
            <text:p>E36,E25,B25, VC4, VC12, B27, CS6, BP15, E37, Ex-Lanweixue(1' lat a tibia, 2' abaixo de E36, ou 5' abaixo de E35)</text:p>
          </table:table-cell>
        </table:table-row>
        <table:table-row table:style-name="ro1">
          <table:table-cell table:number-columns-repeated="2"/>
        </table:table-row>
        <table:table-row table:style-name="ro1">
          <table:table-cell office:value-type="string" calcext:value-type="string">
            <text:p>Intestino, Hemorragia</text:p>
          </table:table-cell>
          <table:table-cell office:value-type="string" calcext:value-type="string">
            <text:p>VM(TA5, VB41), P9, BP3, B17, B18, B23, B25, B27, VG1, VC4, VC6 Fonte David J. Sussmann</text:p>
          </table:table-cell>
        </table:table-row>
        <table:table-row table:style-name="ro1">
          <table:table-cell table:number-columns-repeated="2"/>
        </table:table-row>
        <table:table-row table:style-name="ro1">
          <table:table-cell office:value-type="string" calcext:value-type="string">
            <text:p>Insolacao</text:p>
          </table:table-cell>
          <table:table-cell office:value-type="string" calcext:value-type="string">
            <text:p>Tipo Leve: VG14(4 (Hegu)Dazhui), IG11(Quchi), IG 4(Hegu), CS6 (Neiguan)- quente, pouco suor, enjoo, dor de cabeca, nausea, sede, pulso macio, Tipo grave: VG20(Baihui), VG26(Renshong), Shixuan (extra), CS3 (Quze), B40 (Weizhong), VB34 (Yanglingquan), B57(Chengshan), VC8 (Shenque), VC4 (Guanjuan)- febre alta, sede, secura nos labios, calor na pele, enjoo, caimbra, convulsao.</text:p>
          </table:table-cell>
        </table:table-row>
        <table:table-row table:style-name="ro1">
          <table:table-cell/>
          <table:table-cell office:value-type="string" calcext:value-type="string">
            <text:p>Insonia</text:p>
          </table:table-cell>
        </table:table-row>
        <table:table-row table:style-name="ro1">
          <table:table-cell office:value-type="string" calcext:value-type="string">
            <text:p>Insonia</text:p>
          </table:table-cell>
          <table:table-cell office:value-type="string" calcext:value-type="string">
            <text:p>1-Ex-Anmian(entre TA17 e VB20), VB20-Fengchi, Ex-Shimian(centro do calcanhar, lado plantar) 2- F3-Taiyuan, Ex-Shi Mian(centro do calcanhar, sola dos pés), P9-Taiyuan, CS6-Neiguan, C7-ShenMen, Ex-SiShenCong, Ex-Scalp(VG20 e 4 pontos em linha horizontal e vertical), Ex-Yintang, Ex-YuYao, Ex-Taiyang, E6-JiaChe, Ex-Anmian 3-C7-Shenmen, BP6-Sanyinjiao, associando: Coracao e Baco afetados: B15-Xinshu, B14-Jueyinshu, B20-Pishu Def de Rins: B15-Xinshu, B23-Shenshu, R3-Taixi Def Coracao e VB: B15-Xinshu, B19-Danshu, CS7-Daling, VB40-Qiuxu Subida do Yang do Figado: B18-Ganshu, CS5-Jianshi, F3-Taichong Disfuncao do Est e Baco: B21-Weishu, E36-Zusanli 4-C7-Shenmen, CS6-Neiguan, BP6-Sanyinjiao 5.Exce sso: Fígado Fogo queima para cima Sharon Zhao F 2: Apaga Fogo do Fígado VB 41: Limpa a cabeça e beneficia os Olhos VB 20: Benefícios da cabeça e dos olhos C 7: Acalma o Espírito 6. Giovanni Maciocia (descreve desarmonia como fígado fogo ardente) F 2: O ponto principal para drenar o Fogo do Fígado F 3: Adicionado porque tem um efeito melhor Mind-calmante do que F2 VB 44: Limpa Fígado e Vesícula biliar Calor e é específico para distúrbios do sono-sonho VB 12 VB20: Subjugar rebelde fígado Qi e promover o sono BP 6: Esfria Sangue e acalma a mente B 18: Regula o Fígado e Apaga Fogo do Fígado VG 24 &amp; VB 13: Forte efeito de acalmar a mente e estabilizar alma eterea nos padrões de fígado. VB 15: Usado em vez de VB 13 Se a mente é muito hiperactiva e a pessoa não consegue parar de pensar obsessivamente B 47: Enraiza a alma Ethereal no Yin do Fígado Yin à noite, promovendo assim o sono B62 (reduzida), B 1 (mesmo), R 6 (reforçado): harmonizar o fluxo do Yin e Yang para os olhos e promover o sono. 7. Fleuma Fogo perturbar a mente Sharon Zhao E40: resolve Fleuma e acalma a mente VC 12: Regular Médio Jiao resolver Fleuma E44: elimina o calor úmido e acalma a mente C7: Acalma o Espírito CS 6: Acalma o Espírito E8: O ponto principal local para resolver Fleuma da cabeça e que promove o sono. 8.Giovanni Maciocia (descreve desarmonia como Fleuma-Calor embotando a Mente) E40: resolve Fleuma e acalma a mente VC12, VC 9, B 20: tonificar o Baço para resolver Fleuma BP 9 &amp; BP 6: Resolver umidade que ajuda a resolver Fleuma. BP 6 também acalma a mente IG 11: resolve Fleuma e elimina o calor E 8: O ponto principal local para resolver Fleuma da cabeça e que promove o sono. VB 12: Promove o sono E 45: Alivia a retenção de alimentos, acalma a mente e promove o sono. Também pode Moxa. BP 1: Muitas vezes combinado com E44, elimina o calor no E &amp; BP, acalma a mente e promove o sono. BP 1 &amp; E 44 combinação também pode ser utilizada para sonhos excessivos e desagradável. PADRÕES DE DEFICIÊNCIA Nos padrões de deficiência, a estratégia de tratamento em grande parte gira em torno de tonificar o órgão deficiente (ou harmonizar dois órgãos nos casos em que mais de um são afetados) usando Mu, Shu, e os pontos de origem. Além do coração e pericárdio Meridianos são quase sempre usados ​​para acalmar a mente ou acalmar o espírito. 9.Rim e coração Desarmonia (fogo vazio Yin Deficiência queima para cima) B 15, B 23: Harmonize Coracao &amp; Rim R 3, R6: Nutrir Yin do Rim CS 7: acalma a mente C 7: Acalma o Espírito 10.Giovanni Maciocia (descreve desarmonia como coração e os rins não harmonizado) C 7: acalma a mente e promove o sono C 6: Limpa coração vazio-Calor CS7: acalma a mente VC 4: Nutre o Yin do Rim e acalma a mente BP 6, R 3, R 6: Nutrir Yin do Rim VC 15: alimenta o coração e acalma a mente B15, B23: Harmonize coração e os rins B44, B 52: harmonizar a mente e força de vontade 11.Coração e Baço Desarmonia Dr. Sharon Zhao BL15, B 20: Harmonize coração e baço BP 6: tonificar o Baço e acalma a mente C 7: Acalma o Espírito 12.Giovanni Maciocia (descreve desarmonia como coração e baço deficiência de sangue) E 36, BP 6, B 20: tonificar o Baço para produzir sangue. BP 6 também acalma a mente. C 7, VC 14: Nutrir Coração do sangue e acalmar a mente B 15: Nutre Coração do sangue e acalma a mente Yintang: acalma a mente e promove o sono, especialmente em condições vazias. 13.Deficiência de coração e vesícula biliar Qi Sharon Zhao B 15, B 19: Harmoniza Coração e da vesícula biliar VB 40: tonifica VB C 7: Acalma o Espírito 14.Giovanni Maciocia (descreve desarmonia como o coração e vesícula biliar Deficiência) C 7, VB 40: Ambos os pontos Fonte, Tonifica coração e vesícula biliar, acalmar a mente e estimular a unidade e assertividade da pessoa. 15.David J. Sussmann VM: R6, P7 Pulmão: P1, P9 Estomago: E21, E36 BP: BP2, BP9 Coraçao: C7 Bexiga: B12, B30, B62(S) TA: TA10 VG: VG19, Vg24 VC: VC6, VC12 Tchang Tienn Tsri: C7, BP6, BP9, BP1, CS6 La Fuye: R6(T), B62(s) 16. R6, B62, VG19 Se atonia geral: E36 e BP2 Se disturbio da funcao gastrica: VC13, TA10 Congestao do torax: P9 Pés frios, mesmo duratne a noite: BP5, R8 Excesso de sono: VB23, VB24, E18, BP5. 17. VB20(H), C7(S), BP6(T), CS6(H), B18 (sangria), E36(H).</text:p>
          </table:table-cell>
        </table:table-row>
        <table:table-row table:style-name="ro1">
          <table:table-cell table:number-columns-repeated="2"/>
        </table:table-row>
        <table:table-row table:style-name="ro1">
          <table:table-cell office:value-type="string" calcext:value-type="string">
            <text:p>Irritacao do canal auditivo extero</text:p>
          </table:table-cell>
          <table:table-cell office:value-type="string" calcext:value-type="string">
            <text:p>VB20-Fengchi, VB2-Tinghui, TA17-Yifeng</text:p>
          </table:table-cell>
        </table:table-row>
        <table:table-row table:style-name="ro1">
          <table:table-cell/>
          <table:table-cell office:value-type="string" calcext:value-type="string">
            <text:p>J,K,L</text:p>
          </table:table-cell>
        </table:table-row>
        <table:table-row table:style-name="ro1">
          <table:table-cell office:value-type="string" calcext:value-type="string">
            <text:p>J,K,L</text:p>
          </table:table-cell>
          <table:table-cell office:value-type="string" calcext:value-type="string">
            <text:p>J</text:p>
          </table:table-cell>
        </table:table-row>
        <table:table-row table:style-name="ro1">
          <table:table-cell office:value-type="string" calcext:value-type="string">
            <text:p>J</text:p>
          </table:table-cell>
          <table:table-cell/>
        </table:table-row>
        <table:table-row table:style-name="ro1">
          <table:table-cell office:value-type="string" calcext:value-type="string">
            <text:p>Joelho – Sindrome Bi</text:p>
          </table:table-cell>
          <table:table-cell office:value-type="string" calcext:value-type="string">
            <text:p>Geral: E35 (Dubi), E34 (Liangqiu), VB34 (Yanglingquan), VB33 (Xiyangquan); Acrescentar se Bi: Migratório: B17 (Geshu), BP10(Xuehai); Dor migratória nas articulaçoes dos membros; Doloroso: B23(Shenshu), VC4 (Guanyuan); Dor Sentida em todo o corpo ou nas articulaçoes de uma determinada região; Fixo: BP5 (Shangqiu), E36 (Zusanli); Intumescimento muscular, artralgia das extremidades; Calor: VG14 (Dazhui), IG11(Quchi); Articulações quentes e edemaciadas.</text:p>
          </table:table-cell>
        </table:table-row>
        <table:table-row table:style-name="ro1">
          <table:table-cell table:number-columns-repeated="2"/>
        </table:table-row>
        <table:table-row table:style-name="ro1">
          <table:table-cell office:value-type="string" calcext:value-type="string">
            <text:p>Joelho – Dor</text:p>
          </table:table-cell>
          <table:table-cell office:value-type="string" calcext:value-type="string">
            <text:p>1)BP9-Yinlingquan, E3-juliao, E31-Biguan, E32-Futu, E33-Yinshi, E34-Liangqiu, E35-Dubi, E45-Lidui. Ervas: Du ZHong, Hai Feng Tang, (Haui) Niu Xi, Huang Bai, JiXue Teng, Lu lu Tong, Lu Rong, Yin Yang Huo 2) R2, ID2, B66, C8 (Su Wen) 3)Ex- Xi Yan, Ex-Heding, BP10 (Xuehai), E34 (Liangqiu), VB34 (Yanglingquan), BP9 (Yinlingquan), E36 (Zusanli) </text:p>
          </table:table-cell>
        </table:table-row>
        <table:table-row table:style-name="ro1">
          <table:table-cell table:number-columns-repeated="2"/>
        </table:table-row>
        <table:table-row table:style-name="ro1">
          <table:table-cell office:value-type="string" calcext:value-type="string">
            <text:p>Joelhp Patela</text:p>
          </table:table-cell>
          <table:table-cell office:value-type="string" calcext:value-type="string">
            <text:p>BP09, BP10,VB33, B40, F8, B11, E30, BP5, Ashi, Pontos Locais</text:p>
          </table:table-cell>
        </table:table-row>
        <table:table-row table:style-name="ro1">
          <table:table-cell table:number-columns-repeated="2"/>
        </table:table-row>
        <table:table-row table:style-name="ro1">
          <table:table-cell office:value-type="string" calcext:value-type="string">
            <text:p>Joelho (fossa poplitea)</text:p>
          </table:table-cell>
          <table:table-cell office:value-type="string" calcext:value-type="string">
            <text:p>VB34,B40,E35,BP9,E36,E34,F8,VB31,Pontos locais, Ex-Xiyan(2 pontos; com o joelho em flexao, um lat ao ligamento patellar [Waixiyan (lateral joelho Olho = E35-Dubi], &amp; um medial a ele [Neixiyan (Joelho interno Olho)</text:p>
          </table:table-cell>
        </table:table-row>
        <table:table-row table:style-name="ro1">
          <table:table-cell table:number-columns-repeated="2"/>
        </table:table-row>
        <table:table-row table:style-name="ro1">
          <table:table-cell office:value-type="string" calcext:value-type="string">
            <text:p>Juntas doloridas</text:p>
          </table:table-cell>
          <table:table-cell office:value-type="string" calcext:value-type="string">
            <text:p>PTOS ASHI IG15 ID10 IG11 VB34 SE DOR ARTICULACAO OMBRO, LADO AFET PTOS ASHI IG11 IG4 TA5 VB34 SE DOR COTOVELO, LADO AFETADO PTOS ASHI TA4 TA5 IG5 ID4 VB40 SE DOR PUNHO, LADO AFETADO PTOS ASHI VB30 BAXIE-EXTRA IG4 ID3 LADO AFET SE DOR JUNTA METACARPO PTOS ASHI SIFENG-EXT IG4 LADO AFET SE DOR JUNTA DOS DEDOS PTOS ASHI VB30 VB29 VB39 LADO AFET SE DOR ARTICULACAO QUADRIL PTOS ASHI XIYAN-EXT E34 VB34 VB33 B40 IG11 LADO AFET SE ART JOELHO PTOS ASHI B62 R6 E41 B60 VB40 TA4 LADO AFET SE DOR JUNTA TORNOZELHO PTOS ASHI BAFENG-EXT E44 F3 LADO AFETADO SE DOR JUNTAS DEDOS PE PTOS VG14 VG12 VG3 JIAJI-EXT ASHI SE DOR NA ESPINHA PTOS VG14 IG11 SE SINDROME PI CALOR PTOS B12 B17 BP10 SE SINDROME PI VENTO PTOS B23 VC4 SE SINDROME PI FRIO PTOS BP9 VC4 SE SINDROME PI UMIDADE AURICULO - PTOS SENSIVEIS,FIM HELIX CR INF,SHENMEN</text:p>
          </table:table-cell>
        </table:table-row>
        <table:table-row table:style-name="ro1">
          <table:table-cell/>
          <table:table-cell office:value-type="string" calcext:value-type="string">
            <text:p>L</text:p>
          </table:table-cell>
        </table:table-row>
        <table:table-row table:style-name="ro1">
          <table:table-cell office:value-type="string" calcext:value-type="string">
            <text:p>L</text:p>
          </table:table-cell>
          <table:table-cell/>
        </table:table-row>
        <table:table-row table:style-name="ro1">
          <table:table-cell office:value-type="string" calcext:value-type="string">
            <text:p>Labilidade psquica (variacao de humor)</text:p>
          </table:table-cell>
          <table:table-cell office:value-type="string" calcext:value-type="string">
            <text:p>Pontos gerais: C3, C5, C7, E36, VC6, VC15, VG4, VG11, VG13, VG16, VG19. Se medo da ribalta ou tensão diante de prova: C3, C5, C7 - pontos principais, acrescentar como reforço: B15, CS6, IG4, VC6, VC15, VB19. Se esgotamento nervoso, estafa, falta de estimulo, cansaço psíquico, irritabilidade, acrescentar: BP2, BP4, BP5, BP6, BP9,F8, B44, CS6 e CS9, VG19. Se medo, especialmente a noite: CS9. Nos pesadelos, no medo de criança: E44.</text:p>
          </table:table-cell>
        </table:table-row>
        <table:table-row table:style-name="ro1">
          <table:table-cell table:number-columns-repeated="2"/>
        </table:table-row>
        <table:table-row table:style-name="ro1">
          <table:table-cell office:value-type="string" calcext:value-type="string">
            <text:p>Lesao em tecido mole(tornozelo)</text:p>
          </table:table-cell>
          <table:table-cell office:value-type="string" calcext:value-type="string">
            <text:p>VB39-Xuanzhong, BP6-Sanyinjiao, B60-Kunlun, R3-Taixi</text:p>
          </table:table-cell>
        </table:table-row>
        <table:table-row table:style-name="ro1">
          <table:table-cell table:number-columns-repeated="2"/>
        </table:table-row>
        <table:table-row table:style-name="ro1">
          <table:table-cell office:value-type="string" calcext:value-type="string">
            <text:p>Lesao em tecido mole (joelho)</text:p>
          </table:table-cell>
          <table:table-cell office:value-type="string" calcext:value-type="string">
            <text:p>Xiyan (Neixiyan-ponto na depressao interna e inferiors a patela, Waixiyan externo=E35), B40-Weizhong, pontos ashi</text:p>
          </table:table-cell>
        </table:table-row>
        <table:table-row table:style-name="ro1">
          <table:table-cell table:number-columns-repeated="2"/>
        </table:table-row>
        <table:table-row table:style-name="ro1">
          <table:table-cell office:value-type="string" calcext:value-type="string">
            <text:p>Lesao por extracao do nervo alveolar (ATM)</text:p>
          </table:table-cell>
          <table:table-cell office:value-type="string" calcext:value-type="string">
            <text:p>IG3-Sanjian, TA17-Yifeng, E7-Xiaguan</text:p>
          </table:table-cell>
        </table:table-row>
        <table:table-row table:style-name="ro1">
          <table:table-cell table:number-columns-repeated="2"/>
        </table:table-row>
        <table:table-row table:style-name="ro1">
          <table:table-cell office:value-type="string" calcext:value-type="string">
            <text:p>Lombar coluna distensao</text:p>
          </table:table-cell>
          <table:table-cell office:value-type="string" calcext:value-type="string">
            <text:p>B37-Yinmen, B40-Weizhong, B23-Shenshu, VG26, ID3-Houxi, e pontos Ashi no dorso</text:p>
          </table:table-cell>
        </table:table-row>
        <table:table-row table:style-name="ro1">
          <table:table-cell table:number-columns-repeated="2"/>
        </table:table-row>
        <table:table-row table:style-name="ro1">
          <table:table-cell office:value-type="string" calcext:value-type="string">
            <text:p>Lombar, sacral, area pelvica desordens</text:p>
          </table:table-cell>
          <table:table-cell office:value-type="string" calcext:value-type="string">
            <text:p>B23,B40,VC4,VB34,VG4,E36,B24,F3,Pontos Ashi, Huatojiaji (0.5' lat a espinha vertebral T1-L5 (17 pares). (Alguns textos: C1-S4, 28 pares)</text:p>
          </table:table-cell>
        </table:table-row>
        <table:table-row table:style-name="ro1">
          <table:table-cell table:number-columns-repeated="2"/>
        </table:table-row>
        <table:table-row table:style-name="ro1">
          <table:table-cell office:value-type="string" calcext:value-type="string">
            <text:p>Lombalgia</text:p>
          </table:table-cell>
          <table:table-cell office:value-type="string" calcext:value-type="string">
            <text:p>1) Geral: B23, B40, pontos Ashi, associar se: . Frio-Umidade: VG16, VG3. .Trauma: B17, B32. . Deficiência dos Rins:VG4, B52, R3. 2)Pontos específicos: ID3, B40, VG4, TA10, Acrescentar pontos da Bexiga: B21, B22, B23, B25, B26 e em seguida B31, VB34, E36 Com irradiação para nádega: VB30. Com irradiação para coxa: R4. Com agravação ao se curvar para frente: BP3.</text:p>
          </table:table-cell>
        </table:table-row>
        <table:table-row table:style-name="ro1">
          <table:table-cell table:number-columns-repeated="2"/>
        </table:table-row>
        <table:table-row table:style-name="ro1">
          <table:table-cell office:value-type="string" calcext:value-type="string">
            <text:p>Lombociatalgia canal VB</text:p>
          </table:table-cell>
          <table:table-cell office:value-type="string" calcext:value-type="string">
            <text:p>B25, VG3, VB30, VB31, Ashi canal VB,</text:p>
          </table:table-cell>
        </table:table-row>
        <table:table-row table:style-name="ro1">
          <table:table-cell table:number-columns-repeated="2"/>
        </table:table-row>
        <table:table-row table:style-name="ro1">
          <table:table-cell office:value-type="string" calcext:value-type="string">
            <text:p>Lumbago -Dor Lombar</text:p>
          </table:table-cell>
          <table:table-cell office:value-type="string" calcext:value-type="string">
            <text:p>.B24-Qihaishu, B25-Dachangshu, VG3-Yaoyangquan, B40-Weizhong-Dor latente e pesada, piora com frio e umidade .B23-Shenshu, B28-Pangguanshu, BP6-Sanyinjiao, BP9-Yinlingquan-Umidade e Calor-Sensacao de Calor e Dor, agravada a pressao, urgencia urinaria .Pontos Ashi, BP10-Xuehai, B40-Weizhong, B60-Kunlun- Estagnacao de Sangue-Aversao a pressao, dor localizada, dificuldade de flexionar .B23-Shenshu, B47-Zishi, R3-TaixiDeficiencia de Rim- Dor latente,melhora com Calor se def Yang e com Frio se Def de Yin .ID3-B62, TA5-VB41, R3, VG4, B18, B23, B52, B42, B44 </text:p>
          </table:table-cell>
        </table:table-row>
        <table:table-row table:style-name="ro1">
          <table:table-cell/>
          <table:table-cell office:value-type="string" calcext:value-type="string">
            <text:p>M,N,O,P</text:p>
          </table:table-cell>
        </table:table-row>
        <table:table-row table:style-name="ro1">
          <table:table-cell office:value-type="string" calcext:value-type="string">
            <text:p>M,N,O,P</text:p>
          </table:table-cell>
          <table:table-cell office:value-type="string" calcext:value-type="string">
            <text:p>M</text:p>
          </table:table-cell>
        </table:table-row>
        <table:table-row table:style-name="ro1">
          <table:table-cell office:value-type="string" calcext:value-type="string">
            <text:p>M</text:p>
          </table:table-cell>
          <table:table-cell/>
        </table:table-row>
        <table:table-row table:style-name="ro1">
          <table:table-cell office:value-type="string" calcext:value-type="string">
            <text:p>Maleolos (Bi Sindrome)</text:p>
          </table:table-cell>
          <table:table-cell office:value-type="string" calcext:value-type="string">
            <text:p>Geral: B62 (Shenmai), R6(Zhaolai), B60(Kunlun), Qiuxu(VB40); Acrescentar se Bi: Migratório: B17 (Geshu), BP10(Xuehai); Dor migratória nas articulaçoes dos membros; Doloroso: B23(Shenshu), VC4 (Guanyuan); Dor Sentida em todo o corpo ou nas articulaçoes de uma determinada região; Fixo: BP5 (Shangqiu), E36 (Zusanli); Intumescimento muscular, artralgia das extremidades; Calor: VG14 (Dazhui), IG11(Quchi); Articulações quentes e edemaciadas.</text:p>
          </table:table-cell>
        </table:table-row>
        <table:table-row table:style-name="ro1">
          <table:table-cell table:number-columns-repeated="2"/>
        </table:table-row>
        <table:table-row table:style-name="ro1">
          <table:table-cell office:value-type="string" calcext:value-type="string">
            <text:p>Mamite Aguda</text:p>
          </table:table-cell>
          <table:table-cell office:value-type="string" calcext:value-type="string">
            <text:p>E18-Rugen, VC17-Tanzhong</text:p>
          </table:table-cell>
        </table:table-row>
        <table:table-row table:style-name="ro1">
          <table:table-cell table:number-columns-repeated="2"/>
        </table:table-row>
        <table:table-row table:style-name="ro1">
          <table:table-cell office:value-type="string" calcext:value-type="string">
            <text:p>Mandibula</text:p>
          </table:table-cell>
          <table:table-cell office:value-type="string" calcext:value-type="string">
            <text:p>E6. E7,IG4,VC24,E5,E4,E36,F3,TA17E44</text:p>
          </table:table-cell>
        </table:table-row>
        <table:table-row table:style-name="ro1">
          <table:table-cell table:number-columns-repeated="2"/>
        </table:table-row>
        <table:table-row table:style-name="ro1">
          <table:table-cell office:value-type="string" calcext:value-type="string">
            <text:p>Mastite</text:p>
          </table:table-cell>
          <table:table-cell office:value-type="string" calcext:value-type="string">
            <text:p>1)Pontos principais:E36 (Zuzanli), E34(Liangqiu), F14 (Qimen), VB21 (Jiajing), CS6 (Neiguan). Pontos secundarios: VC1 I7(Shanzhong), ID1 (Shaoze), e para dor de cabeça e febre IG4 (Hegu), e VB20 (fengshi). Ou 2) Estagnação do QI do Figado: Tratamento: Suavizar Figado, Clarear Calor de Estomago, Promover lacataçao, Dissolver massas. Acupuntura: . VB-21, F-14, PC-6, VC-17, E-18, E-34, E-36 . F-2, F-3, F-4, F-5, F-13,F-14, BP-6, B-18 . F-3,F-14, E-18 .VB-21, VB-41, F-3, VC-17, E-18 Para calafrios e febre: + IG-4, TA-5 Para dor no peito: + E-16 . VB-21, IG-11, PC-6, E-36, B-40 .VB-41, F-3, VC-17, ID-1, E-18, E-36 Auricula: 1. Chest, Adrenal, Shenmen, Subcortex 2. Mamaria Gland, Shenmen, Occiput, Adrenal, Subcortex Para ulcera no peito: VB-41, VB-42, R-21, R-26, IG-8, F-2, PC-7 Para abcesso no peito: VB-21, R-21, F-8, F-2, P-10, BP-12, E-16 Tratamento externo: 1. Massagem (da base para o mamilo) 2. Compressa (Pu Gong Ying) 3. Moxibustão 3) Geral: PC-6, REN-17, SI-1, SJ-10 GB-21, HT-1, KI-22, PC-2, PC-7, REN-17, SI-1, SP-18, ST-16, ST-18, ST-36, UB-18, UB-40, UB-43, UB-44 LI-4, LI-11, REN-17 LI-4, LI-11, REN-17, UB-16 GB-43, LI-8, LU-10, ST-36, SI-1, UB-40 KI-27, PC-7, REN-17, SI-1, UB-40 GB-21, SI-1, SI-11 REN-17, SI-1, SI-11, ST-16 Moxa - 14 cones on LI-4, LI-15, 7-14 cones on LI-7, needle ST-36, ST-38, ST-39 Abscess: GB-41, GB-43, KI-23, LI-8, SP-18, ST-16, ST-18, ST-36, ST-39 Ear: 1. Mammary Gland, Endocrine, Adrenal Gland, Thorax 2. Mammary Gland, Shenmen, Occiput, Adrenal, Subcortex Due to breast feeding: GB-21, LIV-3, PC-3, ST-16, ST-18, ST-37 Early-Stage: Make a paste of Bul. Allii Xie Bai with moxa Late-Stage: Cupping</text:p>
          </table:table-cell>
        </table:table-row>
        <table:table-row table:style-name="ro1">
          <table:table-cell table:number-columns-repeated="2"/>
        </table:table-row>
        <table:table-row table:style-name="ro1">
          <table:table-cell office:value-type="string" calcext:value-type="string">
            <text:p>Medula Espinhal</text:p>
          </table:table-cell>
          <table:table-cell office:value-type="string" calcext:value-type="string">
            <text:p>B11, VG14, VG4, B60, VG15, R7, B10, VG20. E36-Zusanli, R8</text:p>
          </table:table-cell>
        </table:table-row>
        <table:table-row table:style-name="ro1">
          <table:table-cell table:number-columns-repeated="2"/>
        </table:table-row>
        <table:table-row table:style-name="ro1">
          <table:table-cell office:value-type="string" calcext:value-type="string">
            <text:p>Medo</text:p>
          </table:table-cell>
          <table:table-cell office:value-type="string" calcext:value-type="string">
            <text:p>C7-Shenmen, R2-Rangu, R4-Dazhong, ID7-ZhinZheng, E27-Daju.</text:p>
          </table:table-cell>
        </table:table-row>
        <table:table-row table:style-name="ro1">
          <table:table-cell table:number-columns-repeated="2"/>
        </table:table-row>
        <table:table-row table:style-name="ro1">
          <table:table-cell office:value-type="string" calcext:value-type="string">
            <text:p>Memória</text:p>
          </table:table-cell>
          <table:table-cell office:value-type="string" calcext:value-type="string">
            <text:p>1)Memória Pobre: Insuficiência de Coração e Baço Deficiência da Essência dos Rins Tratamento: Fortalecer Baço e Rins e Sangue de Coração Pontos: Shinsengcong, B15, B20, E36, B23, R6. 2) Esquecimento, amnésia C7, VG11, B15, B43,C3, VG20,C9,E36, CS6,Ex-Naoqing(lat da borda da tibia, 2' acima da juncao do dorso do pe e a perna)</text:p>
          </table:table-cell>
        </table:table-row>
        <table:table-row table:style-name="ro1">
          <table:table-cell table:number-columns-repeated="2"/>
        </table:table-row>
        <table:table-row table:style-name="ro1">
          <table:table-cell office:value-type="string" calcext:value-type="string">
            <text:p>Menopausa Climaterio</text:p>
          </table:table-cell>
          <table:table-cell office:value-type="string" calcext:value-type="string">
            <text:p>BP6,VC4,CS6,E36,B18,B23,BP10,IG4,VG26,VC2</text:p>
          </table:table-cell>
        </table:table-row>
        <table:table-row table:style-name="ro1">
          <table:table-cell table:number-columns-repeated="2"/>
        </table:table-row>
        <table:table-row table:style-name="ro1">
          <table:table-cell office:value-type="string" calcext:value-type="string">
            <text:p>Menstruacao irregular</text:p>
          </table:table-cell>
          <table:table-cell office:value-type="string" calcext:value-type="string">
            <text:p>VC6-Qihai, VC4-Guanyuan, BP10-Xuehai, F3-Taichong</text:p>
          </table:table-cell>
        </table:table-row>
        <table:table-row table:style-name="ro1">
          <table:table-cell table:number-columns-repeated="2"/>
        </table:table-row>
        <table:table-row table:style-name="ro1">
          <table:table-cell office:value-type="string" calcext:value-type="string">
            <text:p>Metabolicos pontos</text:p>
          </table:table-cell>
          <table:table-cell office:value-type="string" calcext:value-type="string">
            <text:p>B40-Weizhong, B58, R2, R6, F13, IG2, IG3 e IG4.</text:p>
          </table:table-cell>
        </table:table-row>
        <table:table-row table:style-name="ro1">
          <table:table-cell table:number-columns-repeated="2"/>
        </table:table-row>
        <table:table-row table:style-name="ro1">
          <table:table-cell office:value-type="string" calcext:value-type="string">
            <text:p>Miocardite</text:p>
          </table:table-cell>
          <table:table-cell office:value-type="string" calcext:value-type="string">
            <text:p>VG14-Dazhui, E40-Fenglong, CS6-Neiguan, C7-Shenmen, CS4-Ximen</text:p>
          </table:table-cell>
        </table:table-row>
        <table:table-row table:style-name="ro1">
          <table:table-cell table:number-columns-repeated="2"/>
        </table:table-row>
        <table:table-row table:style-name="ro1">
          <table:table-cell office:value-type="string" calcext:value-type="string">
            <text:p>Miofascite costal- Fiboscite</text:p>
          </table:table-cell>
          <table:table-cell office:value-type="string" calcext:value-type="string">
            <text:p>B23-Shenshu, Ex-Yaoyan(3,5'lateral a VG3, L4-L5), Ex-Yaojiaji (0,5 cun das vertebras lombares)</text:p>
          </table:table-cell>
        </table:table-row>
        <table:table-row table:style-name="ro1">
          <table:table-cell table:number-columns-repeated="2"/>
        </table:table-row>
        <table:table-row table:style-name="ro1">
          <table:table-cell office:value-type="string" calcext:value-type="string">
            <text:p>Miastenia Gravis (todo corpo)</text:p>
          </table:table-cell>
          <table:table-cell office:value-type="string" calcext:value-type="string">
            <text:p>VG14-Dazhui, VG12-Shenzhu, IG11-Quchi, E36-Zusanli, B57-Chengshan</text:p>
          </table:table-cell>
        </table:table-row>
        <table:table-row table:style-name="ro1">
          <table:table-cell table:number-columns-repeated="2"/>
        </table:table-row>
        <table:table-row table:style-name="ro1">
          <table:table-cell office:value-type="string" calcext:value-type="string">
            <text:p>Miastenia Gravis (persistente)</text:p>
          </table:table-cell>
          <table:table-cell office:value-type="string" calcext:value-type="string">
            <text:p>VB20-Fengchi, VC23-Lianquan, VC22-Tiantu</text:p>
          </table:table-cell>
        </table:table-row>
        <table:table-row table:style-name="ro1">
          <table:table-cell table:number-columns-repeated="2"/>
        </table:table-row>
        <table:table-row table:style-name="ro1">
          <table:table-cell office:value-type="string" calcext:value-type="string">
            <text:p>Miastenia gravis (musculo ocular)</text:p>
          </table:table-cell>
          <table:table-cell office:value-type="string" calcext:value-type="string">
            <text:p>B62-Shenmai, VB39-Xuanzhong</text:p>
          </table:table-cell>
        </table:table-row>
        <table:table-row table:style-name="ro1">
          <table:table-cell table:number-columns-repeated="2"/>
        </table:table-row>
        <table:table-row table:style-name="ro1">
          <table:table-cell office:value-type="string" calcext:value-type="string">
            <text:p>Miopia</text:p>
          </table:table-cell>
          <table:table-cell office:value-type="string" calcext:value-type="string">
            <text:p>IG4-Hegu, B2-Zanzhu, TA23-Sizhukong, E1-Chengqi, Ex-Qingming (no nariz na linha de B1)</text:p>
          </table:table-cell>
        </table:table-row>
        <table:table-row table:style-name="ro1">
          <table:table-cell table:number-columns-repeated="2"/>
        </table:table-row>
        <table:table-row table:style-name="ro1">
          <table:table-cell office:value-type="string" calcext:value-type="string">
            <text:p>Musculos em geral, regulaçao</text:p>
          </table:table-cell>
          <table:table-cell office:value-type="string" calcext:value-type="string">
            <text:p>VB34, E36, IG10,IG11, BP6, CS6, B23.</text:p>
          </table:table-cell>
        </table:table-row>
        <table:table-row table:style-name="ro1">
          <table:table-cell table:number-columns-repeated="2"/>
        </table:table-row>
        <table:table-row table:style-name="ro1">
          <table:table-cell office:value-type="string" calcext:value-type="string">
            <text:p>Musculos (Sindrome Bi)</text:p>
          </table:table-cell>
          <table:table-cell office:value-type="string" calcext:value-type="string">
            <text:p>Geral:VB30(Huantiao), VB29 (Juliao), VB39(Xuanzhong); Acrescentar se Sindorme Bi: Migratório: B17 (Geshu), BP10(Xuehai); Dor migratória nas articulaçoes dos membros; Doloroso: B23(Shenshu), VC4 (Guanyuan); Dor Sentida em todo o corpo ou nas articulaçoes de uma determinada região; Fixo: BP5 (Shangqiu), E36 (Zusanli); Intumescimento muscular, artralgia das extremidades; Calor: VG14 (Dazhui), IG11(Quchi); Articulações quentes e edemaciadas.</text:p>
          </table:table-cell>
        </table:table-row>
        <table:table-row table:style-name="ro1">
          <table:table-cell/>
          <table:table-cell office:value-type="string" calcext:value-type="string">
            <text:p>N</text:p>
          </table:table-cell>
        </table:table-row>
        <table:table-row table:style-name="ro1">
          <table:table-cell office:value-type="string" calcext:value-type="string">
            <text:p>N</text:p>
          </table:table-cell>
          <table:table-cell/>
        </table:table-row>
        <table:table-row table:style-name="ro1">
          <table:table-cell office:value-type="string" calcext:value-type="string">
            <text:p>Nariz, sinus, olfato narinas</text:p>
          </table:table-cell>
          <table:table-cell office:value-type="string" calcext:value-type="string">
            <text:p>IG4,IG20, VB20, VG23, IG11,VG14, B7, IG19, E2, Ex-Yintang</text:p>
          </table:table-cell>
        </table:table-row>
        <table:table-row table:style-name="ro1">
          <table:table-cell table:number-columns-repeated="2"/>
        </table:table-row>
        <table:table-row table:style-name="ro1">
          <table:table-cell office:value-type="string" calcext:value-type="string">
            <text:p>Nauseas, vomitos</text:p>
          </table:table-cell>
          <table:table-cell office:value-type="string" calcext:value-type="string">
            <text:p>CS6-Neiguan, C7-Shenmen, BP4-Gongsun, E36-Zuzanli, VC12-Zhongwan</text:p>
          </table:table-cell>
        </table:table-row>
        <table:table-row table:style-name="ro1">
          <table:table-cell table:number-columns-repeated="2"/>
        </table:table-row>
        <table:table-row table:style-name="ro1">
          <table:table-cell office:value-type="string" calcext:value-type="string">
            <text:p>Neurite Optica</text:p>
          </table:table-cell>
          <table:table-cell office:value-type="string" calcext:value-type="string">
            <text:p>B18-Ganshu, B23-Shenshu, VB37-Guangming, Ex-Qingming(nariz no nivel de B1)</text:p>
          </table:table-cell>
        </table:table-row>
        <table:table-row table:style-name="ro1">
          <table:table-cell table:number-columns-repeated="2"/>
        </table:table-row>
        <table:table-row table:style-name="ro1">
          <table:table-cell office:value-type="string" calcext:value-type="string">
            <text:p>Neurodermite</text:p>
          </table:table-cell>
          <table:table-cell office:value-type="string" calcext:value-type="string">
            <text:p>VB20-Fengchi, Ex-Anmian(entre TA17 e VB20), CS6-Neiguan, C7-Shenmen</text:p>
          </table:table-cell>
        </table:table-row>
        <table:table-row table:style-name="ro1">
          <table:table-cell table:number-columns-repeated="2"/>
        </table:table-row>
        <table:table-row table:style-name="ro1">
          <table:table-cell office:value-type="string" calcext:value-type="string">
            <text:p>Nevralgia Intercostal</text:p>
          </table:table-cell>
          <table:table-cell office:value-type="string" calcext:value-type="string">
            <text:p>-CS6-Neiguan, TA6-Zhigou, VB34-Yanglingquan, VB43-Xiaxi - Ponto especifico: P9. Acrescentar B7, VC17, VB30, VB34, C3, VG25, B43. Com espasmo: BP3,IG11, P, Pontos de cruzamentos entre o trajeto da nevralgia e os meridianos.</text:p>
          </table:table-cell>
        </table:table-row>
        <table:table-row table:style-name="ro1">
          <table:table-cell table:number-columns-repeated="2"/>
        </table:table-row>
        <table:table-row table:style-name="ro1">
          <table:table-cell office:value-type="string" calcext:value-type="string">
            <text:p>Neurite multipla (perna)</text:p>
          </table:table-cell>
          <table:table-cell office:value-type="string" calcext:value-type="string">
            <text:p>VB30-Huantiao, B36-Chengfu, VB34-Yanglingquan, BP6-Sanyinjiao</text:p>
          </table:table-cell>
        </table:table-row>
        <table:table-row table:style-name="ro1">
          <table:table-cell table:number-columns-repeated="2"/>
        </table:table-row>
        <table:table-row table:style-name="ro1">
          <table:table-cell office:value-type="string" calcext:value-type="string">
            <text:p>Neurite do nervo cutaneo (lateral coxa)</text:p>
          </table:table-cell>
          <table:table-cell office:value-type="string" calcext:value-type="string">
            <text:p>E31-Biguan, E32-Futu, VB20-Fengchi, E34-Liangqiu</text:p>
          </table:table-cell>
        </table:table-row>
        <table:table-row table:style-name="ro1">
          <table:table-cell table:number-columns-repeated="2"/>
        </table:table-row>
        <table:table-row table:style-name="ro1">
          <table:table-cell office:value-type="string" calcext:value-type="string">
            <text:p>Neurite multipla (braço)</text:p>
          </table:table-cell>
          <table:table-cell office:value-type="string" calcext:value-type="string">
            <text:p>IG15-Jianyu, IG11-Quchi, TA5-Waiguan, IG4-Hegu</text:p>
          </table:table-cell>
        </table:table-row>
        <table:table-row table:style-name="ro1">
          <table:table-cell table:number-columns-repeated="2"/>
        </table:table-row>
        <table:table-row table:style-name="ro1">
          <table:table-cell office:value-type="string" calcext:value-type="string">
            <text:p>Nervalgia do trigemeo (maxila superior)</text:p>
          </table:table-cell>
          <table:table-cell office:value-type="string" calcext:value-type="string">
            <text:p>IG20-Yingxiang, IG19-Heliao ou Dor no primeiro ramo: B2-Zanzhu, VB14-Yangbai, Ex-Yuyao Dor no segundo ramo: E2-Sibai, E3-Juliao, ID18-Quanliao, E7-Xiaguan, IG4-Hegu, IG3-Sanjian, E44-Neiting Dor no terceiro ramo: Ex-Jiachengjiang, E6-Jiache, E7-Xiaguan</text:p>
          </table:table-cell>
        </table:table-row>
        <table:table-row table:style-name="ro1">
          <table:table-cell table:number-columns-repeated="2"/>
        </table:table-row>
        <table:table-row table:style-name="ro1">
          <table:table-cell office:value-type="string" calcext:value-type="string">
            <text:p>Nevralgia cervico braquial</text:p>
          </table:table-cell>
          <table:table-cell office:value-type="string" calcext:value-type="string">
            <text:p>Pontos especificos: IG4, IG10, , IG11, IG15. Acrescentar: TA5, P5. Com irradiacao para o ombro: TA5, B6, ID10, ID14. Com irradiacao para as costas: B13, B43 Com irradiacao para a clavicula: E12 Com irradiacao para a nuca: VB37 Com irradiacao para axila: C3, VB43 Com irradiacao para o cotovelo: TA3</text:p>
          </table:table-cell>
        </table:table-row>
        <table:table-row table:style-name="ro1">
          <table:table-cell table:number-columns-repeated="2"/>
        </table:table-row>
        <table:table-row table:style-name="ro1">
          <table:table-cell office:value-type="string" calcext:value-type="string">
            <text:p>Nevralgia do trigemeo (maxila inferior)</text:p>
          </table:table-cell>
          <table:table-cell office:value-type="string" calcext:value-type="string">
            <text:p>E7-Xiaguan, E4-Dicang, IG4-Hegu, VB20-Fengchi</text:p>
          </table:table-cell>
        </table:table-row>
        <table:table-row table:style-name="ro1">
          <table:table-cell table:number-columns-repeated="2"/>
        </table:table-row>
        <table:table-row table:style-name="ro1">
          <table:table-cell office:value-type="string" calcext:value-type="string">
            <text:p>Nevralgia do trigemeo (regiao dos olhos)</text:p>
          </table:table-cell>
          <table:table-cell office:value-type="string" calcext:value-type="string">
            <text:p>E18-Zanzhu, E8-Touwei</text:p>
          </table:table-cell>
        </table:table-row>
        <table:table-row table:style-name="ro1">
          <table:table-cell/>
          <table:table-cell office:value-type="string" calcext:value-type="string">
            <text:p>O</text:p>
          </table:table-cell>
        </table:table-row>
        <table:table-row table:style-name="ro1">
          <table:table-cell office:value-type="string" calcext:value-type="string">
            <text:p>O</text:p>
          </table:table-cell>
          <table:table-cell/>
        </table:table-row>
        <table:table-row table:style-name="ro1">
          <table:table-cell table:number-columns-repeated="2"/>
        </table:table-row>
        <table:table-row table:style-name="ro1">
          <table:table-cell office:value-type="string" calcext:value-type="string">
            <text:p>Obesidade</text:p>
          </table:table-cell>
          <table:table-cell office:value-type="string" calcext:value-type="string">
            <text:p>1)B20, E36, BP6 ESTIMULO MODERADO DIARIO B21 IG11 IG4 HIPERATIVIDADE BACO E ESTOMAGO EXECSSO ALIMENTo B21 B23 VC6 VC4 SE DEFICIENCIA BACO E ESTOMAGO COM ANOREXIA B23 VG4 R3 SE DEFICIEncia YANG BACO E RIM GORDURA NADEGA E COXA VC12 E34 SE DOR NO ESTOMAGO E POLIFAGIA E25 TA6 SE OBSTIPACAO ASSOCIADA BP9 SE OLIGURIA E EDEMA VC12 SE DISTENSAO ABDOMINAL VG26 VG20 SE SONOLENCIA E AMNESIA VC4, VC3 SE EMISSAO SEMINAL IMPOTENCIA E EJACULAÇAO PRECOCE, MOXA CS6 SE PALPITACAO E RESPIRACAO CURTA VB34, F3 E40 SE HIPERLIPEMIA AURICULO - ESTOMAGO,INTESTINO DELGADO,RIM,SHENMEN,INTERTRAGO, BACO,PONTO DA FOME 2. VC12, E40, BP9, BP6- Acumulo de Fleuma-Saburra pegajosa,pulso escorregadio 3.B20, F13,VC6, BP6, E40-Def do Qi do BP-marca de dente na lingua, respiracao curta 4.B18, B23, F8,BP6,R7-Def Yin do Figado e Yin do Rim-Boca seca,insonia, palpitacao Auriculo: P, BP, R, F, Endocrino, TA ou Auriculo: shenmen, BP, Estomago, Fome, endocrino.</text:p>
          </table:table-cell>
        </table:table-row>
        <table:table-row table:style-name="ro1">
          <table:table-cell table:number-columns-repeated="2"/>
        </table:table-row>
        <table:table-row table:style-name="ro1">
          <table:table-cell office:value-type="string" calcext:value-type="string">
            <text:p>Obstrucao intestinal</text:p>
          </table:table-cell>
          <table:table-cell office:value-type="string" calcext:value-type="string">
            <text:p>E25-Tianshu, B25-Dachangshu</text:p>
          </table:table-cell>
        </table:table-row>
        <table:table-row table:style-name="ro1">
          <table:table-cell table:number-columns-repeated="2"/>
        </table:table-row>
        <table:table-row table:style-name="ro1">
          <table:table-cell office:value-type="string" calcext:value-type="string">
            <text:p>Olhos, visao, palpebras</text:p>
          </table:table-cell>
          <table:table-cell office:value-type="string" calcext:value-type="string">
            <text:p>B1, IG4,VB20, E1, B2, E2, VB14, TA23, B18, Taiyang</text:p>
          </table:table-cell>
        </table:table-row>
        <table:table-row table:style-name="ro1">
          <table:table-cell table:number-columns-repeated="2"/>
        </table:table-row>
        <table:table-row table:style-name="ro1">
          <table:table-cell office:value-type="string" calcext:value-type="string">
            <text:p>Ombro (dor)</text:p>
          </table:table-cell>
          <table:table-cell office:value-type="string" calcext:value-type="string">
            <text:p>.IG15 IG14 IG4 ID9 TA14 JIANQIAN-EXTRA. .C1,C2,IG7,IG9,IG10,IG14,IG15,IG16,P2, ID3, ID5,ID6,ID9,ID10,ID11,ID12,ID13,ID14,ID15,E12,E38.</text:p>
          </table:table-cell>
        </table:table-row>
        <table:table-row table:style-name="ro1">
          <table:table-cell table:number-columns-repeated="2"/>
        </table:table-row>
        <table:table-row table:style-name="ro1">
          <table:table-cell office:value-type="string" calcext:value-type="string">
            <text:p>Ombro (sindrome Bi)</text:p>
          </table:table-cell>
          <table:table-cell office:value-type="string" calcext:value-type="string">
            <text:p>Geral: IG15 (Jianhyu), TA14(Jianliao), ID10(Naoshu); Acrescentar se Bi: Migratório: B17 (Geshu), BP10(Xuehai); Dor migratória nas articulaçoes dos membros; Doloroso: B23(Shenshu), VC4 (Guanyuan); Dor Sentida em todo o corpo ou nas articulaçoes de uma determinada região; Fixo: BP5 (Shangqiu), E36 (Zusanli); Intumescimento muscular, artralgia das extremidades; Calor: VG14 (Dazhui), IG11(Quchi); Articulações quentes e edemaciadas.</text:p>
          </table:table-cell>
        </table:table-row>
        <table:table-row table:style-name="ro1">
          <table:table-cell table:number-columns-repeated="2"/>
        </table:table-row>
        <table:table-row table:style-name="ro1">
          <table:table-cell office:value-type="string" calcext:value-type="string">
            <text:p>Ombro - Periartrite da articulacao do ombro</text:p>
          </table:table-cell>
          <table:table-cell office:value-type="string" calcext:value-type="string">
            <text:p>PTOS E38 IG15 TA14 IG14 IG11 TA5 PTOS ASHI E PTOS P5 P9 SE DOR REGIAO MEDIAL DO OMBRO E PTOS ID3 ID8 SE DOR REGIAO LATERAL DO OMBRO E PTOS IG4 P7 SE DOR REGIAO FRONTAL DO OMBRO E AURICULO - OMBRO,ARTICULACAO OMBRO,APICE INF TRAGO,PTOS ASHI ou IG15, Jiansanzhen (3 pontos do ombro = IG15-Jianyu, Ex-Jianqian-1'acima da prega anterior da axila, Jianhou-1,5'acima da prega posterior da axila), IG11, VB34, E38, pontos Ashi, acrescer: IG16 e ID13 se Miotenossinovite supra espinhal TA14, ID10 se Bursite infra acromial Ex-Jianqian, pontos Ashi se tenossinovite do biceps</text:p>
          </table:table-cell>
        </table:table-row>
        <table:table-row table:style-name="ro1">
          <table:table-cell table:number-columns-repeated="2"/>
        </table:table-row>
        <table:table-row table:style-name="ro1">
          <table:table-cell office:value-type="string" calcext:value-type="string">
            <text:p>Osteomielite aguda</text:p>
          </table:table-cell>
          <table:table-cell office:value-type="string" calcext:value-type="string">
            <text:p>VB20-Fengchi, VG14-Dazhui, VG6-Jizhong, VG3-Yaoyangguan</text:p>
          </table:table-cell>
        </table:table-row>
        <table:table-row table:style-name="ro1">
          <table:table-cell table:number-columns-repeated="2"/>
        </table:table-row>
        <table:table-row table:style-name="ro1">
          <table:table-cell office:value-type="string" calcext:value-type="string">
            <text:p>Otite Media</text:p>
          </table:table-cell>
          <table:table-cell office:value-type="string" calcext:value-type="string">
            <text:p>VB20-Fengchi, TA5-Waiguan, TA3-Zhongzhu, TA21-Ermen, TA17-Yifeng</text:p>
          </table:table-cell>
        </table:table-row>
        <table:table-row table:style-name="ro1">
          <table:table-cell/>
          <table:table-cell office:value-type="string" calcext:value-type="string">
            <text:p>P</text:p>
          </table:table-cell>
        </table:table-row>
        <table:table-row table:style-name="ro1">
          <table:table-cell office:value-type="string" calcext:value-type="string">
            <text:p>P</text:p>
          </table:table-cell>
          <table:table-cell/>
        </table:table-row>
        <table:table-row table:style-name="ro1">
          <table:table-cell office:value-type="string" calcext:value-type="string">
            <text:p>Pancreatite</text:p>
          </table:table-cell>
          <table:table-cell office:value-type="string" calcext:value-type="string">
            <text:p>Ex-Yishu(1,5'lat a T8-T0, 1'de B17), VC15-Jiuwei, VB24-Riyue</text:p>
          </table:table-cell>
        </table:table-row>
        <table:table-row table:style-name="ro1">
          <table:table-cell table:number-columns-repeated="2"/>
        </table:table-row>
        <table:table-row table:style-name="ro1">
          <table:table-cell office:value-type="string" calcext:value-type="string">
            <text:p>Paralisia facial</text:p>
          </table:table-cell>
          <table:table-cell office:value-type="string" calcext:value-type="string">
            <text:p>1) .IG4-Hegu, E4-Dicang, E6-Jiache, E2-Sibai, TA17-Yifeng, VB14-Yangbai, Taiyang(Ex3) .VB20-Fengchi, VB14-Yangbai, B2-Zanzhu, E2-Sibai, E4-Dicang, IG4-Hegu, F3-Taichong, acrescer: e IG20 se superficie do sulco nasolabial e VG26 se Desvio do sulco nasolabial e VC24 se Desvio do sulco mentoniano e TA17,VB2 se dor na apofise mastoidea, tinido .E4-Dicang, E6-Jiache, VB14-Yangbai, B2-Zanzhu, IG20-Yingxiang, E7-Xiaguan, IG4-Hegu, E44-Neiting, QIANZHEN-EXTRA, E VC24 -Chengjiang SE SALIVACAO 2) Ataque por vento frio: Acupuntura e moxa IG4 P7 IG10 Ashi Ataque por vento frio umidade: Acupuntura/moxa/ventosa: IG4 P7 R6 Ashi E8 E40 E36 VC12 BP3 Ataque por deficiência de BaçoPâncreas (xue e wei qi fracos) IG4 P7 Ashi IG10 etc + BP3 BP10 B17 B18 VC17 TA5 Se for agudo: considerar que os músculos ainda estão fortes e não atrofiaram. Tratar com acupuntura e moxa. Principais: IG4 P7 Ashi Se for crônico: com atrofia muscular e frio interno: tratar síndrome wei (atrofia) e aquecer o interior. Moxa e exercícios (estimulação) E36 BP3 Se tiver dor tem que aquecer e mover: BP4 E42 Eletroestimulação Fio vermelho promove o movimento e devolve a função o fio preto promove sedação e analgesia vermelho (positivo) - Ashi ==== preto (negativo) IG11 neste casos pode-se usar vários pontos ashi no rosto todos terminando no mesmo ponto IG11 vermelho (positivo) - IG4 ==== preto (negativo) E36 Aurículo (queremos tonificar portanto inserção superficial) 3 ponto cibernéticos (shen men+rim+simpático) face (vários pontos) BP + E + F Fitoterapia Chinesa Qian Zheng San - Aquece e expele o vento Bu Yang Huang Wu Tang - Nutre o Qi, ativa circulação, atrofia Xiao Juo Luo Dan - rigidez, dores Dang Gui - Nutre o Xue e facilita o movimento Liu Wei Di Huang Wan - paralisia por deficiência congênita</text:p>
          </table:table-cell>
        </table:table-row>
        <table:table-row table:style-name="ro1">
          <table:table-cell table:number-columns-repeated="2"/>
        </table:table-row>
        <table:table-row table:style-name="ro1">
          <table:table-cell office:value-type="string" calcext:value-type="string">
            <text:p>Palpebra caida</text:p>
          </table:table-cell>
          <table:table-cell office:value-type="string" calcext:value-type="string">
            <text:p>B2-Zanzhu, VB14-Yangbai, BP10-Xuehai, B62-Shenmai</text:p>
          </table:table-cell>
        </table:table-row>
        <table:table-row table:style-name="ro1">
          <table:table-cell table:number-columns-repeated="2"/>
        </table:table-row>
        <table:table-row table:style-name="ro1">
          <table:table-cell office:value-type="string" calcext:value-type="string">
            <text:p>Paralisia das cordas vocais</text:p>
          </table:table-cell>
          <table:table-cell office:value-type="string" calcext:value-type="string">
            <text:p>Ex-Waiyuyie(1,3'lateral Esquerda e acima de VC3), Ex-Waijinjin(1,3'lateral Direita e acima de VC3), P10-Yuji, VB20-Fengchi</text:p>
          </table:table-cell>
        </table:table-row>
        <table:table-row table:style-name="ro1">
          <table:table-cell table:number-columns-repeated="2"/>
        </table:table-row>
        <table:table-row table:style-name="ro1">
          <table:table-cell office:value-type="string" calcext:value-type="string">
            <text:p>Paraplegia</text:p>
          </table:table-cell>
          <table:table-cell office:value-type="string" calcext:value-type="string">
            <text:p>B23-Shenshu e ambos os lados da vertebra central danificada</text:p>
          </table:table-cell>
        </table:table-row>
        <table:table-row table:style-name="ro1">
          <table:table-cell table:number-columns-repeated="2"/>
        </table:table-row>
        <table:table-row table:style-name="ro1">
          <table:table-cell office:value-type="string" calcext:value-type="string">
            <text:p>Paraplegia (hemiparesia da perna)</text:p>
          </table:table-cell>
          <table:table-cell office:value-type="string" calcext:value-type="string">
            <text:p>Piguan, E32-Futu, VB30-Huantiao, B37-Yinmen, B40-Weizhong, B60-Kunlun, BP9-Yinlingquan, R3-Taixi</text:p>
          </table:table-cell>
        </table:table-row>
        <table:table-row table:style-name="ro1">
          <table:table-cell table:number-columns-repeated="2"/>
        </table:table-row>
        <table:table-row table:style-name="ro1">
          <table:table-cell office:value-type="string" calcext:value-type="string">
            <text:p>Paraplegia (hemiparesia do braço)</text:p>
          </table:table-cell>
          <table:table-cell office:value-type="string" calcext:value-type="string">
            <text:p>VG14-Dazhui, IG15-Jianyu, IG11-Quchi,ID3- Houxi</text:p>
          </table:table-cell>
        </table:table-row>
        <table:table-row table:style-name="ro1">
          <table:table-cell table:number-columns-repeated="2"/>
        </table:table-row>
        <table:table-row table:style-name="ro1">
          <table:table-cell office:value-type="string" calcext:value-type="string">
            <text:p>Parto prematuro</text:p>
          </table:table-cell>
          <table:table-cell office:value-type="string" calcext:value-type="string">
            <text:p>IG4-Hegu, BP6-Sanyinjiao, B60-Kunlun, B67-Zhiyin</text:p>
          </table:table-cell>
        </table:table-row>
        <table:table-row table:style-name="ro1">
          <table:table-cell table:number-columns-repeated="2"/>
        </table:table-row>
        <table:table-row table:style-name="ro1">
          <table:table-cell office:value-type="string" calcext:value-type="string">
            <text:p>Panico ataque</text:p>
          </table:table-cell>
          <table:table-cell office:value-type="string" calcext:value-type="string">
            <text:p>C6, C7, C9, R24, ID7, BP14, E27.</text:p>
          </table:table-cell>
        </table:table-row>
        <table:table-row table:style-name="ro1">
          <table:table-cell table:number-columns-repeated="2"/>
        </table:table-row>
        <table:table-row table:style-name="ro1">
          <table:table-cell office:value-type="string" calcext:value-type="string">
            <text:p>Pancreas, Diabete Mellitus,Hiper/Hipoglicemia</text:p>
          </table:table-cell>
          <table:table-cell office:value-type="string" calcext:value-type="string">
            <text:p>R2,VC12,B23,E36,BP6,VC4,B20,B18,B17,ex-Yishu, Weiguanxiashu(1.5' lat aT8-T9 espaço; 1' abaixo de B17</text:p>
          </table:table-cell>
        </table:table-row>
        <table:table-row table:style-name="ro1">
          <table:table-cell table:number-columns-repeated="2"/>
        </table:table-row>
        <table:table-row table:style-name="ro1">
          <table:table-cell office:value-type="string" calcext:value-type="string">
            <text:p>Patela</text:p>
          </table:table-cell>
          <table:table-cell office:value-type="string" calcext:value-type="string">
            <text:p>BP9, BP10, VB33, F8, B11, E30, BP5, B40, Pontos Ashi, Pontos locais</text:p>
          </table:table-cell>
        </table:table-row>
        <table:table-row table:style-name="ro1">
          <table:table-cell table:number-columns-repeated="2"/>
        </table:table-row>
        <table:table-row table:style-name="ro1">
          <table:table-cell office:value-type="string" calcext:value-type="string">
            <text:p>Parkinson</text:p>
          </table:table-cell>
          <table:table-cell office:value-type="string" calcext:value-type="string">
            <text:p>1-Deficiencia de Qi e Sangue: E36, BP6,VC4,F8. Sintomas: tremor pronunciado dos membros; tez pálida; olhar fixo; não gosta de falar; rigidez occipital; cãibras nos membros; dificuldade de movimentação; marcha descoordenada; tonturas; visão turva; e suando que piora com o movimento. A língua é pálida, trêmula e inchada, com marcas de dentes; o pulso fino. 2-Fleuma-Calor agitando Vento: E40, VC12, B20, BP6, BP9, F3 Sintomas: obesidade; olhar fixo; nao gosta de exercício; uma sensação de opressão no peito; boca seca; suores; tontura; catarro amarelo; um pescoço e costas rígidas; e um tremor de um membro (o qual pode ser interrompido). A língua é vermelha com um revestimento pegajoso, amarelo; o pulso em rijo, fino e rápido. 3- Deficiencia do Yin do Figado e do Rim: VC4, B23, R3, BP6, B18, F8, F3 Sintomas: corpo magro; tonturas; zumbido; insônia; sonho-sono perturbados; dor de cabeça; suores noturnos; inquietação mental; costas e joelhos doloridos; dormência dos membros; pescoço e costas rígidos; tremor da cabeça; os dentes cerrados e tremor da mandíbula; tremor de longa data de um membro; dificuldade e falta de jeito de andar; um olhar fixo; memória fraca. A língua está em movimento, fina e vermelha, sem um cobertura. O pulso ou é fino e rápido ou flutuante e vazio. 4-Pontos Gerais de Acupuntura para extinguir o Vento: VB 20, IG11, TA5, VB 34 e F 3, adicionar pontos locais das extremidades tais como IG 11, ID11, TA 5 e IG4 para o braco e E31, VB 31, E 36, VB 34, E41 e VB 40 para perna. A linha da escalpo coreana é agulhada no lado oposto do tremor dos membros. 5. Estudo de 2002 pelo Second Clinical College Affiliated to Nanjing University of Traditional Chinese Medicine resultou que a acupunctura era efetiva em implementar resposta auditiva nos pacientes de Parkinson's. Os pontos especificos usados nesse estudo foram VG 20, VB 20, IG 4, BP 6 e F 3 (grupo I) e Si sheng cong, IG11, TA 5, VB 34, E36 e E40 (grupo II); hua tou jia ji de T3-T6, T7-T11 e T12-L3 foram adicionados, e em ambos os grupos foram alternados. Eletrica estimulacao foi usada em Si sheng cong e VB20. Outros pontos usados foram BP 21 e F14, com moxa para sintomas especificos, tais como a a marcada rigidez do pescoco. 6. Outro estudo que usou massagem tuina no yin do pé e agulhou os pontos E42 e BP3 sobre o pé resultou em total restauracao da expressa facial em 24 testes de pacientes com Parkinson's. Auricula: Shen Men, Simpatico, Rim, Coracao, Talamo, Occipcio, SNC, Subcortex . 7) F3, IG4, R5, R7, BP6, VB34, B18, B15, VB20. Reter agulha 10 min por sessão. Eletroacupuntura de 1 Hz por 7 minutos nos pontos: R10, F9, B23, B25. Os pontos B15, F3 e BP6 foram escolhidos pela sua habilidade de tratar depressão e ansiedade. Os pontos F3, R7, B18, e VB34 foram escolhidos pela sua habilidade de tratar flashes de calores e suores paroxisticos. Erva: Yi Gan San ( rebelião do Figado Qi e trata Deficiencia do Sangue do Figado). 8) a) Subida do Vento do Figado: VG20, IG11, IG4, Ex-Zongquan, VB31, VB34, E40, F3. Erva-Lingyang Fen. b)Tetania por Deficiencia do Yin do Figado: VG20, IG11, IG4, F8, E6, R3, F3. 9) F3, R3- Enriquece o Rim, acalma o Figado, tira Vento interior</text:p>
          </table:table-cell>
        </table:table-row>
        <table:table-row table:style-name="ro1">
          <table:table-cell table:number-columns-repeated="2"/>
        </table:table-row>
        <table:table-row table:style-name="ro1">
          <table:table-cell office:value-type="string" calcext:value-type="string">
            <text:p>Peito, torax, costelas, esterno</text:p>
          </table:table-cell>
          <table:table-cell office:value-type="string" calcext:value-type="string">
            <text:p>VB34, CS6, TA6, B18, VC17, B17, F13, B14, F14,B15</text:p>
          </table:table-cell>
        </table:table-row>
        <table:table-row table:style-name="ro1">
          <table:table-cell table:number-columns-repeated="2"/>
        </table:table-row>
        <table:table-row table:style-name="ro1">
          <table:table-cell office:value-type="string" calcext:value-type="string">
            <text:p>Pele</text:p>
          </table:table-cell>
          <table:table-cell office:value-type="string" calcext:value-type="string">
            <text:p>IG11,IG4,BP10,BP6,E36,B40,VG14,B13,VB20,Pontos locais</text:p>
          </table:table-cell>
        </table:table-row>
        <table:table-row table:style-name="ro1">
          <table:table-cell table:number-columns-repeated="2"/>
        </table:table-row>
        <table:table-row table:style-name="ro1">
          <table:table-cell office:value-type="string" calcext:value-type="string">
            <text:p>Perda de Peso</text:p>
          </table:table-cell>
          <table:table-cell office:value-type="string" calcext:value-type="string">
            <text:p>TA5-Waiguan, VB41-Zulinti, CS6-Neiguan, BP4-Gongsun, E40-Fenglong, IG11-Quchi, VC8-Shenque(moxa ou hai hua), VC10-Xiawan, VC5-Shimen, E23-Taiyi, E25-Tanshu, E27-Daju</text:p>
          </table:table-cell>
        </table:table-row>
        <table:table-row table:style-name="ro1">
          <table:table-cell table:number-columns-repeated="2"/>
        </table:table-row>
        <table:table-row table:style-name="ro1">
          <table:table-cell office:value-type="string" calcext:value-type="string">
            <text:p>Perda peso (barriga)</text:p>
          </table:table-cell>
          <table:table-cell office:value-type="string" calcext:value-type="string">
            <text:p>VC4-Guanyuan, VC6-Qihai</text:p>
          </table:table-cell>
        </table:table-row>
        <table:table-row table:style-name="ro1">
          <table:table-cell table:number-columns-repeated="2"/>
        </table:table-row>
        <table:table-row table:style-name="ro1">
          <table:table-cell office:value-type="string" calcext:value-type="string">
            <text:p>Periartrite do ombro (busite)</text:p>
          </table:table-cell>
          <table:table-cell office:value-type="string" calcext:value-type="string">
            <text:p>IG15-Jianyu, C1-Jiquan, B57-Chengshan, E38-Tiaokou</text:p>
          </table:table-cell>
        </table:table-row>
        <table:table-row table:style-name="ro1">
          <table:table-cell table:number-columns-repeated="2"/>
        </table:table-row>
        <table:table-row table:style-name="ro1">
          <table:table-cell office:value-type="string" calcext:value-type="string">
            <text:p>Pesco,o Espinha cervical</text:p>
          </table:table-cell>
          <table:table-cell office:value-type="string" calcext:value-type="string">
            <text:p>VB20,VG14,IG4,B10,ID3,IG11,VB21,VB21,VB39,ID15,Ex-Ashixue(tender point, em musculo, fascia ou outro tecido)</text:p>
          </table:table-cell>
        </table:table-row>
        <table:table-row table:style-name="ro1">
          <table:table-cell table:number-columns-repeated="2"/>
        </table:table-row>
        <table:table-row table:style-name="ro1">
          <table:table-cell office:value-type="string" calcext:value-type="string">
            <text:p>Pielonefrite</text:p>
          </table:table-cell>
          <table:table-cell office:value-type="string" calcext:value-type="string">
            <text:p>VC6-Qihai, VC3-Zhongji, E28-Shuidao, BP9-Yinlingquan, BP6-Sanyinjiao, R3-Taixi, R7-Fuliu</text:p>
          </table:table-cell>
        </table:table-row>
        <table:table-row table:style-name="ro1">
          <table:table-cell table:number-columns-repeated="2"/>
        </table:table-row>
        <table:table-row table:style-name="ro1">
          <table:table-cell office:value-type="string" calcext:value-type="string">
            <text:p>Pneumonia com expectoração abundante</text:p>
          </table:table-cell>
          <table:table-cell office:value-type="string" calcext:value-type="string">
            <text:p>P1-Zhongfu,P2-Yunmen,P5-Chize, P9-Tayuan,B13-Feishu,B43-Gaohuang, E40-Fenglong</text:p>
          </table:table-cell>
        </table:table-row>
        <table:table-row table:style-name="ro1">
          <table:table-cell table:number-columns-repeated="2"/>
        </table:table-row>
        <table:table-row table:style-name="ro1">
          <table:table-cell office:value-type="string" calcext:value-type="string">
            <text:p>Pneumonia com tosse</text:p>
          </table:table-cell>
          <table:table-cell office:value-type="string" calcext:value-type="string">
            <text:p>P1-Zhongfu,P2-Yunmen,P5-Chize, P9-Tayuan,B13-Feishu,B43-Gaohuang, VC22-Tiantu,VC17-Tanzhong</text:p>
          </table:table-cell>
        </table:table-row>
        <table:table-row table:style-name="ro1">
          <table:table-cell table:number-columns-repeated="2"/>
        </table:table-row>
        <table:table-row table:style-name="ro1">
          <table:table-cell office:value-type="string" calcext:value-type="string">
            <text:p>Pneumonia</text:p>
          </table:table-cell>
          <table:table-cell office:value-type="string" calcext:value-type="string">
            <text:p>P5-Chize, P1-Zhongfu, P2-Yunmen, IG11-Quchi, P9-Taiyuan, B43-Gaohuang, B13-Feishu,</text:p>
          </table:table-cell>
        </table:table-row>
        <table:table-row table:style-name="ro1">
          <table:table-cell table:number-columns-repeated="2"/>
        </table:table-row>
        <table:table-row table:style-name="ro1">
          <table:table-cell office:value-type="string" calcext:value-type="string">
            <text:p>Pneumonia infantil</text:p>
          </table:table-cell>
          <table:table-cell office:value-type="string" calcext:value-type="string">
            <text:p>VG14-Dazhui, VG12-Shenzhu, P1-Zhongfu, P2-Yunmen, IG11-Quchi</text:p>
          </table:table-cell>
        </table:table-row>
        <table:table-row table:style-name="ro1">
          <table:table-cell table:number-columns-repeated="2"/>
        </table:table-row>
        <table:table-row table:style-name="ro1">
          <table:table-cell office:value-type="string" calcext:value-type="string">
            <text:p>Pontos de energizacao</text:p>
          </table:table-cell>
          <table:table-cell office:value-type="string" calcext:value-type="string">
            <text:p>E36-Zusanli, VC4-Guanyuan, VC6-Qihai, Yinlingquan, BP6-Sanyinjiao, Gaohuang, VG4-Mingmen, B23-Shenshu</text:p>
          </table:table-cell>
        </table:table-row>
        <table:table-row table:style-name="ro1">
          <table:table-cell table:number-columns-repeated="2"/>
        </table:table-row>
        <table:table-row table:style-name="ro1">
          <table:table-cell office:value-type="string" calcext:value-type="string">
            <text:p>Poliomelite infantil</text:p>
          </table:table-cell>
          <table:table-cell office:value-type="string" calcext:value-type="string">
            <text:p>VB30-Huantiao, B54-Zhibian, B36-Chengfu, B40-Weizhong, B57-Chengshan, VB39-Xuanzhong, BP9-Yinlingquan, BP6-Sayinjiao, E41-Jiexi, B60-Kunlun</text:p>
          </table:table-cell>
        </table:table-row>
        <table:table-row table:style-name="ro1">
          <table:table-cell table:number-columns-repeated="2"/>
        </table:table-row>
        <table:table-row table:style-name="ro1">
          <table:table-cell office:value-type="string" calcext:value-type="string">
            <text:p>Posicao fetal anormal</text:p>
          </table:table-cell>
          <table:table-cell office:value-type="string" calcext:value-type="string">
            <text:p>B67-Shanzhong</text:p>
          </table:table-cell>
        </table:table-row>
        <table:table-row table:style-name="ro1">
          <table:table-cell table:number-columns-repeated="2"/>
        </table:table-row>
        <table:table-row table:style-name="ro1">
          <table:table-cell office:value-type="string" calcext:value-type="string">
            <text:p>Presbiopia</text:p>
          </table:table-cell>
          <table:table-cell office:value-type="string" calcext:value-type="string">
            <text:p>VB37-Guangming, Ex-Yiming(1'atrás de TA17, inferior a borda do processo mastoide)</text:p>
          </table:table-cell>
        </table:table-row>
        <table:table-row table:style-name="ro1">
          <table:table-cell table:number-columns-repeated="2"/>
        </table:table-row>
        <table:table-row table:style-name="ro1">
          <table:table-cell office:value-type="string" calcext:value-type="string">
            <text:p>Pressão arterial, circulação</text:p>
          </table:table-cell>
          <table:table-cell office:value-type="string" calcext:value-type="string">
            <text:p>IG11, E36, F3, VB20, E9, CS6, BP9, CS6 BP6, R1, VC12, C7</text:p>
          </table:table-cell>
        </table:table-row>
        <table:table-row table:style-name="ro1">
          <table:table-cell table:number-columns-repeated="2"/>
        </table:table-row>
        <table:table-row table:style-name="ro1">
          <table:table-cell office:value-type="string" calcext:value-type="string">
            <text:p>Primeiros socorros</text:p>
          </table:table-cell>
          <table:table-cell office:value-type="string" calcext:value-type="string">
            <text:p>VG20, E36,CS6, VB20, F3,VG26, IG4, P11, Ex-Taiyang-Z_09,Ex-Yintang-Z_03</text:p>
          </table:table-cell>
        </table:table-row>
        <table:table-row table:style-name="ro1">
          <table:table-cell table:number-columns-repeated="2"/>
        </table:table-row>
        <table:table-row table:style-name="ro1">
          <table:table-cell office:value-type="string" calcext:value-type="string">
            <text:p>Prolapso dos discos da coluna lombar</text:p>
          </table:table-cell>
          <table:table-cell office:value-type="string" calcext:value-type="string">
            <text:p>B54-Zhibian, B40-Weizhong, B60-Kunlun, B63-Jinmen, B65-Shugu, VB30-Huantiao, VB34-Yanglingquan, VB36-Waiqiu, VB43-Xiaxi, Ex-Yaojiaji(0,5'ao lado de T1-L5)</text:p>
          </table:table-cell>
        </table:table-row>
        <table:table-row table:style-name="ro1">
          <table:table-cell table:number-columns-repeated="2"/>
        </table:table-row>
        <table:table-row table:style-name="ro1">
          <table:table-cell office:value-type="string" calcext:value-type="string">
            <text:p>Prostatite</text:p>
          </table:table-cell>
          <table:table-cell office:value-type="string" calcext:value-type="string">
            <text:p>1)E36-Zusanli, BP6-Sanyinjiao, VC4-Guanyuan, VC3-Zhongji. 2) VC3/S, BP6/T, R7/T.</text:p>
          </table:table-cell>
        </table:table-row>
        <table:table-row table:style-name="ro1">
          <table:table-cell table:number-columns-repeated="2"/>
        </table:table-row>
        <table:table-row table:style-name="ro1">
          <table:table-cell office:value-type="string" calcext:value-type="string">
            <text:p>Prostata</text:p>
          </table:table-cell>
          <table:table-cell office:value-type="string" calcext:value-type="string">
            <text:p>B23, B32, VC1, BP6, B30, VC3, E29, VC4, VG4, B54</text:p>
          </table:table-cell>
        </table:table-row>
        <table:table-row table:style-name="ro1">
          <table:table-cell table:number-columns-repeated="2"/>
        </table:table-row>
        <table:table-row table:style-name="ro1">
          <table:table-cell office:value-type="string" calcext:value-type="string">
            <text:p>Prolapso do anus</text:p>
          </table:table-cell>
          <table:table-cell office:value-type="string" calcext:value-type="string">
            <text:p>VG20-Baihui, VG1-Changqiang, B57-Chengshan</text:p>
          </table:table-cell>
        </table:table-row>
        <table:table-row table:style-name="ro1">
          <table:table-cell table:number-columns-repeated="2"/>
        </table:table-row>
        <table:table-row table:style-name="ro1">
          <table:table-cell office:value-type="string" calcext:value-type="string">
            <text:p>Prurido generico, Eczema</text:p>
          </table:table-cell>
          <table:table-cell office:value-type="string" calcext:value-type="string">
            <text:p>IG11 BP10 IG4 E PTOS E36 BP6 SE CRONICO E AURICULO - PULMAO,APICE INFERIOR DO TRAGO,INTERTRAGO,SHENMEN Prurido genitoanal: VG!, VG2, VG4, VC1, VC3, B31, B34, VB26.</text:p>
          </table:table-cell>
        </table:table-row>
        <table:table-row table:style-name="ro1">
          <table:table-cell table:number-columns-repeated="2"/>
        </table:table-row>
        <table:table-row table:style-name="ro1">
          <table:table-cell office:value-type="string" calcext:value-type="string">
            <text:p>Prurido vulvar</text:p>
          </table:table-cell>
          <table:table-cell office:value-type="string" calcext:value-type="string">
            <text:p>VC3 BP6 B34 E PTOS VC2 F8 SE PRURIDO SEVERO E PTOS F5 SE VAGINITE POR TRICOMONA E AURICULO - SHENMEN,CEREBRO,FIM HELIX CR INF,INTERTR,GEN EXTERNA, FIGADO,BACO,RIM</text:p>
          </table:table-cell>
        </table:table-row>
        <table:table-row table:style-name="ro1">
          <table:table-cell table:number-columns-repeated="2"/>
        </table:table-row>
        <table:table-row table:style-name="ro1">
          <table:table-cell office:value-type="string" calcext:value-type="string">
            <text:p>Psique e desordens mentais</text:p>
          </table:table-cell>
          <table:table-cell office:value-type="string" calcext:value-type="string">
            <text:p>C7, BP6, CS6, E36, VB20, IG4, VG20, F3, B15, VC12</text:p>
          </table:table-cell>
        </table:table-row>
        <table:table-row table:style-name="ro1">
          <table:table-cell table:number-columns-repeated="2"/>
        </table:table-row>
        <table:table-row table:style-name="ro1">
          <table:table-cell office:value-type="string" calcext:value-type="string">
            <text:p>Pulmao Policistico</text:p>
          </table:table-cell>
          <table:table-cell office:value-type="string" calcext:value-type="string">
            <text:p>VC17-Shanzhong, VC22-Tiantu, VC6-Qihai, VC4-Guanyuan, P9-Taiyuan, P10-Yuji, B13-Feishu, VG14-Dazhui, VG12-Shenzhu</text:p>
          </table:table-cell>
        </table:table-row>
        <table:table-row table:style-name="ro1">
          <table:table-cell table:number-columns-repeated="2"/>
        </table:table-row>
        <table:table-row table:style-name="ro1">
          <table:table-cell office:value-type="string" calcext:value-type="string">
            <text:p>Pulmao reumatico</text:p>
          </table:table-cell>
          <table:table-cell office:value-type="string" calcext:value-type="string">
            <text:p>VG14-Dazhui, B13-Feishu,Ex-Dingchan(0,5cun de VG14), B15-Xinshu,B23-Shenshu</text:p>
          </table:table-cell>
        </table:table-row>
        <table:table-row table:style-name="ro1">
          <table:table-cell table:number-columns-repeated="2"/>
        </table:table-row>
        <table:table-row table:style-name="ro1">
          <table:table-cell office:value-type="string" calcext:value-type="string">
            <text:p>Pulmão policístico com palpitação</text:p>
          </table:table-cell>
          <table:table-cell office:value-type="string" calcext:value-type="string">
            <text:p>VC17-Shanzhong, VC22-Tiantu, VC6-Qihai, VC4-Guanyuan, P9-Taiyuan, P10-Yuji, B13-Feishu,VG14-Dazhui, VG12-Shenzhu, CS6-Neiguan, B15-Xinshu</text:p>
          </table:table-cell>
        </table:table-row>
        <table:table-row table:style-name="ro1">
          <table:table-cell table:number-columns-repeated="2"/>
        </table:table-row>
        <table:table-row table:style-name="ro1">
          <table:table-cell office:value-type="string" calcext:value-type="string">
            <text:p>Punhos, sindrome Bi</text:p>
          </table:table-cell>
          <table:table-cell office:value-type="string" calcext:value-type="string">
            <text:p>Geral: TA4Yangchi), TA5(Waiguan), IG5(Yangxi), ID4(Wangu); Acrescentar se Bi: Migratório: B17 (Geshu), BP10(Xuehai); Dor migratória nas articulaçoes dos membros; Doloroso: B23(Shenshu), VC4 (Guanyuan); Dor Sentida em todo o corpo ou nas articulaçoes de uma determinada região; Fixo: BP5 (Shangqiu), E36 (Zusanli); Intumescimento muscular, artralgia das extremidades; Calor: VG14 (Dazhui), IG11(Quchi); Articulações quentes e edemaciadas.</text:p>
          </table:table-cell>
        </table:table-row>
        <table:table-row table:style-name="ro1">
          <table:table-cell/>
          <table:table-cell office:value-type="string" calcext:value-type="string">
            <text:p>Q,R,S,T</text:p>
          </table:table-cell>
        </table:table-row>
        <table:table-row table:style-name="ro1">
          <table:table-cell office:value-type="string" calcext:value-type="string">
            <text:p>Q,R,S,T</text:p>
          </table:table-cell>
          <table:table-cell office:value-type="string" calcext:value-type="string">
            <text:p>Q</text:p>
          </table:table-cell>
        </table:table-row>
        <table:table-row table:style-name="ro1">
          <table:table-cell office:value-type="string" calcext:value-type="string">
            <text:p>Q</text:p>
          </table:table-cell>
          <table:table-cell/>
        </table:table-row>
        <table:table-row table:style-name="ro1">
          <table:table-cell office:value-type="string" calcext:value-type="string">
            <text:p>Quadril Sindrome Bi</text:p>
          </table:table-cell>
          <table:table-cell office:value-type="string" calcext:value-type="string">
            <text:p>Geral: B54(Zhibian), B36(Chengfu),VB34(Yanglingquan); Acrescentar se Bi: Migratório: B17 (Geshu), BP10(Xuehai); Dor migratória nas articulaçoes dos membros; Doloroso: B23(Shenshu), VC4 (Guanyuan); Dor Sentida em todo o corpo ou nas articulaçoes de uma determinada região; Fixo: BP5 (Shangqiu), E36 (Zusanli); Intumescimento muscular, artralgia das extremidades; Calor: VG14 (Dazhui), IG11(Quchi); Articulações quentes e edemaciadas.</text:p>
          </table:table-cell>
        </table:table-row>
        <table:table-row table:style-name="ro1">
          <table:table-cell/>
          <table:table-cell office:value-type="string" calcext:value-type="string">
            <text:p>R</text:p>
          </table:table-cell>
        </table:table-row>
        <table:table-row table:style-name="ro1">
          <table:table-cell office:value-type="string" calcext:value-type="string">
            <text:p>R</text:p>
          </table:table-cell>
          <table:table-cell/>
        </table:table-row>
        <table:table-row table:style-name="ro1">
          <table:table-cell office:value-type="string" calcext:value-type="string">
            <text:p>Retencao urinaria</text:p>
          </table:table-cell>
          <table:table-cell office:value-type="string" calcext:value-type="string">
            <text:p>VC6-Qihai, VC3-Zhongji, B28-Panghuangshu, B23-Shenshu, BP9-Yinlingquan, BP6-Sanyinjiao</text:p>
          </table:table-cell>
        </table:table-row>
        <table:table-row table:style-name="ro1">
          <table:table-cell table:number-columns-repeated="2"/>
        </table:table-row>
        <table:table-row table:style-name="ro1">
          <table:table-cell office:value-type="string" calcext:value-type="string">
            <text:p>Refluxo Regurgitacao</text:p>
          </table:table-cell>
          <table:table-cell office:value-type="string" calcext:value-type="string">
            <text:p>B20-Pishu, B21-Weishu, VC12-Zhongwan, F13-Zhongmen, VC4-Guanyuan, E36-Zusanli, Zhongkui-Moxa (def Qi e Frio no BP e Estomago, pela fraqueza do Yang Qi)</text:p>
          </table:table-cell>
        </table:table-row>
        <table:table-row table:style-name="ro1">
          <table:table-cell table:number-columns-repeated="2"/>
        </table:table-row>
        <table:table-row table:style-name="ro1">
          <table:table-cell office:value-type="string" calcext:value-type="string">
            <text:p>Regulaçao geral</text:p>
          </table:table-cell>
          <table:table-cell office:value-type="string" calcext:value-type="string">
            <text:p>CS6, BP6, F8, E36, P7, IG4, VC15, VG19.</text:p>
          </table:table-cell>
        </table:table-row>
        <table:table-row table:style-name="ro1">
          <table:table-cell table:number-columns-repeated="2"/>
        </table:table-row>
        <table:table-row table:style-name="ro1">
          <table:table-cell office:value-type="string" calcext:value-type="string">
            <text:p>Reto, Anus, Prolapso retal</text:p>
          </table:table-cell>
          <table:table-cell office:value-type="string" calcext:value-type="string">
            <text:p>VG20-Moxa, VG1, B25, VC6, E36, B23, B20</text:p>
          </table:table-cell>
        </table:table-row>
        <table:table-row table:style-name="ro1">
          <table:table-cell table:number-columns-repeated="2"/>
        </table:table-row>
        <table:table-row table:style-name="ro1">
          <table:table-cell office:value-type="string" calcext:value-type="string">
            <text:p>Resfriado</text:p>
          </table:table-cell>
          <table:table-cell office:value-type="string" calcext:value-type="string">
            <text:p>VG14-Dazhui, VG12-Shenzu, IG11-Quchi,IG4-Hegu</text:p>
          </table:table-cell>
        </table:table-row>
        <table:table-row table:style-name="ro1">
          <table:table-cell table:number-columns-repeated="2"/>
        </table:table-row>
        <table:table-row table:style-name="ro1">
          <table:table-cell office:value-type="string" calcext:value-type="string">
            <text:p>Resfriado com dor de cabeça</text:p>
          </table:table-cell>
          <table:table-cell office:value-type="string" calcext:value-type="string">
            <text:p>VG14-Dazhui,VG12- Shenzu, IG11-Quchi,IG4-Hegu,Ex-Taiyang,Ex-Yintang, VB20-Fengchi</text:p>
          </table:table-cell>
        </table:table-row>
        <table:table-row table:style-name="ro1">
          <table:table-cell table:number-columns-repeated="2"/>
        </table:table-row>
        <table:table-row table:style-name="ro1">
          <table:table-cell office:value-type="string" calcext:value-type="string">
            <text:p>Resfriado com nariz entupido</text:p>
          </table:table-cell>
          <table:table-cell office:value-type="string" calcext:value-type="string">
            <text:p>VG14-Dazhui, VG12- Shenzu, IG11-Quchi,IG4-Hegu,IG20-Yingxiang</text:p>
          </table:table-cell>
        </table:table-row>
        <table:table-row table:style-name="ro1">
          <table:table-cell table:number-columns-repeated="2"/>
        </table:table-row>
        <table:table-row table:style-name="ro1">
          <table:table-cell office:value-type="string" calcext:value-type="string">
            <text:p>Resfriados (danos) braço</text:p>
          </table:table-cell>
          <table:table-cell office:value-type="string" calcext:value-type="string">
            <text:p>IG11-Quchi, TA5-Waiguan, C3-Shaohai, CS6-Neiguan</text:p>
          </table:table-cell>
        </table:table-row>
        <table:table-row table:style-name="ro1">
          <table:table-cell table:number-columns-repeated="2"/>
        </table:table-row>
        <table:table-row table:style-name="ro1">
          <table:table-cell office:value-type="string" calcext:value-type="string">
            <text:p>Resfriados (danos) perna</text:p>
          </table:table-cell>
          <table:table-cell office:value-type="string" calcext:value-type="string">
            <text:p>B36-Chengfu, VB34-Yanglingquan, B40-Weizhong, BP6-Sanyinjiao</text:p>
          </table:table-cell>
        </table:table-row>
        <table:table-row table:style-name="ro1">
          <table:table-cell table:number-columns-repeated="2"/>
        </table:table-row>
        <table:table-row table:style-name="ro1">
          <table:table-cell office:value-type="string" calcext:value-type="string">
            <text:p>Rinite aguda e cronica</text:p>
          </table:table-cell>
          <table:table-cell office:value-type="string" calcext:value-type="string">
            <text:p>P10-Yuji, IG4-Hegu, IG20-Yingxiang</text:p>
          </table:table-cell>
        </table:table-row>
        <table:table-row table:style-name="ro1">
          <table:table-cell table:number-columns-repeated="2"/>
        </table:table-row>
        <table:table-row table:style-name="ro1">
          <table:table-cell office:value-type="string" calcext:value-type="string">
            <text:p>Rinite Alergica</text:p>
          </table:table-cell>
          <table:table-cell office:value-type="string" calcext:value-type="string">
            <text:p>B23-Shenshu, VG14-Dazhui, VG12-Shenzhu, IG20-Yingxiang</text:p>
          </table:table-cell>
        </table:table-row>
        <table:table-row table:style-name="ro1">
          <table:table-cell table:number-columns-repeated="2"/>
        </table:table-row>
        <table:table-row table:style-name="ro1">
          <table:table-cell office:value-type="string" calcext:value-type="string">
            <text:p>Respiratorio Sistema(traqueia,bronquios,pulmoes,tosse,pneumonia,asma,etc)</text:p>
          </table:table-cell>
          <table:table-cell office:value-type="string" calcext:value-type="string">
            <text:p>B13,VG14,VC22,IG4,P5,P7,VC17,E40,B12,CS6</text:p>
          </table:table-cell>
        </table:table-row>
        <table:table-row table:style-name="ro1">
          <table:table-cell table:number-columns-repeated="2"/>
        </table:table-row>
        <table:table-row table:style-name="ro1">
          <table:table-cell office:value-type="string" calcext:value-type="string">
            <text:p>Ronco</text:p>
          </table:table-cell>
          <table:table-cell office:value-type="string" calcext:value-type="string">
            <text:p>VC12, E25, BP9</text:p>
          </table:table-cell>
        </table:table-row>
        <table:table-row table:style-name="ro1">
          <table:table-cell table:number-columns-repeated="2"/>
        </table:table-row>
        <table:table-row table:style-name="ro1">
          <table:table-cell office:value-type="string" calcext:value-type="string">
            <text:p>Rouquidao</text:p>
          </table:table-cell>
          <table:table-cell office:value-type="string" calcext:value-type="string">
            <text:p>VC22(H), IG18(H), C3(H), IG4(T).</text:p>
          </table:table-cell>
        </table:table-row>
        <table:table-row table:style-name="ro1">
          <table:table-cell/>
          <table:table-cell office:value-type="string" calcext:value-type="string">
            <text:p>S</text:p>
          </table:table-cell>
        </table:table-row>
        <table:table-row table:style-name="ro1">
          <table:table-cell office:value-type="string" calcext:value-type="string">
            <text:p>S</text:p>
          </table:table-cell>
          <table:table-cell/>
        </table:table-row>
        <table:table-row table:style-name="ro1">
          <table:table-cell office:value-type="string" calcext:value-type="string">
            <text:p>Sindrome de Raynaud</text:p>
          </table:table-cell>
          <table:table-cell office:value-type="string" calcext:value-type="string">
            <text:p>IG11-Quchi, TA5-Waiguan, C3-Shaohai, CS6-Neiguan</text:p>
          </table:table-cell>
        </table:table-row>
        <table:table-row table:style-name="ro1">
          <table:table-cell table:number-columns-repeated="2"/>
        </table:table-row>
        <table:table-row table:style-name="ro1">
          <table:table-cell office:value-type="string" calcext:value-type="string">
            <text:p>Sindrome do tunel do carpo</text:p>
          </table:table-cell>
          <table:table-cell office:value-type="string" calcext:value-type="string">
            <text:p>CS7-Daling, Baxie (EX15-nas membranas intedigitais dos cinco dedos), CS6-Neiguan, TA5-Waiguan</text:p>
          </table:table-cell>
        </table:table-row>
        <table:table-row table:style-name="ro1">
          <table:table-cell table:number-columns-repeated="2"/>
        </table:table-row>
        <table:table-row table:style-name="ro1">
          <table:table-cell office:value-type="string" calcext:value-type="string">
            <text:p>Sindrome das vertebras cervicais</text:p>
          </table:table-cell>
          <table:table-cell office:value-type="string" calcext:value-type="string">
            <text:p>VB20-Fengchi, Ex-Jingjiaji(0,5 cun das vertevaras lombares), E12-Quepen, IG16-Jugu, Ex-Yaojiaji (0,5cun das vertebras cervicais)</text:p>
          </table:table-cell>
        </table:table-row>
        <table:table-row table:style-name="ro1">
          <table:table-cell table:number-columns-repeated="2"/>
        </table:table-row>
        <table:table-row table:style-name="ro1">
          <table:table-cell office:value-type="string" calcext:value-type="string">
            <text:p>Sindrome de Guillian Barre(musc respiratorios)</text:p>
          </table:table-cell>
          <table:table-cell office:value-type="string" calcext:value-type="string">
            <text:p>Ex-Dingchuan(0,5cun lateral a VG14), B13- Feishu, IG15-Jianyu, C1-Jiquan, IG11-Quchi, TA5-Waiguan</text:p>
          </table:table-cell>
        </table:table-row>
        <table:table-row table:style-name="ro1">
          <table:table-cell table:number-columns-repeated="2"/>
        </table:table-row>
        <table:table-row table:style-name="ro1">
          <table:table-cell office:value-type="string" calcext:value-type="string">
            <text:p>Sindrome de Guillian Barre(musc membro inferior)</text:p>
          </table:table-cell>
          <table:table-cell office:value-type="string" calcext:value-type="string">
            <text:p>B23-Shenshu, VB30-Huantiao, B36-Chengfu, B37-Yinmen, B40-Weizhong, B57-Chengshan, B60-Kunlun xx</text:p>
          </table:table-cell>
        </table:table-row>
        <table:table-row table:style-name="ro1" table:number-rows-repeated="2">
          <table:table-cell table:number-columns-repeated="2"/>
        </table:table-row>
        <table:table-row table:style-name="ro1">
          <table:table-cell office:value-type="string" calcext:value-type="string">
            <text:p>Soluço - Espasmo do Diafragma</text:p>
          </table:table-cell>
          <table:table-cell office:value-type="string" calcext:value-type="string">
            <text:p>1- CS6-Neiguan, VC12 VC22 E PTOS VC14 LINEITING-EXTRA SE RETENCAO DE ALIMENTO E PTOS VC17 F3 SE ESTAGNACAO DO QI DE GAN E PTOS VC13 E21 SE FRIO NO ESTOMAGO USAR MOXA E PTOS VC6 E36 SE DEFICIENCIA DE QI USAR MOXA E AURICULO - CENTRAL,FIM DA HELIX CRUS INF,ESTOMAGO,SHENMEN 2-CS6-Neiguan, B17-Geshu, E36-Suzanli, VC15-Jiuwei</text:p>
          </table:table-cell>
        </table:table-row>
        <table:table-row table:style-name="ro1">
          <table:table-cell table:number-columns-repeated="2"/>
        </table:table-row>
        <table:table-row table:style-name="ro1">
          <table:table-cell office:value-type="string" calcext:value-type="string">
            <text:p>Sinusite frontal</text:p>
          </table:table-cell>
          <table:table-cell office:value-type="string" calcext:value-type="string">
            <text:p>VB20-Fengchi, IG20-Yingxiang, P10-Yuji</text:p>
          </table:table-cell>
        </table:table-row>
        <table:table-row table:style-name="ro1">
          <table:table-cell table:number-columns-repeated="2"/>
        </table:table-row>
        <table:table-row table:style-name="ro1">
          <table:table-cell office:value-type="string" calcext:value-type="string">
            <text:p>Sindrome de Guillian Barre(musc membro superior)</text:p>
          </table:table-cell>
          <table:table-cell office:value-type="string" calcext:value-type="string">
            <text:p>VG14-Dazhui, IG16-Jugu, E12-Quepen</text:p>
          </table:table-cell>
        </table:table-row>
        <table:table-row table:style-name="ro1">
          <table:table-cell table:number-columns-repeated="2"/>
        </table:table-row>
        <table:table-row table:style-name="ro1">
          <table:table-cell office:value-type="string" calcext:value-type="string">
            <text:p>Sindrome de Meniere</text:p>
          </table:table-cell>
          <table:table-cell office:value-type="string" calcext:value-type="string">
            <text:p>B17-Geshu, VC4-Guanyuan, VC6-Qihai, VG20-Baihui, Ex-Yintang, CS6-Neiguan, C7-Shenmen</text:p>
          </table:table-cell>
        </table:table-row>
        <table:table-row table:style-name="ro1">
          <table:table-cell table:number-columns-repeated="2"/>
        </table:table-row>
        <table:table-row table:style-name="ro1">
          <table:table-cell office:value-type="string" calcext:value-type="string">
            <text:p>Surdez psicologica</text:p>
          </table:table-cell>
          <table:table-cell office:value-type="string" calcext:value-type="string">
            <text:p>TA21-Ermen, TA17-Yifeng, TA3-Zhongzhu, TA5-Waiguan</text:p>
          </table:table-cell>
        </table:table-row>
        <table:table-row table:style-name="ro1">
          <table:table-cell table:number-columns-repeated="2"/>
        </table:table-row>
        <table:table-row table:style-name="ro1">
          <table:table-cell office:value-type="string" calcext:value-type="string">
            <text:p>Suores problema</text:p>
          </table:table-cell>
          <table:table-cell office:value-type="string" calcext:value-type="string">
            <text:p>R7,IG4,C6,ID3,BP2,F2,P8,P10,P11,VG14</text:p>
          </table:table-cell>
        </table:table-row>
        <table:table-row table:style-name="ro1">
          <table:table-cell table:number-columns-repeated="2"/>
        </table:table-row>
        <table:table-row table:style-name="ro1">
          <table:table-cell office:value-type="string" calcext:value-type="string">
            <text:p>Soluço</text:p>
          </table:table-cell>
          <table:table-cell office:value-type="string" calcext:value-type="string">
            <text:p>PTOS PC6 VC12 VC22 E PTOS VC14 LINEITING-EXTRA SE RETENCAO DE ALIMENTO E PTOS VC17 F3 SE ESTAGNACAO DO QI DE GAN E PTOS VC13 E21 SE FRIO NO ESTOMAGO USAR MOXA E PTOS VC6 E36 SE DEFICIENCIA DE QI USAR MOXA E AURICULO - CENTRAL,FIM DA HELIX CRUS INF,ESTOMAGO,SHENMEN</text:p>
          </table:table-cell>
        </table:table-row>
        <table:table-row table:style-name="ro1">
          <table:table-cell/>
          <table:table-cell office:value-type="string" calcext:value-type="string">
            <text:p>T</text:p>
          </table:table-cell>
        </table:table-row>
        <table:table-row table:style-name="ro1">
          <table:table-cell office:value-type="string" calcext:value-type="string">
            <text:p>T</text:p>
          </table:table-cell>
          <table:table-cell/>
        </table:table-row>
        <table:table-row table:style-name="ro1">
          <table:table-cell office:value-type="string" calcext:value-type="string">
            <text:p>Tabagismo</text:p>
          </table:table-cell>
          <table:table-cell office:value-type="string" calcext:value-type="string">
            <text:p>AURICULO - BOCA,TRAQUEIA,PULMAO,INTERTRAGO,SHENMEN AURICCULO - DAR UM PONTO NO DIAFRAGMA FIO 4 TROCAR 1 X SEMANA</text:p>
          </table:table-cell>
        </table:table-row>
        <table:table-row table:style-name="ro1">
          <table:table-cell table:number-columns-repeated="2"/>
        </table:table-row>
        <table:table-row table:style-name="ro1">
          <table:table-cell office:value-type="string" calcext:value-type="string">
            <text:p>Terçol</text:p>
          </table:table-cell>
          <table:table-cell office:value-type="string" calcext:value-type="string">
            <text:p>IG4-Hegu</text:p>
          </table:table-cell>
        </table:table-row>
        <table:table-row table:style-name="ro1">
          <table:table-cell table:number-columns-repeated="2"/>
        </table:table-row>
        <table:table-row table:style-name="ro1">
          <table:table-cell office:value-type="string" calcext:value-type="string">
            <text:p>Tinido</text:p>
          </table:table-cell>
          <table:table-cell office:value-type="string" calcext:value-type="string">
            <text:p>TA17 (Yifeng), VB2 (Tinghui), TA21 (Ermen), ID19 (Tinggong), P7 (Lieque), VB43 (Xiaxi), TA3 (Zhongzhu), F3 (Taichong) and VB40 (Qiuxu).</text:p>
          </table:table-cell>
        </table:table-row>
        <table:table-row table:style-name="ro1">
          <table:table-cell table:number-columns-repeated="2"/>
        </table:table-row>
        <table:table-row table:style-name="ro1">
          <table:table-cell office:value-type="string" calcext:value-type="string">
            <text:p>Tonico efeito</text:p>
          </table:table-cell>
          <table:table-cell office:value-type="string" calcext:value-type="string">
            <text:p>E36,,VC6,VC4,B43,B20,CS6,B23,IG4,BP6,IG11</text:p>
          </table:table-cell>
        </table:table-row>
        <table:table-row table:style-name="ro1">
          <table:table-cell table:number-columns-repeated="2"/>
        </table:table-row>
        <table:table-row table:style-name="ro1">
          <table:table-cell office:value-type="string" calcext:value-type="string">
            <text:p>Torax, peito, costelas, esterno</text:p>
          </table:table-cell>
          <table:table-cell office:value-type="string" calcext:value-type="string">
            <text:p>VB34, CS6, TA6, B18, VC17, B17, F13, B14, F14,B15</text:p>
          </table:table-cell>
        </table:table-row>
        <table:table-row table:style-name="ro1">
          <table:table-cell table:number-columns-repeated="2"/>
        </table:table-row>
        <table:table-row table:style-name="ro1">
          <table:table-cell office:value-type="string" calcext:value-type="string">
            <text:p>Torcicolo</text:p>
          </table:table-cell>
          <table:table-cell office:value-type="string" calcext:value-type="string">
            <text:p>-VG14-Dazui, IG16-Jugu, Ex-Luozhen (EX-25-Dorso da mao entre o 2 e 3 metacarpo, 1 cun do centro da articulacao metacarpo falangeal-lado afetado) - Ponto especifico: ID3. Acrescentar: VG15, VG25. E P5, ID7,ID8, IG3, TA10, B41,B65.</text:p>
          </table:table-cell>
        </table:table-row>
        <table:table-row table:style-name="ro1">
          <table:table-cell table:number-columns-repeated="2"/>
        </table:table-row>
        <table:table-row table:style-name="ro1">
          <table:table-cell office:value-type="string" calcext:value-type="string">
            <text:p>Tosse</text:p>
          </table:table-cell>
          <table:table-cell office:value-type="string" calcext:value-type="string">
            <text:p>-B13(Feishu), P7 (Lieque, IG4 (Hegu) - Fator patogenico exogeno - Vento calor (catarro amarelo, febre ,dor de cabeca), vento-frio( argdor na garganta, sem sudorese) - B13, P9, F13, BP3, E40 - Fator patogenico endogeno (umidade que invade o Pulmao) - catarro pegajoso, anorexia. - B13, P5, VB34, F3 - Fator patogenico endogen o- Fogo do Figado invade o Pulmao - catarro escasso e pegajosos, dor toracica e nos hipocondrios. -VC22(H), VC17(H), P5(S) - Sangria ventosa em P1 e B13.</text:p>
          </table:table-cell>
        </table:table-row>
        <table:table-row table:style-name="ro1">
          <table:table-cell table:number-columns-repeated="2"/>
        </table:table-row>
        <table:table-row table:style-name="ro1">
          <table:table-cell office:value-type="string" calcext:value-type="string">
            <text:p>Tremor</text:p>
          </table:table-cell>
          <table:table-cell office:value-type="string" calcext:value-type="string">
            <text:p>VB20-Fengshi, IG11, IG4-Hegu, Zhongquan(extra), VB31-Fengshi-, VB34-Yanlingquan, E40-Fenglong, F3-Taichong - Subida do Vento de Figado-Tremos severo dos membros superiores, face vermelha,salivacao .VB20-Fengchi, IG11-Quchi, IG4-Hegu,F8-Ququan, BP6-Sanyinjiao, R3-Taixi, F3-Taichong-Defieciencia de Yin-Tremor dos membros, inabilidade de segurar coisas e andar, retardo na locomocao, tinido. Erva: GOU TENG.</text:p>
          </table:table-cell>
        </table:table-row>
        <table:table-row table:style-name="ro1">
          <table:table-cell/>
          <table:table-cell office:value-type="string" calcext:value-type="string">
            <text:p>Tremo da mao</text:p>
          </table:table-cell>
        </table:table-row>
        <table:table-row table:style-name="ro1">
          <table:table-cell office:value-type="string" calcext:value-type="string">
            <text:p>Tremo da mao</text:p>
          </table:table-cell>
          <table:table-cell office:value-type="string" calcext:value-type="string">
            <text:p>.ID9 IG11 VB20 IG10 TA5 IG4 .VG20 VB34 SE CASO CRONICO .AURICULO - FIGADO,CORACAO,RIM,BACO,PUNHO,DEDOS,CEREBRO</text:p>
          </table:table-cell>
        </table:table-row>
        <table:table-row table:style-name="ro1">
          <table:table-cell/>
          <table:table-cell office:value-type="string" calcext:value-type="string">
            <text:p>U,V,W,Y,Z</text:p>
          </table:table-cell>
        </table:table-row>
        <table:table-row table:style-name="ro1">
          <table:table-cell office:value-type="string" calcext:value-type="string">
            <text:p>U,V,W,Y,Z</text:p>
          </table:table-cell>
          <table:table-cell office:value-type="string" calcext:value-type="string">
            <text:p>U</text:p>
          </table:table-cell>
        </table:table-row>
        <table:table-row table:style-name="ro1">
          <table:table-cell office:value-type="string" calcext:value-type="string">
            <text:p>U</text:p>
          </table:table-cell>
          <table:table-cell/>
        </table:table-row>
        <table:table-row table:style-name="ro1">
          <table:table-cell office:value-type="string" calcext:value-type="string">
            <text:p>Ulcera duodenal</text:p>
          </table:table-cell>
          <table:table-cell office:value-type="string" calcext:value-type="string">
            <text:p>E21-Liangmen, E36-Zusanli, F3-Taichong, B21-Weishu</text:p>
          </table:table-cell>
        </table:table-row>
        <table:table-row table:style-name="ro1">
          <table:table-cell table:number-columns-repeated="2"/>
        </table:table-row>
        <table:table-row table:style-name="ro1">
          <table:table-cell office:value-type="string" calcext:value-type="string">
            <text:p>Urticaria</text:p>
          </table:table-cell>
          <table:table-cell office:value-type="string" calcext:value-type="string">
            <text:p>VG14-Dazhui, Yaoshu, IG11-Quchi, E36-Zusanli, Bp10-Xuehai</text:p>
          </table:table-cell>
        </table:table-row>
        <table:table-row table:style-name="ro1">
          <table:table-cell table:number-columns-repeated="2"/>
        </table:table-row>
        <table:table-row table:style-name="ro1">
          <table:table-cell office:value-type="string" calcext:value-type="string">
            <text:p>Ulcera da cornea</text:p>
          </table:table-cell>
          <table:table-cell office:value-type="string" calcext:value-type="string">
            <text:p>Ex-Yiming(1'de TA17 inferior ao processo mastoide), B1-Jingming, B18-Ganshu </text:p>
          </table:table-cell>
        </table:table-row>
        <table:table-row table:style-name="ro1">
          <table:table-cell table:number-columns-repeated="2"/>
        </table:table-row>
        <table:table-row table:style-name="ro1">
          <table:table-cell office:value-type="string" calcext:value-type="string">
            <text:p>Umidade</text:p>
          </table:table-cell>
          <table:table-cell office:value-type="string" calcext:value-type="string">
            <text:p>A Umidade afeta principalmente o Baço, Vesicula Biliar, Bexiga e Intestinos, além do Baço. Os pontos mais importantes para eliminar Umidade são: BP3, BP6 e BP9. E-44 / Neiting Esfria Calor do Estomago e remove obstrução dos Intestinos: para Diarreia e Disenteria por Umidade-Calor. IG-11 / Quchi Esfria Calor e alivia Umidade: para Disenteria por Umidade-Calor e problemas na pele (ex. eczema). BP-9 / Yinlingquan Dispersa Umidade: mais usado para Umidade-Calor que Umidade-Frio - para diarreia e disenteria , descarga vaginal, desordens urinarias por Umidade-Calor. E-36 / Zusanli Fortalece BP e dispersa Umidade. VC-12 / Zhongwan Regula Qi do Estomago e dispersa Umidade. B-20 / Pishu Usado mais para Umidade-Frio para fortalecer Xu BP.</text:p>
          </table:table-cell>
        </table:table-row>
        <table:table-row table:style-name="ro1">
          <table:table-cell office:value-type="string" calcext:value-type="string">
            <text:p>A Umidade afeta principalmente o Baço, Vesicula Biliar, Bexiga e Intestinos, além do Baço. Os pontos mais importantes para eliminar Umidade são: BP3, BP6 e BP9. E-44 / Neiting Esfria Calor do Estomago e remove obstrução dos Intestinos: para Diarreia e Disenteria por Umidade-Calor. IG-11 / Quchi Esfria Calor e alivia Umidade: para Disenteria por Umidade-Calor e problemas na pele (ex. eczema). BP-9 / Yinlingquan Dispersa Umidade: mais usado para Umidade-Calor que Umidade-Frio - para diarreia e disenteria , descarga vaginal, desordens urinarias por Umidade-Calor. E-36 / Zusanli Fortalece BP e dispersa Umidade. VC-12 / Zhongwan Regula Qi do Estomago e dispersa Umidade. B-20 / Pishu Usado mais para Umidade-Frio para fortalecer Xu BP.</text:p>
          </table:table-cell>
          <table:table-cell/>
        </table:table-row>
        <table:table-row table:style-name="ro1">
          <table:table-cell/>
          <table:table-cell office:value-type="string" calcext:value-type="string">
            <text:p>V</text:p>
          </table:table-cell>
        </table:table-row>
        <table:table-row table:style-name="ro1">
          <table:table-cell office:value-type="string" calcext:value-type="string">
            <text:p>V</text:p>
          </table:table-cell>
          <table:table-cell/>
        </table:table-row>
        <table:table-row table:style-name="ro1">
          <table:table-cell office:value-type="string" calcext:value-type="string">
            <text:p>Varizes (braco)</text:p>
          </table:table-cell>
          <table:table-cell office:value-type="string" calcext:value-type="string">
            <text:p>IG11-Quchi, C3-Shaohai</text:p>
          </table:table-cell>
        </table:table-row>
        <table:table-row table:style-name="ro1">
          <table:table-cell table:number-columns-repeated="2"/>
        </table:table-row>
        <table:table-row table:style-name="ro1">
          <table:table-cell office:value-type="string" calcext:value-type="string">
            <text:p>Varizes pernas</text:p>
          </table:table-cell>
          <table:table-cell office:value-type="string" calcext:value-type="string">
            <text:p>VB39-Xuanzhong, BP6-Sanyinjiao </text:p>
          </table:table-cell>
        </table:table-row>
        <table:table-row table:style-name="ro1">
          <table:table-cell table:number-columns-repeated="2"/>
        </table:table-row>
        <table:table-row table:style-name="ro1">
          <table:table-cell office:value-type="string" calcext:value-type="string">
            <text:p>Vertex</text:p>
          </table:table-cell>
          <table:table-cell office:value-type="string" calcext:value-type="string">
            <text:p>VG20, VB20, F3, R1,IG4, B7, VG19, B60,VB11, ID3</text:p>
          </table:table-cell>
        </table:table-row>
        <table:table-row table:style-name="ro1">
          <table:table-cell table:number-columns-repeated="2"/>
        </table:table-row>
        <table:table-row table:style-name="ro1">
          <table:table-cell office:value-type="string" calcext:value-type="string">
            <text:p>Vesicula Biliar, ducto biliar (calculo,inflamacao,obstrucao,etc)</text:p>
          </table:table-cell>
          <table:table-cell office:value-type="string" calcext:value-type="string">
            <text:p>B19,E36,VB34,CS6,VG9,VB24,F3,B18,VB40,Ex-Dannangxue(1' acima de VB34 [Newest Illust HK]; 1" abaixo de VB34 [recentes Beijing textos]</text:p>
          </table:table-cell>
        </table:table-row>
        <table:table-row table:style-name="ro1">
          <table:table-cell table:number-columns-repeated="2"/>
        </table:table-row>
        <table:table-row table:style-name="ro1">
          <table:table-cell office:value-type="string" calcext:value-type="string">
            <text:p>Vicios</text:p>
          </table:table-cell>
          <table:table-cell office:value-type="string" calcext:value-type="string">
            <text:p>E36, BP06, IG4,B13,CS6,VC12, B21, VC6, F3, VB8</text:p>
          </table:table-cell>
        </table:table-row>
        <table:table-row table:style-name="ro1">
          <table:table-cell table:number-columns-repeated="2"/>
        </table:table-row>
        <table:table-row table:style-name="ro1">
          <table:table-cell office:value-type="string" calcext:value-type="string">
            <text:p>Vomito, soluco</text:p>
          </table:table-cell>
          <table:table-cell office:value-type="string" calcext:value-type="string">
            <text:p>VC12-Zhongwan, CS6-Neiguan, E36-Zusanli, BP4-Gongsun, associar: IG4, Ex-Jinjinyuye se Calor VC13, B21 se Frio VC17, E40 se Mucosidade VC10, VC21 se estag de alimentos VB34 e F3 se Estag do Qi do Figado B20, F13 se debilidade do Aquecedor Medio,</text:p>
          </table:table-cell>
        </table:table-row>
        <table:table-row table:style-name="ro1">
          <table:table-cell table:number-columns-repeated="2"/>
        </table:table-row>
        <table:table-row table:style-name="ro1">
          <table:table-cell office:value-type="string" calcext:value-type="string">
            <text:p>Vicio</text:p>
          </table:table-cell>
          <table:table-cell office:value-type="string" calcext:value-type="string">
            <text:p>Alcool: Zhubin - R9-5 cun superior a R3.</text:p>
          </table:table-cell>
        </table:table-row>
        <table:table-row table:style-name="ro1">
          <table:table-cell/>
          <table:table-cell office:value-type="string" calcext:value-type="string">
            <text:p>Z</text:p>
          </table:table-cell>
        </table:table-row>
        <table:table-row table:style-name="ro1">
          <table:table-cell office:value-type="string" calcext:value-type="string">
            <text:p>Z</text:p>
          </table:table-cell>
          <table:table-cell/>
        </table:table-row>
        <table:table-row table:style-name="ro1">
          <table:table-cell office:value-type="string" calcext:value-type="string">
            <text:p>Zumbido</text:p>
          </table:table-cell>
          <table:table-cell office:value-type="string" calcext:value-type="string">
            <text:p>VB20-Fengchi, E40-Fenglong, Extra-Xingjian, R3-Taixi. .R1, R3, IG6, ID1, ID2, ID3, ID6, ID9, ID16, E7, B8.</text:p>
          </table:table-cell>
        </table:table-row>
        <table:table-row table:style-name="ro1" table:number-rows-repeated="3">
          <table:table-cell table:number-columns-repeated="2"/>
        </table:table-row>
        <table:table-row table:style-name="ro1">
          <table:table-cell/>
          <table:table-cell office:value-type="string" calcext:value-type="string">
            <text:p>Sindromes do F, VB,TA,BP,E</text:p>
          </table:table-cell>
        </table:table-row>
        <table:table-row table:style-name="ro1">
          <table:table-cell office:value-type="string" calcext:value-type="string">
            <text:p>Sindromes do F, VB,TA,BP,E</text:p>
          </table:table-cell>
          <table:table-cell/>
        </table:table-row>
        <table:table-row table:style-name="ro1">
          <table:table-cell office:value-type="string" calcext:value-type="string">
            <text:p>Estagnacao do Qi do Figado</text:p>
          </table:table-cell>
          <table:table-cell office:value-type="string" calcext:value-type="string">
            <text:p>VB34-Yanlingquan,F3-Taichog,F13-Zhangmen,F14-Qimen,PC6-Neiguan,E36-Zusanli,TA6-Zhigou</text:p>
          </table:table-cell>
        </table:table-row>
        <table:table-row table:style-name="ro1">
          <table:table-cell table:number-columns-repeated="2"/>
        </table:table-row>
        <table:table-row table:style-name="ro1">
          <table:table-cell office:value-type="string" calcext:value-type="string">
            <text:p>Estagnacao do Sangue do Figado</text:p>
          </table:table-cell>
          <table:table-cell office:value-type="string" calcext:value-type="string">
            <text:p>VB34-Yanglinquan,F3-Taichong,B18-Ganshu,B17-Geshu,BP10-Xuehai,VC6-Qihai</text:p>
          </table:table-cell>
        </table:table-row>
        <table:table-row table:style-name="ro1">
          <table:table-cell table:number-columns-repeated="2"/>
        </table:table-row>
        <table:table-row table:style-name="ro1">
          <table:table-cell office:value-type="string" calcext:value-type="string">
            <text:p>Ascensão do Fogo do Figado</text:p>
          </table:table-cell>
          <table:table-cell office:value-type="string" calcext:value-type="string">
            <text:p>F2,F3,VB20,TAIYANG,VG20,IG4,C7,PC6,SJ5,VB20,E36 Sintomas principais: Irritabilidade, Rubor malar, hiperemia da conjuntiva, lingua vermelha com saburra amarela, explosoes de furia, surdez</text:p>
          </table:table-cell>
        </table:table-row>
        <table:table-row table:style-name="ro1">
          <table:table-cell table:number-columns-repeated="2"/>
        </table:table-row>
        <table:table-row table:style-name="ro1">
          <table:table-cell office:value-type="string" calcext:value-type="string">
            <text:p>Deficiencia do Sangue do Figado causando Vento</text:p>
          </table:table-cell>
          <table:table-cell office:value-type="string" calcext:value-type="string">
            <text:p>F8, F3, BP6, R3, B18, B17, B20, B23, IG4, VB20, VG16, VG20 Sintomas: Tremor na cabeca, tremores e lingua palida</text:p>
          </table:table-cell>
        </table:table-row>
        <table:table-row table:style-name="ro1">
          <table:table-cell table:number-columns-repeated="2"/>
        </table:table-row>
        <table:table-row table:style-name="ro1">
          <table:table-cell office:value-type="string" calcext:value-type="string">
            <text:p>Deficiencia do Sangue do Figado e do Baco</text:p>
          </table:table-cell>
          <table:table-cell office:value-type="string" calcext:value-type="string">
            <text:p>E36-Zusanli,BP3-,B20-Pishu,B21-Weishu,F8-Ququan,B18-Ganshu,B17-Geshu,BP6-Sanyinjiao</text:p>
          </table:table-cell>
        </table:table-row>
        <table:table-row table:style-name="ro1">
          <table:table-cell table:number-columns-repeated="2"/>
        </table:table-row>
        <table:table-row table:style-name="ro1">
          <table:table-cell office:value-type="string" calcext:value-type="string">
            <text:p>Aumento do Yang do Figado causando Vento</text:p>
          </table:table-cell>
          <table:table-cell office:value-type="string" calcext:value-type="string">
            <text:p>F8, F3, B18, BP6, R3, VG16, VB20 SInotmas: Inconsciencia repentina, convulsao , desvio de olho e boca</text:p>
          </table:table-cell>
        </table:table-row>
        <table:table-row table:style-name="ro1">
          <table:table-cell table:number-columns-repeated="2"/>
        </table:table-row>
        <table:table-row table:style-name="ro1">
          <table:table-cell office:value-type="string" calcext:value-type="string">
            <text:p>Deficiencia do Sangue(Xue) do Figado</text:p>
          </table:table-cell>
          <table:table-cell office:value-type="string" calcext:value-type="string">
            <text:p>.BP6-Sanyinjiao-,BP9-yinlingquan,BP10-Xhuehai,B18-Ganshu,B20-Pishu,B23-Shenshu,B17Geshu,F8-Ququan,E36-Zusanli,VC4-Guanyuan,VG20-Bahui Sintomas principais: tontura, vertigem, visao turva, amenorreia ou menstruacao escassa, palidez, lingua palida</text:p>
          </table:table-cell>
        </table:table-row>
        <table:table-row table:style-name="ro1">
          <table:table-cell table:number-columns-repeated="2"/>
        </table:table-row>
        <table:table-row table:style-name="ro1">
          <table:table-cell office:value-type="string" calcext:value-type="string">
            <text:p>Deficiencia do Qi do Baco-Pancreas</text:p>
          </table:table-cell>
          <table:table-cell office:value-type="string" calcext:value-type="string">
            <text:p>VC12,E36-Zusanli,BP3,BP6-Sanyinjiao,B20,B2 Fitoterapia - Si Jun Zi Tan, Ginseng tonificam o Baco Pancreas</text:p>
          </table:table-cell>
        </table:table-row>
        <table:table-row table:style-name="ro1">
          <table:table-cell table:number-columns-repeated="2"/>
        </table:table-row>
        <table:table-row table:style-name="ro1">
          <table:table-cell office:value-type="string" calcext:value-type="string">
            <text:p>Deficiencia do Yang do Baco</text:p>
          </table:table-cell>
          <table:table-cell office:value-type="string" calcext:value-type="string">
            <text:p>VC12,E36,BP3,BP6,B20,B21,BP9,VC9,E28,B22 Sedar BP9,VC9,E28,B22 SE HOUVER UMIDADE, TONIFICAR DEMAIS Fitoterapia: Bu Zhong Yi QI Tang tonifica Aquecedor Medio e faz subir a energia</text:p>
          </table:table-cell>
        </table:table-row>
        <table:table-row table:style-name="ro1">
          <table:table-cell table:number-columns-repeated="2"/>
        </table:table-row>
        <table:table-row table:style-name="ro1">
          <table:table-cell office:value-type="string" calcext:value-type="string">
            <text:p>Submersao do Qi do Baco</text:p>
          </table:table-cell>
          <table:table-cell office:value-type="string" calcext:value-type="string">
            <text:p>VC12, E36, BP3, BP6, B20, B21, VG20, VC6, E21,VG1-Moxa aplicavel Sintomas: prolapso de órgãos internos, distensão abdominal, cansaço, face pálida. Língua pálida. Pulso fraco.</text:p>
          </table:table-cell>
        </table:table-row>
        <table:table-row table:style-name="ro1">
          <table:table-cell table:number-columns-repeated="2"/>
        </table:table-row>
        <table:table-row table:style-name="ro1">
          <table:table-cell office:value-type="string" calcext:value-type="string">
            <text:p>Baco nao controlando sangue</text:p>
          </table:table-cell>
          <table:table-cell office:value-type="string" calcext:value-type="string">
            <text:p>B17,B20,BP6,BP10,E36,BP1,REN4,B23,R8,REN4,R7 METODO TONIFICACAO, MOXA APLICAVEL</text:p>
          </table:table-cell>
        </table:table-row>
        <table:table-row table:style-name="ro1">
          <table:table-cell table:number-columns-repeated="2"/>
        </table:table-row>
        <table:table-row table:style-name="ro1">
          <table:table-cell office:value-type="string" calcext:value-type="string">
            <text:p>Umidade Frio invadindo o Baco</text:p>
          </table:table-cell>
          <table:table-cell office:value-type="string" calcext:value-type="string">
            <text:p>BP9, BP6, BP3, VC12, E8 Sintomas: plenitude abdominal, sensação de peso, frio no epigástrio que melhora com aplicação de calor, ausência de sede, fezes amolecidas, cansaço, náusea, secreção vaginal branca excessiva. Língua pálida com revestimento branco pegajoso. Pulso deslizante e lento.</text:p>
          </table:table-cell>
        </table:table-row>
        <table:table-row table:style-name="ro1">
          <table:table-cell table:number-columns-repeated="2"/>
        </table:table-row>
        <table:table-row table:style-name="ro1">
          <table:table-cell office:value-type="string" calcext:value-type="string">
            <text:p>Umidade Calor invadindo o Baco</text:p>
          </table:table-cell>
          <table:table-cell office:value-type="string" calcext:value-type="string">
            <text:p>BP9, BP6, VG9, IG11, B20, VB34 Sintomas: plenitude abdominal, sensação de peso, sede sem vontade de beber líquidos, náusea, vômito, sensação de calor, queimação no ânus, febre baixa, cefaléia, sudorese que não alivia a febre. Língua vermelha com revestimento amarelo e pegajoso. Pulso deslizante e rápido.</text:p>
          </table:table-cell>
        </table:table-row>
        <table:table-row table:style-name="ro1">
          <table:table-cell table:number-columns-repeated="2"/>
        </table:table-row>
        <table:table-row table:style-name="ro1">
          <table:table-cell office:value-type="string" calcext:value-type="string">
            <text:p>Obstrução do Baço por Umidade com Estagnação do Qi do Fígado</text:p>
          </table:table-cell>
          <table:table-cell office:value-type="string" calcext:value-type="string">
            <text:p>VC12, BP6, BP3, BP9, B20, F13, F14, VB24, VB34 Sintomas: plenitude do epigástrio, distensão no hipocôndrio, náusea, pouco apetite, irritabilidade, gosto amargo na boca. Língua revestimento amarelo, pegajoso e espesso. Pulso deslizante e em corda.</text:p>
          </table:table-cell>
        </table:table-row>
        <table:table-row table:style-name="ro1">
          <table:table-cell table:number-columns-repeated="2"/>
        </table:table-row>
        <table:table-row table:style-name="ro1">
          <table:table-cell office:value-type="string" calcext:value-type="string">
            <text:p>Umidade Calor na Vesicula Biliar</text:p>
          </table:table-cell>
          <table:table-cell office:value-type="string" calcext:value-type="string">
            <text:p>VB24, F14, VC12, VB34, Danangxue, VG9, B19, B18, B20, TA6, IG11 Sintomas: plenitude no hipocôndrio, gosto amargo,incapacidade para digerir gorduras, compleição amarela, urina escassa amarela e escura, febre, sede sem vontade de beber. Língua revestimento amarelo pegajoso espesso. Pulso deslizante em corda e rápido</text:p>
          </table:table-cell>
        </table:table-row>
        <table:table-row table:style-name="ro1">
          <table:table-cell/>
          <table:table-cell table:style-name="Default"/>
        </table:table-row>
        <table:table-row table:style-name="ro1">
          <table:table-cell table:number-columns-repeated="2"/>
        </table:table-row>
        <table:table-row table:style-name="ro1">
          <table:table-cell office:value-type="string" calcext:value-type="string">
            <text:p>Deficiencia da Vesicula Biliar</text:p>
          </table:table-cell>
          <table:table-cell office:value-type="string" calcext:value-type="string">
            <text:p>VB40 - Moxa aplicavel Sintomas: timidez, falta de iniciativa, indecisão, visão turva, imagens flutuantes no campo visual, nervosismo, despertar cedo, sonhos inquietantes. Língua pálida ou normal. Pulso fraco.</text:p>
          </table:table-cell>
        </table:table-row>
        <table:table-row table:style-name="ro1">
          <table:table-cell table:number-columns-repeated="2"/>
        </table:table-row>
        <table:table-row table:style-name="ro1">
          <table:table-cell office:value-type="string" calcext:value-type="string">
            <text:p>Rebeliao do QI do Estomago em ascendencia</text:p>
          </table:table-cell>
          <table:table-cell office:value-type="string" calcext:value-type="string">
            <text:p>VC13, VC10,PC6,BP4 Sintomas principais: Ansiedade, preocupacao, nausea, vomito, soluco, pulso apertado na posicao media direita</text:p>
          </table:table-cell>
        </table:table-row>
        <table:table-row table:style-name="ro1">
          <table:table-cell table:number-columns-repeated="2"/>
        </table:table-row>
        <table:table-row table:style-name="ro1">
          <table:table-cell office:value-type="string" calcext:value-type="string">
            <text:p>Deficiencia do Qi do Estomago</text:p>
          </table:table-cell>
          <table:table-cell office:value-type="string" calcext:value-type="string">
            <text:p>E36, VC12, B21, VC6 Sintomas: cansaço de manhã, sensação desconfortável no epigástrio, falta de apetite, ausência de paladar, fezes amolecidas. Língua Pálida. Pulso vazio, especialmente na posição do Estômago.</text:p>
          </table:table-cell>
        </table:table-row>
        <table:table-row table:style-name="ro1">
          <table:table-cell table:number-columns-repeated="2"/>
        </table:table-row>
        <table:table-row table:style-name="ro1">
          <table:table-cell office:value-type="string" calcext:value-type="string">
            <text:p>Deficiencia do Estomago e Frio</text:p>
          </table:table-cell>
          <table:table-cell office:value-type="string" calcext:value-type="string">
            <text:p>E36, VC12, B20, B21, VC6-Moxa aplicavel Sintomas: desconforto no epigástrio que melhora após comer, cansaço, membros frios, preferência por líquidos e alimentos mornos, vômito de fluídos puros. Língua pálida e úmida. Pulso profundo fraco e lento.</text:p>
          </table:table-cell>
        </table:table-row>
        <table:table-row table:style-name="ro1">
          <table:table-cell table:number-columns-repeated="2"/>
        </table:table-row>
        <table:table-row table:style-name="ro1">
          <table:table-cell office:value-type="string" calcext:value-type="string">
            <text:p>Deficiencia do Yin do Estomago</text:p>
          </table:table-cell>
          <table:table-cell office:value-type="string" calcext:value-type="string">
            <text:p>VC12, E36, BP6, BP3- Não usar a Moxa!!! Sintomas: dor epigástrica surda, boca seca, falta total de apetite ou fome sem vontade de comer, sensação de plenitude após comer. Língua sem revestimento no centro, ou revestimento sem raiz, cor do corpo normal. Pulso flutuante vazio.</text:p>
          </table:table-cell>
        </table:table-row>
        <table:table-row table:style-name="ro1">
          <table:table-cell table:number-columns-repeated="2"/>
        </table:table-row>
        <table:table-row table:style-name="ro1">
          <table:table-cell office:value-type="string" calcext:value-type="string">
            <text:p>Fogo no Estomago ou Fogo-Fleuma</text:p>
          </table:table-cell>
          <table:table-cell office:value-type="string" calcext:value-type="string">
            <text:p>E44, E45, E21, BP6, VC12, CS6, VC13 Sintomas: sensação de queimação no epigástrio, sede com vontade de beber líquidos frios, inquietude mental, sangramento gengival, aftas, mau hálito, fome excessiva. Língua vermelha no centro com revestimento amarelo e seco ou amarelo escuro (ou até mesmo preto). Pulso rápido e ligeiramente transbordante.</text:p>
          </table:table-cell>
        </table:table-row>
        <table:table-row table:style-name="ro1">
          <table:table-cell table:number-columns-repeated="2"/>
        </table:table-row>
        <table:table-row table:style-name="ro1">
          <table:table-cell office:value-type="string" calcext:value-type="string">
            <text:p>Frio invadindo o Estomago</text:p>
          </table:table-cell>
          <table:table-cell office:value-type="string" calcext:value-type="string">
            <text:p>E21, BP4, VC13, E34. A moxa pode ser utilizada. Sintomas: dor repentina no epigástrio, vômito, sensação de frio, preferência por líquidos quentes. Se houver a ingestão de fluídos frios, haverá vômito logo após o consumo dos mesmos. Língua com revestimento branco e espesso. Pulso profundo tenso lento.</text:p>
          </table:table-cell>
        </table:table-row>
        <table:table-row table:style-name="ro1">
          <table:table-cell table:number-columns-repeated="2"/>
        </table:table-row>
        <table:table-row table:style-name="ro1">
          <table:table-cell office:value-type="string" calcext:value-type="string">
            <text:p>Retencao de alimento no Estomago</text:p>
          </table:table-cell>
          <table:table-cell office:value-type="string" calcext:value-type="string">
            <text:p>VC13, VC10, E21, E44, E45, BP4, CS6 Sintomas: plenitude no epigástrio, regurgitação ácida, vômito de fluídos ácidos, mau hálito, insônia, fezes amolecidas ou constipação, pouco apetite. Língua revestimento espesso (podendo ser branco ou amarelo). Pulso cheio-deslizante.</text:p>
          </table:table-cell>
        </table:table-row>
        <table:table-row table:style-name="ro1">
          <table:table-cell table:number-columns-repeated="2"/>
        </table:table-row>
        <table:table-row table:style-name="ro1">
          <table:table-cell office:value-type="string" calcext:value-type="string">
            <text:p>Estagnacao de Sangue no Estomago</text:p>
          </table:table-cell>
          <table:table-cell office:value-type="string" calcext:value-type="string">
            <text:p>VC10, E21, E34, BP10, B17, B18- Não usar moxa Sintomas: dor em punhalada no epigástrio, vômito com sangue escuro. Língua púrpura. Pulso em corda.</text:p>
          </table:table-cell>
        </table:table-row>
        <table:table-row table:style-name="ro1">
          <table:table-cell/>
          <table:table-cell office:value-type="string" calcext:value-type="string">
            <text:p>Sindromes do C,ID, P, IG,R,B</text:p>
          </table:table-cell>
        </table:table-row>
        <table:table-row table:style-name="ro1">
          <table:table-cell office:value-type="string" calcext:value-type="string">
            <text:p>Sindromes do C,ID, P, IG,R,B</text:p>
          </table:table-cell>
          <table:table-cell/>
        </table:table-row>
        <table:table-row table:style-name="ro1">
          <table:table-cell table:number-columns-repeated="2"/>
        </table:table-row>
        <table:table-row table:style-name="ro1">
          <table:table-cell office:value-type="string" calcext:value-type="string">
            <text:p>Deficiencia do Qi do Coracao</text:p>
          </table:table-cell>
          <table:table-cell office:value-type="string" calcext:value-type="string">
            <text:p>C5-Tongli, CS6-Neiguan, B15-Xinshu, VC17-Shanzhong, VC6-Qihai Principais sintomas: PALPITACAO, Dispneia ao esforco, sudorese, palidez, cansaco, apatia, LINGUA Pálida ou cor normal, po ter rachadura na linha central e edema nas laterais</text:p>
          </table:table-cell>
        </table:table-row>
        <table:table-row table:style-name="ro1">
          <table:table-cell table:number-columns-repeated="2"/>
        </table:table-row>
        <table:table-row table:style-name="ro1">
          <table:table-cell office:value-type="string" calcext:value-type="string">
            <text:p>Deficiencia do Yang do Coracao</text:p>
          </table:table-cell>
          <table:table-cell office:value-type="string" calcext:value-type="string">
            <text:p>5C-Tongli, 6PC-Neiguan, 15B-Xinshu, VC17-Shanzhong, VC6-Qihai, VG14-Dazhui, moxa aplicavel Sintomas Principais:Palpitacao, DISPNEIA AOS ESFORCOS, CANSACO, DEBILIDADE, FRIALDADE PELO CORPO principalmente maos</text:p>
          </table:table-cell>
        </table:table-row>
        <table:table-row table:style-name="ro1">
          <table:table-cell table:number-columns-repeated="2"/>
        </table:table-row>
        <table:table-row table:style-name="ro1">
          <table:table-cell office:value-type="string" calcext:value-type="string">
            <text:p>Defienciencia de Xue do Coracao</text:p>
          </table:table-cell>
          <table:table-cell office:value-type="string" calcext:value-type="string">
            <text:p>C7,-Shenmen CS6-Neiguan, VC14-Juqye, VC15-Jiuwei, VC4-Guanyuan, B17-Geshu, B20-Pishu - Moxa aplicavel Sintomas principais:Palpitacao, tontura, insonia, memoria debilidata, ansiedade, propensao a assustar-se, lingua palida</text:p>
          </table:table-cell>
        </table:table-row>
        <table:table-row table:style-name="ro1">
          <table:table-cell table:number-columns-repeated="2"/>
        </table:table-row>
        <table:table-row table:style-name="ro1">
          <table:table-cell office:value-type="string" calcext:value-type="string">
            <text:p>Deficiencia do Yin do Coracao</text:p>
          </table:table-cell>
          <table:table-cell office:value-type="string" calcext:value-type="string">
            <text:p>C7, CS6, VC14, VC15, VC4, C6, BP6, R7, R6 Sintomas principais: Palpitacao, agitacao mental, sensacao de calor, rubor malar, lingua vermelha descascada, com rachadura profunda na lina media</text:p>
          </table:table-cell>
        </table:table-row>
        <table:table-row table:style-name="ro1">
          <table:table-cell table:number-columns-repeated="2"/>
        </table:table-row>
        <table:table-row table:style-name="ro1">
          <table:table-cell office:value-type="string" calcext:value-type="string">
            <text:p>Excesso de Fogo do Coracao</text:p>
          </table:table-cell>
          <table:table-cell office:value-type="string" calcext:value-type="string">
            <text:p>C9-Shaochong, C8-Shaofu, C7-Shenmen, B15, BP6-Sanyinjiao, R6-Zhaohai Principais sintomas: PALPITACAO, LINGUA VERMELHA, SEDE AUMENTADA, ULCERA BUCAL</text:p>
          </table:table-cell>
        </table:table-row>
        <table:table-row table:style-name="ro1">
          <table:table-cell table:number-columns-repeated="2"/>
        </table:table-row>
        <table:table-row table:style-name="ro1">
          <table:table-cell office:value-type="string" calcext:value-type="string">
            <text:p>Fleuma Fogo afetando o Coracao</text:p>
          </table:table-cell>
          <table:table-cell office:value-type="string" calcext:value-type="string">
            <text:p>CS5, C7, C8, C9, CS7, VC15, B15, VC12, E40BP6, F3, F2, B20, VG20, VB13, VB15, VG24-Shenting Principais sintomas: Todos os sintomas mentais e lingua vermelha com saburra amarela e pegajosa</text:p>
          </table:table-cell>
        </table:table-row>
        <table:table-row table:style-name="ro1">
          <table:table-cell table:number-columns-repeated="2"/>
        </table:table-row>
        <table:table-row table:style-name="ro1">
          <table:table-cell office:value-type="string" calcext:value-type="string">
            <text:p>Estagnacao do sangue do coracao</text:p>
          </table:table-cell>
          <table:table-cell office:value-type="string" calcext:value-type="string">
            <text:p>PC6,PC4,C7,REN17,B14,B17,BP10,R25 Sintomas principais: Dor na regiao precordial, cianose labial e lingua purpura SEDACAO DURANTE ATAQUE OU ESTIMULO MODERADO MOXA APLICAVEL SE DEFICIENCIA DO YANG DO CORACAO XIN</text:p>
          </table:table-cell>
        </table:table-row>
        <table:table-row table:style-name="ro1">
          <table:table-cell table:number-columns-repeated="2"/>
        </table:table-row>
        <table:table-row table:style-name="ro1">
          <table:table-cell office:value-type="string" calcext:value-type="string">
            <text:p>Fleuma obscurecendo a Mente</text:p>
          </table:table-cell>
          <table:table-cell office:value-type="string" calcext:value-type="string">
            <text:p>C9, CS5, B15, E40, VG26, VC12, B20 Sintomas principais-Confusao mental, crepitaca na garganta, lingua com saburra pegajosa e escorregadia</text:p>
          </table:table-cell>
        </table:table-row>
        <table:table-row table:style-name="ro1">
          <table:table-cell table:number-columns-repeated="2"/>
        </table:table-row>
        <table:table-row table:style-name="ro1">
          <table:table-cell office:value-type="string" calcext:value-type="string">
            <text:p>Deficiencia do Qi do Pulmao</text:p>
          </table:table-cell>
          <table:table-cell office:value-type="string" calcext:value-type="string">
            <text:p>P9, P7, VC6, B13, VG12, E36- A Moxa pode ser aplicada Sintomas principais: Dispneia, debilidade da voz, compliecao branca e brilhate e pulso Vazio</text:p>
          </table:table-cell>
        </table:table-row>
        <table:table-row table:style-name="ro1">
          <table:table-cell table:number-columns-repeated="2"/>
        </table:table-row>
        <table:table-row table:style-name="ro1">
          <table:table-cell office:value-type="string" calcext:value-type="string">
            <text:p>Deficiencia do Yin do Pulmao</text:p>
          </table:table-cell>
          <table:table-cell office:value-type="string" calcext:value-type="string">
            <text:p>P9,VC17,B43,B13,VG12,VC4,R6,VC12,P10 Principais sintomas: TOSSE SECA POUCO PRODUTIVA, SENSACAO DE CALOR PRINCIPALMENTE A TARDE, LINGUA VERMELHA ou LINGUA DESCASCADA SECA</text:p>
          </table:table-cell>
        </table:table-row>
        <table:table-row table:style-name="ro1">
          <table:table-cell table:number-columns-repeated="2"/>
        </table:table-row>
        <table:table-row table:style-name="ro1">
          <table:table-cell office:value-type="string" calcext:value-type="string">
            <text:p>Deficiencia do Qi do Pulmao e do Qi do Baço</text:p>
          </table:table-cell>
          <table:table-cell office:value-type="string" calcext:value-type="string">
            <text:p>E36,BP3,B20,B21,P9,B13,VG12 Sintomas principais: ANOREXIA, ASTENIA, CANSACO, DEBILIDADE, DISPNEIA, DIARREIA</text:p>
          </table:table-cell>
        </table:table-row>
        <table:table-row table:style-name="ro1">
          <table:table-cell table:number-columns-repeated="2"/>
        </table:table-row>
        <table:table-row table:style-name="ro1">
          <table:table-cell office:value-type="string" calcext:value-type="string">
            <text:p>Secura no Pulmao</text:p>
          </table:table-cell>
          <table:table-cell office:value-type="string" calcext:value-type="string">
            <text:p>P9, VC4, R6, BP6, VC12, VC12 Principais sintomas: tosse e garganta secas, voz rouca, sede. Língua seca. Pulso vazio.</text:p>
          </table:table-cell>
        </table:table-row>
        <table:table-row table:style-name="ro1">
          <table:table-cell table:number-columns-repeated="2"/>
        </table:table-row>
        <table:table-row table:style-name="ro1">
          <table:table-cell office:value-type="string" calcext:value-type="string">
            <text:p>Invasao do Pulmao por Vento Frio</text:p>
          </table:table-cell>
          <table:table-cell office:value-type="string" calcext:value-type="string">
            <text:p>P7, B12, VG16- A moxa deve ser aplicada depois da inserção das agulhas. Sintomas: aversão ao frio, espirro, tosse, prurido na garganta, obstrução nasal, secreção nasal clara. Língua revestimento branco e fino. Pulso flutuante e tenso.</text:p>
          </table:table-cell>
        </table:table-row>
        <table:table-row table:style-name="ro1">
          <table:table-cell table:number-columns-repeated="2"/>
        </table:table-row>
        <table:table-row table:style-name="ro1">
          <table:table-cell office:value-type="string" calcext:value-type="string">
            <text:p>Invasao do Pulmao por Vento Calor</text:p>
          </table:table-cell>
          <table:table-cell office:value-type="string" calcext:value-type="string">
            <text:p>IG4, IG11, P11, VG14, B12, VG16, VB20 Sem Moxa Sintomas: aversão ao frio, febre, dor de garganta, nariz obstruído com secreção amarelada, dor de cabeça e no corpo, sede, amídalas inchadas. Língua ligeiramente vermelha. Pulso flutuante e rápido.</text:p>
          </table:table-cell>
        </table:table-row>
        <table:table-row table:style-name="ro1">
          <table:table-cell table:number-columns-repeated="2"/>
        </table:table-row>
        <table:table-row table:style-name="ro1">
          <table:table-cell office:value-type="string" calcext:value-type="string">
            <text:p>Invasao do Pulmao por Vento-Agua</text:p>
          </table:table-cell>
          <table:table-cell office:value-type="string" calcext:value-type="string">
            <text:p>P7, IG6, IG7, IG4, B12, VC9, B13 Sedacao Sintomas: súbito inchaço da face, aversão ao vento,face brilhante e luminosa, tosse, ligeira falta de ar. Língua com revestimento branco e pegajoso. Pulso flutuante.</text:p>
          </table:table-cell>
        </table:table-row>
        <table:table-row table:style-name="ro1">
          <table:table-cell table:number-columns-repeated="2"/>
        </table:table-row>
        <table:table-row table:style-name="ro1">
          <table:table-cell office:value-type="string" calcext:value-type="string">
            <text:p>Umidade Fleuma no PulmaoP5, P7, P1, VC17, E40, CS6, VC22, VC12, B20, VC9, B13 Sintomas: tosse crônica com esputo profuso branco e pegajoso. Face branca pastosa, sensação de opressão no tórax, sibilos, sensação de peso, atordoamento.Língua inchada com revestimento branco e pegajoso.</text:p>
          </table:table-cell>
          <table:table-cell/>
        </table:table-row>
        <table:table-row table:style-name="ro1">
          <table:table-cell table:number-columns-repeated="2"/>
        </table:table-row>
        <table:table-row table:style-name="ro1">
          <table:table-cell office:value-type="string" calcext:value-type="string">
            <text:p>Fleuma-Calor obstruindo o Pulmao</text:p>
          </table:table-cell>
          <table:table-cell office:value-type="string" calcext:value-type="string">
            <text:p>P5, P7, P10, IG11, P1, B13, VC12, E40 Sintomas: tosse, expectoração amarela ou verde,sibilos, sensação de calor, sede, insônia, agitação,sensação de peso, atordoamento. Língua vermelha,inchada com revestimento amarelo pegajoso. Pulso deslizante e rápido.</text:p>
          </table:table-cell>
        </table:table-row>
        <table:table-row table:style-name="ro1">
          <table:table-cell table:number-columns-repeated="2"/>
        </table:table-row>
        <table:table-row table:style-name="ro1">
          <table:table-cell office:value-type="string" calcext:value-type="string">
            <text:p>Fleuma Fluidos obstruindo o Pulmao</text:p>
          </table:table-cell>
          <table:table-cell office:value-type="string" calcext:value-type="string">
            <text:p>P5, P9, VC17, B13, E40, B43, VC12, E36, VC9 Sintomas: tosse com expectoração de esputo aquoso e branco, falta de ar, sensação de peso e de frio. Língua pálida com revestimento branco. Pulso fino deslizante ou em corda.</text:p>
          </table:table-cell>
        </table:table-row>
        <table:table-row table:style-name="ro1">
          <table:table-cell table:number-columns-repeated="2"/>
        </table:table-row>
        <table:table-row table:style-name="ro1">
          <table:table-cell office:value-type="string" calcext:value-type="string">
            <text:p>Deficiencia do Yin do Rim</text:p>
          </table:table-cell>
          <table:table-cell office:value-type="string" calcext:value-type="string">
            <text:p>VC4,R3-Taixi,R6-Zhaohai,R10,R9,BP6-Sanyinjiao,VC1 Sintomas principais: boca seca a noite, sudorese noturna, lingua vermelha e descascada</text:p>
          </table:table-cell>
        </table:table-row>
        <table:table-row table:style-name="ro1">
          <table:table-cell table:number-columns-repeated="2"/>
        </table:table-row>
        <table:table-row table:style-name="ro1">
          <table:table-cell office:value-type="string" calcext:value-type="string">
            <text:p>Deficiencia do Yang do rim</text:p>
          </table:table-cell>
          <table:table-cell office:value-type="string" calcext:value-type="string">
            <text:p>B23, VG4, VC6, VC4, R3, R7, B52, Ex-Jinggong(0,5'lat a B52-Zhishi) - A moxa deve ser aplicada Sintomas: dor nas costas, sensação de frio, urina clara e abundante, tinido, joelhos fracos, edema nas pernas, infertilidade. Língua pálida e úmida. Pulso profundo debilitado.</text:p>
          </table:table-cell>
        </table:table-row>
        <table:table-row table:style-name="ro1">
          <table:table-cell table:number-columns-repeated="2"/>
        </table:table-row>
        <table:table-row table:style-name="ro1">
          <table:table-cell office:value-type="string" calcext:value-type="string">
            <text:p>Rim falhando em receber o Qi</text:p>
          </table:table-cell>
          <table:table-cell office:value-type="string" calcext:value-type="string">
            <text:p>R3,P7,R6,E36,B23,VG4,VC6,VC17,R25,VG12,R7-Moxa aplicavel Sintomas principais: dispneia aos esforcos, sudorese, urina clara, respiracao superficial</text:p>
          </table:table-cell>
        </table:table-row>
        <table:table-row table:style-name="ro1">
          <table:table-cell table:number-columns-repeated="2"/>
        </table:table-row>
        <table:table-row table:style-name="ro1">
          <table:table-cell office:value-type="string" calcext:value-type="string">
            <text:p>Falta firmeza no QI do Rim</text:p>
          </table:table-cell>
          <table:table-cell office:value-type="string" calcext:value-type="string">
            <text:p>B23-Shenshu, VG4-Mingmen, R3-Taixi, B52-Zhishi, VC4-Guanyuan, Ex-Jinggong Sintomas: gotejamento após a micção, secreção vaginal crônica, dor nas costas, fraqueza nos joelhos, ejaculação precoce, prolapso do útero, abortos recorrentes. Língua pálida. Pulso profundo e debilitado.</text:p>
          </table:table-cell>
        </table:table-row>
        <table:table-row table:style-name="ro1">
          <table:table-cell table:number-columns-repeated="2"/>
        </table:table-row>
        <table:table-row table:style-name="ro1">
          <table:table-cell office:value-type="string" calcext:value-type="string">
            <text:p>Deficiencia da Essencia Jing do Rim</text:p>
          </table:table-cell>
          <table:table-cell office:value-type="string" calcext:value-type="string">
            <text:p>R3, R6, VC4, R13, B23, VG4, VB39, VG20, VG14,B15, B11 Sintomas: em crianças: mau desenvolvimento ósseo, retardamento mental; em adultos: fraqueza nos joelhos, queda de cabelo, fraqueza da atividade sexual, distração, clareza mental diminuída. Língua sem revestimento ou pálida. Pulso flutuante e vazio.</text:p>
          </table:table-cell>
        </table:table-row>
        <table:table-row table:style-name="ro1">
          <table:table-cell table:number-columns-repeated="2"/>
        </table:table-row>
        <table:table-row table:style-name="ro1">
          <table:table-cell office:value-type="string" calcext:value-type="string">
            <text:p>Deficiencia do Yin do Rim, Fogo Vazio resplandescendo</text:p>
          </table:table-cell>
          <table:table-cell office:value-type="string" calcext:value-type="string">
            <text:p>R3,R6,R2,R9,VC4,R10,BP6,C5,P7,P10 Principais sintomas: rubor malar, agitacao mental, garganta seca a noite, sensacao de calor principalmente a tarde, lingua vermelha e descascada, sensacao de descontrole</text:p>
          </table:table-cell>
        </table:table-row>
        <table:table-row table:style-name="ro1">
          <table:table-cell table:number-columns-repeated="2"/>
        </table:table-row>
        <table:table-row table:style-name="ro1">
          <table:table-cell office:value-type="string" calcext:value-type="string">
            <text:p>Deficiencai do Yang do Rim, Agua fluindo em abundancia</text:p>
          </table:table-cell>
          <table:table-cell office:value-type="string" calcext:value-type="string">
            <text:p>VG4, B23, B22, B20, VC9, E28, BP9, BP6, R7. Agua no Coracao: VG14(moxa), B15. Agua no Pulmao: P7,B13,VG12, Sintomas: edema dos tornozelos, sensação de frio nas pernas e nas costas, distensão abdominal, dolorimento da região lombar, urina clara e escassa. Se houver transbordamento da água do Pulmão haverá também expectoração espumosa, aquosa e fina. Se houver transbordamento da água do Coração haverá também palpitações. Língua pálida e úmida. Pulso profundo debilitado.</text:p>
          </table:table-cell>
        </table:table-row>
        <table:table-row table:style-name="ro1">
          <table:table-cell table:number-columns-repeated="2"/>
        </table:table-row>
        <table:table-row table:style-name="ro1">
          <table:table-cell office:value-type="string" calcext:value-type="string">
            <text:p>Defienciencia do Yin do Rim e do Figado</text:p>
          </table:table-cell>
          <table:table-cell office:value-type="string" calcext:value-type="string">
            <text:p>R3, R6, F8, VC4, B23, B20, B17, B18, B10, VG20 Sintomas: olhos secos, garganta seca, sudorese noturna, menstruação escassa, dor de cabeça surda occipital ou vertical, insônia, olhos secos, unhas frágeis, vagina ressecada, infertilidade, dor nas costas. Língua de cor normal, sem revestimento. Pulso flutuante vazio.</text:p>
          </table:table-cell>
        </table:table-row>
        <table:table-row table:style-name="ro1">
          <table:table-cell table:number-columns-repeated="2"/>
        </table:table-row>
        <table:table-row table:style-name="ro1">
          <table:table-cell office:value-type="string" calcext:value-type="string">
            <text:p>Rim e Coracao em desarmonia</text:p>
          </table:table-cell>
          <table:table-cell office:value-type="string" calcext:value-type="string">
            <text:p>C7-Shenmen, C6-Yinxi, C5-Tongli, Yintang, B15, VC15,VB13-Benshen, VG24-Shenting, R3, R9-Zhubin, R10-Yingu,CS6, VC4-Guanyuan, BP6 Sintomas: palpitações, tontura, tinido, sudorese noturna, insônia, inquietação mental, memória fraca, dificuldade para ouvir. Língua vermelha com ponta muito vermelha. Pulso flutuante vazio e rapido ou profundo debilitado.</text:p>
          </table:table-cell>
        </table:table-row>
        <table:table-row table:style-name="ro1">
          <table:table-cell table:number-columns-repeated="2"/>
        </table:table-row>
        <table:table-row table:style-name="ro1">
          <table:table-cell office:value-type="string" calcext:value-type="string">
            <text:p>Deficiencia do Yin do Rim e do Pulmao</text:p>
          </table:table-cell>
          <table:table-cell office:value-type="string" calcext:value-type="string">
            <text:p>R3, (P7-R6), VC4, P9, P1, BP6, B43 Sintomas: tosse, boca e garganta seca, tontura, tinido, sudorese noturna, falta de ar por esforço, lombalgia, urina escassa. Língua cor normal sem revestimento.Pulso flutuante vazio.</text:p>
          </table:table-cell>
        </table:table-row>
        <table:table-row table:style-name="ro1">
          <table:table-cell table:number-columns-repeated="2"/>
        </table:table-row>
        <table:table-row table:style-name="ro1">
          <table:table-cell office:value-type="string" calcext:value-type="string">
            <text:p>Deficiencia do Yang do Rim e do Baco</text:p>
          </table:table-cell>
          <table:table-cell office:value-type="string" calcext:value-type="string">
            <text:p>B23, VG4, VC6, R3, R7, E36, B20, B21, E37, E25, B25 Sintomas: lombalgia, sensação de frio, fezes amolecidas, face branco brilhante, impotência, ejaculação precoce, diminuição da libido, depressão, pouco apetite. Língua pálida e úmida. Pulso profundo debilitado.</text:p>
          </table:table-cell>
        </table:table-row>
        <table:table-row table:style-name="ro1">
          <table:table-cell table:number-columns-repeated="2"/>
        </table:table-row>
        <table:table-row table:style-name="ro1">
          <table:table-cell office:value-type="string" calcext:value-type="string">
            <text:p>Umidade-Calor na Bexiga</text:p>
          </table:table-cell>
          <table:table-cell office:value-type="string" calcext:value-type="string">
            <text:p>BP9, BP6, B22, B28, VC3, B63, B66, E28 Sintomas: queimação ao urinar, urina escura,dificuldade para urinar, febre, sede sem vontade de beber, sangue na urina. Língua revestimento amarelo,pegajoso e espesso na raiz com pontos vermelhos. Pulso deslizante rápido e ligeiramente em corda.</text:p>
          </table:table-cell>
        </table:table-row>
        <table:table-row table:style-name="ro1">
          <table:table-cell table:number-columns-repeated="2"/>
        </table:table-row>
        <table:table-row table:style-name="ro1">
          <table:table-cell office:value-type="string" calcext:value-type="string">
            <text:p>Umidade Frio na Bexiga</text:p>
          </table:table-cell>
          <table:table-cell office:value-type="string" calcext:value-type="string">
            <text:p>BP9, BP6, B22, B28, VC3, E28, VC9 Sintomas: dificuldade para urinar, sensação de peso, urina turva e pálida. Língua revestimento pegajoso e branco na raiz. Pulso deslizante, lento e ligeiramente em corda.</text:p>
          </table:table-cell>
        </table:table-row>
        <table:table-row table:style-name="ro1">
          <table:table-cell table:number-columns-repeated="2"/>
        </table:table-row>
        <table:table-row table:style-name="ro1">
          <table:table-cell office:value-type="string" calcext:value-type="string">
            <text:p>Deficiencia da Bexiga e Frio</text:p>
          </table:table-cell>
          <table:table-cell office:value-type="string" calcext:value-type="string">
            <text:p>B23, VG4, B28, VC4-Moxa aplicavel Sintomas: micção frequente com urina abundante e pálida, incontinência, dor lombar, secreção uretral branca, sensação de frio. Língua pálida e úmida. Pulso profundo e fraco.</text:p>
          </table:table-cell>
        </table:table-row>
        <table:table-row table:style-name="ro1">
          <table:table-cell table:number-columns-repeated="2"/>
        </table:table-row>
        <table:table-row table:style-name="ro1">
          <table:table-cell office:value-type="string" calcext:value-type="string">
            <text:p>Qi deficiente</text:p>
          </table:table-cell>
          <table:table-cell office:value-type="string" calcext:value-type="string">
            <text:p>R3, B23, VG24, VC4, B20, B21, Bp6, F13, VC17, E36</text:p>
          </table:table-cell>
        </table:table-row>
        <table:table-row table:style-name="ro1">
          <table:table-cell table:number-columns-repeated="2"/>
        </table:table-row>
        <table:table-row table:style-name="ro1">
          <table:table-cell office:value-type="string" calcext:value-type="string">
            <text:p>Qi abatido</text:p>
          </table:table-cell>
          <table:table-cell office:value-type="string" calcext:value-type="string">
            <text:p>VC12, E25, B35, VC4, VC6</text:p>
          </table:table-cell>
        </table:table-row>
        <table:table-row table:style-name="ro1">
          <table:table-cell table:number-columns-repeated="2"/>
        </table:table-row>
        <table:table-row table:style-name="ro1">
          <table:table-cell office:value-type="string" calcext:value-type="string">
            <text:p>Qi estagnante</text:p>
          </table:table-cell>
          <table:table-cell office:value-type="string" calcext:value-type="string">
            <text:p>VC12, VC2, BP6, E36, F3, Pontos Ashi, locais e distantes</text:p>
          </table:table-cell>
        </table:table-row>
        <table:table-row table:style-name="ro1">
          <table:table-cell table:number-columns-repeated="2"/>
        </table:table-row>
        <table:table-row table:style-name="ro1">
          <table:table-cell office:value-type="string" calcext:value-type="string">
            <text:p>Sangue deficiente</text:p>
          </table:table-cell>
          <table:table-cell office:value-type="string" calcext:value-type="string">
            <text:p>B20, B17, B43, B21, E36, BP10</text:p>
          </table:table-cell>
        </table:table-row>
        <table:table-row table:style-name="ro1">
          <table:table-cell table:number-columns-repeated="2"/>
        </table:table-row>
        <table:table-row table:style-name="ro1">
          <table:table-cell office:value-type="string" calcext:value-type="string">
            <text:p>Sangue em Acumulo</text:p>
          </table:table-cell>
          <table:table-cell office:value-type="string" calcext:value-type="string">
            <text:p>B20, B21, E36, BP6, BP1, BP10, F13, F3, TA23, E29</text:p>
          </table:table-cell>
        </table:table-row>
        <table:table-row table:style-name="ro1">
          <table:table-cell table:number-columns-repeated="2"/>
        </table:table-row>
        <table:table-row table:style-name="ro1">
          <table:table-cell office:value-type="string" calcext:value-type="string">
            <text:p>Acúmulo Sangue e Vazio de Sangue</text:p>
          </table:table-cell>
          <table:table-cell office:value-type="string" calcext:value-type="string">
            <text:p>B20, B21, B54, E36, BP6, F13, B43, VC2, VC3, VC4</text:p>
          </table:table-cell>
        </table:table-row>
        <table:table-row table:style-name="ro1">
          <table:table-cell table:number-columns-repeated="2"/>
        </table:table-row>
        <table:table-row table:style-name="ro1">
          <table:table-cell office:value-type="string" calcext:value-type="string">
            <text:p>Sangue Frio no Vasos Sanguineos</text:p>
          </table:table-cell>
          <table:table-cell office:value-type="string" calcext:value-type="string">
            <text:p>P9, B17, 14,43</text:p>
          </table:table-cell>
        </table:table-row>
        <table:table-row table:style-name="ro1">
          <table:table-cell table:number-columns-repeated="2"/>
        </table:table-row>
        <table:table-row table:style-name="ro1">
          <table:table-cell office:value-type="string" calcext:value-type="string">
            <text:p>Snague Quente</text:p>
          </table:table-cell>
          <table:table-cell office:value-type="string" calcext:value-type="string">
            <text:p>BP6, 10, F3, IG4, VC6, P9, B40</text:p>
          </table:table-cell>
        </table:table-row>
        <table:table-row table:style-name="ro1">
          <table:table-cell table:number-columns-repeated="2"/>
        </table:table-row>
        <table:table-row table:style-name="ro1">
          <table:table-cell office:value-type="string" calcext:value-type="string">
            <text:p>Jin Ye Deficiente</text:p>
          </table:table-cell>
          <table:table-cell office:value-type="string" calcext:value-type="string">
            <text:p>B21, VC12, R2, 6, BP6</text:p>
          </table:table-cell>
        </table:table-row>
        <table:table-row table:style-name="ro1">
          <table:table-cell table:number-columns-repeated="2"/>
        </table:table-row>
        <table:table-row table:style-name="ro1">
          <table:table-cell office:value-type="string" calcext:value-type="string">
            <text:p>Yin Deficiente</text:p>
          </table:table-cell>
          <table:table-cell office:value-type="string" calcext:value-type="string">
            <text:p>BP6, VC4, VC6, VC3</text:p>
          </table:table-cell>
        </table:table-row>
        <table:table-row table:style-name="ro1">
          <table:table-cell table:number-columns-repeated="2"/>
        </table:table-row>
        <table:table-row table:style-name="ro1">
          <table:table-cell office:value-type="string" calcext:value-type="string">
            <text:p>Yang Deficiente</text:p>
          </table:table-cell>
          <table:table-cell office:value-type="string" calcext:value-type="string">
            <text:p>C9, CS9, CS6, TA3, moxa em BP6, VC6, VC4, E36.</text:p>
          </table:table-cell>
        </table:table-row>
        <table:table-row table:style-name="ro1">
          <table:table-cell table:number-columns-repeated="2"/>
        </table:table-row>
        <table:table-row table:style-name="ro1">
          <table:table-cell/>
          <table:table-cell office:value-type="string" calcext:value-type="string">
            <text:p>Pontos de Acupuntura</text:p>
          </table:table-cell>
        </table:table-row>
        <table:table-row table:style-name="ro1">
          <table:table-cell office:value-type="string" calcext:value-type="string">
            <text:p>Pontos de Acupuntura</text:p>
          </table:table-cell>
          <table:table-cell/>
        </table:table-row>
        <table:table-row table:style-name="ro1">
          <table:table-cell/>
          <table:table-cell office:value-type="string" calcext:value-type="string">
            <text:p>Meridianos e ações principais</text:p>
          </table:table-cell>
        </table:table-row>
        <table:table-row table:style-name="ro1">
          <table:table-cell office:value-type="string" calcext:value-type="string">
            <text:p>Meridianos e ações principais</text:p>
          </table:table-cell>
          <table:table-cell/>
        </table:table-row>
        <table:table-row table:style-name="ro1">
          <table:table-cell/>
          <table:table-cell office:value-type="string" calcext:value-type="string">
            <text:p>Meridiano do Coração: Tem uma nítida ação psiquica.</text:p>
          </table:table-cell>
        </table:table-row>
        <table:table-row table:style-name="ro1">
          <table:table-cell office:value-type="string" calcext:value-type="string">
            <text:p>Meridiano do Coração: Tem uma nítida ação psiquica.</text:p>
          </table:table-cell>
          <table:table-cell office:value-type="string" calcext:value-type="string">
            <text:p>Meridiano do Intestino Delgado: age sobre as mucosas e como espasmolítico.</text:p>
          </table:table-cell>
        </table:table-row>
        <table:table-row table:style-name="ro1">
          <table:table-cell office:value-type="string" calcext:value-type="string">
            <text:p>Meridiano do Intestino Delgado: age sobre as mucosas e como espasmolítico.</text:p>
          </table:table-cell>
          <table:table-cell office:value-type="string" calcext:value-type="string">
            <text:p>Meridiano da Bexiga: excretor.</text:p>
          </table:table-cell>
        </table:table-row>
        <table:table-row table:style-name="ro1">
          <table:table-cell office:value-type="string" calcext:value-type="string">
            <text:p>Meridiano da Bexiga: excretor.</text:p>
          </table:table-cell>
          <table:table-cell office:value-type="string" calcext:value-type="string">
            <text:p>Meridiano Rim: meridiano da desassimilação, além de ter as funções circulatórias das supra-renais. Meridiano Circulação-sexo: sintomas de ambas funções.</text:p>
          </table:table-cell>
        </table:table-row>
        <table:table-row table:style-name="ro1">
          <table:table-cell office:value-type="string" calcext:value-type="string">
            <text:p>Meridiano Rim: meridiano da desassimilação, além de ter as funções circulatórias das supra-renais. Meridiano Circulação-sexo: sintomas de ambas funções.</text:p>
          </table:table-cell>
          <table:table-cell office:value-type="string" calcext:value-type="string">
            <text:p>Meridiano Triplo aquecedor: ampara as funções respiratórias, digestivas e urogenitais.</text:p>
          </table:table-cell>
        </table:table-row>
        <table:table-row table:style-name="ro1">
          <table:table-cell office:value-type="string" calcext:value-type="string">
            <text:p>Meridiano Triplo aquecedor: ampara as funções respiratórias, digestivas e urogenitais.</text:p>
          </table:table-cell>
          <table:table-cell office:value-type="string" calcext:value-type="string">
            <text:p>Meridiano Vesícula Biliar: ação psíquica e espasmolítica.</text:p>
          </table:table-cell>
        </table:table-row>
        <table:table-row table:style-name="ro1">
          <table:table-cell office:value-type="string" calcext:value-type="string">
            <text:p>Meridiano Vesícula Biliar: ação psíquica e espasmolítica.</text:p>
          </table:table-cell>
          <table:table-cell office:value-type="string" calcext:value-type="string">
            <text:p>Meridiano Fígado: função de assimilação.</text:p>
          </table:table-cell>
        </table:table-row>
        <table:table-row table:style-name="ro1">
          <table:table-cell office:value-type="string" calcext:value-type="string">
            <text:p>Meridiano Fígado: função de assimilação.</text:p>
          </table:table-cell>
          <table:table-cell office:value-type="string" calcext:value-type="string">
            <text:p>Meridiano Pulmão: ação sobre aparelho respiratório e em todos os casos de estase.</text:p>
          </table:table-cell>
        </table:table-row>
        <table:table-row table:style-name="ro1">
          <table:table-cell office:value-type="string" calcext:value-type="string">
            <text:p>Meridiano Pulmão: ação sobre aparelho respiratório e em todos os casos de estase.</text:p>
          </table:table-cell>
          <table:table-cell office:value-type="string" calcext:value-type="string">
            <text:p>Meridiano Intestino Grosso: age sobre as mucosas, é o meridiano da excreção.</text:p>
          </table:table-cell>
        </table:table-row>
        <table:table-row table:style-name="ro1">
          <table:table-cell office:value-type="string" calcext:value-type="string">
            <text:p>Meridiano Intestino Grosso: age sobre as mucosas, é o meridiano da excreção.</text:p>
          </table:table-cell>
          <table:table-cell office:value-type="string" calcext:value-type="string">
            <text:p>Meridiano Estômago: açao sobre equilíbrio psíquico, bem como digestão e circulação.</text:p>
          </table:table-cell>
        </table:table-row>
        <table:table-row table:style-name="ro1">
          <table:table-cell office:value-type="string" calcext:value-type="string">
            <text:p>Meridiano Estômago: açao sobre equilíbrio psíquico, bem como digestão e circulação.</text:p>
          </table:table-cell>
          <table:table-cell office:value-type="string" calcext:value-type="string">
            <text:p>Meridiano Baço-Panreas: principal meridiano do tecido conjuntivo.</text:p>
          </table:table-cell>
        </table:table-row>
        <table:table-row table:style-name="ro1">
          <table:table-cell office:value-type="string" calcext:value-type="string">
            <text:p>Meridiano Baço-Panreas: principal meridiano do tecido conjuntivo.</text:p>
          </table:table-cell>
          <table:table-cell/>
        </table:table-row>
        <table:table-row table:style-name="ro1">
          <table:table-cell/>
          <table:table-cell office:value-type="string" calcext:value-type="string">
            <text:p>Pontos dos Meridianos</text:p>
          </table:table-cell>
        </table:table-row>
        <table:table-row table:style-name="ro1">
          <table:table-cell office:value-type="string" calcext:value-type="string">
            <text:p>Pontos dos Meridianos</text:p>
          </table:table-cell>
          <table:table-cell office:value-type="string" calcext:value-type="string">
            <text:p>Bexiga -1-34</text:p>
          </table:table-cell>
        </table:table-row>
        <table:table-row table:style-name="ro1">
          <table:table-cell office:value-type="string" calcext:value-type="string">
            <text:p>Bexiga -1-34</text:p>
          </table:table-cell>
          <table:table-cell table:style-name="ce3" office:value-type="string" calcext:value-type="string">
            <text:p>.B1 Jingming - logo acima do canto do olho do olho med Indicações: qualquer doença dos olhos, como conjuntivite, pterígio etc. .</text:p>
          </table:table-cell>
        </table:table-row>
        <table:table-row table:style-name="ro1">
          <table:table-cell table:style-name="ce3" office:value-type="string" calcext:value-type="string">
            <text:p>.B1 Jingming - logo acima do canto do olho do olho med Indicações: qualquer doença dos olhos, como conjuntivite, pterígio etc. .</text:p>
          </table:table-cell>
          <table:table-cell table:style-name="ce3" office:value-type="string" calcext:value-type="string">
            <text:p>B2 Zanzhu -diretamente acima B1, em supraorbital nível, no final med de sobrancelha. Indicações: dor de cabeça; tontura; doença dos olhos; paralisia facial; sinusite e rinite. .</text:p>
          </table:table-cell>
        </table:table-row>
        <table:table-row table:style-name="ro1">
          <table:table-cell table:style-name="ce3" office:value-type="string" calcext:value-type="string">
            <text:p>B2 Zanzhu -diretamente acima B1, em supraorbital nível, no final med de sobrancelha. Indicações: dor de cabeça; tontura; doença dos olhos; paralisia facial; sinusite e rinite. .</text:p>
          </table:table-cell>
          <table:table-cell table:style-name="ce3" office:value-type="string" calcext:value-type="string">
            <text:p>B3 Meichong -acima final med da sobrancelha, 0,5 'acima da linha do cabelo, entre</text:p>
          </table:table-cell>
        </table:table-row>
        <table:table-row table:style-name="ro1">
          <table:table-cell table:style-name="ce3" office:value-type="string" calcext:value-type="string">
            <text:p>B3 Meichong -acima final med da sobrancelha, 0,5 'acima da linha do cabelo, entre</text:p>
          </table:table-cell>
          <table:table-cell table:style-name="ce3" office:value-type="string" calcext:value-type="string">
            <text:p>B4 e VG24, na linha vertical do ponto Zanzhu (B2). Indicações: dor de cabeça; tontura; obstrução nasal; distúrbio do olfato; excesso de lacrimejamento; conjuntivite; problemas de visão; epilepsia; catarata. .B4 Quchai -1.5 'lat a VG24, 0,5' acima da linha do cabelo. Indicações: dor de cabeça frontal; obstrução nasal; epistaxe; problemas de visão. .</text:p>
          </table:table-cell>
        </table:table-row>
        <table:table-row table:style-name="ro1">
          <table:table-cell table:style-name="ce3" office:value-type="string" calcext:value-type="string">
            <text:p>B4 e VG24, na linha vertical do ponto Zanzhu (B2). Indicações: dor de cabeça; tontura; obstrução nasal; distúrbio do olfato; excesso de lacrimejamento; conjuntivite; problemas de visão; epilepsia; catarata. .B4 Quchai -1.5 'lat a VG24, 0,5' acima da linha do cabelo. Indicações: dor de cabeça frontal; obstrução nasal; epistaxe; problemas de visão. .</text:p>
          </table:table-cell>
          <table:table-cell table:style-name="ce3" office:value-type="string" calcext:value-type="string">
            <text:p>B5 Wuchu -1.5 'lat para VG23, 1' dentro da linha fina frontal, 0,5 "diretamente acima B4 Indicações: dor de cabeça; perturbação da visão; epilepsia; tétano. .</text:p>
          </table:table-cell>
        </table:table-row>
        <table:table-row table:style-name="ro1">
          <table:table-cell table:style-name="ce3" office:value-type="string" calcext:value-type="string">
            <text:p>B5 Wuchu -1.5 'lat para VG23, 1' dentro da linha fina frontal, 0,5 "diretamente acima B4 Indicações: dor de cabeça; perturbação da visão; epilepsia; tétano. .</text:p>
          </table:table-cell>
          <table:table-cell table:style-name="ce3" office:value-type="string" calcext:value-type="string">
            <text:p>B6 Chengguang -1,5 "de linha VG, 2,5 'dentro de linha de frente, de 1,5" por trás B5 Indicações: dor de cabeça; tontura; resfriado; distúrbio da visão; pterígio; glaucoma; miopia. .</text:p>
          </table:table-cell>
        </table:table-row>
        <table:table-row table:style-name="ro1">
          <table:table-cell table:style-name="ce3" office:value-type="string" calcext:value-type="string">
            <text:p>B6 Chengguang -1,5 "de linha VG, 2,5 'dentro de linha de frente, de 1,5" por trás B5 Indicações: dor de cabeça; tontura; resfriado; distúrbio da visão; pterígio; glaucoma; miopia. .</text:p>
          </table:table-cell>
          <table:table-cell table:style-name="ce3" office:value-type="string" calcext:value-type="string">
            <text:p>B7 Tongtian -1,5 "de linha VG, 4 'dentro de linha de frente, de 1,5" por trás B6 Indicações: dor de cabeça; sinusite; rinite; epistaxe; distúrbio do olfato;polipose nasal; rigidez na nuca; tontura. .</text:p>
          </table:table-cell>
        </table:table-row>
        <table:table-row table:style-name="ro1">
          <table:table-cell table:style-name="ce3" office:value-type="string" calcext:value-type="string">
            <text:p>B7 Tongtian -1,5 "de linha VG, 4 'dentro de linha de frente, de 1,5" por trás B6 Indicações: dor de cabeça; sinusite; rinite; epistaxe; distúrbio do olfato;polipose nasal; rigidez na nuca; tontura. .</text:p>
          </table:table-cell>
          <table:table-cell table:style-name="ce3" office:value-type="string" calcext:value-type="string">
            <text:p>B8 Luoque -1,5 "de linha VG, 5,5 'dentro de linha de frente, de 1,5" por trás B7 Indicações: dor de cabeça parietal; tontura ou vertigem; zumbidos; obstrução nasal; paralisia facial; visão turva; glaucoma. .</text:p>
          </table:table-cell>
        </table:table-row>
        <table:table-row table:style-name="ro1">
          <table:table-cell table:style-name="ce3" office:value-type="string" calcext:value-type="string">
            <text:p>B8 Luoque -1,5 "de linha VG, 5,5 'dentro de linha de frente, de 1,5" por trás B7 Indicações: dor de cabeça parietal; tontura ou vertigem; zumbidos; obstrução nasal; paralisia facial; visão turva; glaucoma. .</text:p>
          </table:table-cell>
          <table:table-cell table:style-name="ce3" office:value-type="string" calcext:value-type="string">
            <text:p>B9 Yuzhen -1.3 'lat para VG17, 2,5 cm acima da linha fina pescoço, na borda sup lat do processo occipital externa Indicações; Cefaléia (occipital, parietal ou oftálmica); tontura; miopia; obstrução nasal; distúrbio do olfato. .</text:p>
          </table:table-cell>
        </table:table-row>
        <table:table-row table:style-name="ro1">
          <table:table-cell table:style-name="ce3" office:value-type="string" calcext:value-type="string">
            <text:p>B9 Yuzhen -1.3 'lat para VG17, 2,5 cm acima da linha fina pescoço, na borda sup lat do processo occipital externa Indicações; Cefaléia (occipital, parietal ou oftálmica); tontura; miopia; obstrução nasal; distúrbio do olfato. .</text:p>
          </table:table-cell>
          <table:table-cell table:style-name="ce3" office:value-type="string" calcext:value-type="string">
            <text:p>B10 Tianzhu - lat beira do trapézio m, na linha do cabelo natural da região occipital Indicações: dor de cabeça occipital; occipito-temporal; enxaqueca; dor na testa (oftálmica); torcicolo; rigidez e dor na nuca; tonteira; vertigem; insônia;turvação da visão; faringite; dor nas costas e ombros; obstrução nasal;distúrbio do olfato; rinite. .B11 Dashu -1.5 'lat para GV13, nível com espaço T1-T2 Indicações: gripe; resfriado; tosse; rigidez e dor na nuca; dor nas costas e ombros; dor no joelho; dor de garganta. .</text:p>
          </table:table-cell>
        </table:table-row>
        <table:table-row table:style-name="ro1">
          <table:table-cell table:style-name="ce3" office:value-type="string" calcext:value-type="string">
            <text:p>B10 Tianzhu - lat beira do trapézio m, na linha do cabelo natural da região occipital Indicações: dor de cabeça occipital; occipito-temporal; enxaqueca; dor na testa (oftálmica); torcicolo; rigidez e dor na nuca; tonteira; vertigem; insônia;turvação da visão; faringite; dor nas costas e ombros; obstrução nasal;distúrbio do olfato; rinite. .B11 Dashu -1.5 'lat para GV13, nível com espaço T1-T2 Indicações: gripe; resfriado; tosse; rigidez e dor na nuca; dor nas costas e ombros; dor no joelho; dor de garganta. .</text:p>
          </table:table-cell>
          <table:table-cell table:style-name="ce3" office:value-type="string" calcext:value-type="string">
            <text:p>B12 Fengmen -1,5 "de linha GV, nível com espaço T2-T3 Indicações: febre; Cefaléia; tosse; rigidez na nuca; dor nas costas; pneumonia;bronquite; urticária; sonolência. .</text:p>
          </table:table-cell>
        </table:table-row>
        <table:table-row table:style-name="ro1">
          <table:table-cell table:style-name="ce3" office:value-type="string" calcext:value-type="string">
            <text:p>B12 Fengmen -1,5 "de linha GV, nível com espaço T2-T3 Indicações: febre; Cefaléia; tosse; rigidez na nuca; dor nas costas; pneumonia;bronquite; urticária; sonolência. .</text:p>
          </table:table-cell>
          <table:table-cell table:style-name="ce3" office:value-type="string" calcext:value-type="string">
            <text:p>B13 Feishu -1.5 'lat para VG12, nível com espaço T3-T4 Tonifica o Qi do Pulmão,Descende e dissemina o Qi do Pulmão, Clareia Calor do Pulmão, Libera o exterior Indicações: tosse; pneumonia; bronquite; dispnéia; asma; tuberculose pulmonar; dor nas costas; dermatite; prurido. .</text:p>
          </table:table-cell>
        </table:table-row>
        <table:table-row table:style-name="ro1">
          <table:table-cell table:style-name="ce3" office:value-type="string" calcext:value-type="string">
            <text:p>B13 Feishu -1.5 'lat para VG12, nível com espaço T3-T4 Tonifica o Qi do Pulmão,Descende e dissemina o Qi do Pulmão, Clareia Calor do Pulmão, Libera o exterior Indicações: tosse; pneumonia; bronquite; dispnéia; asma; tuberculose pulmonar; dor nas costas; dermatite; prurido. .</text:p>
          </table:table-cell>
          <table:table-cell table:style-name="ce3" office:value-type="string" calcext:value-type="string">
            <text:p>B14 Jueyinshu -1,5 "de linha GV, nível com espaço T4-T5. Indicações: dor no peito; nevralgia intercostal; dor de dentes; soluço; pericardite; formigamento e frio na região distai dos membros. .</text:p>
          </table:table-cell>
        </table:table-row>
        <table:table-row table:style-name="ro1">
          <table:table-cell table:style-name="ce3" office:value-type="string" calcext:value-type="string">
            <text:p>B14 Jueyinshu -1,5 "de linha GV, nível com espaço T4-T5. Indicações: dor no peito; nevralgia intercostal; dor de dentes; soluço; pericardite; formigamento e frio na região distai dos membros. .</text:p>
          </table:table-cell>
          <table:table-cell table:style-name="ce3" office:value-type="string" calcext:value-type="string">
            <text:p>B15 Xinshu -1.5 'lat para VG11, nível com espaço T5-T6 Indicações: problemas do coração; náuseas e vômitos; dor no peito; ansiedade; epilepsia; esquizofrenia; falta de memória. .</text:p>
          </table:table-cell>
        </table:table-row>
        <table:table-row table:style-name="ro1">
          <table:table-cell table:style-name="ce3" office:value-type="string" calcext:value-type="string">
            <text:p>B15 Xinshu -1.5 'lat para VG11, nível com espaço T5-T6 Indicações: problemas do coração; náuseas e vômitos; dor no peito; ansiedade; epilepsia; esquizofrenia; falta de memória. .</text:p>
          </table:table-cell>
          <table:table-cell table:style-name="ce3" office:value-type="string" calcext:value-type="string">
            <text:p>B16 Dushu -1.5 'lat para VG10, nível com espaço T6-T7 Indicações: endocardite; dor no peito (intercostalgia); dor no abdômen;soluço; queda de cabelos; pruridos; borborigmo. .B17 Geshu -1.5 'lat para VG9, nível com espaço T7-T8 Indicações: hemopatias (como problemas hemorrágicos, anemia); soluço; dor no peito; dor de barriga; falta de apetite; náuseas; sonolência e falta de ânimo; febre; suor noturno; neurose; histeria; taquicardia; tuberculose pulmonar. .B18 Ganshu - 1.5 'lat para VG8, nível com espaço T9-T10 Indicações: hepatite; hepatomegalia; cirrose; colecistite; problemas do tendão e olho; dor nas costas; nevralgias; diabete; furunculose; linfoadenite; qualquer problema no órgão genital; esquizofrenia. .B19 Danshu -1.5 'lat para VG7, nível com espaço T10-T11 Indicações: hepatite; colecistite; dor nas costas; boca amarga; falta de apetite; náuseas e vômito; tuberculose pulmonar. .B20 Pishu -1.5 'lat para VG6, nível com espaço T11-T12 Indicações: anorexia; dor no estômago; úlcera péptica; magreza; hepatite; cirrose; dispepsia; regurgitamento; diarréia crônica; distensão. .B21 Weishu - 1,5 "de linha VG, nível com espaço T12-L1 Indicações: gastralgia; úlcera péptica; distensão gástrica; dispepsia; anorexia;náuseas e vômito; regurgitação; borborigmo; magreza. .B22 Sanjiaoshu -1.5 'lat para VG5, nível com espaço L1-L2 Indicações: diabete melito; anorexia; dispepsia; indigestão; diarréia; distensão abdominal; borborigmo; ascite; edema do corpo; oligúria; lombalgia. .B23 Shenshu -1.5 'lat para VG4, nível com espaço L2-L3 Indicações: nefrite, infecção urogenital; enurese noturna; impotência; lombalgia; edema; diabete melito; dismenorréia; neurastenia. .B24 Qihaishu -1,5 "de linha VG, com nível L3-L4 Indicações: lombalgia; hemorróida. .B25 Dachangshu -1.5 'lat para VG3, nível com espaço L4-L5 Indicações: lombalgia; dor de barriga; borborigmo; distensão abdominal;diarréia ou constipação. .B26 Guanyuanshu - 1,5 "de linha VG, ao nível L5-S1 (lumbosacral) espaço. Indicações: distensão abdominal; diarréia; disúria; lombalgia. .B27 Xiaochangshu -1,5 "de linha VG, nível com espaço S1-S2, apenas lat ao forame sacral 1 Indicações: disenteria; hematúria; leucorréia; anexite; enurese; prostatite; hemorróidas; dor nas juntas ílio-sacrais; lombalgia. .B28 Pangguangshu -1,5 "de linha VG, nível com espaço S2-S3, apenas lat ao forame sacral 2 Indicações: qualquer problema da bexiga; enurese noturna; dor ou infecção do órgão genital; disúria; dor lombar ou lombossacra; frieza dos membros;constipação. .B29 Zhonglushu -1,5 "de linha VG, nível com espaço S3-S4, apenas lat ao forame sacral 3 Indicações: dor na região lombossacra e ciática; disenteria; hérnia. .B30 Baihuanshu -1,5 "de linha VG, nível com espaço S4-S5, apenas lat ao forame sacral 4 Indicações: dor na região sacroílica; dor ciática; disúria ou enurese; constipação; leucorréia; menorragia; infecção urogenital. .B31 Shangliao -0,75 'de linha VG, na borda med do forame sacral 1 Indicações: distúrbio urogenital; distúrbio de micção e defecação; dor na região lombossacra e joelho; dor ciática; leucorréia; dismenorréia; impotência. .</text:p>
          </table:table-cell>
        </table:table-row>
        <table:table-row table:style-name="ro1">
          <table:table-cell table:style-name="ce3" office:value-type="string" calcext:value-type="string">
            <text:p>B16 Dushu -1.5 'lat para VG10, nível com espaço T6-T7 Indicações: endocardite; dor no peito (intercostalgia); dor no abdômen;soluço; queda de cabelos; pruridos; borborigmo. .B17 Geshu -1.5 'lat para VG9, nível com espaço T7-T8 Indicações: hemopatias (como problemas hemorrágicos, anemia); soluço; dor no peito; dor de barriga; falta de apetite; náuseas; sonolência e falta de ânimo; febre; suor noturno; neurose; histeria; taquicardia; tuberculose pulmonar. .B18 Ganshu - 1.5 'lat para VG8, nível com espaço T9-T10 Indicações: hepatite; hepatomegalia; cirrose; colecistite; problemas do tendão e olho; dor nas costas; nevralgias; diabete; furunculose; linfoadenite; qualquer problema no órgão genital; esquizofrenia. .B19 Danshu -1.5 'lat para VG7, nível com espaço T10-T11 Indicações: hepatite; colecistite; dor nas costas; boca amarga; falta de apetite; náuseas e vômito; tuberculose pulmonar. .B20 Pishu -1.5 'lat para VG6, nível com espaço T11-T12 Indicações: anorexia; dor no estômago; úlcera péptica; magreza; hepatite; cirrose; dispepsia; regurgitamento; diarréia crônica; distensão. .B21 Weishu - 1,5 "de linha VG, nível com espaço T12-L1 Indicações: gastralgia; úlcera péptica; distensão gástrica; dispepsia; anorexia;náuseas e vômito; regurgitação; borborigmo; magreza. .B22 Sanjiaoshu -1.5 'lat para VG5, nível com espaço L1-L2 Indicações: diabete melito; anorexia; dispepsia; indigestão; diarréia; distensão abdominal; borborigmo; ascite; edema do corpo; oligúria; lombalgia. .B23 Shenshu -1.5 'lat para VG4, nível com espaço L2-L3 Indicações: nefrite, infecção urogenital; enurese noturna; impotência; lombalgia; edema; diabete melito; dismenorréia; neurastenia. .B24 Qihaishu -1,5 "de linha VG, com nível L3-L4 Indicações: lombalgia; hemorróida. .B25 Dachangshu -1.5 'lat para VG3, nível com espaço L4-L5 Indicações: lombalgia; dor de barriga; borborigmo; distensão abdominal;diarréia ou constipação. .B26 Guanyuanshu - 1,5 "de linha VG, ao nível L5-S1 (lumbosacral) espaço. Indicações: distensão abdominal; diarréia; disúria; lombalgia. .B27 Xiaochangshu -1,5 "de linha VG, nível com espaço S1-S2, apenas lat ao forame sacral 1 Indicações: disenteria; hematúria; leucorréia; anexite; enurese; prostatite; hemorróidas; dor nas juntas ílio-sacrais; lombalgia. .B28 Pangguangshu -1,5 "de linha VG, nível com espaço S2-S3, apenas lat ao forame sacral 2 Indicações: qualquer problema da bexiga; enurese noturna; dor ou infecção do órgão genital; disúria; dor lombar ou lombossacra; frieza dos membros;constipação. .B29 Zhonglushu -1,5 "de linha VG, nível com espaço S3-S4, apenas lat ao forame sacral 3 Indicações: dor na região lombossacra e ciática; disenteria; hérnia. .B30 Baihuanshu -1,5 "de linha VG, nível com espaço S4-S5, apenas lat ao forame sacral 4 Indicações: dor na região sacroílica; dor ciática; disúria ou enurese; constipação; leucorréia; menorragia; infecção urogenital. .B31 Shangliao -0,75 'de linha VG, na borda med do forame sacral 1 Indicações: distúrbio urogenital; distúrbio de micção e defecação; dor na região lombossacra e joelho; dor ciática; leucorréia; dismenorréia; impotência. .</text:p>
          </table:table-cell>
          <table:table-cell table:style-name="ce3" office:value-type="string" calcext:value-type="string">
            <text:p>B32 Ciliao -0,75 'de linha VG, na borda med do forame sacral 2 Indicações: iguais às do ponto Shangliao (B31).</text:p>
          </table:table-cell>
        </table:table-row>
        <table:table-row table:style-name="ro1">
          <table:table-cell table:style-name="ce3" office:value-type="string" calcext:value-type="string">
            <text:p>B32 Ciliao -0,75 'de linha VG, na borda med do forame sacral 2 Indicações: iguais às do ponto Shangliao (B31).</text:p>
          </table:table-cell>
          <table:table-cell table:style-name="ce3" office:value-type="string" calcext:value-type="string">
            <text:p>.B33 Zhongliao -0,75 'de linha VG, na borda med do forame sacral 3 Indicações: iguais às do ponto Shangliao (B31). .</text:p>
          </table:table-cell>
        </table:table-row>
        <table:table-row table:style-name="ro1">
          <table:table-cell table:style-name="ce3" office:value-type="string" calcext:value-type="string">
            <text:p>.B33 Zhongliao -0,75 'de linha VG, na borda med do forame sacral 3 Indicações: iguais às do ponto Shangliao (B31). .</text:p>
          </table:table-cell>
          <table:table-cell table:style-name="ce3" office:value-type="string" calcext:value-type="string">
            <text:p>B34 Xialiao -0,75 'de linha VG, na borda med do forame sacral 4 Indicações: iguais às do ponto Shangliao (B31).</text:p>
          </table:table-cell>
        </table:table-row>
        <table:table-row table:style-name="ro1">
          <table:table-cell table:style-name="ce3" office:value-type="string" calcext:value-type="string">
            <text:p>B34 Xialiao -0,75 'de linha VG, na borda med do forame sacral 4 Indicações: iguais às do ponto Shangliao (B31).</text:p>
          </table:table-cell>
          <table:table-cell office:value-type="string" calcext:value-type="string">
            <text:p>Bexiga 35-67</text:p>
          </table:table-cell>
        </table:table-row>
        <table:table-row table:style-name="ro1">
          <table:table-cell office:value-type="string" calcext:value-type="string">
            <text:p>Bexiga 35-67</text:p>
          </table:table-cell>
          <table:table-cell office:value-type="string" calcext:value-type="string">
            <text:p>B35 Huiyang - 0,5 'lat para VG1 Indicações: dismenorréia e dor lombar; leucorréia; impotência; hemorróidas;dor na perna. .B36 Chengfu -ponto médio da prega glútea Indicações: dor ciática; hemorróidas; constipação; disúria; dor genital. .B37 Yinmen - pós linha média da coxa, 3 'abaixo B36, que é ponto médio da prega glútea Indicações: lombalgia e dor ciática; paralisia da perna; inchaço da perna. .B38 Fuxi - lado lat da prega poplítea, no lado med do bíceps femoral tendão, 1 'acima B39 Indicações: cistite; disúria; constipação; dor na coxa, joelho e perna. .B39 Weiyang -lado lat da prega poplítea, lat para B40, no lado med do tendão bíceps femoral Indicações: espasmo do músculo gastrocnêmio; dor lombar; prostatite ou hipertrofia benigna da próstata; hemorróidas; inchaço na axila; comportamento maníaco. .B40 Weizhong - centro da prega poplítea Categoria: Ho, Terra Indicações: dor ciática; lombalgia; paralisia da perna; dor no joelho; A.V.C;hipertranspiração. .B41 Fufen -3 'de linha VG, nível com espaço T2-T3, 1,5' lat para B12 Indicações: dor e rigidez na nuca; braquialgia. .B42 Pohu -3 'lat para VG12, nível com espaço T3-T4, 1,5' lat para B13 Indicações: bronquite; asma; pleurite; dor e rigidez na nuca; dor nas costas e ombro. .B43 Sourangshu -3 'de linha VG, nível com espaço T4-T5, 1,5' lat para B14 Indicações: bronquite; tuberculose pulmonar; pleurite; nevralgia intercostal;dor nas costas; fraqueza geral. .B44 Shentang -3 'lat para VG11, nível com espaço T5-T6, de 1,5' lat para B15 Indicações: tosse; asma; nevralgia intercostal; dor e rigidez nas costas. .B45 Yixi -3 'lat para VG10, nível com espaço T6-T7, 1,5' lat para B16 Indicações: tosse; bronquite; dor nas costas e omoplatas; tontura; soluço;pericardite. .B46 Geguan -3 'lat para VG9, nível com espaço T7-T8, 1,5' lat para B17 Indicações: nevralgia intercostal; soluço; vômito; dor e rigidez nas costas; dor no corpo; qualquer problema no sangue. .B47 Hunmen -3 'lat para VG8, nível com espaço T9-T10, 1,5' lat para B18 Indicações: moléstias do fígado; pleurite; endocardite; dispepsia; dor nas costas e coração; dor de barriga e borborigmo; epigastralgia. .B48 Yanggang -3 'lat para VG7, nível com espaço T10-T11, 1,5' lat para B19 Indicações: diarréia; dispepsia; icterícia; borborigmo; dor abdominal; cólica biliar. .B49 Yishe -3 'lat para VG6, nível com espaço T11-T12, 1,5' lat para B20 Indicações: distensão abdominal; dispepsia; hepatite; eólica biliar; diarréia; .B50 Weicang -3 'de linha VG, nível com espaço T12-L1, 1,5' lat para B21 Indicações: epigastralgia; vômitos; distensão abdominal; constipação; dor lombar. .B51 Huangmen -3 'lat para VG5, nível com espaço L1-L2, 1,5' lat para B22 Indicações: epigastralgia (dor do estômago); constipação; mastite. .B52 Zhishi -3 'lat para VG4, nível com espaço L2-L3, 1,5' lat para B23 Indicações: lombalgia; espermatorréia ou ejaculação precoce; impotência;indigestão; edema do corpo; disúria; infecção na área genital. .B53 Baohuang -3 'de linha VG, com nível médio ponto de vértebra S2 Indicações: dificuldade de evacuação e micção; paralisia da bexiga; inflamação urogenital; lombalgia; dor ciática. .B54 Zhibian -3 'lat para VG2, nível de espaço sacrococcygeal Indicações: dor na região lombossacra; dor ciática; paralisia ou adormecimento da perna; dor genital; paralisia da bexiga; cistite; disúria. .B55 Heyang -2 'abaixo B40, na linha de B57, entre cabeças med e lat de gastrocnêmio m Indicações: lombalgia; dor na perna; leucorréia; hérnia. .B56 Chengjin -5 'abaixo B40, no centro da barriga do gastrocnêmio, a meio caminho entre a B55 B57 Indicações: lombalgia; torção do músculo da perna; cãibra; hemorróidas. .B57 Chengshan- 8 'abaixo B40, 8' acima borda sup de calcâneo, a meio caminho de B40 de calcanhar Indicações: cãibra na perna; lombalgia; hemorróidas; torção da perna; anorexia. .B58 Feiyang -9 'abaixo B40, 1' lat para B57, 7 'diretamente acima B60, na borda cargo de fíbula, na borda do lat gastrocnêmio m Indicações: lombalgia; dor na perna; epilepsia; gota; oftalmalgia. .B59 Fuyang -3 'acima B60 Indicações: dor na região lombossacra; Cefaléia; torção ou artrite no tornozelo; dor e fraqueza nas pernas. .B60 Kunlun -entre as Tendo Aquiles e maléolo lat, R3 em frente Categoria: Jing, Fogo Indicações: dor de cabeça; rigidez na nuca; lombalgia; dor ciática; dor no cóccix; dor e inchaço no tornozelo; distúrbio do parto. .B61 Pucan -1.5 'abaixo B60 Indicações: dor no calcanhar; fraqueza ou paralisia da perna; lombalgia;epilepsia. .B62 Shenmai -oco abaixo maléolo lat Indicações: dor de cabeça; dor lombossacra; dor e inchaço no tornozelo; epilepsia; tontura e vertigem. .B63 Jinmen -oco por trás do tubérculo metatarsal 5, inf ant para B62 Categoria: Xi (acúmulo) Indicações: epilepsia; vertigem; surdez; dor no calcanhar. .B64 Jinggu -post borda inf do tubérculo metatarso de 5 Categoria: Yuan Indicações: dor nas costas e pernas; tontura; vertigem; epilepsia; Cefaléia;rigidez e dor na nuca. .B65 Shugu -post borda lat de cabeça de metatarso 5 Categoria: Shu, MAdeira Indicações: dor de cabeça e nuca; rigidez na nuca; dor lombar; dor na perna;dor na região oftalmo-frontal; conjuntivite; hemorróidas; epilepsia. .B66 Zutonggu -ant oco inf para metatarsofalangiana conjunta 5 Categoria: Ying, Água Indicações: dor de cabeça; epistaxe; tontura; dispepsia. .B67 Zhiyin -0,1 "a partir da borda da unha pós-raiz do dedo mínimo do pé, lado lat Categoria: Ting, Metal Indicações: má posição do feto; dificuldade de parto; alergia na pele ou urticária; coceira na pele; Cefaléia e dor na perna; comportamento maníaco.</text:p>
          </table:table-cell>
        </table:table-row>
        <table:table-row table:style-name="ro1">
          <table:table-cell office:value-type="string" calcext:value-type="string">
            <text:p>B35 Huiyang - 0,5 'lat para VG1 Indicações: dismenorréia e dor lombar; leucorréia; impotência; hemorróidas;dor na perna. .B36 Chengfu -ponto médio da prega glútea Indicações: dor ciática; hemorróidas; constipação; disúria; dor genital. .B37 Yinmen - pós linha média da coxa, 3 'abaixo B36, que é ponto médio da prega glútea Indicações: lombalgia e dor ciática; paralisia da perna; inchaço da perna. .B38 Fuxi - lado lat da prega poplítea, no lado med do bíceps femoral tendão, 1 'acima B39 Indicações: cistite; disúria; constipação; dor na coxa, joelho e perna. .B39 Weiyang -lado lat da prega poplítea, lat para B40, no lado med do tendão bíceps femoral Indicações: espasmo do músculo gastrocnêmio; dor lombar; prostatite ou hipertrofia benigna da próstata; hemorróidas; inchaço na axila; comportamento maníaco. .B40 Weizhong - centro da prega poplítea Categoria: Ho, Terra Indicações: dor ciática; lombalgia; paralisia da perna; dor no joelho; A.V.C;hipertranspiração. .B41 Fufen -3 'de linha VG, nível com espaço T2-T3, 1,5' lat para B12 Indicações: dor e rigidez na nuca; braquialgia. .B42 Pohu -3 'lat para VG12, nível com espaço T3-T4, 1,5' lat para B13 Indicações: bronquite; asma; pleurite; dor e rigidez na nuca; dor nas costas e ombro. .B43 Sourangshu -3 'de linha VG, nível com espaço T4-T5, 1,5' lat para B14 Indicações: bronquite; tuberculose pulmonar; pleurite; nevralgia intercostal;dor nas costas; fraqueza geral. .B44 Shentang -3 'lat para VG11, nível com espaço T5-T6, de 1,5' lat para B15 Indicações: tosse; asma; nevralgia intercostal; dor e rigidez nas costas. .B45 Yixi -3 'lat para VG10, nível com espaço T6-T7, 1,5' lat para B16 Indicações: tosse; bronquite; dor nas costas e omoplatas; tontura; soluço;pericardite. .B46 Geguan -3 'lat para VG9, nível com espaço T7-T8, 1,5' lat para B17 Indicações: nevralgia intercostal; soluço; vômito; dor e rigidez nas costas; dor no corpo; qualquer problema no sangue. .B47 Hunmen -3 'lat para VG8, nível com espaço T9-T10, 1,5' lat para B18 Indicações: moléstias do fígado; pleurite; endocardite; dispepsia; dor nas costas e coração; dor de barriga e borborigmo; epigastralgia. .B48 Yanggang -3 'lat para VG7, nível com espaço T10-T11, 1,5' lat para B19 Indicações: diarréia; dispepsia; icterícia; borborigmo; dor abdominal; cólica biliar. .B49 Yishe -3 'lat para VG6, nível com espaço T11-T12, 1,5' lat para B20 Indicações: distensão abdominal; dispepsia; hepatite; eólica biliar; diarréia; .B50 Weicang -3 'de linha VG, nível com espaço T12-L1, 1,5' lat para B21 Indicações: epigastralgia; vômitos; distensão abdominal; constipação; dor lombar. .B51 Huangmen -3 'lat para VG5, nível com espaço L1-L2, 1,5' lat para B22 Indicações: epigastralgia (dor do estômago); constipação; mastite. .B52 Zhishi -3 'lat para VG4, nível com espaço L2-L3, 1,5' lat para B23 Indicações: lombalgia; espermatorréia ou ejaculação precoce; impotência;indigestão; edema do corpo; disúria; infecção na área genital. .B53 Baohuang -3 'de linha VG, com nível médio ponto de vértebra S2 Indicações: dificuldade de evacuação e micção; paralisia da bexiga; inflamação urogenital; lombalgia; dor ciática. .B54 Zhibian -3 'lat para VG2, nível de espaço sacrococcygeal Indicações: dor na região lombossacra; dor ciática; paralisia ou adormecimento da perna; dor genital; paralisia da bexiga; cistite; disúria. .B55 Heyang -2 'abaixo B40, na linha de B57, entre cabeças med e lat de gastrocnêmio m Indicações: lombalgia; dor na perna; leucorréia; hérnia. .B56 Chengjin -5 'abaixo B40, no centro da barriga do gastrocnêmio, a meio caminho entre a B55 B57 Indicações: lombalgia; torção do músculo da perna; cãibra; hemorróidas. .B57 Chengshan- 8 'abaixo B40, 8' acima borda sup de calcâneo, a meio caminho de B40 de calcanhar Indicações: cãibra na perna; lombalgia; hemorróidas; torção da perna; anorexia. .B58 Feiyang -9 'abaixo B40, 1' lat para B57, 7 'diretamente acima B60, na borda cargo de fíbula, na borda do lat gastrocnêmio m Indicações: lombalgia; dor na perna; epilepsia; gota; oftalmalgia. .B59 Fuyang -3 'acima B60 Indicações: dor na região lombossacra; Cefaléia; torção ou artrite no tornozelo; dor e fraqueza nas pernas. .B60 Kunlun -entre as Tendo Aquiles e maléolo lat, R3 em frente Categoria: Jing, Fogo Indicações: dor de cabeça; rigidez na nuca; lombalgia; dor ciática; dor no cóccix; dor e inchaço no tornozelo; distúrbio do parto. .B61 Pucan -1.5 'abaixo B60 Indicações: dor no calcanhar; fraqueza ou paralisia da perna; lombalgia;epilepsia. .B62 Shenmai -oco abaixo maléolo lat Indicações: dor de cabeça; dor lombossacra; dor e inchaço no tornozelo; epilepsia; tontura e vertigem. .B63 Jinmen -oco por trás do tubérculo metatarsal 5, inf ant para B62 Categoria: Xi (acúmulo) Indicações: epilepsia; vertigem; surdez; dor no calcanhar. .B64 Jinggu -post borda inf do tubérculo metatarso de 5 Categoria: Yuan Indicações: dor nas costas e pernas; tontura; vertigem; epilepsia; Cefaléia;rigidez e dor na nuca. .B65 Shugu -post borda lat de cabeça de metatarso 5 Categoria: Shu, MAdeira Indicações: dor de cabeça e nuca; rigidez na nuca; dor lombar; dor na perna;dor na região oftalmo-frontal; conjuntivite; hemorróidas; epilepsia. .B66 Zutonggu -ant oco inf para metatarsofalangiana conjunta 5 Categoria: Ying, Água Indicações: dor de cabeça; epistaxe; tontura; dispepsia. .B67 Zhiyin -0,1 "a partir da borda da unha pós-raiz do dedo mínimo do pé, lado lat Categoria: Ting, Metal Indicações: má posição do feto; dificuldade de parto; alergia na pele ou urticária; coceira na pele; Cefaléia e dor na perna; comportamento maníaco.</text:p>
          </table:table-cell>
          <table:table-cell/>
        </table:table-row>
        <table:table-row table:style-name="ro1">
          <table:table-cell/>
          <table:table-cell office:value-type="string" calcext:value-type="string">
            <text:p>Baço pancreas 1-21</text:p>
          </table:table-cell>
        </table:table-row>
        <table:table-row table:style-name="ro1">
          <table:table-cell office:value-type="string" calcext:value-type="string">
            <text:p>Baço pancreas 1-21</text:p>
          </table:table-cell>
          <table:table-cell office:value-type="string" calcext:value-type="string">
            <text:p>.BP1 Yinbai -0,1 "a partir da borda da unha do halux, lado med. Indicações: distensão abdominal; diarréia; menstruação irregular; menorragia; insônia; distúrbio mental; sonolência; tendência ao sonho. .BP2 Dadu - lado med da falange proximal do dedo do pé 1. Indicações: distensão abdominal; eólica abdominal; lombalgia; gastroenterite;indigestão; constipação; cansaço do corpo. .BP3 Taibai - lado med da extremidade distal do metatarso do dedo do pé 1. Ponto Terra, Ponte Fonte e Riacho. Fortalece o Baço, Resolve a Umidade, Fortalece a Coluna. Indicações: gastralgia; distensão abdominal; eólica do intestino; indigestão;gastroenterite; disenteria; hemorróidas; artrite no pé; gota; lombalgia cronica. .BP4 Gongsun - lado med, ant inf beira do metatarso 1, 1 'proximal para metatarso-falangeana Indicações: gastralgia; dispepsia; inapetência; náuseas e vômito; diarréia;distensão do estômago e intestino; eólica abdominal; colite crônica; inchaço do rosto; gota; metatarsalgia; epilepsia. .BP5 Shangqiu - oco abaixo e ant ao maléolo med Indicações: distensão abdominal; borborigmo; dispepsia; vômito; diarréia;constipação; icterícia; hemorróidas; dor no tornozelo. .BP6 Sanyinjiao - pós borda da tíbia, 3 'acima maléolo med Fortalece o Baço, Resolve Umidade, Promove a função do Figado e suaviza o fluxo do Qi do Figado, Tonifica o Rim, Nutre o Sangue e o Yin, Benenficia a micção, Regulariza o Útero e a menstruação, Move o Sangue e elimina a estase, Esfria o sangue, interrompe a dor, Acalma a Mente. Indicações: distúrbios de estômago e pâncreas; distensão epigástrica; indigestão; falta de apetite; borborigmo e diarréia; distúrbios dos órgãos genitais;menorragia; dismenorréia; menstruação irregular; impotência; orquite; dor no pênis; aspermia; infecção urogenital; dor ou artrite na perna; inchaço na perna. .BP7 Lougu 6 ' - acima ápice do maléolo med Indicações: borborigmo; distensão abdominal; magreza; enurese; hérnia ingüinal; dor ou adormecimento da perna; frio na perna ou no pé. .BP8 Diji - med perna, entre a tíbia e gastrocnêmio m, 6 'abaixo da patela, 3' abaixo BP9 Indicações: distensão abdominal; falta de apetite; indigestão; diarréia; dismenorréia; leucorréia; hérnia ingüinal; aspermia; lombalgia. .BP9 Yinlingquan - borda inf do côndilo med da tíbia (?), 3 'abaixo da patela, entre a tíbia e gastrocnêmio m, 1' ant a F7 Ponto Mar, Ponto Agua Resolve Umidade, Beneficia o Aquecedor Inferior, Beneficia a micção, Remove obstrução no Meridiano. Indicações: distensão abdominal; indigestão; cólica abdominal; diarréia; desenteria; edema nas pernas; oligúria; ascite; dor gênito-urinária; micção noturna; menstruação irregular; dor na perna e joelho; furunculose na coxa medial; dor no cotovelo. .BP10 Xuehai - 2 'acima borda sup med de patela, no bojo do quadríceps femoral m, joelho flexionado Esfria o Sangue, Remove a estase de Sangue, Regulariza menstruação, Tonifica Xue. Indicações: menstruação irregular; menorragia; oligúria ou menorréia; infecção genital; urticária; furunculose na coxa medial .BP11 Jimen - 8 'acima borda sup med de patela em med sartório lado m, ao lado de uma femoral Indicações: dor no lado medial da coxa e ingüinal; dor na pélvis; hemorróidas;infecção genital; disúria; enurese; impotência; orquite. .BP12 Chongmen - 3.5 'lat para VC2 (borda sup da sínfise púbica), 2/3 maneira de VC2 para sup formiga espinha ilíaca Indicações: dor ou inflamação nos órgãos genitais; leucorréia; orquite; endometriose; hérnia. .BP13 Fushe - 3.5 'lat para VC2 / VC3, 4,3' abaixo VC8, 0,7 'acima BP12 Indicações: cólica abdominal; diarréia; hérnia ingüinal; apendicite; distensão abdominal. .BP14 Fujie - linha do mamilo, 4 'lat para VC6 / VC7, 1,3' abaixo VC8 Indicações: dor de barriga periumbilical; hérnia; diarréia; apendicite. .BP15 Daheng, - 4 'lat a VC8, linha dos mamilos Indicações: diarréia; cólica crônica; prisão de ventre; dor abdominal; paralisia intestinal; hiper-hidrose noturna. .BP16 Fuai, -4 'lat para VC11, 3' acima VC8, linha dos mamilos Indicações: dor de barriga periumbilical; indigestão; constipação. .BP17 Shidou - 6 'a partir da linha VC, no espaço intercostal 5 Indicações: pneumonia; pleurite; nevralgia intercostal; hepatite; cirrose e ascite; disenteria; indigestão. .BP18 Tianxi -6 'a partir da linha VC, no espaço intercostal 4 Indicações: nevralgia intercostal; dor no lado do peito; mastite; tosse; soluço. .BP19 Xiongxiang- 6 'a partir da linha VC, no espaço intercostal 3 Indicações: igual ao ponto Tianxi (BP18). .BP20 Zhourong - 6 'a partir da linha VC, no espaço intercostal 2 Indicações: dor e distensão no peito; nevralgia intercostal; tosse. .BP21 Dabao - 6 'abaixo axila, na linha médio-axilar, ou no espaço intercostal 6, a meio caminho da axila a ponta de costela 11 Indicações: asma; pneumonia; pleurite; dor intercostal; dor no lado do peito;fraqueza e dor no corpo inteiro.</text:p>
          </table:table-cell>
        </table:table-row>
        <table:table-row table:style-name="ro1">
          <table:table-cell office:value-type="string" calcext:value-type="string">
            <text:p>.BP1 Yinbai -0,1 "a partir da borda da unha do halux, lado med. Indicações: distensão abdominal; diarréia; menstruação irregular; menorragia; insônia; distúrbio mental; sonolência; tendência ao sonho. .BP2 Dadu - lado med da falange proximal do dedo do pé 1. Indicações: distensão abdominal; eólica abdominal; lombalgia; gastroenterite;indigestão; constipação; cansaço do corpo. .BP3 Taibai - lado med da extremidade distal do metatarso do dedo do pé 1. Ponto Terra, Ponte Fonte e Riacho. Fortalece o Baço, Resolve a Umidade, Fortalece a Coluna. Indicações: gastralgia; distensão abdominal; eólica do intestino; indigestão;gastroenterite; disenteria; hemorróidas; artrite no pé; gota; lombalgia cronica. .BP4 Gongsun - lado med, ant inf beira do metatarso 1, 1 'proximal para metatarso-falangeana Indicações: gastralgia; dispepsia; inapetência; náuseas e vômito; diarréia;distensão do estômago e intestino; eólica abdominal; colite crônica; inchaço do rosto; gota; metatarsalgia; epilepsia. .BP5 Shangqiu - oco abaixo e ant ao maléolo med Indicações: distensão abdominal; borborigmo; dispepsia; vômito; diarréia;constipação; icterícia; hemorróidas; dor no tornozelo. .BP6 Sanyinjiao - pós borda da tíbia, 3 'acima maléolo med Fortalece o Baço, Resolve Umidade, Promove a função do Figado e suaviza o fluxo do Qi do Figado, Tonifica o Rim, Nutre o Sangue e o Yin, Benenficia a micção, Regulariza o Útero e a menstruação, Move o Sangue e elimina a estase, Esfria o sangue, interrompe a dor, Acalma a Mente. Indicações: distúrbios de estômago e pâncreas; distensão epigástrica; indigestão; falta de apetite; borborigmo e diarréia; distúrbios dos órgãos genitais;menorragia; dismenorréia; menstruação irregular; impotência; orquite; dor no pênis; aspermia; infecção urogenital; dor ou artrite na perna; inchaço na perna. .BP7 Lougu 6 ' - acima ápice do maléolo med Indicações: borborigmo; distensão abdominal; magreza; enurese; hérnia ingüinal; dor ou adormecimento da perna; frio na perna ou no pé. .BP8 Diji - med perna, entre a tíbia e gastrocnêmio m, 6 'abaixo da patela, 3' abaixo BP9 Indicações: distensão abdominal; falta de apetite; indigestão; diarréia; dismenorréia; leucorréia; hérnia ingüinal; aspermia; lombalgia. .BP9 Yinlingquan - borda inf do côndilo med da tíbia (?), 3 'abaixo da patela, entre a tíbia e gastrocnêmio m, 1' ant a F7 Ponto Mar, Ponto Agua Resolve Umidade, Beneficia o Aquecedor Inferior, Beneficia a micção, Remove obstrução no Meridiano. Indicações: distensão abdominal; indigestão; cólica abdominal; diarréia; desenteria; edema nas pernas; oligúria; ascite; dor gênito-urinária; micção noturna; menstruação irregular; dor na perna e joelho; furunculose na coxa medial; dor no cotovelo. .BP10 Xuehai - 2 'acima borda sup med de patela, no bojo do quadríceps femoral m, joelho flexionado Esfria o Sangue, Remove a estase de Sangue, Regulariza menstruação, Tonifica Xue. Indicações: menstruação irregular; menorragia; oligúria ou menorréia; infecção genital; urticária; furunculose na coxa medial .BP11 Jimen - 8 'acima borda sup med de patela em med sartório lado m, ao lado de uma femoral Indicações: dor no lado medial da coxa e ingüinal; dor na pélvis; hemorróidas;infecção genital; disúria; enurese; impotência; orquite. .BP12 Chongmen - 3.5 'lat para VC2 (borda sup da sínfise púbica), 2/3 maneira de VC2 para sup formiga espinha ilíaca Indicações: dor ou inflamação nos órgãos genitais; leucorréia; orquite; endometriose; hérnia. .BP13 Fushe - 3.5 'lat para VC2 / VC3, 4,3' abaixo VC8, 0,7 'acima BP12 Indicações: cólica abdominal; diarréia; hérnia ingüinal; apendicite; distensão abdominal. .BP14 Fujie - linha do mamilo, 4 'lat para VC6 / VC7, 1,3' abaixo VC8 Indicações: dor de barriga periumbilical; hérnia; diarréia; apendicite. .BP15 Daheng, - 4 'lat a VC8, linha dos mamilos Indicações: diarréia; cólica crônica; prisão de ventre; dor abdominal; paralisia intestinal; hiper-hidrose noturna. .BP16 Fuai, -4 'lat para VC11, 3' acima VC8, linha dos mamilos Indicações: dor de barriga periumbilical; indigestão; constipação. .BP17 Shidou - 6 'a partir da linha VC, no espaço intercostal 5 Indicações: pneumonia; pleurite; nevralgia intercostal; hepatite; cirrose e ascite; disenteria; indigestão. .BP18 Tianxi -6 'a partir da linha VC, no espaço intercostal 4 Indicações: nevralgia intercostal; dor no lado do peito; mastite; tosse; soluço. .BP19 Xiongxiang- 6 'a partir da linha VC, no espaço intercostal 3 Indicações: igual ao ponto Tianxi (BP18). .BP20 Zhourong - 6 'a partir da linha VC, no espaço intercostal 2 Indicações: dor e distensão no peito; nevralgia intercostal; tosse. .BP21 Dabao - 6 'abaixo axila, na linha médio-axilar, ou no espaço intercostal 6, a meio caminho da axila a ponta de costela 11 Indicações: asma; pneumonia; pleurite; dor intercostal; dor no lado do peito;fraqueza e dor no corpo inteiro.</text:p>
          </table:table-cell>
          <table:table-cell/>
        </table:table-row>
        <table:table-row table:style-name="ro1">
          <table:table-cell/>
          <table:table-cell office:value-type="string" calcext:value-type="string">
            <text:p>Coração 1-9</text:p>
          </table:table-cell>
        </table:table-row>
        <table:table-row table:style-name="ro1">
          <table:table-cell office:value-type="string" calcext:value-type="string">
            <text:p>Coração 1-9</text:p>
          </table:table-cell>
          <table:table-cell office:value-type="string" calcext:value-type="string">
            <text:p>.C1 Jiquan - Centro da axila, med a axila Indicações: dor no braço, ombro e peito; dor no coração; nevralgia intercostal; mau cheiro na axila. .C2 Qingling - 3 ' med acima da prega do cotovelo (cotovelo flexionado). Indicações: dor de cabeça frontal; icterícia e frieza do corpo; nevralgia e espasmo do braço. .C3 Shaohai - na extremidade med da prega do cotovelo, com cotovelo flexionado Categoria: He. Água Ação: Remove a obstrucao do canal. Acalma a Mente (Shen). Clareia o Calor. Indicação: Dor no coração. Plenitude no torax. Dor na axila. Dor no cotolvelo. Comportamento maniaco. Riso impróprio. Inquietude mental. Ansiedade. Olhos vermelhos. Boca e garganta secas. Fogo do Coraçao. Calor por deficiencia do Coração. Sequela de AVC. Obstrucao do canal. .C4 Lingdao - 1.5 'acima distal dobra do punho, no lado ulnar do flexor ulnar do carpo m Categoria: King. Metal. Ação: Acalma a Mente (Shen). Controla a rebelião do QI. Relaxa tendões. Indicação: Tristeza. Medo. Ansiedade. Inquietude mental. Vomito. Nausea. Olhos inchados e vermelhos. Contracao, espasmo, nevralgia e Sindrome Bi do cotovelo, antebraco, braco, punho. .C5 Tongli - 1 'acima da prega do punho, no lado ulnar do flexor ulnar do carpo m Categoria: Luo (conexão) Ação: Acalma a Mente (Shen). Tonifica o QI do Coração. Beneficia a lingua, olhos, cabeça e Bexiga. Regula útero. Indicações: dor de cabeça e tontura; palpitação; voz rouca; dor de garganta;tristeza; inquietude mental; raiva; medo; depressão; agitação; deficiencia do QI do coracao; perda de voz; afasia; gagueira; vermelhidão e dor nos olhos e face; menstruacao excessiva; enurese, aftas; sangue na urina; sede; gosto amargo; queimacao ao urinar;rigidez da língua; insônia ou sonolência; preguiça; dor no punho. .C6 Yinxi - 0,5 'acima da linha do punho, no lado ulnar do flexor ulnar do carpo m. Categoria: Xi (acúmulo). Ação: Revigora o Xue do Coração. Controla a rebelião do Qi. Nutre o Yin do Coração. Clareia Calor por Deficiencia do Coração. Interrompe sudorese. Acalma a Mente (Shen). Indicações: tontura; palpitação; paroxismo da taquicardia; epistaxe; amigdalite; dor de garganta; neurastenia; angina pectoris; soluço; transpiração à noite por def de Yin; histeria; dor no coração e torax em punhalada; plenitude toracica; sangramento nasal; vomito de sangue; estase de sangue no torax. .C7 Shenmen - dobra do punho, no lado radial do flexor ulnar do carpo, entre ulna e pisiforme. Categoria: Yuan. Shu. Sedação. Ação: Acalma e abre os orificios da Mente (Shen). Nutre o Sangue do Coração. Indicações: angina pectoris; neurastenia; psiconeurose; ansiedade; palpitação; dor de cabeça e tontura; epilepsia; insônia; icterícia; dor na axila; dor na garganta; dor no punho; memória fraca; disturbio maniaco-depressivo;riso improprio;gritar com as pessoas; medo; tristeza;inquietude mental; agitacao; estresse; lingua palida; retardo mental em criancas; amenorreia;impotencia e falta de libido; eczema; prurido; tremores bracos (Parkinson). Def do Qi da Vesicula Biliar. Timidez, mãos frias; indecisao. .C8 Shaofu palma da mao, entre metacarpals 4-5, onde 5 dedo toca quando a mão é cerrada Categoria: Ying. Fogo. Ação: Clareia o Fogo, o calor por deficiencia e Fleuma-Fogo no Coracao. Acalma a Mente (Shen). Beneficia a Bexiga. Eleva o afundamento do Qi. Indicações: qualquer problema do coração; palpitação; angina pectoris; diurese; enurese; dor no lado ulnar do antebraço; aftas; sede; gosto amargo; agitacao; preocupacao; tristeza; prolapso do utero; prurido genitais. .C9 Shao Chong- 0,1 "a partir da borda da unha pós-raiz do dedo 5, lado radial Categoria: Jing. Madeira. Tonificação. Ação: Clareia Calor. Acalma e abre os orificios da Mente (Shen). Extingue Vento. Restaura a consciencia. Beneficia lingua e olhos. Indicações: palpitação; dor no peito; dor de garganta; apoplexia; coma;sede; medo; Calor no coraçao; olhos vermelhos; dor e inchaço na lingua; agitacao; inquietude menta; tristeza disturbio maniaco-depressivo.</text:p>
          </table:table-cell>
        </table:table-row>
        <table:table-row table:style-name="ro1">
          <table:table-cell office:value-type="string" calcext:value-type="string">
            <text:p>.C1 Jiquan - Centro da axila, med a axila Indicações: dor no braço, ombro e peito; dor no coração; nevralgia intercostal; mau cheiro na axila. .C2 Qingling - 3 ' med acima da prega do cotovelo (cotovelo flexionado). Indicações: dor de cabeça frontal; icterícia e frieza do corpo; nevralgia e espasmo do braço. .C3 Shaohai - na extremidade med da prega do cotovelo, com cotovelo flexionado Categoria: He. Água Ação: Remove a obstrucao do canal. Acalma a Mente (Shen). Clareia o Calor. Indicação: Dor no coração. Plenitude no torax. Dor na axila. Dor no cotolvelo. Comportamento maniaco. Riso impróprio. Inquietude mental. Ansiedade. Olhos vermelhos. Boca e garganta secas. Fogo do Coraçao. Calor por deficiencia do Coração. Sequela de AVC. Obstrucao do canal. .C4 Lingdao - 1.5 'acima distal dobra do punho, no lado ulnar do flexor ulnar do carpo m Categoria: King. Metal. Ação: Acalma a Mente (Shen). Controla a rebelião do QI. Relaxa tendões. Indicação: Tristeza. Medo. Ansiedade. Inquietude mental. Vomito. Nausea. Olhos inchados e vermelhos. Contracao, espasmo, nevralgia e Sindrome Bi do cotovelo, antebraco, braco, punho. .C5 Tongli - 1 'acima da prega do punho, no lado ulnar do flexor ulnar do carpo m Categoria: Luo (conexão) Ação: Acalma a Mente (Shen). Tonifica o QI do Coração. Beneficia a lingua, olhos, cabeça e Bexiga. Regula útero. Indicações: dor de cabeça e tontura; palpitação; voz rouca; dor de garganta;tristeza; inquietude mental; raiva; medo; depressão; agitação; deficiencia do QI do coracao; perda de voz; afasia; gagueira; vermelhidão e dor nos olhos e face; menstruacao excessiva; enurese, aftas; sangue na urina; sede; gosto amargo; queimacao ao urinar;rigidez da língua; insônia ou sonolência; preguiça; dor no punho. .C6 Yinxi - 0,5 'acima da linha do punho, no lado ulnar do flexor ulnar do carpo m. Categoria: Xi (acúmulo). Ação: Revigora o Xue do Coração. Controla a rebelião do Qi. Nutre o Yin do Coração. Clareia Calor por Deficiencia do Coração. Interrompe sudorese. Acalma a Mente (Shen). Indicações: tontura; palpitação; paroxismo da taquicardia; epistaxe; amigdalite; dor de garganta; neurastenia; angina pectoris; soluço; transpiração à noite por def de Yin; histeria; dor no coração e torax em punhalada; plenitude toracica; sangramento nasal; vomito de sangue; estase de sangue no torax. .C7 Shenmen - dobra do punho, no lado radial do flexor ulnar do carpo, entre ulna e pisiforme. Categoria: Yuan. Shu. Sedação. Ação: Acalma e abre os orificios da Mente (Shen). Nutre o Sangue do Coração. Indicações: angina pectoris; neurastenia; psiconeurose; ansiedade; palpitação; dor de cabeça e tontura; epilepsia; insônia; icterícia; dor na axila; dor na garganta; dor no punho; memória fraca; disturbio maniaco-depressivo;riso improprio;gritar com as pessoas; medo; tristeza;inquietude mental; agitacao; estresse; lingua palida; retardo mental em criancas; amenorreia;impotencia e falta de libido; eczema; prurido; tremores bracos (Parkinson). Def do Qi da Vesicula Biliar. Timidez, mãos frias; indecisao. .C8 Shaofu palma da mao, entre metacarpals 4-5, onde 5 dedo toca quando a mão é cerrada Categoria: Ying. Fogo. Ação: Clareia o Fogo, o calor por deficiencia e Fleuma-Fogo no Coracao. Acalma a Mente (Shen). Beneficia a Bexiga. Eleva o afundamento do Qi. Indicações: qualquer problema do coração; palpitação; angina pectoris; diurese; enurese; dor no lado ulnar do antebraço; aftas; sede; gosto amargo; agitacao; preocupacao; tristeza; prolapso do utero; prurido genitais. .C9 Shao Chong- 0,1 "a partir da borda da unha pós-raiz do dedo 5, lado radial Categoria: Jing. Madeira. Tonificação. Ação: Clareia Calor. Acalma e abre os orificios da Mente (Shen). Extingue Vento. Restaura a consciencia. Beneficia lingua e olhos. Indicações: palpitação; dor no peito; dor de garganta; apoplexia; coma;sede; medo; Calor no coraçao; olhos vermelhos; dor e inchaço na lingua; agitacao; inquietude menta; tristeza disturbio maniaco-depressivo.</text:p>
          </table:table-cell>
          <table:table-cell/>
        </table:table-row>
        <table:table-row table:style-name="ro1">
          <table:table-cell/>
          <table:table-cell office:value-type="string" calcext:value-type="string">
            <text:p>Estomago 1-41</text:p>
          </table:table-cell>
        </table:table-row>
        <table:table-row table:style-name="ro1">
          <table:table-cell office:value-type="string" calcext:value-type="string">
            <text:p>Estomago 1-41</text:p>
          </table:table-cell>
          <table:table-cell office:value-type="string" calcext:value-type="string">
            <text:p>.E1 Chengqi entre o olho e cume infraorbital, no ponto médio do cume, diretamente sob mid-aluno .E2 Sibai forame infraorbital .E3 Julião abaixo mid-aluno, nível com borda inf de asa nasal .E4 Dicang abaixo mid-aluno, na ranhura para lat canthus bucal .E5 Daying atrás de uma máscara facial na borda formiga de masseter m acima do inf borda da mandíbula .E6 Jiache masseter m, 1 'na linha de ângulo de mandíbula para asa nasal .E7 Xiaguan oco abaixo arco zigomático, formiga para côndilo da mandíbula .E8 Touwei reunião de fio vertical &amp; horizontal na frente do templo .E9 Renying lat a proeminência da laringe, por trás de uma carótida .E10 Shuitu a meio caminho entre a E11 E9 .E11 Qishe entre chefes de m sternocleidomastoid na borda sup da clavícula, final med .E12 Quepen centro de borda sup da clavícula, diretamente acima do mamilo .E13 Qihu entre costela e um centro de borda inf da clavícula .E14 Kufang abaixo costela 1, diretamente acima do mamilo (linha dos mamilos) .E15 Wuyi abaixo costela 2, diretamente acima do mamilo (linha dos mamilos) .E16 Yingchuang abaixo costela 3, diretamente acima do mamilo (linha dos mamilos) .E17 Ruzhong centro de mamilo (proibidos de agulha) .E18 Rugen diretamente abaixo do mamilo (linha dos mamilos), no espaço intercostal 5 .E19 Burong 2 'lat para VC14, 6' acima VC8, 2 'abaixo junção sternoxiphoid .E20 Chengman 2 'lat para VC13, 5' acima VC8, 3 'abaixo junção sternoxiphoid .E21 Liangmen 2 'lat para VC12, 4' acima VC8, 4 'abaixo junção sternoxiphoid .E22 Guanmen 2 'lat para VC11, 3' acima VC8, 5 'abaixo junção sternoxiphoid .E23 Taiyi 2 'lat para VC10, 2' acima VC8, 6 'abaixo junção sternoxiphoid .E24 Huaroumen 2 'lat para VC9, 1' acima VC8, 7 'abaixo junção sternoxiphoid .E25 Tianshu 2 'lat para VC8 .E26 lamentando 2 'lat para VC7, 1' abaixo VC8 .E27 Daju 2 'lat para VC5, 2' abaixo VC8 .E28 Shuidao 2 'lat para VC4, 3' abaixo VC8 .E29 Guilai 2 'lat para VC3, 4' abaixo CV08 .E30 Qichong 2 'lat para VC2, 5' abaixo CV8, logo acima do púbis .E31 Biguan buraco logo abaixo formiga espinha ilíaca sup no lado lat de sartório m (perna flexionada) .E32 Futu 6 'acima borda sup da patela na linha da borda lat de patela para sup formiga espinha ilíaca .E33 Yinshi 3 'acima borda sup da patela na linha da borda lat de patela para sup formiga espinha ilíaca .E34 Liangqiu 2 'acima borda sup da patela na linha da borda lat de patela para sup formiga espinha ilíaca .E35 Dubi oco lat a ligamento patelar (joelho flexionado) .E36 Zusanli 1 'lat a crista da tíbia formiga, 3' abaixo ST35 .E37 Shangjuxu 1 'lat a crista da tíbia formiga, 6' abaixo ST35 .E38 Tiaokou 1 'lat a crista da tíbia formiga, 8' abaixo ST35 .E39 Xiajuxu 1 'lat a crista da tíbia formiga, 9' abaixo ST35 .E40 Fenglong 2 'lat a tíbia, 8' acima borda formiga do maléolo lat, 1 'lat para ST38 .E41 Jiexi de febre aftosa, dorso e pernas, centro de ligamento cruzado, entre tendões do extensor digitorum .E42 Chongyang pé-dorso, na corcunda entre metatarsos 2-3 e osso cuneiforme, perto de uma dorsal do pé .E43 Xiangu pé-dorso, em oco abaixo união dos metatarsos 2-3 .E44 Neiting pé-dorso, na web entre os dedos 2-3, em distal lat &amp; oca para metatarso falangeana 2 .E45 Lidui 0,1 "a partir da borda da unha pós-raiz do toe 2, lado lat</text:p>
          </table:table-cell>
        </table:table-row>
        <table:table-row table:style-name="ro1">
          <table:table-cell office:value-type="string" calcext:value-type="string">
            <text:p>.E1 Chengqi entre o olho e cume infraorbital, no ponto médio do cume, diretamente sob mid-aluno .E2 Sibai forame infraorbital .E3 Julião abaixo mid-aluno, nível com borda inf de asa nasal .E4 Dicang abaixo mid-aluno, na ranhura para lat canthus bucal .E5 Daying atrás de uma máscara facial na borda formiga de masseter m acima do inf borda da mandíbula .E6 Jiache masseter m, 1 'na linha de ângulo de mandíbula para asa nasal .E7 Xiaguan oco abaixo arco zigomático, formiga para côndilo da mandíbula .E8 Touwei reunião de fio vertical &amp; horizontal na frente do templo .E9 Renying lat a proeminência da laringe, por trás de uma carótida .E10 Shuitu a meio caminho entre a E11 E9 .E11 Qishe entre chefes de m sternocleidomastoid na borda sup da clavícula, final med .E12 Quepen centro de borda sup da clavícula, diretamente acima do mamilo .E13 Qihu entre costela e um centro de borda inf da clavícula .E14 Kufang abaixo costela 1, diretamente acima do mamilo (linha dos mamilos) .E15 Wuyi abaixo costela 2, diretamente acima do mamilo (linha dos mamilos) .E16 Yingchuang abaixo costela 3, diretamente acima do mamilo (linha dos mamilos) .E17 Ruzhong centro de mamilo (proibidos de agulha) .E18 Rugen diretamente abaixo do mamilo (linha dos mamilos), no espaço intercostal 5 .E19 Burong 2 'lat para VC14, 6' acima VC8, 2 'abaixo junção sternoxiphoid .E20 Chengman 2 'lat para VC13, 5' acima VC8, 3 'abaixo junção sternoxiphoid .E21 Liangmen 2 'lat para VC12, 4' acima VC8, 4 'abaixo junção sternoxiphoid .E22 Guanmen 2 'lat para VC11, 3' acima VC8, 5 'abaixo junção sternoxiphoid .E23 Taiyi 2 'lat para VC10, 2' acima VC8, 6 'abaixo junção sternoxiphoid .E24 Huaroumen 2 'lat para VC9, 1' acima VC8, 7 'abaixo junção sternoxiphoid .E25 Tianshu 2 'lat para VC8 .E26 lamentando 2 'lat para VC7, 1' abaixo VC8 .E27 Daju 2 'lat para VC5, 2' abaixo VC8 .E28 Shuidao 2 'lat para VC4, 3' abaixo VC8 .E29 Guilai 2 'lat para VC3, 4' abaixo CV08 .E30 Qichong 2 'lat para VC2, 5' abaixo CV8, logo acima do púbis .E31 Biguan buraco logo abaixo formiga espinha ilíaca sup no lado lat de sartório m (perna flexionada) .E32 Futu 6 'acima borda sup da patela na linha da borda lat de patela para sup formiga espinha ilíaca .E33 Yinshi 3 'acima borda sup da patela na linha da borda lat de patela para sup formiga espinha ilíaca .E34 Liangqiu 2 'acima borda sup da patela na linha da borda lat de patela para sup formiga espinha ilíaca .E35 Dubi oco lat a ligamento patelar (joelho flexionado) .E36 Zusanli 1 'lat a crista da tíbia formiga, 3' abaixo ST35 .E37 Shangjuxu 1 'lat a crista da tíbia formiga, 6' abaixo ST35 .E38 Tiaokou 1 'lat a crista da tíbia formiga, 8' abaixo ST35 .E39 Xiajuxu 1 'lat a crista da tíbia formiga, 9' abaixo ST35 .E40 Fenglong 2 'lat a tíbia, 8' acima borda formiga do maléolo lat, 1 'lat para ST38 .E41 Jiexi de febre aftosa, dorso e pernas, centro de ligamento cruzado, entre tendões do extensor digitorum .E42 Chongyang pé-dorso, na corcunda entre metatarsos 2-3 e osso cuneiforme, perto de uma dorsal do pé .E43 Xiangu pé-dorso, em oco abaixo união dos metatarsos 2-3 .E44 Neiting pé-dorso, na web entre os dedos 2-3, em distal lat &amp; oca para metatarso falangeana 2 .E45 Lidui 0,1 "a partir da borda da unha pós-raiz do toe 2, lado lat</text:p>
          </table:table-cell>
          <table:table-cell/>
        </table:table-row>
        <table:table-row table:style-name="ro1">
          <table:table-cell/>
          <table:table-cell office:value-type="string" calcext:value-type="string">
            <text:p>Figado 1-14</text:p>
          </table:table-cell>
        </table:table-row>
        <table:table-row table:style-name="ro1">
          <table:table-cell office:value-type="string" calcext:value-type="string">
            <text:p>Figado 1-14</text:p>
          </table:table-cell>
          <table:table-cell office:value-type="string" calcext:value-type="string">
            <text:p>.F1 Dadun - 0,1 "a partir da borda ungueal lateral do halux Ação: Regula a menstruação. Resolve Calor-Umidade no Aquecedor Inferior. Recupera a consciencia. Indicação: Menstruação irregular e excessiva. Prolapso do útero. Inchaço e dor na genitália. Retração dos genitais. Retenção urinaria. Sangue na urina. Micção dolorosa, frequente, dificultosa. Perda de consciência. Epilepsia. .F2 Xingjian - pé-dorso, entre o 1 e 2 dedos do pé Ação: Seda o Fogo do Figado. Controla o Yang do Figado. Extingue Vento Interior. Esfria Xue. Interrompe sangramento. Acalma a Mente (Shen). Resolve Calor-Umidade no Aquecedor Inferior. Indicação: Gosto amargo. Dor de cabeça. Sede. Rubor malar. Urina escura. Fezes ressecadas. Irritabilidade. Raiva. Olhos vermelhos. Tontura. Tinido. Dor nos olhos. Sensação de calor. AVC. Paralisia facial. Tetania. Epilepsia. Perda de consciência. Menstruacao excessiva. Tosse e vomito com sangue. Tristeza. Medo. Ver fantasma (psicose). Comportamento maniaco Insonia. Palpitacao. Dor e prurido genital. Micção dolorosa e dificultosa. Corrimento . Constipacao. Distensão abdominal. .F3 Taichong -pé-dorso, em oco abaixo cabeças proximais metatarsos 1-2 Categoria: Shu, Yuan, Terra. Ação: Controla Yang do Figado. Extingue Vento Interior. SUaviza o fluxo do Qi do Figado. Resolve Umidade. Revigora Xue. Regula menstruação. Acalma a Mente (Shen). Resolve espasmos. Indicação: Dor de cabeça. Tontura. VIsão turva. Entorpecimento da cabeça. Opistótonos. Epilepsia. Paralisia facial. Irritbailidade. Raiva. Insonia. Preocupação. Distensão abdominal e torácica. Nausea. Constipação. Borborignho. Inchaço, vermelhidão e dor genital. Dificuldade urinaria. Ictericia. Menstruação irregular e dolorosa. Prolapso do útero. Cãibra. Rigidez nas costas. .F4 Zhongfeng 1 'ant ao ápice do maléolo med, entre tendão do extensor longo do hálux e tibial ant Categoria: King, Metal Ação: Suaviza o fluxo do Qi do Figado no aquecedor inferior. Resolve Umidade no aquecedor inferior Indicação:Distensão abdominal. Dor umbilica. Dor, inchaço e vermelhidão nos genitais. Dificuldade urinária. Micção dolorosa, Urina turva. .F5 Ligou - borda med da tíbia, 5 'acima maléolo med Categoria: Luo (conexão). Ação: Suaviza o fluxo do Qi do FIgado. Resolve Calor-Umidade no aquecedor inferior. Indicação: Estag de Qi na garganta (sensação de caroço). Distensão abdominal. Prurido, inchaço, vermelhidão e dor nos genitais. Priapismo (ereção persistente). Dificuldade urinária. .F6 Zhongdu -borda med de tíbia, 7 'acima do maléolo med, 2' acima F5 Categoria: Xi (acúmulo). Ação: Remove obstruçao do canal. Indicação: Dor na região inferior do abome, hipogastrica e lado interno da coxa. Frio nas pernas. Cistite. .F7 Xiguan - pós inf do côndilo med da tíbia (?), Em parte sup de cabeça med do gastrocnêmio m, 1 'por trás BP9 Indicações: dor no joelho; periartrite; dor de garganta. .F8 Ququan - no final med de prega poplítea, ant ao semimembranoso m, atrás fim inf do fêmur Categori: He. Água. Ação: Resolve Umidade no aquecedor inferior. Revigora Xue. Regula a menstruação. Nutre o Xue do Figado. Beneficia a Bexiga e genitais. Indicação: Massas abdominais em mulheres. Menstrução irregular e dolorosa. Infertilidade por estase de Xue. Dor umbilical. Inchaço, prurido, dor e vermelhidão dos órgãos genitais. Impotencia. DIficuldade urinária. Urina turva. Queimação ao urinar. Corrimento. .F9 Yinbao - coxa med, 4 'acima epicondilo med do fêmur, entre sartório e med vasto é ms Indicações: menstruação irregular; enurese noturna; dor no cóccix e no abdômen inferior. .F10 Zuwuli - med coxa, na borda lat de longo abdutor m, lat para adutor ms, 3 'abaixo E30, 3"abaixo margem sup sinfise pubica Indicações: distúrbio de micção; dermatite no escroto; sonolência. .F11 Yinlian - med coxa, na borda lat de longo abdutor m, 2 'abaixo E30 Indicações: dor na coxa; menstruação irregular; esterilidade. .F12 Jimai -2.5 'lat a sínfise púbica, inf lat ao tubérculo de osso púbico, 1"abaixo de E30 Indicações: dor genital; dor no pênis; ptose do útero; hérnia; dor na coxa medial. .F13 Zhangmen - linha axilar média, logo abaixo da ponta de costela 11 (segunda passada, flutuante) Categoria: Mu do Baço-Pancreas, Hwei das Visceras Indicações: inchação do baço; distensão abdominal; eólica biliar; dor no lado do abdômen; borborigmo; indigestão; diarréia; magreza. .F14 Qimen - diretamente abaixo do mamilo (E17, espaço intercostal 4), no espaço intercostal 6 Categoria: Mu do Figado Indicações: pleurite; hepatite; dor no peito; dor na margem hipocondrial;malária.</text:p>
          </table:table-cell>
        </table:table-row>
        <table:table-row table:style-name="ro1">
          <table:table-cell office:value-type="string" calcext:value-type="string">
            <text:p>.F1 Dadun - 0,1 "a partir da borda ungueal lateral do halux Ação: Regula a menstruação. Resolve Calor-Umidade no Aquecedor Inferior. Recupera a consciencia. Indicação: Menstruação irregular e excessiva. Prolapso do útero. Inchaço e dor na genitália. Retração dos genitais. Retenção urinaria. Sangue na urina. Micção dolorosa, frequente, dificultosa. Perda de consciência. Epilepsia. .F2 Xingjian - pé-dorso, entre o 1 e 2 dedos do pé Ação: Seda o Fogo do Figado. Controla o Yang do Figado. Extingue Vento Interior. Esfria Xue. Interrompe sangramento. Acalma a Mente (Shen). Resolve Calor-Umidade no Aquecedor Inferior. Indicação: Gosto amargo. Dor de cabeça. Sede. Rubor malar. Urina escura. Fezes ressecadas. Irritabilidade. Raiva. Olhos vermelhos. Tontura. Tinido. Dor nos olhos. Sensação de calor. AVC. Paralisia facial. Tetania. Epilepsia. Perda de consciência. Menstruacao excessiva. Tosse e vomito com sangue. Tristeza. Medo. Ver fantasma (psicose). Comportamento maniaco Insonia. Palpitacao. Dor e prurido genital. Micção dolorosa e dificultosa. Corrimento . Constipacao. Distensão abdominal. .F3 Taichong -pé-dorso, em oco abaixo cabeças proximais metatarsos 1-2 Categoria: Shu, Yuan, Terra. Ação: Controla Yang do Figado. Extingue Vento Interior. SUaviza o fluxo do Qi do Figado. Resolve Umidade. Revigora Xue. Regula menstruação. Acalma a Mente (Shen). Resolve espasmos. Indicação: Dor de cabeça. Tontura. VIsão turva. Entorpecimento da cabeça. Opistótonos. Epilepsia. Paralisia facial. Irritbailidade. Raiva. Insonia. Preocupação. Distensão abdominal e torácica. Nausea. Constipação. Borborignho. Inchaço, vermelhidão e dor genital. Dificuldade urinaria. Ictericia. Menstruação irregular e dolorosa. Prolapso do útero. Cãibra. Rigidez nas costas. .F4 Zhongfeng 1 'ant ao ápice do maléolo med, entre tendão do extensor longo do hálux e tibial ant Categoria: King, Metal Ação: Suaviza o fluxo do Qi do Figado no aquecedor inferior. Resolve Umidade no aquecedor inferior Indicação:Distensão abdominal. Dor umbilica. Dor, inchaço e vermelhidão nos genitais. Dificuldade urinária. Micção dolorosa, Urina turva. .F5 Ligou - borda med da tíbia, 5 'acima maléolo med Categoria: Luo (conexão). Ação: Suaviza o fluxo do Qi do FIgado. Resolve Calor-Umidade no aquecedor inferior. Indicação: Estag de Qi na garganta (sensação de caroço). Distensão abdominal. Prurido, inchaço, vermelhidão e dor nos genitais. Priapismo (ereção persistente). Dificuldade urinária. .F6 Zhongdu -borda med de tíbia, 7 'acima do maléolo med, 2' acima F5 Categoria: Xi (acúmulo). Ação: Remove obstruçao do canal. Indicação: Dor na região inferior do abome, hipogastrica e lado interno da coxa. Frio nas pernas. Cistite. .F7 Xiguan - pós inf do côndilo med da tíbia (?), Em parte sup de cabeça med do gastrocnêmio m, 1 'por trás BP9 Indicações: dor no joelho; periartrite; dor de garganta. .F8 Ququan - no final med de prega poplítea, ant ao semimembranoso m, atrás fim inf do fêmur Categori: He. Água. Ação: Resolve Umidade no aquecedor inferior. Revigora Xue. Regula a menstruação. Nutre o Xue do Figado. Beneficia a Bexiga e genitais. Indicação: Massas abdominais em mulheres. Menstrução irregular e dolorosa. Infertilidade por estase de Xue. Dor umbilical. Inchaço, prurido, dor e vermelhidão dos órgãos genitais. Impotencia. DIficuldade urinária. Urina turva. Queimação ao urinar. Corrimento. .F9 Yinbao - coxa med, 4 'acima epicondilo med do fêmur, entre sartório e med vasto é ms Indicações: menstruação irregular; enurese noturna; dor no cóccix e no abdômen inferior. .F10 Zuwuli - med coxa, na borda lat de longo abdutor m, lat para adutor ms, 3 'abaixo E30, 3"abaixo margem sup sinfise pubica Indicações: distúrbio de micção; dermatite no escroto; sonolência. .F11 Yinlian - med coxa, na borda lat de longo abdutor m, 2 'abaixo E30 Indicações: dor na coxa; menstruação irregular; esterilidade. .F12 Jimai -2.5 'lat a sínfise púbica, inf lat ao tubérculo de osso púbico, 1"abaixo de E30 Indicações: dor genital; dor no pênis; ptose do útero; hérnia; dor na coxa medial. .F13 Zhangmen - linha axilar média, logo abaixo da ponta de costela 11 (segunda passada, flutuante) Categoria: Mu do Baço-Pancreas, Hwei das Visceras Indicações: inchação do baço; distensão abdominal; eólica biliar; dor no lado do abdômen; borborigmo; indigestão; diarréia; magreza. .F14 Qimen - diretamente abaixo do mamilo (E17, espaço intercostal 4), no espaço intercostal 6 Categoria: Mu do Figado Indicações: pleurite; hepatite; dor no peito; dor na margem hipocondrial;malária.</text:p>
          </table:table-cell>
          <table:table-cell/>
        </table:table-row>
        <table:table-row table:style-name="ro1">
          <table:table-cell/>
          <table:table-cell office:value-type="string" calcext:value-type="string">
            <text:p>Intestino Delgado 1-19</text:p>
          </table:table-cell>
        </table:table-row>
        <table:table-row table:style-name="ro1">
          <table:table-cell office:value-type="string" calcext:value-type="string">
            <text:p>Intestino Delgado 1-19</text:p>
          </table:table-cell>
          <table:table-cell office:value-type="string" calcext:value-type="string">
            <text:p>.ID1 Shaoze 0,1 "a partir da borda da unha pós-raiz do dedo 5, lado ulnar .ID2 Qiangu lado ulnar da articulação metacarpofalangeana do dedo mínimo .ID3 Houxi Juncao do dorso da mão e palma, na borda ulnar da mão, proximal para distal cabeça do metacarpo 5 .ID4 Wangu entre 5 e osso metacarpo hamate, lado radial .ID5 Yanggu lado ulnar da articulação ulnocarpal, entre estilóide da ulna e osso triquetal .ID6 Yanglao antebraço-dorso, na fissura óssea no lado radial estilóide da ulna, acima da cabeça distal da ulna .ID7 Zhizheng antebraço-dorso, do lado radial da ulna, 5 'acima ID5 (pulso), 7' abaixo ID8 (olécrano) .ID8 Xiaohai entre epicondilo med do úmero e olecrano de ulna (o ponto 'osso engraçado') .ID9 Jianzhen 1 'acima do topo do prega posterior axilar, 1' acima A_44; mesmo que Ex-Jianhou no ombro triplo .ID10 Naoshu oco abaixo espinha da escápula, acima da prega posterior da axila .ID11 Tianzong centro da escápula, no infra-m, 1/3 caminho da espinha da escápula para inf ângulo da escápula .ID12 Bingfeng centro da fossa supra-espinhal da escápula .ID13 Quyuan a meio caminho entre a espinha T2 e ID10, no final da fossa supra-escapular med .ID14 Jianwaishu 3 'lat para VG13 .ID15 Jianzhongshu 2 'lat para VG14 .ID16 Tianchuang posterior a borda de m esternocleidomastóideo, com nível VC23 (logo acima proeminência da laringe) .ID17 Tianrong oco na extremidade ant do m esternocleidomastóideo, no pós borda do ângulo da mandíbula .ID18 Quanliao abaixo do canto lat de olho, na borda do osso zigomático inf .ID19 Tinggong oco entre tragus da orelha e da articulação temporomandibular, quando boca ligeiramente aberta</text:p>
          </table:table-cell>
        </table:table-row>
        <table:table-row table:style-name="ro1">
          <table:table-cell office:value-type="string" calcext:value-type="string">
            <text:p>.ID1 Shaoze 0,1 "a partir da borda da unha pós-raiz do dedo 5, lado ulnar .ID2 Qiangu lado ulnar da articulação metacarpofalangeana do dedo mínimo .ID3 Houxi Juncao do dorso da mão e palma, na borda ulnar da mão, proximal para distal cabeça do metacarpo 5 .ID4 Wangu entre 5 e osso metacarpo hamate, lado radial .ID5 Yanggu lado ulnar da articulação ulnocarpal, entre estilóide da ulna e osso triquetal .ID6 Yanglao antebraço-dorso, na fissura óssea no lado radial estilóide da ulna, acima da cabeça distal da ulna .ID7 Zhizheng antebraço-dorso, do lado radial da ulna, 5 'acima ID5 (pulso), 7' abaixo ID8 (olécrano) .ID8 Xiaohai entre epicondilo med do úmero e olecrano de ulna (o ponto 'osso engraçado') .ID9 Jianzhen 1 'acima do topo do prega posterior axilar, 1' acima A_44; mesmo que Ex-Jianhou no ombro triplo .ID10 Naoshu oco abaixo espinha da escápula, acima da prega posterior da axila .ID11 Tianzong centro da escápula, no infra-m, 1/3 caminho da espinha da escápula para inf ângulo da escápula .ID12 Bingfeng centro da fossa supra-espinhal da escápula .ID13 Quyuan a meio caminho entre a espinha T2 e ID10, no final da fossa supra-escapular med .ID14 Jianwaishu 3 'lat para VG13 .ID15 Jianzhongshu 2 'lat para VG14 .ID16 Tianchuang posterior a borda de m esternocleidomastóideo, com nível VC23 (logo acima proeminência da laringe) .ID17 Tianrong oco na extremidade ant do m esternocleidomastóideo, no pós borda do ângulo da mandíbula .ID18 Quanliao abaixo do canto lat de olho, na borda do osso zigomático inf .ID19 Tinggong oco entre tragus da orelha e da articulação temporomandibular, quando boca ligeiramente aberta</text:p>
          </table:table-cell>
          <table:table-cell/>
        </table:table-row>
        <table:table-row table:style-name="ro1">
          <table:table-cell/>
          <table:table-cell office:value-type="string" calcext:value-type="string">
            <text:p>Intestino Grosso 1-20</text:p>
          </table:table-cell>
        </table:table-row>
        <table:table-row table:style-name="ro1">
          <table:table-cell office:value-type="string" calcext:value-type="string">
            <text:p>Intestino Grosso 1-20</text:p>
          </table:table-cell>
          <table:table-cell office:value-type="string" calcext:value-type="string">
            <text:p>IG1 Shangyang 0,1 "a partir da borda da unha pós-raiz do dedo 2, lado radial IG2 mão-dorso Erjian, extremidade proximal do dedo 2, lado radial IG3 mão-dorso Sanjian, extremidade distal do segundo metacarpo, lado radial IG4 Hegu mão-dorso, entre metacarpals 1-2, a meio caminho para baixo segundo metacarpo IG5 Yangxi fossa no pulso, entre tendões do extensor brevis pollucis &amp; ms longus IG6 Pianli 3 'acima Li05 (' caixa de rapé '), 9' abaixo IG11 (lat fim da prega do cotovelo) IG7 Wenliu 5 'acima Li05 (' caixa de rapé '), 7' abaixo IG11 (lat fim da prega do cotovelo) IG8 Xialian 8 'acima Li05 (' caixa de rapé '), 4' abaixo IG11 (lat fim da prega do cotovelo) IG9 Shanglian 9 'acima Li05 (' caixa de rapé '), 3' abaixo IG11 (lat fim da prega do cotovelo) IG10 Shousanli 10 'acima Li05 (' caixa de rapé), 2 'abaixo IG11 (lat fim da prega do cotovelo) IG11 Quchi lat prega do cotovelo final, a meio caminho do tendão do bíceps braquial para epicondyle lat do úmero IG12 Zhouliao 1 'acima lat final da prega do cotovelo IG13 Shouwuli 3 'acima lat final da prega do cotovelo IG14 Binao 7 'acima lat final da prega do cotovelo no momento da inserção do deltóide m IG15 Jianyu oco formiga na borda formiga articulação acromioclavicular IG16 jugu oco entre espinha da escápula e final acromial da clavícula IG17 Tianding 1 'acima do centro da fossa supraclavicular no pós borda esternocleidomastóideo m entre IG18 &amp; E12 IG18 Futu 3 'lat ao centro de proeminência da laringe, entre tendoes do m sternocleidomastoid IG19 Kouheliao 0,5 'lat a VG26 IG20 Yingxiang lat a asa nasal, no bosque nasolabial</text:p>
          </table:table-cell>
        </table:table-row>
        <table:table-row table:style-name="ro1">
          <table:table-cell office:value-type="string" calcext:value-type="string">
            <text:p>IG1 Shangyang 0,1 "a partir da borda da unha pós-raiz do dedo 2, lado radial IG2 mão-dorso Erjian, extremidade proximal do dedo 2, lado radial IG3 mão-dorso Sanjian, extremidade distal do segundo metacarpo, lado radial IG4 Hegu mão-dorso, entre metacarpals 1-2, a meio caminho para baixo segundo metacarpo IG5 Yangxi fossa no pulso, entre tendões do extensor brevis pollucis &amp; ms longus IG6 Pianli 3 'acima Li05 (' caixa de rapé '), 9' abaixo IG11 (lat fim da prega do cotovelo) IG7 Wenliu 5 'acima Li05 (' caixa de rapé '), 7' abaixo IG11 (lat fim da prega do cotovelo) IG8 Xialian 8 'acima Li05 (' caixa de rapé '), 4' abaixo IG11 (lat fim da prega do cotovelo) IG9 Shanglian 9 'acima Li05 (' caixa de rapé '), 3' abaixo IG11 (lat fim da prega do cotovelo) IG10 Shousanli 10 'acima Li05 (' caixa de rapé), 2 'abaixo IG11 (lat fim da prega do cotovelo) IG11 Quchi lat prega do cotovelo final, a meio caminho do tendão do bíceps braquial para epicondyle lat do úmero IG12 Zhouliao 1 'acima lat final da prega do cotovelo IG13 Shouwuli 3 'acima lat final da prega do cotovelo IG14 Binao 7 'acima lat final da prega do cotovelo no momento da inserção do deltóide m IG15 Jianyu oco formiga na borda formiga articulação acromioclavicular IG16 jugu oco entre espinha da escápula e final acromial da clavícula IG17 Tianding 1 'acima do centro da fossa supraclavicular no pós borda esternocleidomastóideo m entre IG18 &amp; E12 IG18 Futu 3 'lat ao centro de proeminência da laringe, entre tendoes do m sternocleidomastoid IG19 Kouheliao 0,5 'lat a VG26 IG20 Yingxiang lat a asa nasal, no bosque nasolabial</text:p>
          </table:table-cell>
          <table:table-cell/>
        </table:table-row>
        <table:table-row table:style-name="ro1">
          <table:table-cell/>
          <table:table-cell office:value-type="string" calcext:value-type="string">
            <text:p>Pericardio 1-9</text:p>
          </table:table-cell>
        </table:table-row>
        <table:table-row table:style-name="ro1">
          <table:table-cell office:value-type="string" calcext:value-type="string">
            <text:p>Pericardio 1-9</text:p>
          </table:table-cell>
          <table:table-cell office:value-type="string" calcext:value-type="string">
            <text:p>CS1 Tianchi - no quarto espaço intercostal; l tsun para o lado do mamilo, 3 tsun abaixo da axila. Indicações: opressão no peito; asma; tosse; dor intercostal; mastite. CS2 Tianquan -2 'abaixo fim ant a prega axilar, entre os dois tendoes de bíceps braquial m Indicações: dor no peito; dor no coração; palpitação; soluço; dor no braço. CS3 Quze - prega do cotovelo, no lado ulnar do tendão do bíceps braquial Indicações: angina pectoris; palpitação; tosse e vômito; tremor nos braços;febre; coma. CS4 Ximen - 7 'abaixo CS3 (lado ulnar do tendão do bíceps braquial na dobra do cotovelo), 5' acima CS7 (pulso). Indicações: opressão no peito; dor no coração; náuseas e vômitos; pleurite;mastite; furunculose; depressão e ansiedade; vexação; pericardite; amigdalite. CS5 Jianshi -3 'acima CS7 (pulso), entre tendões do palmar longo e flexor radial ms Indicações: palpitação; angina pectoris; epigastralgia; náusea e vômito; depressão e ansiedade; dor na garganta; voz rouca; malária; escabiose; inchaço e rigidez no braço; epilepsia; distúrbio mental. CS6 Neiguan - 2 'acima CS7 (prega do punho), entre tendões do palmar longo e flexor radial ms Indicações: dor no coração; pressão no peito; palpitação; ansiedade; histeria;epilepsia; insônia; soluço; febre; icterícia; dor no braço. CS7 Daling - prega palmar pulso, entre tendões do palmar longo e flexor carpo radiais ms Indicações: insônia; ansiedade; depressão; opressão no peito; palpitação; dor no coração; dermatite na palma; artrite no punho; halitose; hiperidrose palmar. CS8 Laogong - entre metacarpos 2-3, onde o 3 dedo toca quando a mão é cerrada Indicações: dor no coração; sede e calor; estomatite, icterícia; anorexia; soluço; ansiedade; depressão; preguiça e cansaço; dermatite palmar; prurido. CS9 ZhongChong - O, l tsun acima do leito ungueal da terceira falange distal, no lado ulnar. Indicações: angina pectoris; febre; pericardite; apoplexia; coma; dor na língua.</text:p>
          </table:table-cell>
        </table:table-row>
        <table:table-row table:style-name="ro1">
          <table:table-cell office:value-type="string" calcext:value-type="string">
            <text:p>CS1 Tianchi - no quarto espaço intercostal; l tsun para o lado do mamilo, 3 tsun abaixo da axila. Indicações: opressão no peito; asma; tosse; dor intercostal; mastite. CS2 Tianquan -2 'abaixo fim ant a prega axilar, entre os dois tendoes de bíceps braquial m Indicações: dor no peito; dor no coração; palpitação; soluço; dor no braço. CS3 Quze - prega do cotovelo, no lado ulnar do tendão do bíceps braquial Indicações: angina pectoris; palpitação; tosse e vômito; tremor nos braços;febre; coma. CS4 Ximen - 7 'abaixo CS3 (lado ulnar do tendão do bíceps braquial na dobra do cotovelo), 5' acima CS7 (pulso). Indicações: opressão no peito; dor no coração; náuseas e vômitos; pleurite;mastite; furunculose; depressão e ansiedade; vexação; pericardite; amigdalite. CS5 Jianshi -3 'acima CS7 (pulso), entre tendões do palmar longo e flexor radial ms Indicações: palpitação; angina pectoris; epigastralgia; náusea e vômito; depressão e ansiedade; dor na garganta; voz rouca; malária; escabiose; inchaço e rigidez no braço; epilepsia; distúrbio mental. CS6 Neiguan - 2 'acima CS7 (prega do punho), entre tendões do palmar longo e flexor radial ms Indicações: dor no coração; pressão no peito; palpitação; ansiedade; histeria;epilepsia; insônia; soluço; febre; icterícia; dor no braço. CS7 Daling - prega palmar pulso, entre tendões do palmar longo e flexor carpo radiais ms Indicações: insônia; ansiedade; depressão; opressão no peito; palpitação; dor no coração; dermatite na palma; artrite no punho; halitose; hiperidrose palmar. CS8 Laogong - entre metacarpos 2-3, onde o 3 dedo toca quando a mão é cerrada Indicações: dor no coração; sede e calor; estomatite, icterícia; anorexia; soluço; ansiedade; depressão; preguiça e cansaço; dermatite palmar; prurido. CS9 ZhongChong - O, l tsun acima do leito ungueal da terceira falange distal, no lado ulnar. Indicações: angina pectoris; febre; pericardite; apoplexia; coma; dor na língua.</text:p>
          </table:table-cell>
          <table:table-cell/>
        </table:table-row>
        <table:table-row table:style-name="ro1">
          <table:table-cell/>
          <table:table-cell office:value-type="string" calcext:value-type="string">
            <text:p>Pulmão 1-11</text:p>
          </table:table-cell>
        </table:table-row>
        <table:table-row table:style-name="ro1">
          <table:table-cell office:value-type="string" calcext:value-type="string">
            <text:p>Pulmão 1-11</text:p>
          </table:table-cell>
          <table:table-cell office:value-type="string" calcext:value-type="string">
            <text:p>P1 Zhongfu-6"laterais a linha mediana, 2"abaixo do processo coracoide. Indicações, tosse; falta de ar, dispnéia; asma; bronquite; dor no ombro;tuberculose; nevralgia intercostal. P2 Yunmen- -no lado ântero-lateral do peito, na fossa triangular abaixo do encontro da clavícula e do acrômio do ombro. Indicações: tosse; asma; dor no peito e no ombro. P3 Tianfu- 3' abaixo da axilla na lat da insercao do biceps braquial musc. Indicações: asma; epistaxe; dor no braço. P4 Xiabai- 4' abaixo da axilla at lat da insercao do biceps brachii m Indicações: tosse; falta de ar; nevralgia intercostal; taquicardia; dor no braço. P5 Chize - insercao do tendao do biceps na dobra do cotovelo Indicações: tosse; bronquite; amigdalite; pneumonia; pleurite; tuberculose pulmonar; dor no ombro, braço e peito; dor no joelho. P6 Kongzui -5' abaixo de P5 (cotovelo), 7' acima de P9 (pulso) Indicações: tosse; dor de garganta; amigdalite; dor de cabeça (frontal); dor no antebraço; voz rouca; tuberculose pulmonar; hemorróidas. P7 Lieque -acima do processo estiloide do radio, 1.5' acima da prega distal do pulso Ponto de Conexão, Ponto de Abertura do Vaso Diretor. Estimula a descendencia e a dispersão do QI do Pulmão, Circula o Qi Defensivo e liberta o exterior, Expele Vento Exterior, Beneficia a Bexiga e abe a passagem da Água, Abre o Nariz, comunica-se com o Intestino Grosso. Indicações: dor de cabeça (frontal); rigidez da nunca; tosse; asma; paralisia facial; dor no antebraço e mão; dor no peito. P8 Jingqu -1' acima da prega distal do pulso,na borda do processo radial do radio Indicações: tosse; dor no peito; dor de garganta; dor no punho. P9 Taiyuan-dobra do pulso distal, na borda radial do radio Ponto Fonte e Riacho, Ponto Terra, Ponto de União das artérias e veias, Ponto de Tonificação. Resolve a Fleuma, Regulariza o Qi do Pulmão, interrompe a tosse, Tonifica o Qi e o Yin do Pulmão, Tonifica o Qi torácico, Estimula a circulação do Sangue e inflencia o pulso, Limpa o Pulmão e o Calor do Figado. Indicações: asma; tosse; tuberculose pulmonar; dor no peito e mamas; amigdalite; dor no braço. P10 Yuji - centro da borda palmar do metacarpo 1 Indicações: tosse; asma; hemoptise; amigdalite; faringite; voz rouca; dor no peito; dor no punho. P11 Shaoshang -0.1' a partir da borda da unha pós-raiz do dedo 1 (polegar), lado radial Indicações: amigdalite; coma; epistaxe; palotilite; diarréia crônica infantil.</text:p>
          </table:table-cell>
        </table:table-row>
        <table:table-row table:style-name="ro1">
          <table:table-cell office:value-type="string" calcext:value-type="string">
            <text:p>P1 Zhongfu-6"laterais a linha mediana, 2"abaixo do processo coracoide. Indicações, tosse; falta de ar, dispnéia; asma; bronquite; dor no ombro;tuberculose; nevralgia intercostal. P2 Yunmen- -no lado ântero-lateral do peito, na fossa triangular abaixo do encontro da clavícula e do acrômio do ombro. Indicações: tosse; asma; dor no peito e no ombro. P3 Tianfu- 3' abaixo da axilla na lat da insercao do biceps braquial musc. Indicações: asma; epistaxe; dor no braço. P4 Xiabai- 4' abaixo da axilla at lat da insercao do biceps brachii m Indicações: tosse; falta de ar; nevralgia intercostal; taquicardia; dor no braço. P5 Chize - insercao do tendao do biceps na dobra do cotovelo Indicações: tosse; bronquite; amigdalite; pneumonia; pleurite; tuberculose pulmonar; dor no ombro, braço e peito; dor no joelho. P6 Kongzui -5' abaixo de P5 (cotovelo), 7' acima de P9 (pulso) Indicações: tosse; dor de garganta; amigdalite; dor de cabeça (frontal); dor no antebraço; voz rouca; tuberculose pulmonar; hemorróidas. P7 Lieque -acima do processo estiloide do radio, 1.5' acima da prega distal do pulso Ponto de Conexão, Ponto de Abertura do Vaso Diretor. Estimula a descendencia e a dispersão do QI do Pulmão, Circula o Qi Defensivo e liberta o exterior, Expele Vento Exterior, Beneficia a Bexiga e abe a passagem da Água, Abre o Nariz, comunica-se com o Intestino Grosso. Indicações: dor de cabeça (frontal); rigidez da nunca; tosse; asma; paralisia facial; dor no antebraço e mão; dor no peito. P8 Jingqu -1' acima da prega distal do pulso,na borda do processo radial do radio Indicações: tosse; dor no peito; dor de garganta; dor no punho. P9 Taiyuan-dobra do pulso distal, na borda radial do radio Ponto Fonte e Riacho, Ponto Terra, Ponto de União das artérias e veias, Ponto de Tonificação. Resolve a Fleuma, Regulariza o Qi do Pulmão, interrompe a tosse, Tonifica o Qi e o Yin do Pulmão, Tonifica o Qi torácico, Estimula a circulação do Sangue e inflencia o pulso, Limpa o Pulmão e o Calor do Figado. Indicações: asma; tosse; tuberculose pulmonar; dor no peito e mamas; amigdalite; dor no braço. P10 Yuji - centro da borda palmar do metacarpo 1 Indicações: tosse; asma; hemoptise; amigdalite; faringite; voz rouca; dor no peito; dor no punho. P11 Shaoshang -0.1' a partir da borda da unha pós-raiz do dedo 1 (polegar), lado radial Indicações: amigdalite; coma; epistaxe; palotilite; diarréia crônica infantil.</text:p>
          </table:table-cell>
          <table:table-cell/>
        </table:table-row>
        <table:table-row table:style-name="ro1">
          <table:table-cell/>
          <table:table-cell office:value-type="string" calcext:value-type="string">
            <text:p>Rim 1-27</text:p>
          </table:table-cell>
        </table:table-row>
        <table:table-row table:style-name="ro1">
          <table:table-cell office:value-type="string" calcext:value-type="string">
            <text:p>Rim 1-27</text:p>
          </table:table-cell>
          <table:table-cell office:value-type="string" calcext:value-type="string">
            <text:p>R1 Yongquan - pé-sola, no oco entre extremidades distais dos metatarsos 2-3, entre a almofada de dedos 1, 2 &amp; almofada de dedos 3, 4, 5; mais fácil de encontrar quando os dedos encolhidos R2 Rangu -oco na extremidade inf tuberosidade navicular, no lado med de pé R3 Taixi -entre as Tendo Aquiles e maléolo med, B60 em frente R4 Dazhong -pós inf para R3, acima de calcâneo, a formiga tendo calcaneus R5 Shuiquan -1 'abaixo R4, à beira do med calcâneo R6 Zhaohai -oco 1 'abaixo borda inf do maléolo med Beneficia a garganta - Nutre o Rim e Clareia ol Calor por Insuficiencia - Reguala o Yin Qiao Mai - Acalma ol espírito - Regula o Jiao Inferior R7 Fuliu -2 'acima lado cargo de maléolo med, na borda da formiga do tendão calcâneo R8 Jiaoxiri - 2 'acima maléolo med, apenas atrás de borda med de tíbia, formiga para R7 R9 Zhubin -5 'acima maléolo med, um "por trás med borda da tíbia, na linha de R3 para R10, na inf med final do ventre do gastrocnêmio m R10 Yingu -med final da prega poplítea, entre tendões do semimembranoso e semitendíneo ms R11 Henggu -0,5 'lat para VC2, 5' abaixo VC8 R12 Dahe -0,5 'lat para VC3, 4' abaixo VC8 R13 Qixue -0,5 'lat para VC4, 3' abaixo VC8 R14 Siman -0,5 'lat para VC5, 2' abaixo VC8 R15 Zhongzhu -0,5 'lat para VC7, 1' abaixo VC8 R16 Huangshu -0,5 'lat para VC8 (mid-umbigo) R17 Shangqu -0,5 'lat para VC10, 2' acima VC8 R18 Shiguan -0,5 'lat para VC11, 3' acima VC8 R19 Yindu -0,5 'lat para VC12, 4' acima VC8 R20 Tonggu -0,5 'lat para VC13, 5' acima VC8 R21 Youmen -0,5 'lat para VC14, 6' acima VC8 R22 Bulang -2 'lat para VC16 (junção sternoxiphoid), no espaço intercostal 6 R23 Shenfeng -2 'lat para VC17 (a meio caminho entre mamilos), no espaço intercostal 4 R24 Lingxu -2 'lat para VC18, no espaço intercostal 3 R25 Shencang -2 'lat para VC19, no espaço intercostal 2 R26 Yuzhong -2 'lat para VC20, no espaço intercostal 1 R27 Shufu -2 'lat para VC21, logo abaixo da clavícula, no oco entre ele e costela 1</text:p>
          </table:table-cell>
        </table:table-row>
        <table:table-row table:style-name="ro1">
          <table:table-cell office:value-type="string" calcext:value-type="string">
            <text:p>R1 Yongquan - pé-sola, no oco entre extremidades distais dos metatarsos 2-3, entre a almofada de dedos 1, 2 &amp; almofada de dedos 3, 4, 5; mais fácil de encontrar quando os dedos encolhidos R2 Rangu -oco na extremidade inf tuberosidade navicular, no lado med de pé R3 Taixi -entre as Tendo Aquiles e maléolo med, B60 em frente R4 Dazhong -pós inf para R3, acima de calcâneo, a formiga tendo calcaneus R5 Shuiquan -1 'abaixo R4, à beira do med calcâneo R6 Zhaohai -oco 1 'abaixo borda inf do maléolo med Beneficia a garganta - Nutre o Rim e Clareia ol Calor por Insuficiencia - Reguala o Yin Qiao Mai - Acalma ol espírito - Regula o Jiao Inferior R7 Fuliu -2 'acima lado cargo de maléolo med, na borda da formiga do tendão calcâneo R8 Jiaoxiri - 2 'acima maléolo med, apenas atrás de borda med de tíbia, formiga para R7 R9 Zhubin -5 'acima maléolo med, um "por trás med borda da tíbia, na linha de R3 para R10, na inf med final do ventre do gastrocnêmio m R10 Yingu -med final da prega poplítea, entre tendões do semimembranoso e semitendíneo ms R11 Henggu -0,5 'lat para VC2, 5' abaixo VC8 R12 Dahe -0,5 'lat para VC3, 4' abaixo VC8 R13 Qixue -0,5 'lat para VC4, 3' abaixo VC8 R14 Siman -0,5 'lat para VC5, 2' abaixo VC8 R15 Zhongzhu -0,5 'lat para VC7, 1' abaixo VC8 R16 Huangshu -0,5 'lat para VC8 (mid-umbigo) R17 Shangqu -0,5 'lat para VC10, 2' acima VC8 R18 Shiguan -0,5 'lat para VC11, 3' acima VC8 R19 Yindu -0,5 'lat para VC12, 4' acima VC8 R20 Tonggu -0,5 'lat para VC13, 5' acima VC8 R21 Youmen -0,5 'lat para VC14, 6' acima VC8 R22 Bulang -2 'lat para VC16 (junção sternoxiphoid), no espaço intercostal 6 R23 Shenfeng -2 'lat para VC17 (a meio caminho entre mamilos), no espaço intercostal 4 R24 Lingxu -2 'lat para VC18, no espaço intercostal 3 R25 Shencang -2 'lat para VC19, no espaço intercostal 2 R26 Yuzhong -2 'lat para VC20, no espaço intercostal 1 R27 Shufu -2 'lat para VC21, logo abaixo da clavícula, no oco entre ele e costela 1</text:p>
          </table:table-cell>
          <table:table-cell/>
        </table:table-row>
        <table:table-row table:style-name="ro1">
          <table:table-cell/>
          <table:table-cell office:value-type="string" calcext:value-type="string">
            <text:p>Vesicula Biliar 1-44</text:p>
          </table:table-cell>
        </table:table-row>
        <table:table-row table:style-name="ro1">
          <table:table-cell office:value-type="string" calcext:value-type="string">
            <text:p>Vesicula Biliar 1-44</text:p>
          </table:table-cell>
          <table:table-cell office:value-type="string" calcext:value-type="string">
            <text:p>VB1 Tongliao -oco lat para orbita, 0,5" da borda lateral do olho. Indicações: qualquer problema nos olhos; dor de cabeça; paralisia facial. VB2 Tinghui - em oco quando a boca aberta,na fossa anterior e inferior do trago da orelha,um pouco abaixo do ponto Tinggong (ID19) Indicações: zumbido; surdez; otite média; dor de dentes; luxação da junta têmporo-mandibular; paralisia facial. VB3 Shangguan - na frente do ouvido, na borda superior do arco zigomático, acima do ponto Xiaguan (E7). Indicações: zumbido; surdez; paralisia facial; dor de dentes. VB4 Hanyan,- 1 'de E8 direção VB7. l tsun abaixo do ponto Touwei (E8), na borda do cabelo na região temporal Indicações: enxaqueca; tontura; zumbido; paralisia facial; rinite. VB5 Xuanlu,- 1/3 da distancia entre VB4 e VB7, abaixo de VB4 Indicações: enxaqueca; dor têmporo-oftálmica; dor de dentes; rinite. VB6 Xuanli,- 2/3 da distancia entre VB4 para VB7 Indicações: enxaqueca; dor oftálmica; dor de dentes. VB7 Qubin -1 'ant a TA20, que é a linha do cabelo acima da orelha-ápice Indicações: enxaqueca; dor nos olhos; dor de dentes; espasmo ou inflamação do músculo temporal. VB8 Shuaigu - logo acima da orelha-ápice, 1,5 "dentro da linha fina Indicações: dor de cabeça após beber álcool; enxaqueca; tontura; vômito. VB9 Tianchong -0,5 "por trás VB8, 2 'acima da borda do cabelo, acima e atrás da orelha Indicações: dor de cabeça temporal; gengivite; epilepsia. VB10 Fubai- 1 'por trás borda cargo de orelha, de 0,5' abaixo do nível da orelha-ápice, pós sup ao processo mastóide, no meio da curva de VB9 para VB11 Indicações: zumbido; surdez; dor de dentes; dor e rigidez na nuca; amigdalite. VB11 Touqiaoyin- l" abaixo do Fubai (VB10) no ponto quase central entre Fubai (VB10) e Wangu (VB12) na depressão superior e posterior do processomastóideo Indicações: dor de cabeça e na nuca; olitedemia; zumbido, surdez; trigeminalgia; espasmo nos membros. VB12 Wangu- oco na parte pós inf do processo mastóide do osso temporal Indicações: dor de cabeça e na nuca; zumbido; dor de ouvido; dor de garganta;amigdalite; dor de dentes; gengivite; paralisia facial; insônia; epilepsia. VB13 Benshen- 0,5 'dentro de linha de frente do cabelo, diretamente acima do canto do olho lat de olho Indicações: dor de cabeça; tontura; vertigem; vômito; epilepsia; psicose. VB14 Yangbai -diretamente acima meio da pupila, 1 'acima do centro da sobrancelha Indicações: dor de cabeça frontal; dor nos olhos; enxaqueca; tontura; qualquer problema nos olhos; trigeminalgia; paralisia facial. VB15 Toulinqi a meio caminho de E8 para VG24, 0,5 cm acima da linha fina frontal Indicações: tontura; zumbido; perturbação da visão; muita lacrimação; dor nos olhos; obstrução nasal; coma; apoplexia; epilepsia. VB16 Muchuang a meio caminho de E8 para VG24, 1,5 cm acima da linha fina frontal Indicações: dor de cabeça; problemas nos olhos; rosto inchado; obstrução nasal. VB17 Zhengying a meio caminho de E8 para VG24, 2,5 cm acima da linha fina frontal Indicações: dor de cabeça; tontura; dor de dentes; labirintite. VB18 Chengling a meio caminho de E8 para VG24, 4 'acima da linha fina frontal Indicações: dor de cabeça; obstrução nasal, rinite; tosse; asma; dor nos olhos;epistaxe. VB19 Naokong 1.5 'acima VB20, no lado lat de protuberância occipital Indicações: occipitalgia; vertigem; tontura; rigidez na nuca; asma; zumbido;epistaxe. VB20 Fengchi oco entre trapézio e esternocleidomastóideo ms, abaixo processo occipital, com nível VG16 Indicações: dor de cabeça; rigidez e dor na nuca; tontura; vertigem; zumbido;resfriado; hipertensão; enxaqueca; insônia; apoplexia. VB21 Jianjing ponto mais alto do trapézio m, a meio caminho da ponta do acrômio a espinha C7 Indicações: tontura; dor e rigidez na nuca; braquialgia; mastite; paralisia no braço; hipertiroidismo. VB22 Yuanye linha axilar média, 3 'abaixo axila no espaço intercostal 4 ant a VB22, que está na linha médio-axilar, 3' Indicações: dor intercostal; pleurite; linfadenite axilar. VB23 Zhejin 1 abaixo axila no espaço intercostal 4 Indicações: opressão no peito; asma; vômito; acidez na boca; rigidez nos membros e alalia ou dislalia; parkinsonismo. VB24 Riyue diretamente abaixo do mamilo (espaço intercostal 4), no espaço intercostal 7 Indicações: dor na margem da costela; epigastralgia; acidez e vômito; distensão abdominal; hepatite; icterícia; soluço. VB25 Jingmen lat abdômen, inf apenas formiga a ponta da última (12ª) costela Indicações: qualquer problema dos rins; dor nas costas; dor na bacia e região ingüinal; eólica intestinal; distensão abdominal; oligúria e edema. VB26 Daimai linha axilar média, com nível VC8 Indicações: lombalgia; cistite; menstruação irregular. VB27 Wushu formiga ant espinha ilíaca sup, com nível VC4, que é 3 'abaixo VC8 Indicações: lombalgia; cólica abdominal; constipação; cólica urogenital; corrimento urogenital. VB28 Weidao inf formiga ant espinha ilíaca sup, 0,5 'formiga inf para VB27 Indicações: dor ingüinal; dor lombar; enterite; ascite; apendicite. VB29 Juliao a meio caminho da ant espinha ilíaca sup a grande trocânter do fêmur, do lado ilíaco Indicações: dor no quadril; na coxa e na perna; paralisia ou fraqueza na perna. VB30 Huantiao atrás da cabeça do fêmur, 1/3 caminho da grande trocânter ao espaço sacrococcygeal Indicações: dor na perna; dor no quadril; dor ciática; paralisia na perna; dor lombar e lombossacra; hemiplegia; urticária; coceira na pele; reumatismo na perna. VB31 Fengshi 7 'acima prega poplítea, apenas atrás de fêmur, onde 3 toques coxa dedo lat quando os braços em lados Indicações: dor ciática; dor na coxa; fraqueza na perna; hemiplegia; dor e fraqueza no joelho; coceira geral no corpo; adormecimento na perna. VB32 Zhongdu lat coxa, 5 'acima prega poplítea, apenas atrás do fêmur, entre vasto lateral e bíceps femoral ms, 2' abaixo e ligeiramente atrás VB31 Indicações: dor na coxa e no joelho; dor ciática. VB33 Xiyangguan oco acima côndilo lat do fêmur, 3 'acima VB34, 1,7' abaixo e um "por trás VB32 Indicação: dor no joelho. VB34 Yanglingquan -entre fíbula e tíbia, na inf ant a cabeça oca para proximal da fíbula,1"abaixo do joelho, na depressão anterior e inferior da cabeça da fíbula, na fáscia do músculo perôneo longo. Categoria: Ho. Terra. Indicações: artrite ou periartrite no joelho; tendinite no joelho; dor na perna;inchaço na perna; dor na axila; inchaço no rosto; boca amarga; vômito;vertigem; tontura; hemiplegia; qualquer distúrbio dos tendões. VB35 Yangjiao- 7 'acima maléolo lat, por trás fíbula, 9' abaixo borda inf da patela, um "por trás VB36 Indicações: asma; dor de garganta; dor no peito; dor na borda lateral da perna; espasmo do músculo gastrocnêmio; conjuntivite. VB36 Waiqiu -7 'acima maléolo lat, ant a fíbula, 9' abaixo borda inf da patela, 1 'ant a VB35 Indicações: dor na borda lateral da perna; espasmo do músculo gastrocnêmio. VB37 Guangming 5 'acima maléolo lat, formiga a fíbula, 11' abaixo borda inf de patela Categoria: Lo (conexão) Indicações: problema nos olhos; dor na perna. VB38 Yangfu -4 'acima maléolo lat, ant a fíbula, 12' abaixo borda inf de patela Indicações: enxaqueca; espasmo muscular; sensação de frio na região lombar. VB39 Xuanzhong -oco 3 'acima ponta do maléolo lat, entre pos borda da fíbula e tendões do fibular longo e brevis ms Categoria:Lo de três meridianos Yang da perna. Indicações: enxaqueca; torcicolo; dor e rigidez na nuca; gota; qualquer tipo de artrite; dor no pé; torção e inchaço no tornozelo e pé; hemorróidas; epistaxe;coriza. VB40 Qiuxu -no lado ântero-inferior do maléolo externo, na depressão lateral do tendão do músculo extensor digital longo Categoria: Yuan Indicações: dor e inchaço no tornozelo; dor ao longo do trajeto deste meridiano; pterígio. VB41 Linqi (do pé) - na depressão entre o quarto e o quinto metatarsos Categoria: Shu. Madeira Indicações: febre reumática; endocardite; mastite; conjuntivite; vertigem;lombalgia; dor nas costas e no peito; zumbido. VB42 Diwuhui -pé-dorso, entre metatarsos 4-5, 1 'acima VB43 Indicações: zumbido; vertigem; dor na axila; mastite; metatarsalgia VB43 Xiaxi -pé-dorso, entre os dedos 4 e 5 (pouco), à frente das articulações metatarso-falangeais. Categoria: Jing. Água. Indicações: zumbido; vertigem; surdez; dor no peito; dor intercostal. VB44 Zuqiaoyin -0,1 "a partir da borda ungueal da unha do dedo 4, lado lat. Categoria: Jin. Metal. Indicações: enxaqueca; vertigem; dor nos olhos; faringite; tendência ao sonho.</text:p>
          </table:table-cell>
        </table:table-row>
        <table:table-row table:style-name="ro1">
          <table:table-cell office:value-type="string" calcext:value-type="string">
            <text:p>VB1 Tongliao -oco lat para orbita, 0,5" da borda lateral do olho. Indicações: qualquer problema nos olhos; dor de cabeça; paralisia facial. VB2 Tinghui - em oco quando a boca aberta,na fossa anterior e inferior do trago da orelha,um pouco abaixo do ponto Tinggong (ID19) Indicações: zumbido; surdez; otite média; dor de dentes; luxação da junta têmporo-mandibular; paralisia facial. VB3 Shangguan - na frente do ouvido, na borda superior do arco zigomático, acima do ponto Xiaguan (E7). Indicações: zumbido; surdez; paralisia facial; dor de dentes. VB4 Hanyan,- 1 'de E8 direção VB7. l tsun abaixo do ponto Touwei (E8), na borda do cabelo na região temporal Indicações: enxaqueca; tontura; zumbido; paralisia facial; rinite. VB5 Xuanlu,- 1/3 da distancia entre VB4 e VB7, abaixo de VB4 Indicações: enxaqueca; dor têmporo-oftálmica; dor de dentes; rinite. VB6 Xuanli,- 2/3 da distancia entre VB4 para VB7 Indicações: enxaqueca; dor oftálmica; dor de dentes. VB7 Qubin -1 'ant a TA20, que é a linha do cabelo acima da orelha-ápice Indicações: enxaqueca; dor nos olhos; dor de dentes; espasmo ou inflamação do músculo temporal. VB8 Shuaigu - logo acima da orelha-ápice, 1,5 "dentro da linha fina Indicações: dor de cabeça após beber álcool; enxaqueca; tontura; vômito. VB9 Tianchong -0,5 "por trás VB8, 2 'acima da borda do cabelo, acima e atrás da orelha Indicações: dor de cabeça temporal; gengivite; epilepsia. VB10 Fubai- 1 'por trás borda cargo de orelha, de 0,5' abaixo do nível da orelha-ápice, pós sup ao processo mastóide, no meio da curva de VB9 para VB11 Indicações: zumbido; surdez; dor de dentes; dor e rigidez na nuca; amigdalite. VB11 Touqiaoyin- l" abaixo do Fubai (VB10) no ponto quase central entre Fubai (VB10) e Wangu (VB12) na depressão superior e posterior do processomastóideo Indicações: dor de cabeça e na nuca; olitedemia; zumbido, surdez; trigeminalgia; espasmo nos membros. VB12 Wangu- oco na parte pós inf do processo mastóide do osso temporal Indicações: dor de cabeça e na nuca; zumbido; dor de ouvido; dor de garganta;amigdalite; dor de dentes; gengivite; paralisia facial; insônia; epilepsia. VB13 Benshen- 0,5 'dentro de linha de frente do cabelo, diretamente acima do canto do olho lat de olho Indicações: dor de cabeça; tontura; vertigem; vômito; epilepsia; psicose. VB14 Yangbai -diretamente acima meio da pupila, 1 'acima do centro da sobrancelha Indicações: dor de cabeça frontal; dor nos olhos; enxaqueca; tontura; qualquer problema nos olhos; trigeminalgia; paralisia facial. VB15 Toulinqi a meio caminho de E8 para VG24, 0,5 cm acima da linha fina frontal Indicações: tontura; zumbido; perturbação da visão; muita lacrimação; dor nos olhos; obstrução nasal; coma; apoplexia; epilepsia. VB16 Muchuang a meio caminho de E8 para VG24, 1,5 cm acima da linha fina frontal Indicações: dor de cabeça; problemas nos olhos; rosto inchado; obstrução nasal. VB17 Zhengying a meio caminho de E8 para VG24, 2,5 cm acima da linha fina frontal Indicações: dor de cabeça; tontura; dor de dentes; labirintite. VB18 Chengling a meio caminho de E8 para VG24, 4 'acima da linha fina frontal Indicações: dor de cabeça; obstrução nasal, rinite; tosse; asma; dor nos olhos;epistaxe. VB19 Naokong 1.5 'acima VB20, no lado lat de protuberância occipital Indicações: occipitalgia; vertigem; tontura; rigidez na nuca; asma; zumbido;epistaxe. VB20 Fengchi oco entre trapézio e esternocleidomastóideo ms, abaixo processo occipital, com nível VG16 Indicações: dor de cabeça; rigidez e dor na nuca; tontura; vertigem; zumbido;resfriado; hipertensão; enxaqueca; insônia; apoplexia. VB21 Jianjing ponto mais alto do trapézio m, a meio caminho da ponta do acrômio a espinha C7 Indicações: tontura; dor e rigidez na nuca; braquialgia; mastite; paralisia no braço; hipertiroidismo. VB22 Yuanye linha axilar média, 3 'abaixo axila no espaço intercostal 4 ant a VB22, que está na linha médio-axilar, 3' Indicações: dor intercostal; pleurite; linfadenite axilar. VB23 Zhejin 1 abaixo axila no espaço intercostal 4 Indicações: opressão no peito; asma; vômito; acidez na boca; rigidez nos membros e alalia ou dislalia; parkinsonismo. VB24 Riyue diretamente abaixo do mamilo (espaço intercostal 4), no espaço intercostal 7 Indicações: dor na margem da costela; epigastralgia; acidez e vômito; distensão abdominal; hepatite; icterícia; soluço. VB25 Jingmen lat abdômen, inf apenas formiga a ponta da última (12ª) costela Indicações: qualquer problema dos rins; dor nas costas; dor na bacia e região ingüinal; eólica intestinal; distensão abdominal; oligúria e edema. VB26 Daimai linha axilar média, com nível VC8 Indicações: lombalgia; cistite; menstruação irregular. VB27 Wushu formiga ant espinha ilíaca sup, com nível VC4, que é 3 'abaixo VC8 Indicações: lombalgia; cólica abdominal; constipação; cólica urogenital; corrimento urogenital. VB28 Weidao inf formiga ant espinha ilíaca sup, 0,5 'formiga inf para VB27 Indicações: dor ingüinal; dor lombar; enterite; ascite; apendicite. VB29 Juliao a meio caminho da ant espinha ilíaca sup a grande trocânter do fêmur, do lado ilíaco Indicações: dor no quadril; na coxa e na perna; paralisia ou fraqueza na perna. VB30 Huantiao atrás da cabeça do fêmur, 1/3 caminho da grande trocânter ao espaço sacrococcygeal Indicações: dor na perna; dor no quadril; dor ciática; paralisia na perna; dor lombar e lombossacra; hemiplegia; urticária; coceira na pele; reumatismo na perna. VB31 Fengshi 7 'acima prega poplítea, apenas atrás de fêmur, onde 3 toques coxa dedo lat quando os braços em lados Indicações: dor ciática; dor na coxa; fraqueza na perna; hemiplegia; dor e fraqueza no joelho; coceira geral no corpo; adormecimento na perna. VB32 Zhongdu lat coxa, 5 'acima prega poplítea, apenas atrás do fêmur, entre vasto lateral e bíceps femoral ms, 2' abaixo e ligeiramente atrás VB31 Indicações: dor na coxa e no joelho; dor ciática. VB33 Xiyangguan oco acima côndilo lat do fêmur, 3 'acima VB34, 1,7' abaixo e um "por trás VB32 Indicação: dor no joelho. VB34 Yanglingquan -entre fíbula e tíbia, na inf ant a cabeça oca para proximal da fíbula,1"abaixo do joelho, na depressão anterior e inferior da cabeça da fíbula, na fáscia do músculo perôneo longo. Categoria: Ho. Terra. Indicações: artrite ou periartrite no joelho; tendinite no joelho; dor na perna;inchaço na perna; dor na axila; inchaço no rosto; boca amarga; vômito;vertigem; tontura; hemiplegia; qualquer distúrbio dos tendões. VB35 Yangjiao- 7 'acima maléolo lat, por trás fíbula, 9' abaixo borda inf da patela, um "por trás VB36 Indicações: asma; dor de garganta; dor no peito; dor na borda lateral da perna; espasmo do músculo gastrocnêmio; conjuntivite. VB36 Waiqiu -7 'acima maléolo lat, ant a fíbula, 9' abaixo borda inf da patela, 1 'ant a VB35 Indicações: dor na borda lateral da perna; espasmo do músculo gastrocnêmio. VB37 Guangming 5 'acima maléolo lat, formiga a fíbula, 11' abaixo borda inf de patela Categoria: Lo (conexão) Indicações: problema nos olhos; dor na perna. VB38 Yangfu -4 'acima maléolo lat, ant a fíbula, 12' abaixo borda inf de patela Indicações: enxaqueca; espasmo muscular; sensação de frio na região lombar. VB39 Xuanzhong -oco 3 'acima ponta do maléolo lat, entre pos borda da fíbula e tendões do fibular longo e brevis ms Categoria:Lo de três meridianos Yang da perna. Indicações: enxaqueca; torcicolo; dor e rigidez na nuca; gota; qualquer tipo de artrite; dor no pé; torção e inchaço no tornozelo e pé; hemorróidas; epistaxe;coriza. VB40 Qiuxu -no lado ântero-inferior do maléolo externo, na depressão lateral do tendão do músculo extensor digital longo Categoria: Yuan Indicações: dor e inchaço no tornozelo; dor ao longo do trajeto deste meridiano; pterígio. VB41 Linqi (do pé) - na depressão entre o quarto e o quinto metatarsos Categoria: Shu. Madeira Indicações: febre reumática; endocardite; mastite; conjuntivite; vertigem;lombalgia; dor nas costas e no peito; zumbido. VB42 Diwuhui -pé-dorso, entre metatarsos 4-5, 1 'acima VB43 Indicações: zumbido; vertigem; dor na axila; mastite; metatarsalgia VB43 Xiaxi -pé-dorso, entre os dedos 4 e 5 (pouco), à frente das articulações metatarso-falangeais. Categoria: Jing. Água. Indicações: zumbido; vertigem; surdez; dor no peito; dor intercostal. VB44 Zuqiaoyin -0,1 "a partir da borda ungueal da unha do dedo 4, lado lat. Categoria: Jin. Metal. Indicações: enxaqueca; vertigem; dor nos olhos; faringite; tendência ao sonho.</text:p>
          </table:table-cell>
          <table:table-cell/>
        </table:table-row>
        <table:table-row table:style-name="ro1">
          <table:table-cell/>
          <table:table-cell office:value-type="string" calcext:value-type="string">
            <text:p>Triplo Aquecedor 1-23</text:p>
          </table:table-cell>
        </table:table-row>
        <table:table-row table:style-name="ro1">
          <table:table-cell office:value-type="string" calcext:value-type="string">
            <text:p>Triplo Aquecedor 1-23</text:p>
          </table:table-cell>
          <table:table-cell office:value-type="string" calcext:value-type="string">
            <text:p>TA1 Guanchong 0,1 "a partir da borda da unha pós-raiz do dedo 4, lado ulnar TA2 Yiemen mão-dorso, na web entre os dedos 4-5 TA3 Zhongzhu mão-dorso, entre metacarpals 4-5, 1 'acima TA2 TA4 Yangchi centro de pulso dorsal vinco, no lado ulnar do extensor comum TA5 Waiguan antebraço-dorso, 2 'acima pulso vinco, entre raio e ulna TA6 Zhigou antebraço-dorso, 3 'acima pulso vinco, entre raio e ulna TA7 Huizong antebraço-dorso, 3 'acima pulso vinco, no lado ulnar do TA6 TA8 Sant'angelo antebraço-dorso, 4 'acima pulso vinco, entre raio e ulna TA9 Sidu antebraço-dorso, 5 'abaixo olecranon, entre raio e ulna TA10 Tianjing oco 1 'acima olecranon quando levemente flexionados TA11 Qinglengyuan 1 'acima TA10, que está em oco 1' acima olecranon quando cotovelo levemente flexionado TA12 Xiaoluo a meio caminho de TA11 para TA13 TA13 Naohui 3 'abaixo pós parte inf de acrômio, à beira cargo de deltóide m TA14 Jianliao por trás da articulação do ombro, no oco entre acrômio &amp; cabeça do úmero proximal, cerca de 1 "por trás ID15 TA15 Tianliao a meio caminho de VG14 a ponta do acrômio, um 'post inf para VB21 TA16 Tianyou pós inf ao processo mastóide, na borda cargo de m sternocleidomastoid, nível com ângulo de mandíbula, com nível ID17 &amp; B10 TA17 Yifeng oco entre processo mastóide e mandíbula, coberto por lóbulo da orelha TH18 Chimai ear-raiz, 1/3 maneira de TA17 para TA20 TA19 Luxi orelha-root, 2/3 maneira de TA17 para TA20 TA20 Jiaosun linha natural do cabelo acima da orelha-apex TA21 Ermen apenas formiga para supratragic entalhe, em oco formado quando abriu a boca, cerca de 1 'acima ID19 TA22 Erheliao formiga para sup borda da orelha-raiz, em um superficial temporais TA23 Sizhukong oco na extremidade lat de sobrancelha</text:p>
          </table:table-cell>
        </table:table-row>
        <table:table-row table:style-name="ro1">
          <table:table-cell office:value-type="string" calcext:value-type="string">
            <text:p>TA1 Guanchong 0,1 "a partir da borda da unha pós-raiz do dedo 4, lado ulnar TA2 Yiemen mão-dorso, na web entre os dedos 4-5 TA3 Zhongzhu mão-dorso, entre metacarpals 4-5, 1 'acima TA2 TA4 Yangchi centro de pulso dorsal vinco, no lado ulnar do extensor comum TA5 Waiguan antebraço-dorso, 2 'acima pulso vinco, entre raio e ulna TA6 Zhigou antebraço-dorso, 3 'acima pulso vinco, entre raio e ulna TA7 Huizong antebraço-dorso, 3 'acima pulso vinco, no lado ulnar do TA6 TA8 Sant'angelo antebraço-dorso, 4 'acima pulso vinco, entre raio e ulna TA9 Sidu antebraço-dorso, 5 'abaixo olecranon, entre raio e ulna TA10 Tianjing oco 1 'acima olecranon quando levemente flexionados TA11 Qinglengyuan 1 'acima TA10, que está em oco 1' acima olecranon quando cotovelo levemente flexionado TA12 Xiaoluo a meio caminho de TA11 para TA13 TA13 Naohui 3 'abaixo pós parte inf de acrômio, à beira cargo de deltóide m TA14 Jianliao por trás da articulação do ombro, no oco entre acrômio &amp; cabeça do úmero proximal, cerca de 1 "por trás ID15 TA15 Tianliao a meio caminho de VG14 a ponta do acrômio, um 'post inf para VB21 TA16 Tianyou pós inf ao processo mastóide, na borda cargo de m sternocleidomastoid, nível com ângulo de mandíbula, com nível ID17 &amp; B10 TA17 Yifeng oco entre processo mastóide e mandíbula, coberto por lóbulo da orelha TH18 Chimai ear-raiz, 1/3 maneira de TA17 para TA20 TA19 Luxi orelha-root, 2/3 maneira de TA17 para TA20 TA20 Jiaosun linha natural do cabelo acima da orelha-apex TA21 Ermen apenas formiga para supratragic entalhe, em oco formado quando abriu a boca, cerca de 1 'acima ID19 TA22 Erheliao formiga para sup borda da orelha-raiz, em um superficial temporais TA23 Sizhukong oco na extremidade lat de sobrancelha</text:p>
          </table:table-cell>
          <table:table-cell/>
        </table:table-row>
        <table:table-row table:style-name="ro1">
          <table:table-cell/>
          <table:table-cell office:value-type="string" calcext:value-type="string">
            <text:p>Vaso Concepção 1-24</text:p>
          </table:table-cell>
        </table:table-row>
        <table:table-row table:style-name="ro1">
          <table:table-cell office:value-type="string" calcext:value-type="string">
            <text:p>Vaso Concepção 1-24</text:p>
          </table:table-cell>
          <table:table-cell office:value-type="string" calcext:value-type="string">
            <text:p>VC1 Huiyin linha VC, entre o ânus e escroto-vulva VC2 Qugu linha VC, logo acima sínfise púbica, 5 'abaixo VC8 VC3 Zhongji Linha VC, 1 'acima sínfise púbica, 4' abaixo VC8 VC4 Guanyuan linha VC, 2 'acima sínfise púbica, 3' abaixo VC8 VC5 linha Shimen linha CV, 3 'acima sínfise púbica, 2' abaixo VC8 VC6 Qihai linha CV, 3.5 'acima sínfise púbica, 1,5' abaixo VC8 VC7 Yinjiao linha VC, 4 'acima sínfise púbica, 1' abaixo VC8 VC8 Shenque, Qizhong linha CV, mid-umbigo; proibido de agulha; também chamado Shen Chieh VC9 Shuifen linha VC, 1 'acima VC8 VC10 Xiawan linha VC, 2 'acima VC8, 2' abaixo VC12-Zhongwan (Central Venter) VC11 Jianli linha VC, 3 'acima VC8 VC12 Zhongwan linha VC, 4 'acima VC8, ou a meio caminho de VC8 a junção sternoxiphoid VC13 Shangwan linha VC, 5 'acima VC8, 1' acima VC12-Zhongwan (Central Venter) VC14 Juque linha VC, 6 'acima VC8, 2' abaixo junção sternoxiphoid VC15 Jiuwei linha VC, na ponta do apêndice xifóide VC16 Zhongting linha VC, 1.4 'acima VC15, 1,6' abaixo de VC17, o nível com espaço intercostal 5 VC17 Tanzhong linha VC, a meio caminho entre os mamilos, nível com espaço intercostal 4 VC18 Yutang linha VC, 1.6 'acima VC17, o nível com espaço intercostal 3 VC19 Zigong linha VC, 3.2 'acima VC17, o nível com espaço intercostal 2 VC20 Huagai linha VC, na junção de manubrium &amp; corpo do esterno VC21 Xuanji linha VC, em manúbrio esternal, 0,5 ', abaixo do esterno entalhe VC22 Tiantu linha linha VC, oco 0,5 'acima supra-esternal entalhe VC23 Lianquan linha VC, logo acima proeminência da laringe, na borda sup do osso hióide VC24 Chengjiang linha VC, abaixo do lábio inferior, no centro do sulco labial mento-</text:p>
          </table:table-cell>
        </table:table-row>
        <table:table-row table:style-name="ro1">
          <table:table-cell office:value-type="string" calcext:value-type="string">
            <text:p>VC1 Huiyin linha VC, entre o ânus e escroto-vulva VC2 Qugu linha VC, logo acima sínfise púbica, 5 'abaixo VC8 VC3 Zhongji Linha VC, 1 'acima sínfise púbica, 4' abaixo VC8 VC4 Guanyuan linha VC, 2 'acima sínfise púbica, 3' abaixo VC8 VC5 linha Shimen linha CV, 3 'acima sínfise púbica, 2' abaixo VC8 VC6 Qihai linha CV, 3.5 'acima sínfise púbica, 1,5' abaixo VC8 VC7 Yinjiao linha VC, 4 'acima sínfise púbica, 1' abaixo VC8 VC8 Shenque, Qizhong linha CV, mid-umbigo; proibido de agulha; também chamado Shen Chieh VC9 Shuifen linha VC, 1 'acima VC8 VC10 Xiawan linha VC, 2 'acima VC8, 2' abaixo VC12-Zhongwan (Central Venter) VC11 Jianli linha VC, 3 'acima VC8 VC12 Zhongwan linha VC, 4 'acima VC8, ou a meio caminho de VC8 a junção sternoxiphoid VC13 Shangwan linha VC, 5 'acima VC8, 1' acima VC12-Zhongwan (Central Venter) VC14 Juque linha VC, 6 'acima VC8, 2' abaixo junção sternoxiphoid VC15 Jiuwei linha VC, na ponta do apêndice xifóide VC16 Zhongting linha VC, 1.4 'acima VC15, 1,6' abaixo de VC17, o nível com espaço intercostal 5 VC17 Tanzhong linha VC, a meio caminho entre os mamilos, nível com espaço intercostal 4 VC18 Yutang linha VC, 1.6 'acima VC17, o nível com espaço intercostal 3 VC19 Zigong linha VC, 3.2 'acima VC17, o nível com espaço intercostal 2 VC20 Huagai linha VC, na junção de manubrium &amp; corpo do esterno VC21 Xuanji linha VC, em manúbrio esternal, 0,5 ', abaixo do esterno entalhe VC22 Tiantu linha linha VC, oco 0,5 'acima supra-esternal entalhe VC23 Lianquan linha VC, logo acima proeminência da laringe, na borda sup do osso hióide VC24 Chengjiang linha VC, abaixo do lábio inferior, no centro do sulco labial mento-</text:p>
          </table:table-cell>
          <table:table-cell/>
        </table:table-row>
        <table:table-row table:style-name="ro1">
          <table:table-cell/>
          <table:table-cell office:value-type="string" calcext:value-type="string">
            <text:p>Vaso Governador 1-28</text:p>
          </table:table-cell>
        </table:table-row>
        <table:table-row table:style-name="ro1">
          <table:table-cell office:value-type="string" calcext:value-type="string">
            <text:p>Vaso Governador 1-28</text:p>
          </table:table-cell>
          <table:table-cell office:value-type="string" calcext:value-type="string">
            <text:p>VG1 Changqiang - lina VG, na ponta do cóccix, entre cóccix e ânus VG2 Yaoshu - linha VG, espaço sacrococcygeal VG3 Yao Yang Guan - linha VG, espaço L4-L5 (um espaço acima do espaço lombossacral) VG4 Mingmen - linha VG, espaço L2-L3 VG5 Xuanshi - lina VG , espaço L1-L2 VG6 Jizhong - linha VG, espaço T11-T12 VG7 Zhongshu - lina VG, espaço T10-T11 VG8 Jinsuo linha VG, espaço T9-T10 VG9 Zhiyang - linha VG, espaço T7-T8 VG10 Lingtai - linha VG, espaço T6-T7 VG11 Shendao -linha VG, espaço T5-T6 VG12 Shenzhu - linha VG, espaço T3-T4 VG13 Taodao - linha VG, espaço T1-T2 VG14 Dazhui -linha VG, espaço C7-T1 (T1 espinha é o primeiro alto) VG15 Yamen - linha VG, logo abaixo protuberância occipital, 0,5 'acima occipital linha fina, 0,5' abaixo VG16 VG16 Fengfu - linha VG, no oco protuberância abaixo occipital, 1 'acima occipital linha fina, 0,5' acima VG15 VG17 Naohu - linha VG, 1,5 'acima VG16, acima protuberância occipital, 2,5 cm acima da linha fina VG18 Qiangjian - linha VG, 1,5 'acima VG17, a meio caminho de VG16 para VG20 VG19 Houding - linha VG, 5,5 'acima occipital linha fina, 1,5 "por trás VG20 VG20 Baihui - linha VG, 7 'acima occipital linha fina, no topo da cabeça, 5' por trás de linha de frente VG21 Qianding linha VG, 3,5 cm acima da linha fina frontal, 1.5 'formiga para VG20 VG22 Xinhui - linha VG, 2 'acima da linha fina frontal VG23 Shangxing - linha VG, 1 'acima da linha fina frontal .VG24 Shenting -0,5 tsun na frente do Shangxing (VG23). Indicações: dor de cabeça (frontal); tontura e vertigem; rinite; ansiedade;insônia; palpitação; problemas nos olhos; epilepsia; opistótono. VG25 Suliao -linha VG, ocos na ponta do nariz VG26 Shuigou linha VG, acima do lábio superior, pouco acima do centro da philtrum nasal; o ponto também é chamado Renzhong [jenchung] - Homem Oriente VG27 Duiduan - linha VG, no ângulo de inf philtrum VG28 Yinjiao - linha VG, no frênulo do lábio superior</text:p>
          </table:table-cell>
        </table:table-row>
        <table:table-row table:style-name="ro1">
          <table:table-cell office:value-type="string" calcext:value-type="string">
            <text:p>VG1 Changqiang - lina VG, na ponta do cóccix, entre cóccix e ânus VG2 Yaoshu - linha VG, espaço sacrococcygeal VG3 Yao Yang Guan - linha VG, espaço L4-L5 (um espaço acima do espaço lombossacral) VG4 Mingmen - linha VG, espaço L2-L3 VG5 Xuanshi - lina VG , espaço L1-L2 VG6 Jizhong - linha VG, espaço T11-T12 VG7 Zhongshu - lina VG, espaço T10-T11 VG8 Jinsuo linha VG, espaço T9-T10 VG9 Zhiyang - linha VG, espaço T7-T8 VG10 Lingtai - linha VG, espaço T6-T7 VG11 Shendao -linha VG, espaço T5-T6 VG12 Shenzhu - linha VG, espaço T3-T4 VG13 Taodao - linha VG, espaço T1-T2 VG14 Dazhui -linha VG, espaço C7-T1 (T1 espinha é o primeiro alto) VG15 Yamen - linha VG, logo abaixo protuberância occipital, 0,5 'acima occipital linha fina, 0,5' abaixo VG16 VG16 Fengfu - linha VG, no oco protuberância abaixo occipital, 1 'acima occipital linha fina, 0,5' acima VG15 VG17 Naohu - linha VG, 1,5 'acima VG16, acima protuberância occipital, 2,5 cm acima da linha fina VG18 Qiangjian - linha VG, 1,5 'acima VG17, a meio caminho de VG16 para VG20 VG19 Houding - linha VG, 5,5 'acima occipital linha fina, 1,5 "por trás VG20 VG20 Baihui - linha VG, 7 'acima occipital linha fina, no topo da cabeça, 5' por trás de linha de frente VG21 Qianding linha VG, 3,5 cm acima da linha fina frontal, 1.5 'formiga para VG20 VG22 Xinhui - linha VG, 2 'acima da linha fina frontal VG23 Shangxing - linha VG, 1 'acima da linha fina frontal .VG24 Shenting -0,5 tsun na frente do Shangxing (VG23). Indicações: dor de cabeça (frontal); tontura e vertigem; rinite; ansiedade;insônia; palpitação; problemas nos olhos; epilepsia; opistótono. VG25 Suliao -linha VG, ocos na ponta do nariz VG26 Shuigou linha VG, acima do lábio superior, pouco acima do centro da philtrum nasal; o ponto também é chamado Renzhong [jenchung] - Homem Oriente VG27 Duiduan - linha VG, no ângulo de inf philtrum VG28 Yinjiao - linha VG, no frênulo do lábio superior</text:p>
          </table:table-cell>
          <table:table-cell/>
        </table:table-row>
        <table:table-row table:style-name="ro1">
          <table:table-cell/>
          <table:table-cell office:value-type="string" calcext:value-type="string">
            <text:p>Pontos Extras Membro superior</text:p>
          </table:table-cell>
        </table:table-row>
        <table:table-row table:style-name="ro1">
          <table:table-cell office:value-type="string" calcext:value-type="string">
            <text:p>Pontos Extras Membro superior</text:p>
          </table:table-cell>
          <table:table-cell office:value-type="string" calcext:value-type="string">
            <text:p>A_01 Shixuan ponta dos 10 dedos (originalmente na borda cargo de cada unha) A_02 Muzhijian * 0,1 "de canto de unguis Vallum de dedo 1 (polegar) A_03 Xiao? Jian = Shixuan *? 0,1 "de canto de unguis Vallum de dedo 5 A_04 Fengguan * palma, no centro do vinco articulação proximal? de dedo 2 A_05 Jiudianfeng * palma, no centro do vinco articulação distal? de dedo 3 A_06 Muzhijiehengwen * palma, no centro do vinco conjunta de dedo 1 (polegar) A_07 Fengyan * vinco conjunta no lado radial do dedo 1 (polegar) A_08 Mingyan * vinco conjunta no lado ulnar do dedo 1 (polegar) Centro A_09 Sifeng de cada vinco articulação proximal entre palma e os dedos 2, 3, 4, 5 A_10 Shouzhongping * palma, no centro do vinco metacarpophalangeal de dedo 3 A_11 Panglaogong * palma, 1 'no lado radial do CS8-Laogong, que está entre metacarpals 2-3, onde 3 toques de dedo quando o punho cerrado A_12 Neiyangchi * 1 'abaixo TA4-Yangchi, que em pelo centro de pulso dorsal vinco A_13 Banmen * palma, 1 'na direcção do lado ulnar do P10, que está no centro da borda palmar do metacarpo 1 A_14 Sanshang * 3 pontos: 0.1 'de prego-root no ulnar, centro, &amp; lado radial do dedo 1 (polegar) (Laoshang, Chungshan, Shaoshang (P11)) A_15 Dagukong mão-dorso, no centro de um dedo (polegar) vinco conjunta A_16 Zhongkui mão-dorso, no centro do vinco articulação distal do dedo 3 A_17 Xiaogukong * mão-dorso, centro de vinco articulação distal do dedo 5 A_18 Yishanmen * mão-dorso, na web entre os dedos 2-3 (ver A_19) A_19 Ershanmen * mão-dorso, na web entre os dedos 3-4; mesmo que NA02-Nuemen * (ver A_18) A_20 Xiao? Jie? Hump ​​em distal metacarpo parte 5 Lado dorsal A_21 Quanjian * de metacarpo cabeça distal 3 A_22 Baxie mão-dorso, 4 pontos em cada mão entre extremidades distais dos metacarpos 1-2, 2-3, 3-4 e 4-5 A_23 Luozhen * mão-dorso, entre metacarpals 2-3, 0,5 "por trás articulação metacarpofalângica A_24 Wailaogong * mão-dorso, entre metacarpals 2-3, (CS8 oposta), a meio caminho entre o pulso dorsal vinco &amp; cabeças distais dos metacarpos A_25 Weiling * mão-dorso, oco abaixo união de cabeças proximais dos metacarpos 2-3; mesmo asYaotong &amp; H_01 A_26 Jingling * mão-dorso, oco abaixo união de cabeças proximais dos metacarpos 4-5; mesmo que Yaotong &amp; H_01 A_27 Shoujinmen *? 3.5 'acima do centro da palmar dobra do pulso, 0,5' acima CS5 A_28 Dingshu *? 4 'acima ulnar lado palmar dobra do pulso A_29 Erbai 2 pontos, 4 'acima do centro da palmar dobra do pulso: uma entre os tendões (1' acima CS5) e outro no lado radial dos tendões A_30 Bizhong * entre raio e ulna, a meio caminho de CS7 (centro de palmar dobra do pulso) para PC03 (centro da prega do cotovelo), 6 'acima PC07, ou 6' abaixo CS3, ou 1 'acima PC04; mesmo que A_36? A_31 Zexia * 2 'abaixo P5-Quze (Elbow Marsh), que está na borda radial do tendão do bíceps na dobra do cotovelo A_32 Zeqian * 1 'abaixo P5-Quze (Elbow Marsh), que está na borda radial do tendão do bíceps na dobra do cotovelo A_33 Zhongquan * pulso do dorso, a meio caminho de TA4 para IG5 ('snuff-box') A_34 Cunping *? 1 'acima TA4 (mid-dorsal pulso vinco), 0,4' ao lado de lado radial da parte de trás do pulso A_35 Xiawenliu * dorso do punho, 3 'abaixo IG7-Wenliu, 2' acima lado radial do punho vinco A_36 Chirao * 6 'acima do centro da dobra do pulso dorsal entre raio e ulna; mesmo que A_30? A_37 Quyangwei * buraco logo lat à prega do cotovelo (cotovelo flexionado); mesmo que IG11-Quchi (curvatura Pool)? A_38 Sanchi * 3 pontos: 1 'acima IG11, IG11 em &amp; 1' abaixo IG11 (Shangchi, Quchi, Xiachi respectivamente); IG11-Quchi (curvatura Pool) A_39 Zhoushu * entre epicondyle lat do úmero e olécrano na parte posterior do cotovelo flexionado A_40 Yeling * 0.5 'acima formiga prega axilar, 0,5' abaixo A_41 A_41 Tianling * 1 'acima formiga prega axilar; mesmo que Jianqian no ombro Triplet A_42 Jianshu * entre P2 (fossa infraclavicular) &amp; IG15 (oco formiga em acromioclavicular borda formiga comum;? Mesmo que Zhitan_1 (Chefe Paralysis_1, N-ES-21) A_43 Yuqian *? 1 'inclinado de um lado sup formiga de IG15 A_44 Houyé * topo de pós axilar vinco, 1 'abaixo ID9 NA01 Yatong * palma, entre cabeças distais dos metacarpos 3-4, 1 'acima beira da web NA02 Nuemen * mão-dorso, na web entre os dedos 3-4; mesmo que A_19-Ershanmen * NA03 Luolingwu * 0.5 'acima A_23 NA04 Shanghouxi * meio caminho de ID3 ID4 para NA05 Xishang * 4 'abaixo CS3 (cotovelo), 8' acima CS7 (pulso) NA06 Luoshang * 5 'acima dorsal pulso vinco, entre raio e ulna, com nível ID7 NA07 Yingxia * 3 'abaixo olecranon entre ulna e rádio, 2' acima TA9 NA08 Niushangxue * 1/4 maneira de IG11 para IG5, com o punho cerrado e colocado no peito NA09 Gongzhong * 2.5 'abaixo CS2 NA10 Jubi * 2 'abaixo NA11 NA11 Taijian * 1.5 'abaixo &amp; formiga para acrômio? NA12 Yingshang * 4 'acima do olécrano, 3' acima TA10 NA13 Jianming * 0.5 'acima e lat para LI14, que é 7' acima lat final da prega do cotovelo no momento da inserção do deltóide m NA14 Naoshang * ponto médio do deltóide m, no lado lat do braço NA15 Jiansanzhen Ombro Triplet: IG15-Jianyu, SI09-Jianzhen (1 'acima pós axilar vinco, ou Jianhou) &amp; A_41-Tianling (1' acima formiga prega axilar, ou Jianqian)</text:p>
          </table:table-cell>
        </table:table-row>
        <table:table-row table:style-name="ro1">
          <table:table-cell office:value-type="string" calcext:value-type="string">
            <text:p>A_01 Shixuan ponta dos 10 dedos (originalmente na borda cargo de cada unha) A_02 Muzhijian * 0,1 "de canto de unguis Vallum de dedo 1 (polegar) A_03 Xiao? Jian = Shixuan *? 0,1 "de canto de unguis Vallum de dedo 5 A_04 Fengguan * palma, no centro do vinco articulação proximal? de dedo 2 A_05 Jiudianfeng * palma, no centro do vinco articulação distal? de dedo 3 A_06 Muzhijiehengwen * palma, no centro do vinco conjunta de dedo 1 (polegar) A_07 Fengyan * vinco conjunta no lado radial do dedo 1 (polegar) A_08 Mingyan * vinco conjunta no lado ulnar do dedo 1 (polegar) Centro A_09 Sifeng de cada vinco articulação proximal entre palma e os dedos 2, 3, 4, 5 A_10 Shouzhongping * palma, no centro do vinco metacarpophalangeal de dedo 3 A_11 Panglaogong * palma, 1 'no lado radial do CS8-Laogong, que está entre metacarpals 2-3, onde 3 toques de dedo quando o punho cerrado A_12 Neiyangchi * 1 'abaixo TA4-Yangchi, que em pelo centro de pulso dorsal vinco A_13 Banmen * palma, 1 'na direcção do lado ulnar do P10, que está no centro da borda palmar do metacarpo 1 A_14 Sanshang * 3 pontos: 0.1 'de prego-root no ulnar, centro, &amp; lado radial do dedo 1 (polegar) (Laoshang, Chungshan, Shaoshang (P11)) A_15 Dagukong mão-dorso, no centro de um dedo (polegar) vinco conjunta A_16 Zhongkui mão-dorso, no centro do vinco articulação distal do dedo 3 A_17 Xiaogukong * mão-dorso, centro de vinco articulação distal do dedo 5 A_18 Yishanmen * mão-dorso, na web entre os dedos 2-3 (ver A_19) A_19 Ershanmen * mão-dorso, na web entre os dedos 3-4; mesmo que NA02-Nuemen * (ver A_18) A_20 Xiao? Jie? Hump ​​em distal metacarpo parte 5 Lado dorsal A_21 Quanjian * de metacarpo cabeça distal 3 A_22 Baxie mão-dorso, 4 pontos em cada mão entre extremidades distais dos metacarpos 1-2, 2-3, 3-4 e 4-5 A_23 Luozhen * mão-dorso, entre metacarpals 2-3, 0,5 "por trás articulação metacarpofalângica A_24 Wailaogong * mão-dorso, entre metacarpals 2-3, (CS8 oposta), a meio caminho entre o pulso dorsal vinco &amp; cabeças distais dos metacarpos A_25 Weiling * mão-dorso, oco abaixo união de cabeças proximais dos metacarpos 2-3; mesmo asYaotong &amp; H_01 A_26 Jingling * mão-dorso, oco abaixo união de cabeças proximais dos metacarpos 4-5; mesmo que Yaotong &amp; H_01 A_27 Shoujinmen *? 3.5 'acima do centro da palmar dobra do pulso, 0,5' acima CS5 A_28 Dingshu *? 4 'acima ulnar lado palmar dobra do pulso A_29 Erbai 2 pontos, 4 'acima do centro da palmar dobra do pulso: uma entre os tendões (1' acima CS5) e outro no lado radial dos tendões A_30 Bizhong * entre raio e ulna, a meio caminho de CS7 (centro de palmar dobra do pulso) para PC03 (centro da prega do cotovelo), 6 'acima PC07, ou 6' abaixo CS3, ou 1 'acima PC04; mesmo que A_36? A_31 Zexia * 2 'abaixo P5-Quze (Elbow Marsh), que está na borda radial do tendão do bíceps na dobra do cotovelo A_32 Zeqian * 1 'abaixo P5-Quze (Elbow Marsh), que está na borda radial do tendão do bíceps na dobra do cotovelo A_33 Zhongquan * pulso do dorso, a meio caminho de TA4 para IG5 ('snuff-box') A_34 Cunping *? 1 'acima TA4 (mid-dorsal pulso vinco), 0,4' ao lado de lado radial da parte de trás do pulso A_35 Xiawenliu * dorso do punho, 3 'abaixo IG7-Wenliu, 2' acima lado radial do punho vinco A_36 Chirao * 6 'acima do centro da dobra do pulso dorsal entre raio e ulna; mesmo que A_30? A_37 Quyangwei * buraco logo lat à prega do cotovelo (cotovelo flexionado); mesmo que IG11-Quchi (curvatura Pool)? A_38 Sanchi * 3 pontos: 1 'acima IG11, IG11 em &amp; 1' abaixo IG11 (Shangchi, Quchi, Xiachi respectivamente); IG11-Quchi (curvatura Pool) A_39 Zhoushu * entre epicondyle lat do úmero e olécrano na parte posterior do cotovelo flexionado A_40 Yeling * 0.5 'acima formiga prega axilar, 0,5' abaixo A_41 A_41 Tianling * 1 'acima formiga prega axilar; mesmo que Jianqian no ombro Triplet A_42 Jianshu * entre P2 (fossa infraclavicular) &amp; IG15 (oco formiga em acromioclavicular borda formiga comum;? Mesmo que Zhitan_1 (Chefe Paralysis_1, N-ES-21) A_43 Yuqian *? 1 'inclinado de um lado sup formiga de IG15 A_44 Houyé * topo de pós axilar vinco, 1 'abaixo ID9 NA01 Yatong * palma, entre cabeças distais dos metacarpos 3-4, 1 'acima beira da web NA02 Nuemen * mão-dorso, na web entre os dedos 3-4; mesmo que A_19-Ershanmen * NA03 Luolingwu * 0.5 'acima A_23 NA04 Shanghouxi * meio caminho de ID3 ID4 para NA05 Xishang * 4 'abaixo CS3 (cotovelo), 8' acima CS7 (pulso) NA06 Luoshang * 5 'acima dorsal pulso vinco, entre raio e ulna, com nível ID7 NA07 Yingxia * 3 'abaixo olecranon entre ulna e rádio, 2' acima TA9 NA08 Niushangxue * 1/4 maneira de IG11 para IG5, com o punho cerrado e colocado no peito NA09 Gongzhong * 2.5 'abaixo CS2 NA10 Jubi * 2 'abaixo NA11 NA11 Taijian * 1.5 'abaixo &amp; formiga para acrômio? NA12 Yingshang * 4 'acima do olécrano, 3' acima TA10 NA13 Jianming * 0.5 'acima e lat para LI14, que é 7' acima lat final da prega do cotovelo no momento da inserção do deltóide m NA14 Naoshang * ponto médio do deltóide m, no lado lat do braço NA15 Jiansanzhen Ombro Triplet: IG15-Jianyu, SI09-Jianzhen (1 'acima pós axilar vinco, ou Jianhou) &amp; A_41-Tianling (1' acima formiga prega axilar, ou Jianqian)</text:p>
          </table:table-cell>
          <table:table-cell/>
        </table:table-row>
        <table:table-row table:style-name="ro1">
          <table:table-cell/>
          <table:table-cell office:value-type="string" calcext:value-type="string">
            <text:p>Pontos extras – outros pontos</text:p>
          </table:table-cell>
        </table:table-row>
        <table:table-row table:style-name="ro1">
          <table:table-cell office:value-type="string" calcext:value-type="string">
            <text:p>Pontos extras – outros pontos</text:p>
          </table:table-cell>
          <table:table-cell office:value-type="string" calcext:value-type="string">
            <text:p>OT_1 Ashixue pontos dolorosos, às vezes TP, no músculo, fáscia, cicatriz, ou outro tecido OT_2 Tianyingxue apontar em, perto, ou sob lesão local, úlcera, verruga, cisto ou granuloma ('Circulando o Dragon', espetando o periostum em periostite etc) OT_3 cadeia de pontos no decorrer do nervo segmentar associada à área de problema (IG4, IG10, IG15 no n paralisia radial etc) OT_4 ponto descolorido ?, ou sardas ?, perto da linha GV, geralmente na torácica, lombar ou área sacral, use-agulha sangue nestes pontos OT_5 perto da área de problema local (IG11 no tênis cotovelo etc) OT_6 ponto distante da área do problema, geralmente em um canal associado com a área (E44 em dor de dente; VG20 no prolapso anal etc) OT_7 no Canal de passagem, ou nas proximidades, a área do problema ou órgão (VB34, B40 na coxa dor etc) OT_8 escolher o periósteo on / problemas das articulações ósseas locais, tais como o ponto de concurso local em Tennis Elbow, VB30 em dor no quadril etc OT_9 agulhar pontos locais próximos, ou paralelo para, a incisão cirúrgica, esp em APA OT10 Jiekou? Cut Ends (pontos em cada extremidade da incisão etc)</text:p>
          </table:table-cell>
        </table:table-row>
        <table:table-row table:style-name="ro1">
          <table:table-cell office:value-type="string" calcext:value-type="string">
            <text:p>OT_1 Ashixue pontos dolorosos, às vezes TP, no músculo, fáscia, cicatriz, ou outro tecido OT_2 Tianyingxue apontar em, perto, ou sob lesão local, úlcera, verruga, cisto ou granuloma ('Circulando o Dragon', espetando o periostum em periostite etc) OT_3 cadeia de pontos no decorrer do nervo segmentar associada à área de problema (IG4, IG10, IG15 no n paralisia radial etc) OT_4 ponto descolorido ?, ou sardas ?, perto da linha GV, geralmente na torácica, lombar ou área sacral, use-agulha sangue nestes pontos OT_5 perto da área de problema local (IG11 no tênis cotovelo etc) OT_6 ponto distante da área do problema, geralmente em um canal associado com a área (E44 em dor de dente; VG20 no prolapso anal etc) OT_7 no Canal de passagem, ou nas proximidades, a área do problema ou órgão (VB34, B40 na coxa dor etc) OT_8 escolher o periósteo on / problemas das articulações ósseas locais, tais como o ponto de concurso local em Tennis Elbow, VB30 em dor no quadril etc OT_9 agulhar pontos locais próximos, ou paralelo para, a incisão cirúrgica, esp em APA OT10 Jiekou? Cut Ends (pontos em cada extremidade da incisão etc)</text:p>
          </table:table-cell>
          <table:table-cell/>
        </table:table-row>
        <table:table-row table:style-name="ro1">
          <table:table-cell/>
          <table:table-cell office:value-type="string" calcext:value-type="string">
            <text:p>Pontos extras – Membro Inferior</text:p>
          </table:table-cell>
        </table:table-row>
        <table:table-row table:style-name="ro1">
          <table:table-cell office:value-type="string" calcext:value-type="string">
            <text:p>Pontos extras – Membro Inferior</text:p>
          </table:table-cell>
          <table:table-cell office:value-type="string" calcext:value-type="string">
            <text:p>L_01 Lineiting * pé-sole, em oco abaixo união de cabeças proximais dos metatarsos 2-3 L_02 Muzhilihengwen * centro de vinco conjunta de dedo do pé 1, com o lado plantar L_03 Qianhouyinzhu * pé-sola; 2 pontos em oco entre metatarsos 2-3, 0,5 cm acima e 0,5 'abaixo R1 L_04 Zuxin * pé-sole, 1 'abaixo KI01, entre os 2 principais almofadas dos dedos (1, 2 e 3, 4, 5) L_05 Shimian * centro de calcanhar, lado plantar L_06 Xiao? Jian = Qiduan *? 10 pontos, um a ponta de cada dedo do pé (Xiao Jian?); ou 0,1 'proximal a unha-raiz; mesmo que Qiduan? L_07 Muzhihenglisan (MAO) * dorso do dedo do pé 1, logo atrás do centro de prego-raiz, a meio caminho de BP1 para F1 L_08 Bafeng pé-dorso, 4 pontos em cada pé entre cabeças distais metatarsos 1-2 (F2), 2-3 (E44), 3-4 (NL02), 4-5 (VB43) L_09 Nuxi * região do calcanhar, centro de calcâneo L_10 Quanshengzu * tendão calcâneo, no centro da borda sup de calcâneo L_11 Taiyinqiao *, Taiyinjiao oco de borda inf maléolo med; KI06 é uma 'abaixo borda inf do maléolo med L_12 Xiakunlun * 1 'diretamente abaixo B60 L_13 Lanweixue 1 'lat a tíbia, 2' abaixo E36, ou 5 'abaixo E35 L_14 Zuzhongping * 1 'abaixo E36 L_15 Xixia * logo abaixo da patela, no ligamento patelar, a meio caminho entre os 2 pontos -ocular (L_16) L_16 Xiyan 2 pontos; com o joelho flexionado, um lat a ligamento patelar [Waixiyan (Outro olho do joelho = E35-Dubi], e um med a ele [Neixiyan (Olho joelho)] L_17 Neihuaijian ápice do maléolo med L_18 Zhizhuanjin * centro da borda sup do maléolo med L_19 Shaoyangwei * 0,75 'acima borda sup maléolo med, 1' formiga &amp; 1 'abaixo KI08 L_20 Chengming * 3 'acima R3, um "por trás BP6 L_21 Jiaoyi * 5 'acima maléolo med, 2' acima BP6, 1 'formiga para R9 L_22 Waihuaijian ápice do maléolo lat L_23 Dannangxue 1 'acima VB34 [mais novo Illust HK]; 1 "abaixo VB34 [recentes textos Pequim] L_24 Linghou * oco abaixo pós borda da cabeça proximal da fíbula, com nível VB34 L_25 Linghouxia * 0.5 'abaixo L_24 L_26 Xiwai * pós parte de poplítea ant prega para B39? L_27 Heding oco no centro da borda sup da patela (joelho flexionado) L_28 Kuangu 1.5 'med &amp; lat para E34, que é 2' acima borda sup lat da patela L_29 Shenxi * 1 'abaixo E32, ou 5' acima borda sup lat da patela L_30 Guantu * meio caminho de E31-Biguan (Coxa Conjunto) para E32-Futu (Crouching Rabbit) L_31 Liaoliao * ápice do côndilo med do fêmur, ao lado de med joelho L_32 Dalun * borda sup med côndilo do fêmur L_33 ZuMing * 2 'acima L_32 L_34 Baichongwo 3 'acima borda sup med de patela no quadríceps m (joelho flexionado) L_35 Zuluo * 3 'acima borda sup côndilo med do fêmur L_36 Chenggu * ápice do côndilo lat de fêmur em lat? lateral do joelho L_37 Yinwei_1 * 1 'acima lado lat da prega poplítea L_38 Yinwei_2 * 2 'acima lado lat da prega poplítea L_39 Yinwei_3 * 3 'acima lado lat da prega poplítea L_40 Silian * 4 'acima lado lat prega poplítea L_41 Wuling * 5 'acima lat prega poplítea lado L_42 Lingbao * 6 'acima lat prega poplítea lado NL01 Zhiping *? 5 pontos em cada pé-dorso, no centro de cada articulação metatarsofalângica NL02 Panggu *, pé-dorso, entre metatarsos 3-4, 1 'acima web NL03 Genping * lado cargo de tendão calcâneo, com nível B60 &amp; R3 NL04 Naoqing * lat borda da tíbia, 2 'acima junção de febre aftosa, dorso e pernas NL05 Jingxia * 1 'post lat borda da tíbia, 3' acima junção de febre aftosa, dorso e pernas NL06 Wanli * 0.5 'abaixo E36, ou 3,5' abaixo lado lat da patela NL07 Liwai * 1 'lat para E36 NL08 Lishang * 1 'acima E36 NL09 Luodi-Genjin * 9.5 'abaixo B40 NL10 Jiuwaifan_2 1 'med para B57 NL11 Jiuneifan * 1 'lat para B57 NL12 Chengjian * 6.5 'abaixo B40 NL13 Shangxi * 0.5 'acima R3 NL14 Gan? 2 'acima ápice do maléolo med, no lado pós med da tíbia, com nível R8? NL15 Jiuwaifan_1 2.5 'acima maléolo med, à beira cargo de tíbia, 0,5' acima R8 NL16 Dijian * 7 'abaixo rótula entre a tíbia e gastrocnêmio m, lado med NL17 Zuyicong * 3 'abaixo da cabeça superior da fíbula, na perna lat NL18 Lingxia * 2 'abaixo GB34, entre fíbula e tíbia, 4' abaixo do joelho NL19 Shenxi *? 3 '(? 5') a partir da borda sup da rótula quando o joelho dobrado NL20 Siqiang * 4,5 'acima do centro da borda sup da patela NL21 Jixia * 6 'acima borda sup med de patela em med sartório lado m, 1,5' formiga para NL32 NL22 Xinfutu * 0.5 'lat para E32-Futu, que é 6' acima borda sup da patela na linha da borda lat de patela para sup formiga espinha ilíaca NL23 Jianfengshi * 2 'formiga para E31-Fengshi, que está na borda cargo de fêmur, onde dedo 3 toques lado da coxa, quando os braços em lados NL24 Maibu * 2.5 'abaixo buraco logo abaixo formiga espinha ilíaca sup no lado lat de sartório m (perna flexionada) Coxa, 2 NL25 Jiaoling * med 'abaixo E36? NL26 Weishang * 2 'acima B40 NL27 Zieli * 4,5 'acima e 0,5' med para B40 NL28 Waizhili * 4,5 'acima e 1,5' lat para B40 NL29 Yinshang * 1 'abaixo B36, que é ponto médio da prega glútea NL30 Yinkang * 1.5 'med para B36, que é ponto médio da prega glútea NL31 Houxuehai * 1.5 'por trás BP10-Xuehai, que é 2' acima borda sup med de patela, no quadríceps femoral m, joelho flexionado NL32 Jiejian * 1.5 'por trás NL21, que é 6' acima borda sup med de patela, no quadríceps femoral m, joelho flexionado NL33 Houyangguan * 1 "por trás VB33, que está no côndilo lat acima oco de fêmur NL34 Shangyangguan * 1 "por trás &amp; 1 'acima VB33, que está no côndilo lat acima oco de fêmur NL35 Shangfengshi * logo atrás fêmur, 2 'acima VB31-Fengshi, que é onde dedo 3 toques lado da coxa, quando os braços em lados NL36 Qianjin * logo atrás fêmur, 2.5 'acima VB31-Fengshi, que é onde dedo 3 toques lado da coxa, quando os braços em lados</text:p>
          </table:table-cell>
        </table:table-row>
        <table:table-row table:style-name="ro1">
          <table:table-cell office:value-type="string" calcext:value-type="string">
            <text:p>L_01 Lineiting * pé-sole, em oco abaixo união de cabeças proximais dos metatarsos 2-3 L_02 Muzhilihengwen * centro de vinco conjunta de dedo do pé 1, com o lado plantar L_03 Qianhouyinzhu * pé-sola; 2 pontos em oco entre metatarsos 2-3, 0,5 cm acima e 0,5 'abaixo R1 L_04 Zuxin * pé-sole, 1 'abaixo KI01, entre os 2 principais almofadas dos dedos (1, 2 e 3, 4, 5) L_05 Shimian * centro de calcanhar, lado plantar L_06 Xiao? Jian = Qiduan *? 10 pontos, um a ponta de cada dedo do pé (Xiao Jian?); ou 0,1 'proximal a unha-raiz; mesmo que Qiduan? L_07 Muzhihenglisan (MAO) * dorso do dedo do pé 1, logo atrás do centro de prego-raiz, a meio caminho de BP1 para F1 L_08 Bafeng pé-dorso, 4 pontos em cada pé entre cabeças distais metatarsos 1-2 (F2), 2-3 (E44), 3-4 (NL02), 4-5 (VB43) L_09 Nuxi * região do calcanhar, centro de calcâneo L_10 Quanshengzu * tendão calcâneo, no centro da borda sup de calcâneo L_11 Taiyinqiao *, Taiyinjiao oco de borda inf maléolo med; KI06 é uma 'abaixo borda inf do maléolo med L_12 Xiakunlun * 1 'diretamente abaixo B60 L_13 Lanweixue 1 'lat a tíbia, 2' abaixo E36, ou 5 'abaixo E35 L_14 Zuzhongping * 1 'abaixo E36 L_15 Xixia * logo abaixo da patela, no ligamento patelar, a meio caminho entre os 2 pontos -ocular (L_16) L_16 Xiyan 2 pontos; com o joelho flexionado, um lat a ligamento patelar [Waixiyan (Outro olho do joelho = E35-Dubi], e um med a ele [Neixiyan (Olho joelho)] L_17 Neihuaijian ápice do maléolo med L_18 Zhizhuanjin * centro da borda sup do maléolo med L_19 Shaoyangwei * 0,75 'acima borda sup maléolo med, 1' formiga &amp; 1 'abaixo KI08 L_20 Chengming * 3 'acima R3, um "por trás BP6 L_21 Jiaoyi * 5 'acima maléolo med, 2' acima BP6, 1 'formiga para R9 L_22 Waihuaijian ápice do maléolo lat L_23 Dannangxue 1 'acima VB34 [mais novo Illust HK]; 1 "abaixo VB34 [recentes textos Pequim] L_24 Linghou * oco abaixo pós borda da cabeça proximal da fíbula, com nível VB34 L_25 Linghouxia * 0.5 'abaixo L_24 L_26 Xiwai * pós parte de poplítea ant prega para B39? L_27 Heding oco no centro da borda sup da patela (joelho flexionado) L_28 Kuangu 1.5 'med &amp; lat para E34, que é 2' acima borda sup lat da patela L_29 Shenxi * 1 'abaixo E32, ou 5' acima borda sup lat da patela L_30 Guantu * meio caminho de E31-Biguan (Coxa Conjunto) para E32-Futu (Crouching Rabbit) L_31 Liaoliao * ápice do côndilo med do fêmur, ao lado de med joelho L_32 Dalun * borda sup med côndilo do fêmur L_33 ZuMing * 2 'acima L_32 L_34 Baichongwo 3 'acima borda sup med de patela no quadríceps m (joelho flexionado) L_35 Zuluo * 3 'acima borda sup côndilo med do fêmur L_36 Chenggu * ápice do côndilo lat de fêmur em lat? lateral do joelho L_37 Yinwei_1 * 1 'acima lado lat da prega poplítea L_38 Yinwei_2 * 2 'acima lado lat da prega poplítea L_39 Yinwei_3 * 3 'acima lado lat da prega poplítea L_40 Silian * 4 'acima lado lat prega poplítea L_41 Wuling * 5 'acima lat prega poplítea lado L_42 Lingbao * 6 'acima lat prega poplítea lado NL01 Zhiping *? 5 pontos em cada pé-dorso, no centro de cada articulação metatarsofalângica NL02 Panggu *, pé-dorso, entre metatarsos 3-4, 1 'acima web NL03 Genping * lado cargo de tendão calcâneo, com nível B60 &amp; R3 NL04 Naoqing * lat borda da tíbia, 2 'acima junção de febre aftosa, dorso e pernas NL05 Jingxia * 1 'post lat borda da tíbia, 3' acima junção de febre aftosa, dorso e pernas NL06 Wanli * 0.5 'abaixo E36, ou 3,5' abaixo lado lat da patela NL07 Liwai * 1 'lat para E36 NL08 Lishang * 1 'acima E36 NL09 Luodi-Genjin * 9.5 'abaixo B40 NL10 Jiuwaifan_2 1 'med para B57 NL11 Jiuneifan * 1 'lat para B57 NL12 Chengjian * 6.5 'abaixo B40 NL13 Shangxi * 0.5 'acima R3 NL14 Gan? 2 'acima ápice do maléolo med, no lado pós med da tíbia, com nível R8? NL15 Jiuwaifan_1 2.5 'acima maléolo med, à beira cargo de tíbia, 0,5' acima R8 NL16 Dijian * 7 'abaixo rótula entre a tíbia e gastrocnêmio m, lado med NL17 Zuyicong * 3 'abaixo da cabeça superior da fíbula, na perna lat NL18 Lingxia * 2 'abaixo GB34, entre fíbula e tíbia, 4' abaixo do joelho NL19 Shenxi *? 3 '(? 5') a partir da borda sup da rótula quando o joelho dobrado NL20 Siqiang * 4,5 'acima do centro da borda sup da patela NL21 Jixia * 6 'acima borda sup med de patela em med sartório lado m, 1,5' formiga para NL32 NL22 Xinfutu * 0.5 'lat para E32-Futu, que é 6' acima borda sup da patela na linha da borda lat de patela para sup formiga espinha ilíaca NL23 Jianfengshi * 2 'formiga para E31-Fengshi, que está na borda cargo de fêmur, onde dedo 3 toques lado da coxa, quando os braços em lados NL24 Maibu * 2.5 'abaixo buraco logo abaixo formiga espinha ilíaca sup no lado lat de sartório m (perna flexionada) Coxa, 2 NL25 Jiaoling * med 'abaixo E36? NL26 Weishang * 2 'acima B40 NL27 Zieli * 4,5 'acima e 0,5' med para B40 NL28 Waizhili * 4,5 'acima e 1,5' lat para B40 NL29 Yinshang * 1 'abaixo B36, que é ponto médio da prega glútea NL30 Yinkang * 1.5 'med para B36, que é ponto médio da prega glútea NL31 Houxuehai * 1.5 'por trás BP10-Xuehai, que é 2' acima borda sup med de patela, no quadríceps femoral m, joelho flexionado NL32 Jiejian * 1.5 'por trás NL21, que é 6' acima borda sup med de patela, no quadríceps femoral m, joelho flexionado NL33 Houyangguan * 1 "por trás VB33, que está no côndilo lat acima oco de fêmur NL34 Shangyangguan * 1 "por trás &amp; 1 'acima VB33, que está no côndilo lat acima oco de fêmur NL35 Shangfengshi * logo atrás fêmur, 2 'acima VB31-Fengshi, que é onde dedo 3 toques lado da coxa, quando os braços em lados NL36 Qianjin * logo atrás fêmur, 2.5 'acima VB31-Fengshi, que é onde dedo 3 toques lado da coxa, quando os braços em lados</text:p>
          </table:table-cell>
          <table:table-cell/>
        </table:table-row>
        <table:table-row table:style-name="ro1">
          <table:table-cell/>
          <table:table-cell office:value-type="string" calcext:value-type="string">
            <text:p>Pontos extras Abdome e Peito</text:p>
          </table:table-cell>
        </table:table-row>
        <table:table-row table:style-name="ro1">
          <table:table-cell office:value-type="string" calcext:value-type="string">
            <text:p>Pontos extras Abdome e Peito</text:p>
          </table:table-cell>
          <table:table-cell office:value-type="string" calcext:value-type="string">
            <text:p>NY01 Shuishang * A linha CV, 1.5 'acima VC8 NY02 Weile * A linha mamilo, 4 'lat para VC9 / VC10, 1,5' acima VC8 NY03 Zhi Xie * A linha VC, 2.5 'abaixo VC8 NY04 Tituo (xue) * 4 'lat para VC4, 2' acima sínfise púbica NY05 Chongjin * virilha, 3 'lat para VC2 NY06 Shuxi * virilha, apenas sup lat para BP13 Y_01 Chixue * 1 'lat para VC21, que é o nível com manubrium sterni, 0,5', abaixo do esterno entalhe Y_02 Tanchuan * 1.8 'lat para E16, que está diretamente acima do mamilo (linha dos mamilos) abaixo costela 3 Y_03 Longhan * A linha VC, 1.5 'acima VC15 (ponta do apêndice xifóide), 1,5' abaixo VC17, ou 0,1 'acima VC16 Y_04 Zuoyi-Youyi * 1 'lat para E18, que está no espaço intercostal 5, diretamente abaixo do mamilo (E17) Y_05 Meihua * 4 pontos (2 de cada lado), 0,5 "acima e abaixo R19, que é de 0,5 'lat para VC12 Y_06 Shicang * 3 'lat para VC12 Y_07 Shiguan * 1 'lat para VC11, que é 3' acima VC8 Y_08 Hunshe 1 'lat para VC08 Y_09 Hengwen * 0.5 'med para BP15-Daheng (Grande Horizontal), que está na linha dos mamilos, 4' lat para VC8 Y_10 Qizhong 1.5 'lat para VC6 Y_11 Jingzhong * 3 'lat para VC6 Y_12 Waisiman * 1 'lat para R14-Siman, que é 2' abaixo VC8, 0,5 'lat para VC5 Y_13 Jueyun *? Linha de VC, 2.7 'acima sínfise púbica, 0,3' abaixo VC5, ou 2,3 ​​'abaixo VC8 Y_14 Yijing * 1 'lat para VC04, que é 2' acima sínfise púbica ou 3 'abaixo VC8 Y_15 Qimen 3 'lat para VC4, 3' abaixo VC8 Y_16 Weibao * inf formiga oca a formiga espinha ilíaca sup, 6 'lat para VC4, 3' abaixo VC8 Y_17 Changyi * 2.5 'lat</text:p>
          </table:table-cell>
        </table:table-row>
        <table:table-row table:style-name="ro1">
          <table:table-cell office:value-type="string" calcext:value-type="string">
            <text:p>NY01 Shuishang * A linha CV, 1.5 'acima VC8 NY02 Weile * A linha mamilo, 4 'lat para VC9 / VC10, 1,5' acima VC8 NY03 Zhi Xie * A linha VC, 2.5 'abaixo VC8 NY04 Tituo (xue) * 4 'lat para VC4, 2' acima sínfise púbica NY05 Chongjin * virilha, 3 'lat para VC2 NY06 Shuxi * virilha, apenas sup lat para BP13 Y_01 Chixue * 1 'lat para VC21, que é o nível com manubrium sterni, 0,5', abaixo do esterno entalhe Y_02 Tanchuan * 1.8 'lat para E16, que está diretamente acima do mamilo (linha dos mamilos) abaixo costela 3 Y_03 Longhan * A linha VC, 1.5 'acima VC15 (ponta do apêndice xifóide), 1,5' abaixo VC17, ou 0,1 'acima VC16 Y_04 Zuoyi-Youyi * 1 'lat para E18, que está no espaço intercostal 5, diretamente abaixo do mamilo (E17) Y_05 Meihua * 4 pontos (2 de cada lado), 0,5 "acima e abaixo R19, que é de 0,5 'lat para VC12 Y_06 Shicang * 3 'lat para VC12 Y_07 Shiguan * 1 'lat para VC11, que é 3' acima VC8 Y_08 Hunshe 1 'lat para VC08 Y_09 Hengwen * 0.5 'med para BP15-Daheng (Grande Horizontal), que está na linha dos mamilos, 4' lat para VC8 Y_10 Qizhong 1.5 'lat para VC6 Y_11 Jingzhong * 3 'lat para VC6 Y_12 Waisiman * 1 'lat para R14-Siman, que é 2' abaixo VC8, 0,5 'lat para VC5 Y_13 Jueyun *? Linha de VC, 2.7 'acima sínfise púbica, 0,3' abaixo VC5, ou 2,3 ​​'abaixo VC8 Y_14 Yijing * 1 'lat para VC04, que é 2' acima sínfise púbica ou 3 'abaixo VC8 Y_15 Qimen 3 'lat para VC4, 3' abaixo VC8 Y_16 Weibao * inf formiga oca a formiga espinha ilíaca sup, 6 'lat para VC4, 3' abaixo VC8 Y_17 Changyi * 2.5 'lat</text:p>
          </table:table-cell>
          <table:table-cell office:value-type="string" calcext:value-type="string">
            <text:p>para VC3, 1' acima sínfise púbica, 4 'abaixo VC8 Y_18 Zigongxue 3 'lat para VC3, 4' abaixo VC8 ou 1 'acima pubis Y_19 Tingtou * 4,5 'abaixo VC8, 0,5' lat para VC2 / VC3</text:p>
          </table:table-cell>
        </table:table-row>
        <table:table-row table:style-name="ro1">
          <table:table-cell office:value-type="string" calcext:value-type="string">
            <text:p>para VC3, 1' acima sínfise púbica, 4 'abaixo VC8 Y_18 Zigongxue 3 'lat para VC3, 4' abaixo VC8 ou 1 'acima pubis Y_19 Tingtou * 4,5 'abaixo VC8, 0,5' lat para VC2 / VC3</text:p>
          </table:table-cell>
          <table:table-cell/>
        </table:table-row>
        <table:table-row table:style-name="ro1">
          <table:table-cell/>
          <table:table-cell office:value-type="string" calcext:value-type="string">
            <text:p>Pontos extras Cabeça e Face e nuca</text:p>
          </table:table-cell>
        </table:table-row>
        <table:table-row table:style-name="ro1">
          <table:table-cell office:value-type="string" calcext:value-type="string">
            <text:p>Pontos extras Cabeça e Face e nuca</text:p>
          </table:table-cell>
          <table:table-cell office:value-type="string" calcext:value-type="string">
            <text:p>Z_01 Sishenchong 4 pontos, 1 'ant, post, e lat para VG20 Z_02 Ezhong * linha de VG, na testa, 1 'acima Z_03(Yintang) Z_03 Yintang linha de VG, entre as sobrancelhas Z_04 Shangen? Linha VG, no meio da linha que liga as comissuras internas dos olhos. Z_05 Touguangming * acima de meio da pupila na borda sup de sobrancelha, 0,7 'abaixo VB14 Z_06 Yuyao acima mid-aluno, no oco no centro da sobrancelha, 1 'abaixo VB14 Z_07 Yuwei * 1 'lat para canto ext de olho Z_08 Qiuhou borda inf da órbita, logo acima E2 Z_09 Taiyang fossa temporal, um "por trás ponto médio da linha de lat sobrancelha fim de ext canthus de olho Z_10 Erjian ear-ápice, na parte superior da hélice, de frente porção terminal do crus de anthelix Z_11 Longxue = NZ13-Tingxue *? a meio caminho de ID19 a TA21 Z_12 Erhoujingmaisantiao? 3 pontos em veias na parte de trás da orelha Z_13 Yiming 1 'por trás TA17 na borda inf do processo mastóide Z_14 Shangyingxiang 0,6 'abaixo B1 Z_15? entre o osso nasal e cartilagem nasal Z_16 Biliu * narina exterior, entre septo nasal e asa Z_17 Sanxiao * centro de sulco nasogeniano, inf lat para IG20 Z_18 Geliao = Jiachengjiang *? diretamente abaixo meados de pupila e do nível com VC24 Z_19 Dihe * parte mais proeminente do meio da mandíbula? Z_20 Jinjin, Yuye 2 veias de cada lado do frênulo da língua Z_21 Shanglianqua linha de CV, 1 'acima VC23 Z_22 Waijinjin, Waiyuye 0,3 'lat para Z_21 Z_23 Hongyin * 0.5 'lat para VC23 Z_24 Panglianquan * entre proeminência da laringe &amp; m esternocleidomastóideo, com nível VC23 Z_25 Yaxue * 2 pontos: um no meio do caminho entre a carótida E9-E10 e um 0,4 "acima VB20 Z_26 Biantao * inf borda do ângulo da mandíbula, apenas uma formiga a carótida Z_27 Luojing * m acima sternocleidomastoid, entre B10-ID17, abaixo NZ30 Z_28 Fengyan * 0.5 'ant para apontar a meio caminho de GV15 para inf beira do lóbulo da orelha, com borda inf nível de processo mastóide Z_29 Xinshi * 1.5 'lat ao espaço C3-C4 Z_30 Jingbailao 2 'acima VG14, 1' de linha VG Z_31 Chonggu *linda de VG, no espaço C6-C7 NZ01 Shangjingming 0,2 'acima B1 NZ02 Xiajingming 0,2 'abaixo B1 NZ03 Jianming * 0,2 'lat para B1, na borda da órbita inf NZ04 Jianming_1 * inf med borda da órbita entre NZ03 &amp; E1 NZ05 Jianming_2 * inf med borda da órbita entre E1 &amp; Z_08 NZ06 Jianming_3 * lat borda da órbita, 0,3 'acima Z_08 NZ07 Jianming_4 * oco no ângulo sup sup da borda da órbita, 0,6 'acima B1 NZ08 Shangming * abaixo borda sup da órbita, no centro do arco supercilliary? NZ09 Zengming_1 * 0,2 'med para NZ08, que está abaixo da borda sup órbita, no centro do arco supercilliary NZ10 Zengming_2 * 0,2 'lat para a NZ08, que está abaixo da borda sup órbita, no centro do arco supercilliary NZ11 Waiming * 0.3 'acima canthus lat de olho NZ12 Bitong * oco abaixo do osso nasal, sup med para IG20, no final sup de sulco nasolabial NZ13 Tingxue = Z_11-Longxue *? a meio caminho de ID19 para VB2 NZ14 Formigueiro * meio caminho de VB2 para NZ13 NZ15 Tingcong * 0,2 'abaixo VB2 NZ16 Tingmin * raiz inf do lóbulo da orelha NZ17 Shangergen * centro de sup orelha-root NZ18 Houtinggong ear-raiz, com nível ID19 NZ19 Houtingxue * meio caminho de NZ18 para NZ13 NZ20 Houtinghui * oca 0,5 'acima TA17, com nível VB2 NZ21 Houcong * entre a orelha-root e couro cabeludo atrás da orelha? NZ22 Chijian * 0.5 'formiga para VB20 NZ23 Yimingxia * 0.5 'abaixo Z_13 NZ24 Tianting * 0.5 'abaixo NZ28 NZ25 Qianzheng (Xue?) * 1 'formiga para inf beira do lóbulo da orelha, abaixo E7, 1' de E6 NZ26 Y? entre o ponto mais alto do processo mastóide e linha fina NZ27 Anmian_1 a meio caminho entre TA17 &amp; Z_13 NZ28 Anmian_2 a meio caminho de VB20 para Z_13 NZ29 Xingfen * atrás sup processo mastóide borda, 0,5 'acima NZ28 NZ30 Ronghou * 1.5 'abaixo TA17, atrás Container ID17-Tianrong-Celestial NZ31 Qiangyin * 2 'lat a proeminência da laringe por trás E9 NZ32 Zengyin * entre proeminência da laringe e ângulo da mandíbula, acima E9 NZ33 Xiafutu 0,5 'abaixo IG18-Futu NZ34 Jingzhong * pós beira de m esternocleidomastoide, 2 'abaixo NZ28 NZ35 Jianei * boca, entre a gengiva e bochecha, ao nível molar 1</text:p>
          </table:table-cell>
        </table:table-row>
        <table:table-row table:style-name="ro1">
          <table:table-cell office:value-type="string" calcext:value-type="string">
            <text:p>Z_01 Sishenchong 4 pontos, 1 'ant, post, e lat para VG20 Z_02 Ezhong * linha de VG, na testa, 1 'acima Z_03(Yintang) Z_03 Yintang linha de VG, entre as sobrancelhas Z_04 Shangen? Linha VG, no meio da linha que liga as comissuras internas dos olhos. Z_05 Touguangming * acima de meio da pupila na borda sup de sobrancelha, 0,7 'abaixo VB14 Z_06 Yuyao acima mid-aluno, no oco no centro da sobrancelha, 1 'abaixo VB14 Z_07 Yuwei * 1 'lat para canto ext de olho Z_08 Qiuhou borda inf da órbita, logo acima E2 Z_09 Taiyang fossa temporal, um "por trás ponto médio da linha de lat sobrancelha fim de ext canthus de olho Z_10 Erjian ear-ápice, na parte superior da hélice, de frente porção terminal do crus de anthelix Z_11 Longxue = NZ13-Tingxue *? a meio caminho de ID19 a TA21 Z_12 Erhoujingmaisantiao? 3 pontos em veias na parte de trás da orelha Z_13 Yiming 1 'por trás TA17 na borda inf do processo mastóide Z_14 Shangyingxiang 0,6 'abaixo B1 Z_15? entre o osso nasal e cartilagem nasal Z_16 Biliu * narina exterior, entre septo nasal e asa Z_17 Sanxiao * centro de sulco nasogeniano, inf lat para IG20 Z_18 Geliao = Jiachengjiang *? diretamente abaixo meados de pupila e do nível com VC24 Z_19 Dihe * parte mais proeminente do meio da mandíbula? Z_20 Jinjin, Yuye 2 veias de cada lado do frênulo da língua Z_21 Shanglianqua linha de CV, 1 'acima VC23 Z_22 Waijinjin, Waiyuye 0,3 'lat para Z_21 Z_23 Hongyin * 0.5 'lat para VC23 Z_24 Panglianquan * entre proeminência da laringe &amp; m esternocleidomastóideo, com nível VC23 Z_25 Yaxue * 2 pontos: um no meio do caminho entre a carótida E9-E10 e um 0,4 "acima VB20 Z_26 Biantao * inf borda do ângulo da mandíbula, apenas uma formiga a carótida Z_27 Luojing * m acima sternocleidomastoid, entre B10-ID17, abaixo NZ30 Z_28 Fengyan * 0.5 'ant para apontar a meio caminho de GV15 para inf beira do lóbulo da orelha, com borda inf nível de processo mastóide Z_29 Xinshi * 1.5 'lat ao espaço C3-C4 Z_30 Jingbailao 2 'acima VG14, 1' de linha VG Z_31 Chonggu *linda de VG, no espaço C6-C7 NZ01 Shangjingming 0,2 'acima B1 NZ02 Xiajingming 0,2 'abaixo B1 NZ03 Jianming * 0,2 'lat para B1, na borda da órbita inf NZ04 Jianming_1 * inf med borda da órbita entre NZ03 &amp; E1 NZ05 Jianming_2 * inf med borda da órbita entre E1 &amp; Z_08 NZ06 Jianming_3 * lat borda da órbita, 0,3 'acima Z_08 NZ07 Jianming_4 * oco no ângulo sup sup da borda da órbita, 0,6 'acima B1 NZ08 Shangming * abaixo borda sup da órbita, no centro do arco supercilliary? NZ09 Zengming_1 * 0,2 'med para NZ08, que está abaixo da borda sup órbita, no centro do arco supercilliary NZ10 Zengming_2 * 0,2 'lat para a NZ08, que está abaixo da borda sup órbita, no centro do arco supercilliary NZ11 Waiming * 0.3 'acima canthus lat de olho NZ12 Bitong * oco abaixo do osso nasal, sup med para IG20, no final sup de sulco nasolabial NZ13 Tingxue = Z_11-Longxue *? a meio caminho de ID19 para VB2 NZ14 Formigueiro * meio caminho de VB2 para NZ13 NZ15 Tingcong * 0,2 'abaixo VB2 NZ16 Tingmin * raiz inf do lóbulo da orelha NZ17 Shangergen * centro de sup orelha-root NZ18 Houtinggong ear-raiz, com nível ID19 NZ19 Houtingxue * meio caminho de NZ18 para NZ13 NZ20 Houtinghui * oca 0,5 'acima TA17, com nível VB2 NZ21 Houcong * entre a orelha-root e couro cabeludo atrás da orelha? NZ22 Chijian * 0.5 'formiga para VB20 NZ23 Yimingxia * 0.5 'abaixo Z_13 NZ24 Tianting * 0.5 'abaixo NZ28 NZ25 Qianzheng (Xue?) * 1 'formiga para inf beira do lóbulo da orelha, abaixo E7, 1' de E6 NZ26 Y? entre o ponto mais alto do processo mastóide e linha fina NZ27 Anmian_1 a meio caminho entre TA17 &amp; Z_13 NZ28 Anmian_2 a meio caminho de VB20 para Z_13 NZ29 Xingfen * atrás sup processo mastóide borda, 0,5 'acima NZ28 NZ30 Ronghou * 1.5 'abaixo TA17, atrás Container ID17-Tianrong-Celestial NZ31 Qiangyin * 2 'lat a proeminência da laringe por trás E9 NZ32 Zengyin * entre proeminência da laringe e ângulo da mandíbula, acima E9 NZ33 Xiafutu 0,5 'abaixo IG18-Futu NZ34 Jingzhong * pós beira de m esternocleidomastoide, 2 'abaixo NZ28 NZ35 Jianei * boca, entre a gengiva e bochecha, ao nível molar 1</text:p>
          </table:table-cell>
          <table:table-cell/>
        </table:table-row>
        <table:table-row table:style-name="ro1">
          <table:table-cell/>
          <table:table-cell office:value-type="string" calcext:value-type="string">
            <text:p>Pontos Extras Pescoco e costas</text:p>
          </table:table-cell>
        </table:table-row>
        <table:table-row table:style-name="ro1">
          <table:table-cell office:value-type="string" calcext:value-type="string">
            <text:p>Pontos Extras Pescoco e costas</text:p>
          </table:table-cell>
          <table:table-cell office:value-type="string" calcext:value-type="string">
            <text:p>X_01 Chuanxi * 1 'lat para VG14 X_02 Baizhongfeng * 2.5 'lat para VG14 X_03 Bahua (Liuhua) * 4 pares de pontos, cada 1 'de linha GV, em 1,75, 3,5, 5,25 e 7' abaixo VG14 X_04 Juque *? logo abaixo da borda lateral med sup da escápula, perto TA15 Linha X_05 Wuming * VG, no espaço T3-T4; mesmo que VG12-Shenzhu X_06 Feirexue *,? Che 0,5 'lat para VG12 Linha X_07 Juqueshu * VG, no espaço T4-T5, entre esquerda e direita B14 X_08 Liangyan * 1.5 'lat a espinha T6, entre B15 &amp; B16 X_09 Qichuan * 2 'lat a espinha T7, 0,5' lat sup a B17 X_10 Yinkou * ângulo inf da escápula, cerca de 1,5 'lat para B46 Linha X_11 Bazhuixia * VG, no espaço T8-T9 X_12 Yeshu *, Weiguanxiashu 1.5 'lat ao espaço T8-T9; 1 'abaixo B17 X_13 Shubian * 1 'lat ao espaço T10-T11 (GV07-Zhongshu (Central Pivot) está no espaço T10-T11); 0,5 'med para B18 X_14 Zhouyu * 2.5 'lat ao espaço T10-T11, 1' lat para B18, ou 0,5 'med para B47 X_15 Jiegu * A linha VG, no espaço T12-L1; entre esquerda e direita B21; Tianping em animais X_16 Pigen 3.5 'lat ao espaço L1-L2, 2' lat para B22, ou 0,5 'lat para B51 X_17 Xuechou * A linha VG, na coluna L2 X_18 Changfeng * 1 'lat ao espaço L2-L3, 0,5' med para B23 X_19? 4 'lat ao espaço L2-L3, 1' lat para B52 X_20 Zhuzhang * A linha VG, na coluna vertebral L3 X_21 Xiajishu * A linha VG, L3-L4, ou 3,5 'lat de L3-L4? X_22 Houqimen * meio caminho da grande trocânter a ponta do cóccix X_23 Yaoyi * 3 'lat VG3, que está no espaço L4-L5 X_24 Yaoyan 3.5 'lat para VG3, que está no espaço L4-L5 Linha X_25 Shiqizhuixia * VG, em lumbosacral (L5-S1) espaço (Baihui em animais) X_26 Zhongkong * 3.5 'lat a L5-S1 (lumbosacral) espaço X_27 Yaogen * 3 'lat espaço S1-S2 Linha X_28 Jiuqi * VG, espaço S1-S2, entre esquerda e direita B27 / B31 Linha X_29 Yaoqi * VG, espaço S2-S3, entre esquerda e direita B28 / B32 Linha X_30 Xiazhui * VG, espaço S3-S4, entre esquerda e direita B29 / B33 X_31 Yutian linha * VG, espaço S4-S5, entre esquerda e direita B30 / B34 Linha X_32 Pinxueling * VG, na coluna S5, logo acima VG2 X_33 Tunzhong * A linha entre o grande trocânter &amp; tubérculo púbico é base do triângulo equilátero, é ponto ápice (para cima) X_34 Huanzhong * meio caminho de VB30-Huantiao para VG2-Yaoshu X_35 Huatuojiaji 0,5 'lat para espinhas vertebrais T1-L5 (17 pares). (Alguns textos: C1-S4, 28 pares) NX 01 Liujingzhuipang * 0.5 'lat Z_31 NX02 Xueyadi * 2 'lat para Z_31 NX03 Qijingzhuipang * 0.5 'lat a coluna C7 NX04 Dingchuan 0,5 'lat para VG14 NX05 Waidingchuan * 1.5 'lat para VG14 NX06 Jiehexue * 3.5 'lat para VG14 NX07 Weirexue * 0,5 'lat espaço T4-T5 NX08 Zhongquan *? 0,5 'lat para VG11, nível com espaço T5-T6; ? mesmo que Ganrexue * Fígado Orifice calor? NX09 Jiantongdian * centro da borda da escápula lat? NX10 Pirexue * 0.5 'lat para VG10, nível com espaço T6-T7 NX11 Shenrexue * 0.5 'lat para VG09, nível com espaço T7-T8 NX12 Jianming_5 * 1.5 'lat para &amp; 0,5 "acima T9-T10 espaço NX13 Kuiyangxue * 2 'lat para B50, 5' lat ao espaço T12-L1 NX14 Weishu * 4,5 'lat a coluna vertebral L2, entre a última costela e sacrospinalis m NX15 Shenji * 0.5 'lat para VG04, nível com espaço L2-L3 NX16 Tiaoyue * 2 'ponto abaixo mais alto da crista ilíaca pós sup NX17 Zuogu * 1 'abaixo X_22 NX18 Pangqiang * 1.5 'lat para VG1 ? Dangyang diretamente acima mid-aluno, 1 'acima da linha fina frontal ? Duyin ponto médio da prega solares transversal da articulação proximal do dedo do pé 2 ? Haiquan ponto médio do frênulo da língua, perto Z_20. ? Juquan ponto médio da linha média sob a língua ? Nei Yingxiang mucosa nasal, na junção da cartilagem nasal e asa ? Xue Fu * ? Zhou Jian ponta do olecranon quando cotovelo flexionado, 0,8 'abaixo TA10</text:p>
          </table:table-cell>
        </table:table-row>
        <table:table-row table:style-name="ro1">
          <table:table-cell office:value-type="string" calcext:value-type="string">
            <text:p>X_01 Chuanxi * 1 'lat para VG14 X_02 Baizhongfeng * 2.5 'lat para VG14 X_03 Bahua (Liuhua) * 4 pares de pontos, cada 1 'de linha GV, em 1,75, 3,5, 5,25 e 7' abaixo VG14 X_04 Juque *? logo abaixo da borda lateral med sup da escápula, perto TA15 Linha X_05 Wuming * VG, no espaço T3-T4; mesmo que VG12-Shenzhu X_06 Feirexue *,? Che 0,5 'lat para VG12 Linha X_07 Juqueshu * VG, no espaço T4-T5, entre esquerda e direita B14 X_08 Liangyan * 1.5 'lat a espinha T6, entre B15 &amp; B16 X_09 Qichuan * 2 'lat a espinha T7, 0,5' lat sup a B17 X_10 Yinkou * ângulo inf da escápula, cerca de 1,5 'lat para B46 Linha X_11 Bazhuixia * VG, no espaço T8-T9 X_12 Yeshu *, Weiguanxiashu 1.5 'lat ao espaço T8-T9; 1 'abaixo B17 X_13 Shubian * 1 'lat ao espaço T10-T11 (GV07-Zhongshu (Central Pivot) está no espaço T10-T11); 0,5 'med para B18 X_14 Zhouyu * 2.5 'lat ao espaço T10-T11, 1' lat para B18, ou 0,5 'med para B47 X_15 Jiegu * A linha VG, no espaço T12-L1; entre esquerda e direita B21; Tianping em animais X_16 Pigen 3.5 'lat ao espaço L1-L2, 2' lat para B22, ou 0,5 'lat para B51 X_17 Xuechou * A linha VG, na coluna L2 X_18 Changfeng * 1 'lat ao espaço L2-L3, 0,5' med para B23 X_19? 4 'lat ao espaço L2-L3, 1' lat para B52 X_20 Zhuzhang * A linha VG, na coluna vertebral L3 X_21 Xiajishu * A linha VG, L3-L4, ou 3,5 'lat de L3-L4? X_22 Houqimen * meio caminho da grande trocânter a ponta do cóccix X_23 Yaoyi * 3 'lat VG3, que está no espaço L4-L5 X_24 Yaoyan 3.5 'lat para VG3, que está no espaço L4-L5 Linha X_25 Shiqizhuixia * VG, em lumbosacral (L5-S1) espaço (Baihui em animais) X_26 Zhongkong * 3.5 'lat a L5-S1 (lumbosacral) espaço X_27 Yaogen * 3 'lat espaço S1-S2 Linha X_28 Jiuqi * VG, espaço S1-S2, entre esquerda e direita B27 / B31 Linha X_29 Yaoqi * VG, espaço S2-S3, entre esquerda e direita B28 / B32 Linha X_30 Xiazhui * VG, espaço S3-S4, entre esquerda e direita B29 / B33 X_31 Yutian linha * VG, espaço S4-S5, entre esquerda e direita B30 / B34 Linha X_32 Pinxueling * VG, na coluna S5, logo acima VG2 X_33 Tunzhong * A linha entre o grande trocânter &amp; tubérculo púbico é base do triângulo equilátero, é ponto ápice (para cima) X_34 Huanzhong * meio caminho de VB30-Huantiao para VG2-Yaoshu X_35 Huatuojiaji 0,5 'lat para espinhas vertebrais T1-L5 (17 pares). (Alguns textos: C1-S4, 28 pares) NX 01 Liujingzhuipang * 0.5 'lat Z_31 NX02 Xueyadi * 2 'lat para Z_31 NX03 Qijingzhuipang * 0.5 'lat a coluna C7 NX04 Dingchuan 0,5 'lat para VG14 NX05 Waidingchuan * 1.5 'lat para VG14 NX06 Jiehexue * 3.5 'lat para VG14 NX07 Weirexue * 0,5 'lat espaço T4-T5 NX08 Zhongquan *? 0,5 'lat para VG11, nível com espaço T5-T6; ? mesmo que Ganrexue * Fígado Orifice calor? NX09 Jiantongdian * centro da borda da escápula lat? NX10 Pirexue * 0.5 'lat para VG10, nível com espaço T6-T7 NX11 Shenrexue * 0.5 'lat para VG09, nível com espaço T7-T8 NX12 Jianming_5 * 1.5 'lat para &amp; 0,5 "acima T9-T10 espaço NX13 Kuiyangxue * 2 'lat para B50, 5' lat ao espaço T12-L1 NX14 Weishu * 4,5 'lat a coluna vertebral L2, entre a última costela e sacrospinalis m NX15 Shenji * 0.5 'lat para VG04, nível com espaço L2-L3 NX16 Tiaoyue * 2 'ponto abaixo mais alto da crista ilíaca pós sup NX17 Zuogu * 1 'abaixo X_22 NX18 Pangqiang * 1.5 'lat para VG1 ? Dangyang diretamente acima mid-aluno, 1 'acima da linha fina frontal ? Duyin ponto médio da prega solares transversal da articulação proximal do dedo do pé 2 ? Haiquan ponto médio do frênulo da língua, perto Z_20. ? Juquan ponto médio da linha média sob a língua ? Nei Yingxiang mucosa nasal, na junção da cartilagem nasal e asa ? Xue Fu * ? Zhou Jian ponta do olecranon quando cotovelo flexionado, 0,8 'abaixo TA10</text:p>
          </table:table-cell>
          <table:table-cell/>
        </table:table-row>
        <table:table-row table:style-name="ro1">
          <table:table-cell table:number-columns-repeated="2"/>
        </table:table-row>
        <table:table-row table:style-name="ro1">
          <table:table-cell/>
          <table:table-cell office:value-type="string" calcext:value-type="string">
            <text:p>https://studio.fabricadeaplicativos.com.br/</text:p>
          </table:table-cell>
        </table:table-row>
        <table:table-row table:style-name="ro1">
          <table:table-cell office:value-type="string" calcext:value-type="string">
            <text:p>https://studio.fabricadeaplicativos.com.br/</text:p>
          </table:table-cell>
          <table:table-cell office:value-type="string" calcext:value-type="string">
            <text:p>Link chat</text:p>
          </table:table-cell>
        </table:table-row>
        <table:table-row table:style-name="ro1">
          <table:table-cell office:value-type="string" calcext:value-type="string">
            <text:p>Link chat</text:p>
          </table:table-cell>
          <table:table-cell table:style-name="ce4" office:value-type="string" calcext:value-type="string">
            <text:p><text:span text:style-name="T1"><text:a xlink:href="https://tawk.to/chat/679e1454825083258e0ed718/1ij0nurdf" xlink:type="simple">https://tawk.to/chat/679e1454825083258e0ed718/1ij0nurdf</text:a></text:span></text:p>
          </table:table-cell>
        </table:table-row>
        <table:table-row table:style-name="ro1">
          <table:table-cell table:style-name="ce4" office:value-type="string" calcext:value-type="string">
            <text:p><text:span text:style-name="T1"><text:a xlink:href="https://tawk.to/chat/679e1454825083258e0ed718/1ij0nurdf" xlink:type="simple">https://tawk.to/chat/679e1454825083258e0ed718/1ij0nurdf</text:a></text:span></text:p>
          </table:table-cell>
          <table:table-cell table:style-name="ce4"/>
        </table:table-row>
        <table:table-row table:style-name="ro1" table:number-rows-repeated="10">
          <table:table-cell table:style-name="ce4" table:number-columns-repeated="2"/>
        </table:table-row>
        <table:table-row table:style-name="ro1">
          <table:table-cell table:style-name="ce4"/>
          <table:table-cell table:style-name="Default"/>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F" svg:font-family=""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erif"/>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04">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4T20:14:56.180828700</meta:creation-date>
    <dc:date>2026-02-04T21:39:33.135002700</dc:date>
    <meta:editing-duration>PT41M55S</meta:editing-duration>
    <meta:editing-cycles>10</meta:editing-cycles>
    <meta:generator>LibreOffice/25.8.4.2$Windows_X86_64 LibreOffice_project/290daaa01b999472f0c7a3890eb6a550fd74c6df</meta:generator>
    <meta:document-statistic meta:table-count="1" meta:cell-count="1044" meta:object-count="0"/>
  </office:meta>
</office:document-meta>
</file>